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8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9.75pt"/>
    </style:style>
    <style:style style:name="co4" style:family="table-column">
      <style:table-column-properties fo:break-before="auto" style:column-width="61.09pt"/>
    </style:style>
    <style:style style:name="co5" style:family="table-column">
      <style:table-column-properties fo:break-before="auto" style:column-width="69.45pt"/>
    </style:style>
    <style:style style:name="co6" style:family="table-column">
      <style:table-column-properties fo:break-before="auto" style:column-width="65.31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54.14pt"/>
    </style:style>
    <style:style style:name="co9" style:family="table-column">
      <style:table-column-properties fo:break-before="auto" style:column-width="44.45pt"/>
    </style:style>
    <style:style style:name="co10" style:family="table-column">
      <style:table-column-properties fo:break-before="auto" style:column-width="74.3pt"/>
    </style:style>
    <style:style style:name="co11" style:family="table-column">
      <style:table-column-properties fo:break-before="auto" style:column-width="77.81pt"/>
    </style:style>
    <style:style style:name="co12" style:family="table-column">
      <style:table-column-properties fo:break-before="auto" style:column-width="100.01pt"/>
    </style:style>
    <style:style style:name="co13" style:family="table-column">
      <style:table-column-properties fo:break-before="auto" style:column-width="95.1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76.39pt"/>
    </style:style>
    <style:style style:name="co16" style:family="table-column">
      <style:table-column-properties fo:break-before="auto" style:column-width="105.56pt"/>
    </style:style>
    <style:style style:name="co17" style:family="table-column">
      <style:table-column-properties fo:break-before="auto" style:column-width="84.05pt"/>
    </style:style>
    <style:style style:name="co18" style:family="table-column">
      <style:table-column-properties fo:break-before="auto" style:column-width="50pt"/>
    </style:style>
    <style:style style:name="co19" style:family="table-column">
      <style:table-column-properties fo:break-before="auto" style:column-width="71.55pt"/>
    </style:style>
    <style:style style:name="co20" style:family="table-column">
      <style:table-column-properties fo:break-before="auto" style:column-width="101.4pt"/>
    </style:style>
    <style:style style:name="co21" style:family="table-column">
      <style:table-column-properties fo:break-before="auto" style:column-width="47.25pt"/>
    </style:style>
    <style:style style:name="co22" style:family="table-column">
      <style:table-column-properties fo:break-before="auto" style:column-width="176.4pt"/>
    </style:style>
    <style:style style:name="co23" style:family="table-column">
      <style:table-column-properties fo:break-before="auto" style:column-width="66.64pt"/>
    </style:style>
    <style:style style:name="co24" style:family="table-column">
      <style:table-column-properties fo:break-before="auto" style:column-width="107.66pt"/>
    </style:style>
    <style:style style:name="co25" style:family="table-column">
      <style:table-column-properties fo:break-before="auto" style:column-width="166.7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incipal">
      <style:table-properties table:display="true" style:writing-mode="lr-tb"/>
    </style:style>
    <style:style style:name="ta2" style:family="table" style:master-page-name="PageStyle_5f_CHAT_20_GPT">
      <style:table-properties table:display="true" style:writing-mode="lr-tb"/>
    </style:style>
    <style:style style:name="ta3" style:family="table" style:master-page-name="PageStyle_5f_Total_5f_de_5f_acoes">
      <style:table-properties table:display="true" style:writing-mode="lr-tb"/>
    </style:style>
    <style:style style:name="ta4" style:family="table" style:master-page-name="PageStyle_5f_Ticke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5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6" style:family="table-cell" style:parent-style-name="Default" style:data-style-name="N10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2" style:family="table-cell" style:parent-style-name="Default" style:data-style-name="N2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25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25">
      <style:table-cell-properties fo:background-color="#c1e4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18" style:family="table-cell" style:parent-style-name="Default">
      <style:table-cell-properties fo:background-color="#d9f2d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c1e4f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d9f2d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K2]))&gt;0)" style:apply-style-name="ConditionalStyle_5f_1" style:base-cell-address="Principal.K2"/>
    </style:style>
    <style:style style:name="ce21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6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 style:data-style-name="N126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 style:data-style-name="N3">
      <style:table-cell-properties style:rotation-align="none"/>
      <style:text-properties fo:color="#3e565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12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12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aa84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38" style:family="table-cell" style:parent-style-name="Default">
      <style:table-cell-properties fo:background-color="#f5f5f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Google Sans&quot;" fo:font-size="11pt" fo:font-style="normal" fo:text-shadow="none" style:text-underline-style="none" fo:font-weight="bold" style:font-size-asian="11pt" style:font-style-asian="normal" style:font-weight-asian="bold" style:font-name-complex="&quot;Google Sans&quot;" style:font-size-complex="11pt" style:font-style-complex="normal" style:font-weight-complex="bold"/>
    </style:style>
    <style:style style:name="ce39" style:family="table-cell" style:parent-style-name="Default">
      <style:table-cell-properties fo:background-color="#f5f5f5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&quot;aptos narrow&quot;" fo:font-size="11pt" fo:font-style="normal" fo:text-shadow="none" style:text-underline-style="none" fo:font-weight="normal" style:font-size-asian="11pt" style:font-style-asian="normal" style:font-weight-asian="normal" style:font-name-complex="&quot;aptos narrow&quot;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4ea72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rotation-align="none"/>
      <style:text-properties fo:color="#3e565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incip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4" table:number-columns-repeated="991" table:default-cell-style-name="Default"/>
        <table:table-row table:style-name="ro1">
          <table:table-cell table:style-name="ce1" office:value-type="string" calcext:value-type="string">
            <text:p>Ativo</text:p>
          </table:table-cell>
          <table:table-cell table:style-name="ce1" office:value-type="string" calcext:value-type="string">
            <text:p>Data</text:p>
          </table:table-cell>
          <table:table-cell table:style-name="ce8" office:value-type="string" calcext:value-type="string">
            <text:p>Último (R$)</text:p>
          </table:table-cell>
          <table:table-cell table:style-name="ce13" office:value-type="string" calcext:value-type="string">
            <text:p>Var. Dia (%)</text:p>
          </table:table-cell>
          <table:table-cell table:style-name="ce1" office:value-type="string" calcext:value-type="string">
            <text:p>Var. Sem. (%)</text:p>
          </table:table-cell>
          <table:table-cell table:style-name="ce1" office:value-type="string" calcext:value-type="string">
            <text:p>Var. Mês (%)</text:p>
          </table:table-cell>
          <table:table-cell table:style-name="ce1" office:value-type="string" calcext:value-type="string">
            <text:p>Var. Ano (%)</text:p>
          </table:table-cell>
          <table:table-cell table:style-name="ce1" office:value-type="string" calcext:value-type="string">
            <text:p>Var. 12M (%)</text:p>
          </table:table-cell>
          <table:table-cell table:style-name="ce1" office:value-type="string" calcext:value-type="string">
            <text:p>Val. Mín</text:p>
          </table:table-cell>
          <table:table-cell table:style-name="ce1" office:value-type="string" calcext:value-type="string">
            <text:p>Val. Máx</text:p>
          </table:table-cell>
          <table:table-cell table:style-name="ce1" office:value-type="string" calcext:value-type="string">
            <text:p>Volume</text:p>
          </table:table-cell>
          <table:table-cell table:style-name="ce21" office:value-type="string" calcext:value-type="string">
            <text:p>Variação %</text:p>
          </table:table-cell>
          <table:table-cell table:style-name="ce24" office:value-type="string" calcext:value-type="string">
            <text:p>Valor Inicial (R$)</text:p>
          </table:table-cell>
          <table:table-cell table:style-name="ce27" office:value-type="string" calcext:value-type="string">
            <text:p>Quantidade de Ações</text:p>
          </table:table-cell>
          <table:table-cell table:style-name="ce24" office:value-type="string" calcext:value-type="string">
            <text:p>Variação $</text:p>
          </table:table-cell>
          <table:table-cell table:style-name="ce21" office:value-type="string" calcext:value-type="string">
            <text:p>Resultado</text:p>
          </table:table-cell>
          <table:table-cell table:style-name="ce29" office:value-type="string" calcext:value-type="string">
            <text:p>Variação Sem %</text:p>
          </table:table-cell>
          <table:table-cell table:style-name="ce30" office:value-type="string" calcext:value-type="string">
            <text:p>Valor Inicial R$</text:p>
          </table:table-cell>
          <table:table-cell table:style-name="ce30" office:value-type="string" calcext:value-type="string">
            <text:p>Variação R$</text:p>
          </table:table-cell>
          <table:table-cell table:style-name="ce29" office:value-type="string" calcext:value-type="string">
            <text:p>Resultado</text:p>
          </table:table-cell>
          <table:table-cell table:style-name="ce31" office:value-type="string" calcext:value-type="string">
            <text:p>Variação Mês %</text:p>
          </table:table-cell>
          <table:table-cell table:style-name="ce32" office:value-type="string" calcext:value-type="string">
            <text:p>Valor Inicial R$</text:p>
          </table:table-cell>
          <table:table-cell table:style-name="ce33" office:value-type="string" calcext:value-type="string">
            <text:p>Variação R$</text:p>
          </table:table-cell>
          <table:table-cell table:style-name="ce31" office:value-type="string" calcext:value-type="string">
            <text:p>Resultado</text:p>
          </table:table-cell>
          <table:table-cell table:style-name="ce34" office:value-type="string" calcext:value-type="string">
            <text:p>Variação Ano %</text:p>
          </table:table-cell>
          <table:table-cell table:style-name="ce35" office:value-type="string" calcext:value-type="string">
            <text:p>Valor Inicial R$</text:p>
          </table:table-cell>
          <table:table-cell table:style-name="ce36" office:value-type="string" calcext:value-type="string">
            <text:p>Variação R$</text:p>
          </table:table-cell>
          <table:table-cell table:style-name="ce36" office:value-type="string" calcext:value-type="string">
            <text:p>Resultado</text:p>
          </table:table-cell>
          <table:table-cell table:style-name="ce29" office:value-type="string" calcext:value-type="string">
            <text:p><text:s/>Variação 12M %</text:p>
          </table:table-cell>
          <table:table-cell table:style-name="ce30" office:value-type="string" calcext:value-type="string">
            <text:p>Valor Inicial R$</text:p>
          </table:table-cell>
          <table:table-cell table:style-name="ce30" office:value-type="string" calcext:value-type="string">
            <text:p>Variação R$</text:p>
          </table:table-cell>
          <table:table-cell table:style-name="ce30" office:value-type="string" calcext:value-type="string">
            <text:p>Resultado</text:p>
          </table:table-cell>
          <table:table-cell table:style-name="ce30"/>
          <table:table-cell table:number-columns-repeated="991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9.5" calcext:value-type="float">
            <text:p>9.50</text:p>
          </table:table-cell>
          <table:table-cell table:style-name="ce14" office:value-type="float" office:value="5.2" calcext:value-type="float">
            <text:p>5.2</text:p>
          </table:table-cell>
          <table:table-cell table:style-name="ce18" office:value-type="float" office:value="11.76" calcext:value-type="float">
            <text:p>11.76</text:p>
          </table:table-cell>
          <table:table-cell table:number-columns-repeated="2" table:style-name="ce18" office:value-type="float" office:value="2.26" calcext:value-type="float">
            <text:p>2.26</text:p>
          </table:table-cell>
          <table:table-cell table:style-name="ce18" office:value-type="float" office:value="15.97" calcext:value-type="float">
            <text:p>15.97</text:p>
          </table:table-cell>
          <table:table-cell table:style-name="ce18" office:value-type="float" office:value="9.18" calcext:value-type="float">
            <text:p>9.18</text:p>
          </table:table-cell>
          <table:table-cell table:style-name="ce18" office:value-type="float" office:value="9.56" calcext:value-type="float">
            <text:p>9.56</text:p>
          </table:table-cell>
          <table:table-cell table:style-name="ce20" office:value-type="string" calcext:value-type="string">
            <text:p>319,16 M</text:p>
          </table:table-cell>
          <table:table-cell table:style-name="ce22" table:formula="of:=[.D2]/100" office:value-type="float" office:value="0.052" calcext:value-type="float">
            <text:p>0.052</text:p>
          </table:table-cell>
          <table:table-cell table:style-name="ce25" table:formula="of:=[.C2]/([.L2]+1)" office:value-type="currency" office:currency="R$ " office:value="9.03041825095057" calcext:value-type="currency">
            <text:p>R$ 9.03</text:p>
          </table:table-cell>
          <table:table-cell table:style-name="ce28" table:formula="of:=VLOOKUP([.A2];[$Total_de_acoes.A$1:.B$1048576];2;0)" office:value-type="float" office:value="515117391" calcext:value-type="float">
            <text:p>515,117,391</text:p>
          </table:table-cell>
          <table:table-cell table:style-name="ce25" table:formula="of:=([.C2]-[.M2])*[.N2]" office:value-type="currency" office:currency="R$ " office:value="241889725.431559" calcext:value-type="currency">
            <text:p>R$ 241,889,725.43</text:p>
          </table:table-cell>
          <table:table-cell table:style-name="ce22" table:formula="of:=IF([.O2]&gt;0;&quot;Subiu&quot;;IF([.O2]&lt;0;&quot;Desceu&quot;;&quot;Estável&quot;))" office:value-type="string" office:string-value="Subiu" calcext:value-type="string">
            <text:p>Subiu</text:p>
          </table:table-cell>
          <table:table-cell table:style-name="ce23" table:formula="of:=[.E2]/100" office:value-type="float" office:value="0.1176" calcext:value-type="float">
            <text:p>0.1176</text:p>
          </table:table-cell>
          <table:table-cell table:style-name="ce26" table:formula="of:=[.C2]/([.Q2]+1)" office:value-type="currency" office:currency="R$ " office:value="8.50035791" calcext:value-type="currency">
            <text:p>R$ 8.50</text:p>
          </table:table-cell>
          <table:table-cell table:style-name="ce26" table:formula="of:=([.C2]-[.R2])*[.N2]" office:value-type="currency" office:currency="R$ " office:value="514933025.334587" calcext:value-type="currency">
            <text:p>R$ 514,933,025.33</text:p>
          </table:table-cell>
          <table:table-cell table:style-name="ce23" table:formula="of:=IF([.S2]&gt;0;&quot;Subiu&quot;;IF([.S2]&lt;0;&quot;Desceu&quot;;&quot;Estável&quot;))" office:value-type="string" office:string-value="Subiu" calcext:value-type="string">
            <text:p>Subiu</text:p>
          </table:table-cell>
          <table:table-cell table:style-name="ce23" table:formula="of:=[.F2]/100" office:value-type="float" office:value="0.0226" calcext:value-type="float">
            <text:p>0.0226</text:p>
          </table:table-cell>
          <table:table-cell table:style-name="ce26" table:formula="of:=[.C2]/([.U2]+1)" office:value-type="currency" office:currency="R$ " office:value="9.29004498337571" calcext:value-type="currency">
            <text:p>R$ 9.29</text:p>
          </table:table-cell>
          <table:table-cell table:style-name="ce26" table:formula="of:=([.C2]-[.V2])*[.N2]" office:value-type="currency" office:currency="R$ " office:value="108151480.390866" calcext:value-type="currency">
            <text:p>R$ 108,151,480.39</text:p>
          </table:table-cell>
          <table:table-cell table:style-name="ce23" table:formula="of:=IF([.U2]&gt;0;&quot;Subiu&quot;; IF([.U2]&lt;0;&quot;Desceu&quot;; &quot;Estável&quot;))" office:value-type="string" office:string-value="Subiu" calcext:value-type="string">
            <text:p>Subiu</text:p>
          </table:table-cell>
          <table:table-cell table:style-name="ce23" table:formula="of:=[.G2]/100" office:value-type="float" office:value="0.0226" calcext:value-type="float">
            <text:p>0.0226</text:p>
          </table:table-cell>
          <table:table-cell table:style-name="ce26" table:formula="of:=[.C2]/([.Y2]+1)" office:value-type="currency" office:currency="R$ " office:value="9.29004498337571" calcext:value-type="currency">
            <text:p>R$ 9.29</text:p>
          </table:table-cell>
          <table:table-cell table:style-name="ce26" table:formula="of:=([.C2]-[.Z2])*[.N2]" office:value-type="currency" office:currency="R$ " office:value="108151480.390866" calcext:value-type="currency">
            <text:p>R$ 108,151,480.39</text:p>
          </table:table-cell>
          <table:table-cell table:style-name="ce26" table:formula="of:=IF([.Y2]&gt;0;&quot;Subiu&quot;;IF([.Y2]&lt;0;&quot;Desceu&quot;; &quot;Estável&quot;))" office:value-type="string" office:string-value="Subiu" calcext:value-type="string">
            <text:p>Subiu</text:p>
          </table:table-cell>
          <table:table-cell table:style-name="ce23" table:formula="of:=[.H2]/100" office:value-type="float" office:value="0.1597" calcext:value-type="float">
            <text:p>0.1597</text:p>
          </table:table-cell>
          <table:table-cell table:style-name="ce26" table:formula="of:=[.C2]/([.AC2]+1)" office:value-type="currency" office:currency="R$ " office:value="8.19177373458653" calcext:value-type="currency">
            <text:p>R$ 8.19</text:p>
          </table:table-cell>
          <table:table-cell table:style-name="ce26" table:formula="of:=([.C2]-[.AD2])*[.N2]" office:value-type="currency" office:currency="R$ " office:value="673890100.677459" calcext:value-type="currency">
            <text:p>R$ 673,890,100.68</text:p>
          </table:table-cell>
          <table:table-cell table:style-name="ce26" table:formula="of:=IF([.AC2]&gt;0;&quot;Subiu&quot;;IF([.AC2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6.82" calcext:value-type="float">
            <text:p>6.82</text:p>
          </table:table-cell>
          <table:table-cell table:style-name="ce15" office:value-type="float" office:value="2.4" calcext:value-type="float">
            <text:p>2.4</text:p>
          </table:table-cell>
          <table:table-cell table:style-name="ce19" office:value-type="float" office:value="2.4" calcext:value-type="float">
            <text:p>2.4</text:p>
          </table:table-cell>
          <table:table-cell table:number-columns-repeated="2" table:style-name="ce19" office:value-type="float" office:value="-12.11" calcext:value-type="float">
            <text:p>-12.11</text:p>
          </table:table-cell>
          <table:table-cell table:style-name="ce19" office:value-type="float" office:value="50.56" calcext:value-type="float">
            <text:p>50.56</text:p>
          </table:table-cell>
          <table:table-cell table:style-name="ce19" office:value-type="float" office:value="6.66" calcext:value-type="float">
            <text:p>6.66</text:p>
          </table:table-cell>
          <table:table-cell table:style-name="ce19" office:value-type="float" office:value="6.86" calcext:value-type="float">
            <text:p>6.86</text:p>
          </table:table-cell>
          <table:table-cell table:style-name="ce3" office:value-type="string" calcext:value-type="string">
            <text:p>32,65 M</text:p>
          </table:table-cell>
          <table:table-cell table:style-name="ce22" table:formula="of:=[.D3]/100" office:value-type="float" office:value="0.024" calcext:value-type="float">
            <text:p>0.024</text:p>
          </table:table-cell>
          <table:table-cell table:style-name="ce25" table:formula="of:=[.C3]/([.L3]+1)" office:value-type="currency" office:currency="R$ " office:value="6.66015625" calcext:value-type="currency">
            <text:p>R$ 6.66</text:p>
          </table:table-cell>
          <table:table-cell table:style-name="ce28" table:formula="of:=VLOOKUP([.A3];[$Total_de_acoes.A$1:.B$1048576];2;0)" office:value-type="float" office:value="1110559345" calcext:value-type="float">
            <text:p>1,110,559,345</text:p>
          </table:table-cell>
          <table:table-cell table:style-name="ce25" table:formula="of:=([.C3]-[.M3])*[.N3]" office:value-type="currency" office:currency="R$ " office:value="177515970.302344" calcext:value-type="currency">
            <text:p>R$ 177,515,970.30</text:p>
          </table:table-cell>
          <table:table-cell table:style-name="ce22" table:formula="of:=IF([.O3]&gt;0;&quot;Subiu&quot;;IF([.O3]&lt;0;&quot;Desceu&quot;;&quot;Estável&quot;))" office:value-type="string" office:string-value="Subiu" calcext:value-type="string">
            <text:p>Subiu</text:p>
          </table:table-cell>
          <table:table-cell table:style-name="ce23" table:formula="of:=[.E3]/100" office:value-type="float" office:value="0.024" calcext:value-type="float">
            <text:p>0.024</text:p>
          </table:table-cell>
          <table:table-cell table:style-name="ce26" table:formula="of:=[.C3]/([.E3]+1)" office:value-type="currency" office:currency="R$ " office:value="2.00588235294118" calcext:value-type="currency">
            <text:p>R$ 2.01</text:p>
          </table:table-cell>
          <table:table-cell table:style-name="ce26" table:formula="of:=([.C3]-[.R3])*[.N3]" office:value-type="currency" office:currency="R$ " office:value="5346363340.87059" calcext:value-type="currency">
            <text:p>R$ 5,346,363,340.87</text:p>
          </table:table-cell>
          <table:table-cell table:style-name="ce23" table:formula="of:=IF([.S3]&gt;0;&quot;Subiu&quot;;IF([.S3]&lt;0;&quot;Desceu&quot;;&quot;Estável&quot;))" office:value-type="string" office:string-value="Subiu" calcext:value-type="string">
            <text:p>Subiu</text:p>
          </table:table-cell>
          <table:table-cell table:style-name="ce23" table:formula="of:=[.F3]/100" office:value-type="float" office:value="-0.1211" calcext:value-type="float">
            <text:p>-0.1211</text:p>
          </table:table-cell>
          <table:table-cell table:style-name="ce26" table:formula="of:=[.C3]/([.U3]+1)" office:value-type="currency" office:currency="R$ " office:value="7.75969962453066" calcext:value-type="currency">
            <text:p>R$ 7.76</text:p>
          </table:table-cell>
          <table:table-cell table:style-name="ce26" table:formula="of:=([.C3]-[.V3])*[.N3]" office:value-type="currency" office:currency="R$ " office:value="-1043592199.51552" calcext:value-type="currency">
            <text:p>-R$ 1,043,592,199.52</text:p>
          </table:table-cell>
          <table:table-cell table:style-name="ce23" table:formula="of:=IF([.U3]&gt;0;&quot;Subiu&quot;; IF([.U3]&lt;0;&quot;Desceu&quot;; &quot;Estável&quot;))" office:value-type="string" office:string-value="Desceu" calcext:value-type="string">
            <text:p>Desceu</text:p>
          </table:table-cell>
          <table:table-cell table:style-name="ce23" table:formula="of:=[.C3]/100" office:value-type="float" office:value="0.0682" calcext:value-type="float">
            <text:p>0.0682</text:p>
          </table:table-cell>
          <table:table-cell table:style-name="ce26" table:formula="of:=[.C3]/([.Y3]+1)" office:value-type="currency" office:currency="R$ " office:value="6.38457217749485" calcext:value-type="currency">
            <text:p>R$ 6.38</text:p>
          </table:table-cell>
          <table:table-cell table:style-name="ce26" table:formula="of:=([.C3]-[.Z3])*[.N3]" office:value-type="currency" office:currency="R$ " office:value="483568437.356095" calcext:value-type="currency">
            <text:p>R$ 483,568,437.36</text:p>
          </table:table-cell>
          <table:table-cell table:style-name="ce26" table:formula="of:=IF([.Y3]&gt;0;&quot;Subiu&quot;;IF([.Y3]&lt;0;&quot;Desceu&quot;; &quot;Estável&quot;))" office:value-type="string" office:string-value="Subiu" calcext:value-type="string">
            <text:p>Subiu</text:p>
          </table:table-cell>
          <table:table-cell table:style-name="ce23" table:formula="of:=[.H3]/100" office:value-type="float" office:value="0.5056" calcext:value-type="float">
            <text:p>0.5056</text:p>
          </table:table-cell>
          <table:table-cell table:style-name="ce26" table:formula="of:=[.C3]/([.AC3]+1)" office:value-type="currency" office:currency="R$ " office:value="4.5297555791711" calcext:value-type="currency">
            <text:p>R$ 4.53</text:p>
          </table:table-cell>
          <table:table-cell table:style-name="ce26" table:formula="of:=([.C3]-[.AD3])*[.N3]" office:value-type="currency" office:currency="R$ " office:value="2543452343.88565" calcext:value-type="currency">
            <text:p>R$ 2,543,452,343.89</text:p>
          </table:table-cell>
          <table:table-cell table:style-name="ce26" table:formula="of:=IF([.AC3]&gt;0;&quot;Subiu&quot;;IF([.AC3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1.96" calcext:value-type="float">
            <text:p>41.96</text:p>
          </table:table-cell>
          <table:table-cell table:style-name="ce14" office:value-type="float" office:value="2.19" calcext:value-type="float">
            <text:p>2.2</text:p>
          </table:table-cell>
          <table:table-cell table:style-name="ce18" office:value-type="float" office:value="7.73" calcext:value-type="float">
            <text:p>7.73</text:p>
          </table:table-cell>
          <table:table-cell table:number-columns-repeated="2" table:style-name="ce18" office:value-type="float" office:value="7.64" calcext:value-type="float">
            <text:p>7.64</text:p>
          </table:table-cell>
          <table:table-cell table:style-name="ce18" office:value-type="float" office:value="77.55" calcext:value-type="float">
            <text:p>77.55</text:p>
          </table:table-cell>
          <table:table-cell table:style-name="ce18" office:value-type="float" office:value="40.81" calcext:value-type="float">
            <text:p>40.81</text:p>
          </table:table-cell>
          <table:table-cell table:style-name="ce18" office:value-type="float" office:value="42.34" calcext:value-type="float">
            <text:p>42.34</text:p>
          </table:table-cell>
          <table:table-cell table:style-name="ce2" office:value-type="string" calcext:value-type="string">
            <text:p>436,69 M</text:p>
          </table:table-cell>
          <table:table-cell table:style-name="ce22" table:formula="of:=[.D4]/100" office:value-type="float" office:value="0.0219" calcext:value-type="float">
            <text:p>0.0219</text:p>
          </table:table-cell>
          <table:table-cell table:style-name="ce25" table:formula="of:=[.C4]/([.L4]+1)" office:value-type="currency" office:currency="R$ " office:value="41.0607691554947" calcext:value-type="currency">
            <text:p>R$ 41.06</text:p>
          </table:table-cell>
          <table:table-cell table:style-name="ce28" table:formula="of:=VLOOKUP([.A4];[$Total_de_acoes.A$1:.B$1048576];2;0)" office:value-type="float" office:value="2379877655" calcext:value-type="float">
            <text:p>2,379,877,655</text:p>
          </table:table-cell>
          <table:table-cell table:style-name="ce25" table:formula="of:=([.C4]-[.M4])*[.N4]" office:value-type="currency" office:currency="R$ " office:value="2140059393.52502" calcext:value-type="currency">
            <text:p>R$ 2,140,059,393.53</text:p>
          </table:table-cell>
          <table:table-cell table:style-name="ce22" table:formula="of:=IF([.O4]&gt;0;&quot;Subiu&quot;;IF([.O4]&lt;0;&quot;Desceu&quot;;&quot;Estável&quot;))" office:value-type="string" office:string-value="Subiu" calcext:value-type="string">
            <text:p>Subiu</text:p>
          </table:table-cell>
          <table:table-cell table:style-name="ce23" table:formula="of:=[.E4]/100" office:value-type="float" office:value="0.0773" calcext:value-type="float">
            <text:p>0.0773</text:p>
          </table:table-cell>
          <table:table-cell table:style-name="ce26" table:formula="of:=[.C4]/([.E4]+1)" office:value-type="currency" office:currency="R$ " office:value="4.80641466208477" calcext:value-type="currency">
            <text:p>R$ 4.81</text:p>
          </table:table-cell>
          <table:table-cell table:style-name="ce26" table:formula="of:=([.C4]-[.R4])*[.N4]" office:value-type="currency" office:currency="R$ " office:value="88420987548.8401" calcext:value-type="currency">
            <text:p>R$ 88,420,987,548.84</text:p>
          </table:table-cell>
          <table:table-cell table:style-name="ce23" table:formula="of:=IF([.S4]&gt;0;&quot;Subiu&quot;;IF([.S4]&lt;0;&quot;Desceu&quot;;&quot;Estável&quot;))" office:value-type="string" office:string-value="Subiu" calcext:value-type="string">
            <text:p>Subiu</text:p>
          </table:table-cell>
          <table:table-cell table:style-name="ce23" table:formula="of:=[.F4]/100" office:value-type="float" office:value="0.0764" calcext:value-type="float">
            <text:p>0.0764</text:p>
          </table:table-cell>
          <table:table-cell table:style-name="ce26" table:formula="of:=[.C4]/([.U4]+1)" office:value-type="currency" office:currency="R$ " office:value="38.9817911557042" calcext:value-type="currency">
            <text:p>R$ 38.98</text:p>
          </table:table-cell>
          <table:table-cell table:style-name="ce26" table:formula="of:=([.C4]-[.V4])*[.N4]" office:value-type="currency" office:currency="R$ " office:value="7087772680.46295" calcext:value-type="currency">
            <text:p>R$ 7,087,772,680.46</text:p>
          </table:table-cell>
          <table:table-cell table:style-name="ce23" table:formula="of:=IF([.U4]&gt;0;&quot;Subiu&quot;; IF([.U4]&lt;0;&quot;Desceu&quot;; &quot;Estável&quot;))" office:value-type="string" office:string-value="Subiu" calcext:value-type="string">
            <text:p>Subiu</text:p>
          </table:table-cell>
          <table:table-cell table:style-name="ce23" table:formula="of:=[.C4]/100" office:value-type="float" office:value="0.4196" calcext:value-type="float">
            <text:p>0.4196</text:p>
          </table:table-cell>
          <table:table-cell table:style-name="ce26" table:formula="of:=[.C4]/([.Y4]+1)" office:value-type="currency" office:currency="R$ " office:value="29.5576218653142" calcext:value-type="currency">
            <text:p>R$ 29.56</text:p>
          </table:table-cell>
          <table:table-cell table:style-name="ce26" table:formula="of:=([.C4]-[.Z4])*[.N4]" office:value-type="currency" office:currency="R$ " office:value="29516142591.5994" calcext:value-type="currency">
            <text:p>R$ 29,516,142,591.60</text:p>
          </table:table-cell>
          <table:table-cell table:style-name="ce26" table:formula="of:=IF([.Y4]&gt;0;&quot;Subiu&quot;;IF([.Y4]&lt;0;&quot;Desceu&quot;; &quot;Estável&quot;))" office:value-type="string" office:string-value="Subiu" calcext:value-type="string">
            <text:p>Subiu</text:p>
          </table:table-cell>
          <table:table-cell table:style-name="ce23" table:formula="of:=[.H4]/100" office:value-type="float" office:value="0.7755" calcext:value-type="float">
            <text:p>0.7755</text:p>
          </table:table-cell>
          <table:table-cell table:style-name="ce26" table:formula="of:=[.C4]/([.AC4]+1)" office:value-type="currency" office:currency="R$ " office:value="23.6327794987328" calcext:value-type="currency">
            <text:p>R$ 23.63</text:p>
          </table:table-cell>
          <table:table-cell table:style-name="ce26" table:formula="of:=([.C4]-[.AD4])*[.N4]" office:value-type="currency" office:currency="R$ " office:value="43616542549.2238" calcext:value-type="currency">
            <text:p>R$ 43,616,542,549.22</text:p>
          </table:table-cell>
          <table:table-cell table:style-name="ce26" table:formula="of:=IF([.AC4]&gt;0;&quot;Subiu&quot;;IF([.AC4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52.91" calcext:value-type="float">
            <text:p>52.91</text:p>
          </table:table-cell>
          <table:table-cell table:style-name="ce15" office:value-type="float" office:value="2.04" calcext:value-type="float">
            <text:p>2.0</text:p>
          </table:table-cell>
          <table:table-cell table:style-name="ce19" office:value-type="float" office:value="2.14" calcext:value-type="float">
            <text:p>2.14</text:p>
          </table:table-cell>
          <table:table-cell table:number-columns-repeated="2" table:style-name="ce19" office:value-type="float" office:value="-4.89" calcext:value-type="float">
            <text:p>-4.89</text:p>
          </table:table-cell>
          <table:table-cell table:style-name="ce19" office:value-type="float" office:value="18.85" calcext:value-type="float">
            <text:p>18.85</text:p>
          </table:table-cell>
          <table:table-cell table:style-name="ce19" office:value-type="float" office:value="51.89" calcext:value-type="float">
            <text:p>51.89</text:p>
          </table:table-cell>
          <table:table-cell table:style-name="ce19" office:value-type="float" office:value="53.17" calcext:value-type="float">
            <text:p>53.17</text:p>
          </table:table-cell>
          <table:table-cell table:style-name="ce3" office:value-type="string" calcext:value-type="string">
            <text:p>162,55 M</text:p>
          </table:table-cell>
          <table:table-cell table:style-name="ce22" table:formula="of:=[.D5]/100" office:value-type="float" office:value="0.0204" calcext:value-type="float">
            <text:p>0.0204</text:p>
          </table:table-cell>
          <table:table-cell table:style-name="ce25" table:formula="of:=[.C5]/([.L5]+1)" office:value-type="currency" office:currency="R$ " office:value="51.8522148177185" calcext:value-type="currency">
            <text:p>R$ 51.85</text:p>
          </table:table-cell>
          <table:table-cell table:style-name="ce28" table:formula="of:=VLOOKUP([.A5];[$Total_de_acoes.A$1:.B$1048576];2;0)" office:value-type="float" office:value="683452836" calcext:value-type="float">
            <text:p>683,452,836</text:p>
          </table:table-cell>
          <table:table-cell table:style-name="ce25" table:formula="of:=([.C5]-[.M5])*[.N5]" office:value-type="currency" office:currency="R$ " office:value="722946282.709039" calcext:value-type="currency">
            <text:p>R$ 722,946,282.71</text:p>
          </table:table-cell>
          <table:table-cell table:style-name="ce22" table:formula="of:=IF([.O5]&gt;0;&quot;Subiu&quot;;IF([.O5]&lt;0;&quot;Desceu&quot;;&quot;Estável&quot;))" office:value-type="string" office:string-value="Subiu" calcext:value-type="string">
            <text:p>Subiu</text:p>
          </table:table-cell>
          <table:table-cell table:style-name="ce23" table:formula="of:=[.E5]/100" office:value-type="float" office:value="0.0214" calcext:value-type="float">
            <text:p>0.0214</text:p>
          </table:table-cell>
          <table:table-cell table:style-name="ce26" table:formula="of:=[.C5]/([.E5]+1)" office:value-type="currency" office:currency="R$ " office:value="16.8503184713376" calcext:value-type="currency">
            <text:p>R$ 16.85</text:p>
          </table:table-cell>
          <table:table-cell table:style-name="ce26" table:formula="of:=([.C5]-[.R5])*[.N5]" office:value-type="currency" office:currency="R$ " office:value="24645091606.0211" calcext:value-type="currency">
            <text:p>R$ 24,645,091,606.02</text:p>
          </table:table-cell>
          <table:table-cell table:style-name="ce23" table:formula="of:=IF([.S5]&gt;0;&quot;Subiu&quot;;IF([.S5]&lt;0;&quot;Desceu&quot;;&quot;Estável&quot;))" office:value-type="string" office:string-value="Subiu" calcext:value-type="string">
            <text:p>Subiu</text:p>
          </table:table-cell>
          <table:table-cell table:style-name="ce23" table:formula="of:=[.F5]/100" office:value-type="float" office:value="-0.0489" calcext:value-type="float">
            <text:p>-0.0489</text:p>
          </table:table-cell>
          <table:table-cell table:style-name="ce26" table:formula="of:=[.C5]/([.U5]+1)" office:value-type="currency" office:currency="R$ " office:value="55.6303227841447" calcext:value-type="currency">
            <text:p>R$ 55.63</text:p>
          </table:table-cell>
          <table:table-cell table:style-name="ce26" table:formula="of:=([.C5]-[.V5])*[.N5]" office:value-type="currency" office:currency="R$ " office:value="-1859212321.65909" calcext:value-type="currency">
            <text:p>-R$ 1,859,212,321.66</text:p>
          </table:table-cell>
          <table:table-cell table:style-name="ce23" table:formula="of:=IF([.U5]&gt;0;&quot;Subiu&quot;; IF([.U5]&lt;0;&quot;Desceu&quot;; &quot;Estável&quot;))" office:value-type="string" office:string-value="Desceu" calcext:value-type="string">
            <text:p>Desceu</text:p>
          </table:table-cell>
          <table:table-cell table:style-name="ce23" table:formula="of:=[.C5]/100" office:value-type="float" office:value="0.5291" calcext:value-type="float">
            <text:p>0.5291</text:p>
          </table:table-cell>
          <table:table-cell table:style-name="ce26" table:formula="of:=[.C5]/([.Y5]+1)" office:value-type="currency" office:currency="R$ " office:value="34.6020534955202" calcext:value-type="currency">
            <text:p>R$ 34.60</text:p>
          </table:table-cell>
          <table:table-cell table:style-name="ce26" table:formula="of:=([.C5]-[.Z5])*[.N5]" office:value-type="currency" office:currency="R$ " office:value="12512617959.823" calcext:value-type="currency">
            <text:p>R$ 12,512,617,959.82</text:p>
          </table:table-cell>
          <table:table-cell table:style-name="ce26" table:formula="of:=IF([.Y5]&gt;0;&quot;Subiu&quot;;IF([.Y5]&lt;0;&quot;Desceu&quot;; &quot;Estável&quot;))" office:value-type="string" office:string-value="Subiu" calcext:value-type="string">
            <text:p>Subiu</text:p>
          </table:table-cell>
          <table:table-cell table:style-name="ce23" table:formula="of:=[.H5]/100" office:value-type="float" office:value="0.1885" calcext:value-type="float">
            <text:p>0.1885</text:p>
          </table:table-cell>
          <table:table-cell table:style-name="ce26" table:formula="of:=[.C5]/([.AC5]+1)" office:value-type="currency" office:currency="R$ " office:value="44.5183003786285" calcext:value-type="currency">
            <text:p>R$ 44.52</text:p>
          </table:table-cell>
          <table:table-cell table:style-name="ce26" table:formula="of:=([.C5]-[.AD5])*[.N5]" office:value-type="currency" office:currency="R$ " office:value="5735330905.08646" calcext:value-type="currency">
            <text:p>R$ 5,735,330,905.09</text:p>
          </table:table-cell>
          <table:table-cell table:style-name="ce26" table:formula="of:=IF([.AC5]&gt;0;&quot;Subiu&quot;;IF([.AC5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7.1" calcext:value-type="float">
            <text:p>37.10</text:p>
          </table:table-cell>
          <table:table-cell table:style-name="ce14" office:value-type="float" office:value="2.03" calcext:value-type="float">
            <text:p>2.0</text:p>
          </table:table-cell>
          <table:table-cell table:style-name="ce18" office:value-type="float" office:value="2.49" calcext:value-type="float">
            <text:p>2.49</text:p>
          </table:table-cell>
          <table:table-cell table:number-columns-repeated="2" table:style-name="ce18" office:value-type="float" office:value="-3.66" calcext:value-type="float">
            <text:p>-3.66</text:p>
          </table:table-cell>
          <table:table-cell table:style-name="ce18" office:value-type="float" office:value="20.7" calcext:value-type="float">
            <text:p>20.7</text:p>
          </table:table-cell>
          <table:table-cell table:style-name="ce18" office:value-type="float" office:value="36.37" calcext:value-type="float">
            <text:p>36.37</text:p>
          </table:table-cell>
          <table:table-cell table:style-name="ce18" office:value-type="float" office:value="37.32" calcext:value-type="float">
            <text:p>37.32</text:p>
          </table:table-cell>
          <table:table-cell table:style-name="ce2" office:value-type="string" calcext:value-type="string">
            <text:p>73,42 M</text:p>
          </table:table-cell>
          <table:table-cell table:style-name="ce22" table:formula="of:=[.D6]/100" office:value-type="float" office:value="0.0203" calcext:value-type="float">
            <text:p>0.0203</text:p>
          </table:table-cell>
          <table:table-cell table:style-name="ce25" table:formula="of:=[.C6]/([.L6]+1)" office:value-type="currency" office:currency="R$ " office:value="36.3618543565618" calcext:value-type="currency">
            <text:p>R$ 36.36</text:p>
          </table:table-cell>
          <table:table-cell table:style-name="ce28" table:formula="of:=VLOOKUP([.A6];[$Total_de_acoes.A$1:.B$1048576];2;0)" office:value-type="float" office:value="187732538" calcext:value-type="float">
            <text:p>187,732,538</text:p>
          </table:table-cell>
          <table:table-cell table:style-name="ce25" table:formula="of:=([.C6]-[.M6])*[.N6]" office:value-type="currency" office:currency="R$ " office:value="138573955.056297" calcext:value-type="currency">
            <text:p>R$ 138,573,955.06</text:p>
          </table:table-cell>
          <table:table-cell table:style-name="ce22" table:formula="of:=IF([.O6]&gt;0;&quot;Subiu&quot;;IF([.O6]&lt;0;&quot;Desceu&quot;;&quot;Estável&quot;))" office:value-type="string" office:string-value="Subiu" calcext:value-type="string">
            <text:p>Subiu</text:p>
          </table:table-cell>
          <table:table-cell table:style-name="ce23" table:formula="of:=[.E6]/100" office:value-type="float" office:value="0.0249" calcext:value-type="float">
            <text:p>0.0249</text:p>
          </table:table-cell>
          <table:table-cell table:style-name="ce26" table:formula="of:=[.C6]/([.E6]+1)" office:value-type="currency" office:currency="R$ " office:value="10.6303724928367" calcext:value-type="currency">
            <text:p>R$ 10.63</text:p>
          </table:table-cell>
          <table:table-cell table:style-name="ce26" table:formula="of:=([.C6]-[.R6])*[.N6]" office:value-type="currency" office:currency="R$ " office:value="4969210351.83438" calcext:value-type="currency">
            <text:p>R$ 4,969,210,351.83</text:p>
          </table:table-cell>
          <table:table-cell table:style-name="ce23" table:formula="of:=IF([.S6]&gt;0;&quot;Subiu&quot;;IF([.S6]&lt;0;&quot;Desceu&quot;;&quot;Estável&quot;))" office:value-type="string" office:string-value="Subiu" calcext:value-type="string">
            <text:p>Subiu</text:p>
          </table:table-cell>
          <table:table-cell table:style-name="ce23" table:formula="of:=[.F6]/100" office:value-type="float" office:value="-0.0366" calcext:value-type="float">
            <text:p>-0.0366</text:p>
          </table:table-cell>
          <table:table-cell table:style-name="ce26" table:formula="of:=[.C6]/([.U6]+1)" office:value-type="currency" office:currency="R$ " office:value="38.5094457130994" calcext:value-type="currency">
            <text:p>R$ 38.51</text:p>
          </table:table-cell>
          <table:table-cell table:style-name="ce26" table:formula="of:=([.C6]-[.V6])*[.N6]" office:value-type="currency" office:currency="R$ " office:value="-264598820.893377" calcext:value-type="currency">
            <text:p>-R$ 264,598,820.89</text:p>
          </table:table-cell>
          <table:table-cell table:style-name="ce23" table:formula="of:=IF([.U6]&gt;0;&quot;Subiu&quot;; IF([.U6]&lt;0;&quot;Desceu&quot;; &quot;Estável&quot;))" office:value-type="string" office:string-value="Desceu" calcext:value-type="string">
            <text:p>Desceu</text:p>
          </table:table-cell>
          <table:table-cell table:style-name="ce23" table:formula="of:=[.C6]/100" office:value-type="float" office:value="0.371" calcext:value-type="float">
            <text:p>0.371</text:p>
          </table:table-cell>
          <table:table-cell table:style-name="ce26" table:formula="of:=[.C6]/([.Y6]+1)" office:value-type="currency" office:currency="R$ " office:value="27.0605397520058" calcext:value-type="currency">
            <text:p>R$ 27.06</text:p>
          </table:table-cell>
          <table:table-cell table:style-name="ce26" table:formula="of:=([.C6]-[.Z6])*[.N6]" office:value-type="currency" office:currency="R$ " office:value="1884733352.50605" calcext:value-type="currency">
            <text:p>R$ 1,884,733,352.51</text:p>
          </table:table-cell>
          <table:table-cell table:style-name="ce26" table:formula="of:=IF([.Y6]&gt;0;&quot;Subiu&quot;;IF([.Y6]&lt;0;&quot;Desceu&quot;; &quot;Estável&quot;))" office:value-type="string" office:string-value="Subiu" calcext:value-type="string">
            <text:p>Subiu</text:p>
          </table:table-cell>
          <table:table-cell table:style-name="ce23" table:formula="of:=[.H6]/100" office:value-type="float" office:value="0.207" calcext:value-type="float">
            <text:p>0.207</text:p>
          </table:table-cell>
          <table:table-cell table:style-name="ce26" table:formula="of:=[.C6]/([.AC6]+1)" office:value-type="currency" office:currency="R$ " office:value="30.7373653686827" calcext:value-type="currency">
            <text:p>R$ 30.74</text:p>
          </table:table-cell>
          <table:table-cell table:style-name="ce26" table:formula="of:=([.C6]-[.AD6])*[.N6]" office:value-type="currency" office:currency="R$ " office:value="1194473547.70389" calcext:value-type="currency">
            <text:p>R$ 1,194,473,547.70</text:p>
          </table:table-cell>
          <table:table-cell table:style-name="ce26" table:formula="of:=IF([.AC6]&gt;0;&quot;Subiu&quot;;IF([.AC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PRI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45.69" calcext:value-type="float">
            <text:p>45.69</text:p>
          </table:table-cell>
          <table:table-cell table:style-name="ce15" office:value-type="float" office:value="1.98" calcext:value-type="float">
            <text:p>2.0</text:p>
          </table:table-cell>
          <table:table-cell table:style-name="ce19" office:value-type="float" office:value="2.42" calcext:value-type="float">
            <text:p>2.42</text:p>
          </table:table-cell>
          <table:table-cell table:number-columns-repeated="2" table:style-name="ce19" office:value-type="float" office:value="-0.78" calcext:value-type="float">
            <text:p>-0.78</text:p>
          </table:table-cell>
          <table:table-cell table:style-name="ce19" office:value-type="float" office:value="8.08" calcext:value-type="float">
            <text:p>8.08</text:p>
          </table:table-cell>
          <table:table-cell table:style-name="ce19" office:value-type="float" office:value="44.25" calcext:value-type="float">
            <text:p>44.25</text:p>
          </table:table-cell>
          <table:table-cell table:style-name="ce19" office:value-type="float" office:value="45.69" calcext:value-type="float">
            <text:p>45.69</text:p>
          </table:table-cell>
          <table:table-cell table:style-name="ce3" office:value-type="string" calcext:value-type="string">
            <text:p>319,92 M</text:p>
          </table:table-cell>
          <table:table-cell table:style-name="ce22" table:formula="of:=[.D7]/100" office:value-type="float" office:value="0.0198" calcext:value-type="float">
            <text:p>0.0198</text:p>
          </table:table-cell>
          <table:table-cell table:style-name="ce25" table:formula="of:=[.C7]/([.L7]+1)" office:value-type="currency" office:currency="R$ " office:value="44.8029025299078" calcext:value-type="currency">
            <text:p>R$ 44.80</text:p>
          </table:table-cell>
          <table:table-cell table:style-name="ce28" table:formula="of:=VLOOKUP([.A7];[$Total_de_acoes.A$1:.B$1048576];2;0)" office:value-type="float" office:value="800010734" calcext:value-type="float">
            <text:p>800,010,734</text:p>
          </table:table-cell>
          <table:table-cell table:style-name="ce25" table:formula="of:=([.C7]-[.M7])*[.N7]" office:value-type="currency" office:currency="R$ " office:value="709687498.177987" calcext:value-type="currency">
            <text:p>R$ 709,687,498.18</text:p>
          </table:table-cell>
          <table:table-cell table:style-name="ce22" table:formula="of:=IF([.O7]&gt;0;&quot;Subiu&quot;;IF([.O7]&lt;0;&quot;Desceu&quot;;&quot;Estável&quot;))" office:value-type="string" office:string-value="Subiu" calcext:value-type="string">
            <text:p>Subiu</text:p>
          </table:table-cell>
          <table:table-cell table:style-name="ce23" table:formula="of:=[.E7]/100" office:value-type="float" office:value="0.0242" calcext:value-type="float">
            <text:p>0.0242</text:p>
          </table:table-cell>
          <table:table-cell table:style-name="ce26" table:formula="of:=[.C7]/([.E7]+1)" office:value-type="currency" office:currency="R$ " office:value="13.359649122807" calcext:value-type="currency">
            <text:p>R$ 13.36</text:p>
          </table:table-cell>
          <table:table-cell table:style-name="ce26" table:formula="of:=([.C7]-[.R7])*[.N7]" office:value-type="currency" office:currency="R$ " office:value="25864627735.7407" calcext:value-type="currency">
            <text:p>R$ 25,864,627,735.74</text:p>
          </table:table-cell>
          <table:table-cell table:style-name="ce23" table:formula="of:=IF([.S7]&gt;0;&quot;Subiu&quot;;IF([.S7]&lt;0;&quot;Desceu&quot;;&quot;Estável&quot;))" office:value-type="string" office:string-value="Subiu" calcext:value-type="string">
            <text:p>Subiu</text:p>
          </table:table-cell>
          <table:table-cell table:style-name="ce23" table:formula="of:=[.F7]/100" office:value-type="float" office:value="-0.0078" calcext:value-type="float">
            <text:p>-0.0078</text:p>
          </table:table-cell>
          <table:table-cell table:style-name="ce26" table:formula="of:=[.C7]/([.U7]+1)" office:value-type="currency" office:currency="R$ " office:value="46.0491836323322" calcext:value-type="currency">
            <text:p>R$ 46.05</text:p>
          </table:table-cell>
          <table:table-cell table:style-name="ce26" table:formula="of:=([.C7]-[.V7])*[.N7]" office:value-type="currency" office:currency="R$ " office:value="-287350761.342861" calcext:value-type="currency">
            <text:p>-R$ 287,350,761.34</text:p>
          </table:table-cell>
          <table:table-cell table:style-name="ce23" table:formula="of:=IF([.U7]&gt;0;&quot;Subiu&quot;; IF([.U7]&lt;0;&quot;Desceu&quot;; &quot;Estável&quot;))" office:value-type="string" office:string-value="Desceu" calcext:value-type="string">
            <text:p>Desceu</text:p>
          </table:table-cell>
          <table:table-cell table:style-name="ce23" table:formula="of:=[.C7]/100" office:value-type="float" office:value="0.4569" calcext:value-type="float">
            <text:p>0.4569</text:p>
          </table:table-cell>
          <table:table-cell table:style-name="ce26" table:formula="of:=[.C7]/([.Y7]+1)" office:value-type="currency" office:currency="R$ " office:value="31.3611092044753" calcext:value-type="currency">
            <text:p>R$ 31.36</text:p>
          </table:table-cell>
          <table:table-cell table:style-name="ce26" table:formula="of:=([.C7]-[.Z7])*[.N7]" office:value-type="currency" office:currency="R$ " office:value="11463266442.7336" calcext:value-type="currency">
            <text:p>R$ 11,463,266,442.73</text:p>
          </table:table-cell>
          <table:table-cell table:style-name="ce26" table:formula="of:=IF([.Y7]&gt;0;&quot;Subiu&quot;;IF([.Y7]&lt;0;&quot;Desceu&quot;; &quot;Estável&quot;))" office:value-type="string" office:string-value="Subiu" calcext:value-type="string">
            <text:p>Subiu</text:p>
          </table:table-cell>
          <table:table-cell table:style-name="ce23" table:formula="of:=[.H7]/100" office:value-type="float" office:value="0.0808" calcext:value-type="float">
            <text:p>0.0808</text:p>
          </table:table-cell>
          <table:table-cell table:style-name="ce26" table:formula="of:=[.C7]/([.AC7]+1)" office:value-type="currency" office:currency="R$ " office:value="42.2742413027387" calcext:value-type="currency">
            <text:p>R$ 42.27</text:p>
          </table:table-cell>
          <table:table-cell table:style-name="ce26" table:formula="of:=([.C7]-[.AD7])*[.N7]" office:value-type="currency" office:currency="R$ " office:value="2732643622.56289" calcext:value-type="currency">
            <text:p>R$ 2,732,643,622.56</text:p>
          </table:table-cell>
          <table:table-cell table:style-name="ce26" table:formula="of:=IF([.AC7]&gt;0;&quot;Subiu&quot;;IF([.AC7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9.96" calcext:value-type="float">
            <text:p>39.96</text:p>
          </table:table-cell>
          <table:table-cell table:style-name="ce14" office:value-type="float" office:value="1.73" calcext:value-type="float">
            <text:p>1.7</text:p>
          </table:table-cell>
          <table:table-cell table:style-name="ce18" office:value-type="float" office:value="6.47" calcext:value-type="float">
            <text:p>6.47</text:p>
          </table:table-cell>
          <table:table-cell table:number-columns-repeated="2" table:style-name="ce18" office:value-type="float" office:value="7.3" calcext:value-type="float">
            <text:p>7.3</text:p>
          </table:table-cell>
          <table:table-cell table:style-name="ce18" office:value-type="float" office:value="95.01" calcext:value-type="float">
            <text:p>95.01</text:p>
          </table:table-cell>
          <table:table-cell table:style-name="ce18" office:value-type="float" office:value="38.91" calcext:value-type="float">
            <text:p>38.91</text:p>
          </table:table-cell>
          <table:table-cell table:style-name="ce18" office:value-type="float" office:value="40.09" calcext:value-type="float">
            <text:p>40.09</text:p>
          </table:table-cell>
          <table:table-cell table:style-name="ce2" office:value-type="string" calcext:value-type="string">
            <text:p>1,64 B</text:p>
          </table:table-cell>
          <table:table-cell table:style-name="ce22" table:formula="of:=[.D8]/100" office:value-type="float" office:value="0.0173" calcext:value-type="float">
            <text:p>0.0173</text:p>
          </table:table-cell>
          <table:table-cell table:style-name="ce25" table:formula="of:=[.C8]/([.L8]+1)" office:value-type="currency" office:currency="R$ " office:value="39.2804482453554" calcext:value-type="currency">
            <text:p>R$ 39.28</text:p>
          </table:table-cell>
          <table:table-cell table:style-name="ce28" table:formula="of:=VLOOKUP([.A8];[$Total_de_acoes.A$1:.B$1048576];2;0)" office:value-type="float" office:value="4566445852" calcext:value-type="float">
            <text:p>4,566,445,852</text:p>
          </table:table-cell>
          <table:table-cell table:style-name="ce25" table:formula="of:=([.C8]-[.M8])*[.N8]" office:value-type="currency" office:currency="R$ " office:value="3103136291.21638" calcext:value-type="currency">
            <text:p>R$ 3,103,136,291.22</text:p>
          </table:table-cell>
          <table:table-cell table:style-name="ce22" table:formula="of:=IF([.O8]&gt;0;&quot;Subiu&quot;;IF([.O8]&lt;0;&quot;Desceu&quot;;&quot;Estável&quot;))" office:value-type="string" office:string-value="Subiu" calcext:value-type="string">
            <text:p>Subiu</text:p>
          </table:table-cell>
          <table:table-cell table:style-name="ce23" table:formula="of:=[.E8]/100" office:value-type="float" office:value="0.0647" calcext:value-type="float">
            <text:p>0.0647</text:p>
          </table:table-cell>
          <table:table-cell table:style-name="ce26" table:formula="of:=[.C8]/([.E8]+1)" office:value-type="currency" office:currency="R$ " office:value="5.34939759036145" calcext:value-type="currency">
            <text:p>R$ 5.35</text:p>
          </table:table-cell>
          <table:table-cell table:style-name="ce26" table:formula="of:=([.C8]-[.R8])*[.N8]" office:value-type="currency" office:currency="R$ " office:value="158047441808.715" calcext:value-type="currency">
            <text:p>R$ 158,047,441,808.72</text:p>
          </table:table-cell>
          <table:table-cell table:style-name="ce23" table:formula="of:=IF([.S8]&gt;0;&quot;Subiu&quot;;IF([.S8]&lt;0;&quot;Desceu&quot;;&quot;Estável&quot;))" office:value-type="string" office:string-value="Subiu" calcext:value-type="string">
            <text:p>Subiu</text:p>
          </table:table-cell>
          <table:table-cell table:style-name="ce23" table:formula="of:=[.F8]/100" office:value-type="float" office:value="0.073" calcext:value-type="float">
            <text:p>0.073</text:p>
          </table:table-cell>
          <table:table-cell table:style-name="ce26" table:formula="of:=[.C8]/([.U8]+1)" office:value-type="currency" office:currency="R$ " office:value="37.2413793103448" calcext:value-type="currency">
            <text:p>R$ 37.24</text:p>
          </table:table-cell>
          <table:table-cell table:style-name="ce26" table:formula="of:=([.C8]-[.V8])*[.N8]" office:value-type="currency" office:currency="R$ " office:value="12414434171.4372" calcext:value-type="currency">
            <text:p>R$ 12,414,434,171.44</text:p>
          </table:table-cell>
          <table:table-cell table:style-name="ce23" table:formula="of:=IF([.U8]&gt;0;&quot;Subiu&quot;; IF([.U8]&lt;0;&quot;Desceu&quot;; &quot;Estável&quot;))" office:value-type="string" office:string-value="Subiu" calcext:value-type="string">
            <text:p>Subiu</text:p>
          </table:table-cell>
          <table:table-cell table:style-name="ce23" table:formula="of:=[.C8]/100" office:value-type="float" office:value="0.3996" calcext:value-type="float">
            <text:p>0.3996</text:p>
          </table:table-cell>
          <table:table-cell table:style-name="ce26" table:formula="of:=[.C8]/([.Y8]+1)" office:value-type="currency" office:currency="R$ " office:value="28.551014575593" calcext:value-type="currency">
            <text:p>R$ 28.55</text:p>
          </table:table-cell>
          <table:table-cell table:style-name="ce26" table:formula="of:=([.C8]-[.Z8])*[.N8]" office:value-type="currency" office:currency="R$ " office:value="52098514166.8117" calcext:value-type="currency">
            <text:p>R$ 52,098,514,166.81</text:p>
          </table:table-cell>
          <table:table-cell table:style-name="ce26" table:formula="of:=IF([.Y8]&gt;0;&quot;Subiu&quot;;IF([.Y8]&lt;0;&quot;Desceu&quot;; &quot;Estável&quot;))" office:value-type="string" office:string-value="Subiu" calcext:value-type="string">
            <text:p>Subiu</text:p>
          </table:table-cell>
          <table:table-cell table:style-name="ce23" table:formula="of:=[.H8]/100" office:value-type="float" office:value="0.9501" calcext:value-type="float">
            <text:p>0.9501</text:p>
          </table:table-cell>
          <table:table-cell table:style-name="ce26" table:formula="of:=[.C8]/([.AC8]+1)" office:value-type="currency" office:currency="R$ " office:value="20.4912568586226" calcext:value-type="currency">
            <text:p>R$ 20.49</text:p>
          </table:table-cell>
          <table:table-cell table:style-name="ce26" table:formula="of:=([.C8]-[.AD8])*[.N8]" office:value-type="currency" office:currency="R$ " office:value="88902961361.5961" calcext:value-type="currency">
            <text:p>R$ 88,902,961,361.60</text:p>
          </table:table-cell>
          <table:table-cell table:style-name="ce26" table:formula="of:=IF([.AC8]&gt;0;&quot;Subiu&quot;;IF([.AC8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69.5" calcext:value-type="float">
            <text:p>69.50</text:p>
          </table:table-cell>
          <table:table-cell table:style-name="ce15" office:value-type="float" office:value="1.66" calcext:value-type="float">
            <text:p>1.7</text:p>
          </table:table-cell>
          <table:table-cell table:style-name="ce19" office:value-type="float" office:value="2.06" calcext:value-type="float">
            <text:p>2.06</text:p>
          </table:table-cell>
          <table:table-cell table:number-columns-repeated="2" table:style-name="ce19" office:value-type="float" office:value="-9.97" calcext:value-type="float">
            <text:p>-9.97</text:p>
          </table:table-cell>
          <table:table-cell table:style-name="ce19" office:value-type="float" office:value="-23.49" calcext:value-type="float">
            <text:p>-23.49</text:p>
          </table:table-cell>
          <table:table-cell table:style-name="ce19" office:value-type="float" office:value="67.5" calcext:value-type="float">
            <text:p>67.5</text:p>
          </table:table-cell>
          <table:table-cell table:style-name="ce19" office:value-type="float" office:value="69.81" calcext:value-type="float">
            <text:p>69.81</text:p>
          </table:table-cell>
          <table:table-cell table:style-name="ce3" office:value-type="string" calcext:value-type="string">
            <text:p>1,89 B</text:p>
          </table:table-cell>
          <table:table-cell table:style-name="ce22" table:formula="of:=[.D9]/100" office:value-type="float" office:value="0.0166" calcext:value-type="float">
            <text:p>0.0166</text:p>
          </table:table-cell>
          <table:table-cell table:style-name="ce25" table:formula="of:=[.C9]/([.L9]+1)" office:value-type="currency" office:currency="R$ " office:value="68.3651386976195" calcext:value-type="currency">
            <text:p>R$ 68.37</text:p>
          </table:table-cell>
          <table:table-cell table:style-name="ce28" table:formula="of:=VLOOKUP([.A9];[$Total_de_acoes.A$1:.B$1048576];2;0)" office:value-type="float" office:value="4196924316" calcext:value-type="float">
            <text:p>4,196,924,316</text:p>
          </table:table-cell>
          <table:table-cell table:style-name="ce25" table:formula="of:=([.C9]-[.M9])*[.N9]" office:value-type="currency" office:currency="R$ " office:value="4762926995.24809" calcext:value-type="currency">
            <text:p>R$ 4,762,926,995.25</text:p>
          </table:table-cell>
          <table:table-cell table:style-name="ce22" table:formula="of:=IF([.O9]&gt;0;&quot;Subiu&quot;;IF([.O9]&lt;0;&quot;Desceu&quot;;&quot;Estável&quot;))" office:value-type="string" office:string-value="Subiu" calcext:value-type="string">
            <text:p>Subiu</text:p>
          </table:table-cell>
          <table:table-cell table:style-name="ce23" table:formula="of:=[.E9]/100" office:value-type="float" office:value="0.0206" calcext:value-type="float">
            <text:p>0.0206</text:p>
          </table:table-cell>
          <table:table-cell table:style-name="ce26" table:formula="of:=[.C9]/([.E9]+1)" office:value-type="currency" office:currency="R$ " office:value="22.7124183006536" calcext:value-type="currency">
            <text:p>R$ 22.71</text:p>
          </table:table-cell>
          <table:table-cell table:style-name="ce26" table:formula="of:=([.C9]-[.R9])*[.N9]" office:value-type="currency" office:currency="R$ " office:value="196363939320.824" calcext:value-type="currency">
            <text:p>R$ 196,363,939,320.82</text:p>
          </table:table-cell>
          <table:table-cell table:style-name="ce23" table:formula="of:=IF([.S9]&gt;0;&quot;Subiu&quot;;IF([.S9]&lt;0;&quot;Desceu&quot;;&quot;Estável&quot;))" office:value-type="string" office:string-value="Subiu" calcext:value-type="string">
            <text:p>Subiu</text:p>
          </table:table-cell>
          <table:table-cell table:style-name="ce23" table:formula="of:=[.F9]/100" office:value-type="float" office:value="-0.0997" calcext:value-type="float">
            <text:p>-0.0997</text:p>
          </table:table-cell>
          <table:table-cell table:style-name="ce26" table:formula="of:=[.C9]/([.U9]+1)" office:value-type="currency" office:currency="R$ " office:value="77.1964900588693" calcext:value-type="currency">
            <text:p>R$ 77.20</text:p>
          </table:table-cell>
          <table:table-cell table:style-name="ce26" table:formula="of:=([.C9]-[.V9])*[.N9]" office:value-type="currency" office:currency="R$ " office:value="-32301586275.9207" calcext:value-type="currency">
            <text:p>-R$ 32,301,586,275.92</text:p>
          </table:table-cell>
          <table:table-cell table:style-name="ce23" table:formula="of:=IF([.U9]&gt;0;&quot;Subiu&quot;; IF([.U9]&lt;0;&quot;Desceu&quot;; &quot;Estável&quot;))" office:value-type="string" office:string-value="Desceu" calcext:value-type="string">
            <text:p>Desceu</text:p>
          </table:table-cell>
          <table:table-cell table:style-name="ce23" table:formula="of:=[.C9]/100" office:value-type="float" office:value="0.695" calcext:value-type="float">
            <text:p>0.695</text:p>
          </table:table-cell>
          <table:table-cell table:style-name="ce26" table:formula="of:=[.C9]/([.Y9]+1)" office:value-type="currency" office:currency="R$ " office:value="41.0029498525074" calcext:value-type="currency">
            <text:p>R$ 41.00</text:p>
          </table:table-cell>
          <table:table-cell table:style-name="ce26" table:formula="of:=([.C9]-[.Z9])*[.N9]" office:value-type="currency" office:currency="R$ " office:value="119599962698.283" calcext:value-type="currency">
            <text:p>R$ 119,599,962,698.28</text:p>
          </table:table-cell>
          <table:table-cell table:style-name="ce26" table:formula="of:=IF([.Y9]&gt;0;&quot;Subiu&quot;;IF([.Y9]&lt;0;&quot;Desceu&quot;; &quot;Estável&quot;))" office:value-type="string" office:string-value="Subiu" calcext:value-type="string">
            <text:p>Subiu</text:p>
          </table:table-cell>
          <table:table-cell table:style-name="ce23" table:formula="of:=[.H9]/100" office:value-type="float" office:value="-0.2349" calcext:value-type="float">
            <text:p>-0.2349</text:p>
          </table:table-cell>
          <table:table-cell table:style-name="ce26" table:formula="of:=[.C9]/([.AC9]+1)" office:value-type="currency" office:currency="R$ " office:value="90.8377989805254" calcext:value-type="currency">
            <text:p>R$ 90.84</text:p>
          </table:table-cell>
          <table:table-cell table:style-name="ce26" table:formula="of:=([.C9]-[.AD9])*[.N9]" office:value-type="currency" office:currency="R$ " office:value="-89553127391.2872" calcext:value-type="currency">
            <text:p>-R$ 89,553,127,391.29</text:p>
          </table:table-cell>
          <table:table-cell table:style-name="ce26" table:formula="of:=IF([.AC9]&gt;0;&quot;Subiu&quot;;IF([.AC9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8.19" calcext:value-type="float">
            <text:p>28.19</text:p>
          </table:table-cell>
          <table:table-cell table:style-name="ce14" office:value-type="float" office:value="1.58" calcext:value-type="float">
            <text:p>1.6</text:p>
          </table:table-cell>
          <table:table-cell table:style-name="ce18" office:value-type="float" office:value="2.03" calcext:value-type="float">
            <text:p>2.03</text:p>
          </table:table-cell>
          <table:table-cell table:number-columns-repeated="2" table:style-name="ce18" office:value-type="float" office:value="-0.81" calcext:value-type="float">
            <text:p>-0.81</text:p>
          </table:table-cell>
          <table:table-cell table:style-name="ce18" office:value-type="float" office:value="24.02" calcext:value-type="float">
            <text:p>24.02</text:p>
          </table:table-cell>
          <table:table-cell table:style-name="ce18" office:value-type="float" office:value="27.71" calcext:value-type="float">
            <text:p>27.71</text:p>
          </table:table-cell>
          <table:table-cell table:style-name="ce18" office:value-type="float" office:value="28.36" calcext:value-type="float">
            <text:p>28.36</text:p>
          </table:table-cell>
          <table:table-cell table:style-name="ce2" office:value-type="string" calcext:value-type="string">
            <text:p>104,16 M</text:p>
          </table:table-cell>
          <table:table-cell table:style-name="ce22" table:formula="of:=[.D10]/100" office:value-type="float" office:value="0.0158" calcext:value-type="float">
            <text:p>0.0158</text:p>
          </table:table-cell>
          <table:table-cell table:style-name="ce25" table:formula="of:=[.C10]/([.L10]+1)" office:value-type="currency" office:currency="R$ " office:value="27.7515258909234" calcext:value-type="currency">
            <text:p>R$ 27.75</text:p>
          </table:table-cell>
          <table:table-cell table:style-name="ce28" table:formula="of:=VLOOKUP([.A10];[$Total_de_acoes.A$1:.B$1048576];2;0)" office:value-type="float" office:value="268505432" calcext:value-type="float">
            <text:p>268,505,432</text:p>
          </table:table-cell>
          <table:table-cell table:style-name="ce25" table:formula="of:=([.C10]-[.M10])*[.N10]" office:value-type="currency" office:currency="R$ " office:value="117732680.078425" calcext:value-type="currency">
            <text:p>R$ 117,732,680.08</text:p>
          </table:table-cell>
          <table:table-cell table:style-name="ce22" table:formula="of:=IF([.O10]&gt;0;&quot;Subiu&quot;;IF([.O10]&lt;0;&quot;Desceu&quot;;&quot;Estável&quot;))" office:value-type="string" office:string-value="Subiu" calcext:value-type="string">
            <text:p>Subiu</text:p>
          </table:table-cell>
          <table:table-cell table:style-name="ce23" table:formula="of:=[.E10]/100" office:value-type="float" office:value="0.0203" calcext:value-type="float">
            <text:p>0.0203</text:p>
          </table:table-cell>
          <table:table-cell table:style-name="ce26" table:formula="of:=[.C10]/([.E10]+1)" office:value-type="currency" office:currency="R$ " office:value="9.30363036303631" calcext:value-type="currency">
            <text:p>R$ 9.30</text:p>
          </table:table-cell>
          <table:table-cell table:style-name="ce26" table:formula="of:=([.C10]-[.R10])*[.N10]" office:value-type="currency" office:currency="R$ " office:value="5071092838.28462" calcext:value-type="currency">
            <text:p>R$ 5,071,092,838.28</text:p>
          </table:table-cell>
          <table:table-cell table:style-name="ce23" table:formula="of:=IF([.S10]&gt;0;&quot;Subiu&quot;;IF([.S10]&lt;0;&quot;Desceu&quot;;&quot;Estável&quot;))" office:value-type="string" office:string-value="Subiu" calcext:value-type="string">
            <text:p>Subiu</text:p>
          </table:table-cell>
          <table:table-cell table:style-name="ce23" table:formula="of:=[.F10]/100" office:value-type="float" office:value="-0.0081" calcext:value-type="float">
            <text:p>-0.0081</text:p>
          </table:table-cell>
          <table:table-cell table:style-name="ce26" table:formula="of:=[.C10]/([.U10]+1)" office:value-type="currency" office:currency="R$ " office:value="28.4202036495614" calcext:value-type="currency">
            <text:p>R$ 28.42</text:p>
          </table:table-cell>
          <table:table-cell table:style-name="ce26" table:formula="of:=([.C10]-[.V10])*[.N10]" office:value-type="currency" office:currency="R$ " office:value="-61810930.3734726" calcext:value-type="currency">
            <text:p>-R$ 61,810,930.37</text:p>
          </table:table-cell>
          <table:table-cell table:style-name="ce23" table:formula="of:=IF([.U10]&gt;0;&quot;Subiu&quot;; IF([.U10]&lt;0;&quot;Desceu&quot;; &quot;Estável&quot;))" office:value-type="string" office:string-value="Desceu" calcext:value-type="string">
            <text:p>Desceu</text:p>
          </table:table-cell>
          <table:table-cell table:style-name="ce23" table:formula="of:=[.C10]/100" office:value-type="float" office:value="0.2819" calcext:value-type="float">
            <text:p>0.2819</text:p>
          </table:table-cell>
          <table:table-cell table:style-name="ce26" table:formula="of:=[.C10]/([.Y10]+1)" office:value-type="currency" office:currency="R$ " office:value="21.9907949137998" calcext:value-type="currency">
            <text:p>R$ 21.99</text:p>
          </table:table-cell>
          <table:table-cell table:style-name="ce26" table:formula="of:=([.C10]-[.Z10])*[.N10]" office:value-type="currency" office:currency="R$ " office:value="1664520239.72677" calcext:value-type="currency">
            <text:p>R$ 1,664,520,239.73</text:p>
          </table:table-cell>
          <table:table-cell table:style-name="ce26" table:formula="of:=IF([.Y10]&gt;0;&quot;Subiu&quot;;IF([.Y10]&lt;0;&quot;Desceu&quot;; &quot;Estável&quot;))" office:value-type="string" office:string-value="Subiu" calcext:value-type="string">
            <text:p>Subiu</text:p>
          </table:table-cell>
          <table:table-cell table:style-name="ce23" table:formula="of:=[.H10]/100" office:value-type="float" office:value="0.2402" calcext:value-type="float">
            <text:p>0.2402</text:p>
          </table:table-cell>
          <table:table-cell table:style-name="ce26" table:formula="of:=[.C10]/([.AC10]+1)" office:value-type="currency" office:currency="R$ " office:value="22.7302048056765" calcext:value-type="currency">
            <text:p>R$ 22.73</text:p>
          </table:table-cell>
          <table:table-cell table:style-name="ce26" table:formula="of:=([.C10]-[.AD10])*[.N10]" office:value-type="currency" office:currency="R$ " office:value="1465984667.28335" calcext:value-type="currency">
            <text:p>R$ 1,465,984,667.28</text:p>
          </table:table-cell>
          <table:table-cell table:style-name="ce26" table:formula="of:=IF([.AC10]&gt;0;&quot;Subiu&quot;;IF([.AC1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32.81" calcext:value-type="float">
            <text:p>32.81</text:p>
          </table:table-cell>
          <table:table-cell table:style-name="ce15" office:value-type="float" office:value="1.48" calcext:value-type="float">
            <text:p>1.5</text:p>
          </table:table-cell>
          <table:table-cell table:style-name="ce19" office:value-type="float" office:value="-0.39" calcext:value-type="float">
            <text:p>-0.39</text:p>
          </table:table-cell>
          <table:table-cell table:number-columns-repeated="2" table:style-name="ce19" office:value-type="float" office:value="-3.36" calcext:value-type="float">
            <text:p>-3.36</text:p>
          </table:table-cell>
          <table:table-cell table:style-name="ce19" office:value-type="float" office:value="34.25" calcext:value-type="float">
            <text:p>34.25</text:p>
          </table:table-cell>
          <table:table-cell table:style-name="ce19" office:value-type="float" office:value="32.35" calcext:value-type="float">
            <text:p>32.35</text:p>
          </table:table-cell>
          <table:table-cell table:style-name="ce19" office:value-type="float" office:value="32.91" calcext:value-type="float">
            <text:p>32.91</text:p>
          </table:table-cell>
          <table:table-cell table:style-name="ce3" office:value-type="string" calcext:value-type="string">
            <text:p>473,2 M</text:p>
          </table:table-cell>
          <table:table-cell table:style-name="ce22" table:formula="of:=[.D11]/100" office:value-type="float" office:value="0.0148" calcext:value-type="float">
            <text:p>0.0148</text:p>
          </table:table-cell>
          <table:table-cell table:style-name="ce25" table:formula="of:=[.C11]/([.L11]+1)" office:value-type="currency" office:currency="R$ " office:value="32.3314938904218" calcext:value-type="currency">
            <text:p>R$ 32.33</text:p>
          </table:table-cell>
          <table:table-cell table:style-name="ce28" table:formula="of:=VLOOKUP([.A11];[$Total_de_acoes.A$1:.B$1048576];2;0)" office:value-type="float" office:value="4801593832" calcext:value-type="float">
            <text:p>4,801,593,832</text:p>
          </table:table-cell>
          <table:table-cell table:style-name="ce25" table:formula="of:=([.C11]-[.M11])*[.N11]" office:value-type="currency" office:currency="R$ " office:value="2297591984.3252" calcext:value-type="currency">
            <text:p>R$ 2,297,591,984.33</text:p>
          </table:table-cell>
          <table:table-cell table:style-name="ce22" table:formula="of:=IF([.O11]&gt;0;&quot;Subiu&quot;;IF([.O11]&lt;0;&quot;Desceu&quot;;&quot;Estável&quot;))" office:value-type="string" office:string-value="Subiu" calcext:value-type="string">
            <text:p>Subiu</text:p>
          </table:table-cell>
          <table:table-cell table:style-name="ce23" table:formula="of:=[.E11]/100" office:value-type="float" office:value="-0.0039" calcext:value-type="float">
            <text:p>-0.0039</text:p>
          </table:table-cell>
          <table:table-cell table:style-name="ce26" table:formula="of:=[.C11]/([.E11]+1)" office:value-type="currency" office:currency="R$ " office:value="53.7868852459016" calcext:value-type="currency">
            <text:p>R$ 53.79</text:p>
          </table:table-cell>
          <table:table-cell table:style-name="ce26" table:formula="of:=([.C11]-[.R11])*[.N11]" office:value-type="currency" office:currency="R$ " office:value="-100722482811.293" calcext:value-type="currency">
            <text:p>-R$ 100,722,482,811.29</text:p>
          </table:table-cell>
          <table:table-cell table:style-name="ce23" table:formula="of:=IF([.S11]&gt;0;&quot;Subiu&quot;;IF([.S11]&lt;0;&quot;Desceu&quot;;&quot;Estável&quot;))" office:value-type="string" office:string-value="Desceu" calcext:value-type="string">
            <text:p>Desceu</text:p>
          </table:table-cell>
          <table:table-cell table:style-name="ce23" table:formula="of:=[.F11]/100" office:value-type="float" office:value="-0.0336" calcext:value-type="float">
            <text:p>-0.0336</text:p>
          </table:table-cell>
          <table:table-cell table:style-name="ce26" table:formula="of:=[.C11]/([.U11]+1)" office:value-type="currency" office:currency="R$ " office:value="33.9507450331126" calcext:value-type="currency">
            <text:p>R$ 33.95</text:p>
          </table:table-cell>
          <table:table-cell table:style-name="ce26" table:formula="of:=([.C11]-[.V11])*[.N11]" office:value-type="currency" office:currency="R$ " office:value="-5477394314.878" calcext:value-type="currency">
            <text:p>-R$ 5,477,394,314.88</text:p>
          </table:table-cell>
          <table:table-cell table:style-name="ce23" table:formula="of:=IF([.U11]&gt;0;&quot;Subiu&quot;; IF([.U11]&lt;0;&quot;Desceu&quot;; &quot;Estável&quot;))" office:value-type="string" office:string-value="Desceu" calcext:value-type="string">
            <text:p>Desceu</text:p>
          </table:table-cell>
          <table:table-cell table:style-name="ce23" table:formula="of:=[.C11]/100" office:value-type="float" office:value="0.3281" calcext:value-type="float">
            <text:p>0.3281</text:p>
          </table:table-cell>
          <table:table-cell table:style-name="ce26" table:formula="of:=[.C11]/([.Y11]+1)" office:value-type="currency" office:currency="R$ " office:value="24.704465025224" calcext:value-type="currency">
            <text:p>R$ 24.70</text:p>
          </table:table-cell>
          <table:table-cell table:style-name="ce26" table:formula="of:=([.C11]-[.Z11])*[.N11]" office:value-type="currency" office:currency="R$ " office:value="38919486739.9447" calcext:value-type="currency">
            <text:p>R$ 38,919,486,739.94</text:p>
          </table:table-cell>
          <table:table-cell table:style-name="ce26" table:formula="of:=IF([.Y11]&gt;0;&quot;Subiu&quot;;IF([.Y11]&lt;0;&quot;Desceu&quot;; &quot;Estável&quot;))" office:value-type="string" office:string-value="Subiu" calcext:value-type="string">
            <text:p>Subiu</text:p>
          </table:table-cell>
          <table:table-cell table:style-name="ce23" table:formula="of:=[.H11]/100" office:value-type="float" office:value="0.3425" calcext:value-type="float">
            <text:p>0.3425</text:p>
          </table:table-cell>
          <table:table-cell table:style-name="ce26" table:formula="of:=[.C11]/([.AC11]+1)" office:value-type="currency" office:currency="R$ " office:value="24.43947858473" calcext:value-type="currency">
            <text:p>R$ 24.44</text:p>
          </table:table-cell>
          <table:table-cell table:style-name="ce26" table:formula="of:=([.C11]-[.AD11])*[.N11]" office:value-type="currency" office:currency="R$ " office:value="40191843998.1844" calcext:value-type="currency">
            <text:p>R$ 40,191,843,998.18</text:p>
          </table:table-cell>
          <table:table-cell table:style-name="ce26" table:formula="of:=IF([.AC11]&gt;0;&quot;Subiu&quot;;IF([.AC11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7.56" calcext:value-type="float">
            <text:p>27.56</text:p>
          </table:table-cell>
          <table:table-cell table:style-name="ce14" office:value-type="float" office:value="1.43" calcext:value-type="float">
            <text:p>1.4</text:p>
          </table:table-cell>
          <table:table-cell table:style-name="ce18" office:value-type="float" office:value="3.41" calcext:value-type="float">
            <text:p>3.41</text:p>
          </table:table-cell>
          <table:table-cell table:number-columns-repeated="2" table:style-name="ce18" office:value-type="float" office:value="-4.17" calcext:value-type="float">
            <text:p>-4.17</text:p>
          </table:table-cell>
          <table:table-cell table:style-name="ce18" office:value-type="float" office:value="-6.01" calcext:value-type="float">
            <text:p>-6.01</text:p>
          </table:table-cell>
          <table:table-cell table:style-name="ce18" office:value-type="float" office:value="26.9" calcext:value-type="float">
            <text:p>26.9</text:p>
          </table:table-cell>
          <table:table-cell table:style-name="ce18" office:value-type="float" office:value="27.91" calcext:value-type="float">
            <text:p>27.91</text:p>
          </table:table-cell>
          <table:table-cell table:style-name="ce2" office:value-type="string" calcext:value-type="string">
            <text:p>71,62 M</text:p>
          </table:table-cell>
          <table:table-cell table:style-name="ce22" table:formula="of:=[.D12]/100" office:value-type="float" office:value="0.0143" calcext:value-type="float">
            <text:p>0.0143</text:p>
          </table:table-cell>
          <table:table-cell table:style-name="ce25" table:formula="of:=[.C12]/([.L12]+1)" office:value-type="currency" office:currency="R$ " office:value="27.1714482894607" calcext:value-type="currency">
            <text:p>R$ 27.17</text:p>
          </table:table-cell>
          <table:table-cell table:style-name="ce28" table:formula="of:=VLOOKUP([.A12];[$Total_de_acoes.A$1:.B$1048576];2;0)" office:value-type="float" office:value="1168230366" calcext:value-type="float">
            <text:p>1,168,230,366</text:p>
          </table:table-cell>
          <table:table-cell table:style-name="ce25" table:formula="of:=([.C12]-[.M12])*[.N12]" office:value-type="currency" office:currency="R$ " office:value="453917907.01324" calcext:value-type="currency">
            <text:p>R$ 453,917,907.01</text:p>
          </table:table-cell>
          <table:table-cell table:style-name="ce22" table:formula="of:=IF([.O12]&gt;0;&quot;Subiu&quot;;IF([.O12]&lt;0;&quot;Desceu&quot;;&quot;Estável&quot;))" office:value-type="string" office:string-value="Subiu" calcext:value-type="string">
            <text:p>Subiu</text:p>
          </table:table-cell>
          <table:table-cell table:style-name="ce23" table:formula="of:=[.E12]/100" office:value-type="float" office:value="0.0341" calcext:value-type="float">
            <text:p>0.0341</text:p>
          </table:table-cell>
          <table:table-cell table:style-name="ce26" table:formula="of:=[.C12]/([.E12]+1)" office:value-type="currency" office:currency="R$ " office:value="6.24943310657596" calcext:value-type="currency">
            <text:p>R$ 6.25</text:p>
          </table:table-cell>
          <table:table-cell table:style-name="ce26" table:formula="of:=([.C12]-[.R12])*[.N12]" office:value-type="currency" office:currency="R$ " office:value="24895651361.5722" calcext:value-type="currency">
            <text:p>R$ 24,895,651,361.57</text:p>
          </table:table-cell>
          <table:table-cell table:style-name="ce23" table:formula="of:=IF([.S12]&gt;0;&quot;Subiu&quot;;IF([.S12]&lt;0;&quot;Desceu&quot;;&quot;Estável&quot;))" office:value-type="string" office:string-value="Subiu" calcext:value-type="string">
            <text:p>Subiu</text:p>
          </table:table-cell>
          <table:table-cell table:style-name="ce23" table:formula="of:=[.F12]/100" office:value-type="float" office:value="-0.0417" calcext:value-type="float">
            <text:p>-0.0417</text:p>
          </table:table-cell>
          <table:table-cell table:style-name="ce26" table:formula="of:=[.C12]/([.U12]+1)" office:value-type="currency" office:currency="R$ " office:value="28.7592611916936" calcext:value-type="currency">
            <text:p>R$ 28.76</text:p>
          </table:table-cell>
          <table:table-cell table:style-name="ce26" table:formula="of:=([.C12]-[.V12])*[.N12]" office:value-type="currency" office:currency="R$ " office:value="-1401013340.90184" calcext:value-type="currency">
            <text:p>-R$ 1,401,013,340.90</text:p>
          </table:table-cell>
          <table:table-cell table:style-name="ce23" table:formula="of:=IF([.U12]&gt;0;&quot;Subiu&quot;; IF([.U12]&lt;0;&quot;Desceu&quot;; &quot;Estável&quot;))" office:value-type="string" office:string-value="Desceu" calcext:value-type="string">
            <text:p>Desceu</text:p>
          </table:table-cell>
          <table:table-cell table:style-name="ce23" table:formula="of:=[.C12]/100" office:value-type="float" office:value="0.2756" calcext:value-type="float">
            <text:p>0.2756</text:p>
          </table:table-cell>
          <table:table-cell table:style-name="ce26" table:formula="of:=[.C12]/([.Y12]+1)" office:value-type="currency" office:currency="R$ " office:value="21.6055189714644" calcext:value-type="currency">
            <text:p>R$ 21.61</text:p>
          </table:table-cell>
          <table:table-cell table:style-name="ce26" table:formula="of:=([.C12]-[.Z12])*[.N12]" office:value-type="currency" office:currency="R$ " office:value="6956205551.30619" calcext:value-type="currency">
            <text:p>R$ 6,956,205,551.31</text:p>
          </table:table-cell>
          <table:table-cell table:style-name="ce26" table:formula="of:=IF([.Y12]&gt;0;&quot;Subiu&quot;;IF([.Y12]&lt;0;&quot;Desceu&quot;; &quot;Estável&quot;))" office:value-type="string" office:string-value="Subiu" calcext:value-type="string">
            <text:p>Subiu</text:p>
          </table:table-cell>
          <table:table-cell table:style-name="ce23" table:formula="of:=[.H12]/100" office:value-type="float" office:value="-0.0601" calcext:value-type="float">
            <text:p>-0.0601</text:p>
          </table:table-cell>
          <table:table-cell table:style-name="ce26" table:formula="of:=[.C12]/([.AC12]+1)" office:value-type="currency" office:currency="R$ " office:value="29.3222683264177" calcext:value-type="currency">
            <text:p>R$ 29.32</text:p>
          </table:table-cell>
          <table:table-cell table:style-name="ce26" table:formula="of:=([.C12]-[.AD12])*[.N12]" office:value-type="currency" office:currency="R$ " office:value="-2058735371.96116" calcext:value-type="currency">
            <text:p>-R$ 2,058,735,371.96</text:p>
          </table:table-cell>
          <table:table-cell table:style-name="ce26" table:formula="of:=IF([.AC12]&gt;0;&quot;Subiu&quot;;IF([.AC12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8.55" calcext:value-type="float">
            <text:p>18.55</text:p>
          </table:table-cell>
          <table:table-cell table:style-name="ce15" office:value-type="float" office:value="1.42" calcext:value-type="float">
            <text:p>1.4</text:p>
          </table:table-cell>
          <table:table-cell table:style-name="ce19" office:value-type="float" office:value="5.1" calcext:value-type="float">
            <text:p>5.1</text:p>
          </table:table-cell>
          <table:table-cell table:number-columns-repeated="2" table:style-name="ce19" office:value-type="float" office:value="-15.14" calcext:value-type="float">
            <text:p>-15.14</text:p>
          </table:table-cell>
          <table:table-cell table:style-name="ce19" office:value-type="float" office:value="-18.39" calcext:value-type="float">
            <text:p>-18.39</text:p>
          </table:table-cell>
          <table:table-cell table:style-name="ce19" office:value-type="float" office:value="18.29" calcext:value-type="float">
            <text:p>18.29</text:p>
          </table:table-cell>
          <table:table-cell table:style-name="ce19" office:value-type="float" office:value="18.73" calcext:value-type="float">
            <text:p>18.73</text:p>
          </table:table-cell>
          <table:table-cell table:style-name="ce3" office:value-type="string" calcext:value-type="string">
            <text:p>43,31 M</text:p>
          </table:table-cell>
          <table:table-cell table:style-name="ce22" table:formula="of:=[.D13]/100" office:value-type="float" office:value="0.0142" calcext:value-type="float">
            <text:p>0.0142</text:p>
          </table:table-cell>
          <table:table-cell table:style-name="ce25" table:formula="of:=[.C13]/([.L13]+1)" office:value-type="currency" office:currency="R$ " office:value="18.2902780516663" calcext:value-type="currency">
            <text:p>R$ 18.29</text:p>
          </table:table-cell>
          <table:table-cell table:style-name="ce28" table:formula="of:=VLOOKUP([.A13];[$Total_de_acoes.A$1:.B$1048576];2;0)" office:value-type="float" office:value="265877867" calcext:value-type="float">
            <text:p>265,877,867</text:p>
          </table:table-cell>
          <table:table-cell table:style-name="ce25" table:formula="of:=([.C13]-[.M13])*[.N13]" office:value-type="currency" office:currency="R$ " office:value="69054317.6360385" calcext:value-type="currency">
            <text:p>R$ 69,054,317.64</text:p>
          </table:table-cell>
          <table:table-cell table:style-name="ce22" table:formula="of:=IF([.O13]&gt;0;&quot;Subiu&quot;;IF([.O13]&lt;0;&quot;Desceu&quot;;&quot;Estável&quot;))" office:value-type="string" office:string-value="Subiu" calcext:value-type="string">
            <text:p>Subiu</text:p>
          </table:table-cell>
          <table:table-cell table:style-name="ce23" table:formula="of:=[.E13]/100" office:value-type="float" office:value="0.051" calcext:value-type="float">
            <text:p>0.051</text:p>
          </table:table-cell>
          <table:table-cell table:style-name="ce26" table:formula="of:=[.C13]/([.E13]+1)" office:value-type="currency" office:currency="R$ " office:value="3.04098360655738" calcext:value-type="currency">
            <text:p>R$ 3.04</text:p>
          </table:table-cell>
          <table:table-cell table:style-name="ce26" table:formula="of:=([.C13]-[.R13])*[.N13]" office:value-type="currency" office:currency="R$ " office:value="4123504197.95656" calcext:value-type="currency">
            <text:p>R$ 4,123,504,197.96</text:p>
          </table:table-cell>
          <table:table-cell table:style-name="ce23" table:formula="of:=IF([.S13]&gt;0;&quot;Subiu&quot;;IF([.S13]&lt;0;&quot;Desceu&quot;;&quot;Estável&quot;))" office:value-type="string" office:string-value="Subiu" calcext:value-type="string">
            <text:p>Subiu</text:p>
          </table:table-cell>
          <table:table-cell table:style-name="ce23" table:formula="of:=[.F13]/100" office:value-type="float" office:value="-0.1514" calcext:value-type="float">
            <text:p>-0.1514</text:p>
          </table:table-cell>
          <table:table-cell table:style-name="ce26" table:formula="of:=[.C13]/([.U13]+1)" office:value-type="currency" office:currency="R$ " office:value="21.8595333490455" calcext:value-type="currency">
            <text:p>R$ 21.86</text:p>
          </table:table-cell>
          <table:table-cell table:style-name="ce26" table:formula="of:=([.C13]-[.V13])*[.N13]" office:value-type="currency" office:currency="R$ " office:value="-879931667.609581" calcext:value-type="currency">
            <text:p>-R$ 879,931,667.61</text:p>
          </table:table-cell>
          <table:table-cell table:style-name="ce23" table:formula="of:=IF([.U13]&gt;0;&quot;Subiu&quot;; IF([.U13]&lt;0;&quot;Desceu&quot;; &quot;Estável&quot;))" office:value-type="string" office:string-value="Desceu" calcext:value-type="string">
            <text:p>Desceu</text:p>
          </table:table-cell>
          <table:table-cell table:style-name="ce23" table:formula="of:=[.C13]/100" office:value-type="float" office:value="0.1855" calcext:value-type="float">
            <text:p>0.1855</text:p>
          </table:table-cell>
          <table:table-cell table:style-name="ce26" table:formula="of:=[.C13]/([.Y13]+1)" office:value-type="currency" office:currency="R$ " office:value="15.6474061577394" calcext:value-type="currency">
            <text:p>R$ 15.65</text:p>
          </table:table-cell>
          <table:table-cell table:style-name="ce26" table:formula="of:=([.C13]-[.Z13])*[.N13]" office:value-type="currency" office:currency="R$ " office:value="771735459.547596" calcext:value-type="currency">
            <text:p>R$ 771,735,459.55</text:p>
          </table:table-cell>
          <table:table-cell table:style-name="ce26" table:formula="of:=IF([.Y13]&gt;0;&quot;Subiu&quot;;IF([.Y13]&lt;0;&quot;Desceu&quot;; &quot;Estável&quot;))" office:value-type="string" office:string-value="Subiu" calcext:value-type="string">
            <text:p>Subiu</text:p>
          </table:table-cell>
          <table:table-cell table:style-name="ce23" table:formula="of:=[.H13]/100" office:value-type="float" office:value="-0.1839" calcext:value-type="float">
            <text:p>-0.1839</text:p>
          </table:table-cell>
          <table:table-cell table:style-name="ce26" table:formula="of:=[.C13]/([.AC13]+1)" office:value-type="currency" office:currency="R$ " office:value="22.7300575909815" calcext:value-type="currency">
            <text:p>R$ 22.73</text:p>
          </table:table-cell>
          <table:table-cell table:style-name="ce26" table:formula="of:=([.C13]-[.AD13])*[.N13]" office:value-type="currency" office:currency="R$ " office:value="-1111384796.22732" calcext:value-type="currency">
            <text:p>-R$ 1,111,384,796.23</text:p>
          </table:table-cell>
          <table:table-cell table:style-name="ce26" table:formula="of:=IF([.AC13]&gt;0;&quot;Subiu&quot;;IF([.AC13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4.27" calcext:value-type="float">
            <text:p>14.27</text:p>
          </table:table-cell>
          <table:table-cell table:style-name="ce14" office:value-type="float" office:value="1.42" calcext:value-type="float">
            <text:p>1.4</text:p>
          </table:table-cell>
          <table:table-cell table:style-name="ce18" office:value-type="float" office:value="8.85" calcext:value-type="float">
            <text:p>8.85</text:p>
          </table:table-cell>
          <table:table-cell table:number-columns-repeated="2" table:style-name="ce18" office:value-type="float" office:value="-10.87" calcext:value-type="float">
            <text:p>-10.87</text:p>
          </table:table-cell>
          <table:table-cell table:style-name="ce18" office:value-type="float" office:value="18.52" calcext:value-type="float">
            <text:p>18.52</text:p>
          </table:table-cell>
          <table:table-cell table:style-name="ce18" office:value-type="float" office:value="13.8" calcext:value-type="float">
            <text:p>13.8</text:p>
          </table:table-cell>
          <table:table-cell table:style-name="ce18" office:value-type="float" office:value="14.36" calcext:value-type="float">
            <text:p>14.36</text:p>
          </table:table-cell>
          <table:table-cell table:style-name="ce2" office:value-type="string" calcext:value-type="string">
            <text:p>270,24 M</text:p>
          </table:table-cell>
          <table:table-cell table:style-name="ce22" table:formula="of:=[.D14]/100" office:value-type="float" office:value="0.0142" calcext:value-type="float">
            <text:p>0.0142</text:p>
          </table:table-cell>
          <table:table-cell table:style-name="ce25" table:formula="of:=[.C14]/([.L14]+1)" office:value-type="currency" office:currency="R$ " office:value="14.0702031157563" calcext:value-type="currency">
            <text:p>R$ 14.07</text:p>
          </table:table-cell>
          <table:table-cell table:style-name="ce28" table:formula="of:=VLOOKUP([.A14];[$Total_de_acoes.A$1:.B$1048576];2;0)" office:value-type="float" office:value="327593725" calcext:value-type="float">
            <text:p>327,593,725</text:p>
          </table:table-cell>
          <table:table-cell table:style-name="ce25" table:formula="of:=([.C14]-[.M14])*[.N14]" office:value-type="currency" office:currency="R$ " office:value="65452205.5528002" calcext:value-type="currency">
            <text:p>R$ 65,452,205.55</text:p>
          </table:table-cell>
          <table:table-cell table:style-name="ce22" table:formula="of:=IF([.O14]&gt;0;&quot;Subiu&quot;;IF([.O14]&lt;0;&quot;Desceu&quot;;&quot;Estável&quot;))" office:value-type="string" office:string-value="Subiu" calcext:value-type="string">
            <text:p>Subiu</text:p>
          </table:table-cell>
          <table:table-cell table:style-name="ce23" table:formula="of:=[.E14]/100" office:value-type="float" office:value="0.0885" calcext:value-type="float">
            <text:p>0.0885</text:p>
          </table:table-cell>
          <table:table-cell table:style-name="ce26" table:formula="of:=[.C14]/([.E14]+1)" office:value-type="currency" office:currency="R$ " office:value="1.44873096446701" calcext:value-type="currency">
            <text:p>R$ 1.45</text:p>
          </table:table-cell>
          <table:table-cell table:style-name="ce26" table:formula="of:=([.C14]-[.R14])*[.N14]" office:value-type="currency" office:currency="R$ " office:value="4200167282.57741" calcext:value-type="currency">
            <text:p>R$ 4,200,167,282.58</text:p>
          </table:table-cell>
          <table:table-cell table:style-name="ce23" table:formula="of:=IF([.S14]&gt;0;&quot;Subiu&quot;;IF([.S14]&lt;0;&quot;Desceu&quot;;&quot;Estável&quot;))" office:value-type="string" office:string-value="Subiu" calcext:value-type="string">
            <text:p>Subiu</text:p>
          </table:table-cell>
          <table:table-cell table:style-name="ce23" table:formula="of:=[.F14]/100" office:value-type="float" office:value="-0.1087" calcext:value-type="float">
            <text:p>-0.1087</text:p>
          </table:table-cell>
          <table:table-cell table:style-name="ce26" table:formula="of:=[.C14]/([.U14]+1)" office:value-type="currency" office:currency="R$ " office:value="16.0103220015707" calcext:value-type="currency">
            <text:p>R$ 16.01</text:p>
          </table:table-cell>
          <table:table-cell table:style-name="ce26" table:formula="of:=([.C14]-[.V14])*[.N14]" office:value-type="currency" office:currency="R$ " office:value="-570118567.194014" calcext:value-type="currency">
            <text:p>-R$ 570,118,567.19</text:p>
          </table:table-cell>
          <table:table-cell table:style-name="ce23" table:formula="of:=IF([.U14]&gt;0;&quot;Subiu&quot;; IF([.U14]&lt;0;&quot;Desceu&quot;; &quot;Estável&quot;))" office:value-type="string" office:string-value="Desceu" calcext:value-type="string">
            <text:p>Desceu</text:p>
          </table:table-cell>
          <table:table-cell table:style-name="ce23" table:formula="of:=[.C14]/100" office:value-type="float" office:value="0.1427" calcext:value-type="float">
            <text:p>0.1427</text:p>
          </table:table-cell>
          <table:table-cell table:style-name="ce26" table:formula="of:=[.C14]/([.Y14]+1)" office:value-type="currency" office:currency="R$ " office:value="12.4879670954756" calcext:value-type="currency">
            <text:p>R$ 12.49</text:p>
          </table:table-cell>
          <table:table-cell table:style-name="ce26" table:formula="of:=([.C14]-[.Z14])*[.N14]" office:value-type="currency" office:currency="R$ " office:value="583782797.265709" calcext:value-type="currency">
            <text:p>R$ 583,782,797.27</text:p>
          </table:table-cell>
          <table:table-cell table:style-name="ce26" table:formula="of:=IF([.Y14]&gt;0;&quot;Subiu&quot;;IF([.Y14]&lt;0;&quot;Desceu&quot;; &quot;Estável&quot;))" office:value-type="string" office:string-value="Subiu" calcext:value-type="string">
            <text:p>Subiu</text:p>
          </table:table-cell>
          <table:table-cell table:style-name="ce23" table:formula="of:=[.H14]/100" office:value-type="float" office:value="0.1852" calcext:value-type="float">
            <text:p>0.1852</text:p>
          </table:table-cell>
          <table:table-cell table:style-name="ce26" table:formula="of:=[.C14]/([.AC14]+1)" office:value-type="currency" office:currency="R$ " office:value="12.040161997975" calcext:value-type="currency">
            <text:p>R$ 12.04</text:p>
          </table:table-cell>
          <table:table-cell table:style-name="ce26" table:formula="of:=([.C14]-[.AD14])*[.N14]" office:value-type="currency" office:currency="R$ " office:value="730480937.229919" calcext:value-type="currency">
            <text:p>R$ 730,480,937.23</text:p>
          </table:table-cell>
          <table:table-cell table:style-name="ce26" table:formula="of:=IF([.AC14]&gt;0;&quot;Subiu&quot;;IF([.AC14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8.75" calcext:value-type="float">
            <text:p>28.75</text:p>
          </table:table-cell>
          <table:table-cell table:style-name="ce15" office:value-type="float" office:value="1.41" calcext:value-type="float">
            <text:p>1.4</text:p>
          </table:table-cell>
          <table:table-cell table:style-name="ce19" office:value-type="float" office:value="-2.71" calcext:value-type="float">
            <text:p>-2.71</text:p>
          </table:table-cell>
          <table:table-cell table:number-columns-repeated="2" table:style-name="ce19" office:value-type="float" office:value="9.4" calcext:value-type="float">
            <text:p>9.4</text:p>
          </table:table-cell>
          <table:table-cell table:style-name="ce19" office:value-type="float" office:value="-37.7" calcext:value-type="float">
            <text:p>-37.7</text:p>
          </table:table-cell>
          <table:table-cell table:style-name="ce19" office:value-type="float" office:value="28" calcext:value-type="float">
            <text:p>28</text:p>
          </table:table-cell>
          <table:table-cell table:style-name="ce19" office:value-type="float" office:value="28.75" calcext:value-type="float">
            <text:p>28.75</text:p>
          </table:table-cell>
          <table:table-cell table:style-name="ce3" office:value-type="string" calcext:value-type="string">
            <text:p>78,44 M</text:p>
          </table:table-cell>
          <table:table-cell table:style-name="ce22" table:formula="of:=[.D15]/100" office:value-type="float" office:value="0.0141" calcext:value-type="float">
            <text:p>0.0141</text:p>
          </table:table-cell>
          <table:table-cell table:style-name="ce25" table:formula="of:=[.C15]/([.L15]+1)" office:value-type="currency" office:currency="R$ " office:value="28.3502613154521" calcext:value-type="currency">
            <text:p>R$ 28.35</text:p>
          </table:table-cell>
          <table:table-cell table:style-name="ce28" table:formula="of:=VLOOKUP([.A15];[$Total_de_acoes.A$1:.B$1048576];2;0)" office:value-type="float" office:value="235665566" calcext:value-type="float">
            <text:p>235,665,566</text:p>
          </table:table-cell>
          <table:table-cell table:style-name="ce25" table:formula="of:=([.C15]-[.M15])*[.N15]" office:value-type="currency" office:currency="R$ " office:value="94204643.3460701" calcext:value-type="currency">
            <text:p>R$ 94,204,643.35</text:p>
          </table:table-cell>
          <table:table-cell table:style-name="ce22" table:formula="of:=IF([.O15]&gt;0;&quot;Subiu&quot;;IF([.O15]&lt;0;&quot;Desceu&quot;;&quot;Estável&quot;))" office:value-type="string" office:string-value="Subiu" calcext:value-type="string">
            <text:p>Subiu</text:p>
          </table:table-cell>
          <table:table-cell table:style-name="ce23" table:formula="of:=[.E15]/100" office:value-type="float" office:value="-0.0271" calcext:value-type="float">
            <text:p>-0.0271</text:p>
          </table:table-cell>
          <table:table-cell table:style-name="ce26" table:formula="of:=[.C15]/([.E15]+1)" office:value-type="currency" office:currency="R$ " office:value="-16.812865497076" calcext:value-type="currency">
            <text:p>-R$ 16.81</text:p>
          </table:table-cell>
          <table:table-cell table:style-name="ce26" table:formula="of:=([.C15]-[.R15])*[.N15]" office:value-type="currency" office:currency="R$ " office:value="10737598485.9503" calcext:value-type="currency">
            <text:p>R$ 10,737,598,485.95</text:p>
          </table:table-cell>
          <table:table-cell table:style-name="ce23" table:formula="of:=IF([.S15]&gt;0;&quot;Subiu&quot;;IF([.S15]&lt;0;&quot;Desceu&quot;;&quot;Estável&quot;))" office:value-type="string" office:string-value="Subiu" calcext:value-type="string">
            <text:p>Subiu</text:p>
          </table:table-cell>
          <table:table-cell table:style-name="ce23" table:formula="of:=[.F15]/100" office:value-type="float" office:value="0.094" calcext:value-type="float">
            <text:p>0.094</text:p>
          </table:table-cell>
          <table:table-cell table:style-name="ce26" table:formula="of:=[.C15]/([.U15]+1)" office:value-type="currency" office:currency="R$ " office:value="26.2797074954296" calcext:value-type="currency">
            <text:p>R$ 26.28</text:p>
          </table:table-cell>
          <table:table-cell table:style-name="ce26" table:formula="of:=([.C15]-[.V15])*[.N15]" office:value-type="currency" office:currency="R$ " office:value="582162881.275137" calcext:value-type="currency">
            <text:p>R$ 582,162,881.28</text:p>
          </table:table-cell>
          <table:table-cell table:style-name="ce23" table:formula="of:=IF([.U15]&gt;0;&quot;Subiu&quot;; IF([.U15]&lt;0;&quot;Desceu&quot;; &quot;Estável&quot;))" office:value-type="string" office:string-value="Subiu" calcext:value-type="string">
            <text:p>Subiu</text:p>
          </table:table-cell>
          <table:table-cell table:style-name="ce23" table:formula="of:=[.C15]/100" office:value-type="float" office:value="0.2875" calcext:value-type="float">
            <text:p>0.2875</text:p>
          </table:table-cell>
          <table:table-cell table:style-name="ce26" table:formula="of:=[.C15]/([.Y15]+1)" office:value-type="currency" office:currency="R$ " office:value="22.3300970873786" calcext:value-type="currency">
            <text:p>R$ 22.33</text:p>
          </table:table-cell>
          <table:table-cell table:style-name="ce26" table:formula="of:=([.C15]-[.Z15])*[.N15]" office:value-type="currency" office:currency="R$ " office:value="1512950053.56796" calcext:value-type="currency">
            <text:p>R$ 1,512,950,053.57</text:p>
          </table:table-cell>
          <table:table-cell table:style-name="ce26" table:formula="of:=IF([.Y15]&gt;0;&quot;Subiu&quot;;IF([.Y15]&lt;0;&quot;Desceu&quot;; &quot;Estável&quot;))" office:value-type="string" office:string-value="Subiu" calcext:value-type="string">
            <text:p>Subiu</text:p>
          </table:table-cell>
          <table:table-cell table:style-name="ce23" table:formula="of:=[.H15]/100" office:value-type="float" office:value="-0.377" calcext:value-type="float">
            <text:p>-0.377</text:p>
          </table:table-cell>
          <table:table-cell table:style-name="ce26" table:formula="of:=[.C15]/([.AC15]+1)" office:value-type="currency" office:currency="R$ " office:value="46.1476725521669" calcext:value-type="currency">
            <text:p>R$ 46.15</text:p>
          </table:table-cell>
          <table:table-cell table:style-name="ce26" table:formula="of:=([.C15]-[.AD15])*[.N15]" office:value-type="currency" office:currency="R$ " office:value="-4100032349.08908" calcext:value-type="currency">
            <text:p>-R$ 4,100,032,349.09</text:p>
          </table:table-cell>
          <table:table-cell table:style-name="ce26" table:formula="of:=IF([.AC15]&gt;0;&quot;Subiu&quot;;IF([.AC15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5.32" calcext:value-type="float">
            <text:p>35.32</text:p>
          </table:table-cell>
          <table:table-cell table:style-name="ce14" office:value-type="float" office:value="1.34" calcext:value-type="float">
            <text:p>1.3</text:p>
          </table:table-cell>
          <table:table-cell table:style-name="ce18" office:value-type="float" office:value="2.76" calcext:value-type="float">
            <text:p>2.76</text:p>
          </table:table-cell>
          <table:table-cell table:number-columns-repeated="2" table:style-name="ce18" office:value-type="float" office:value="-1.12" calcext:value-type="float">
            <text:p>-1.12</text:p>
          </table:table-cell>
          <table:table-cell table:style-name="ce18" office:value-type="float" office:value="28.01" calcext:value-type="float">
            <text:p>28.01</text:p>
          </table:table-cell>
          <table:table-cell table:style-name="ce18" office:value-type="float" office:value="34.85" calcext:value-type="float">
            <text:p>34.85</text:p>
          </table:table-cell>
          <table:table-cell table:style-name="ce18" office:value-type="float" office:value="35.76" calcext:value-type="float">
            <text:p>35.76</text:p>
          </table:table-cell>
          <table:table-cell table:style-name="ce2" office:value-type="string" calcext:value-type="string">
            <text:p>412,31 M</text:p>
          </table:table-cell>
          <table:table-cell table:style-name="ce22" table:formula="of:=[.D16]/100" office:value-type="float" office:value="0.0134" calcext:value-type="float">
            <text:p>0.0134</text:p>
          </table:table-cell>
          <table:table-cell table:style-name="ce25" table:formula="of:=[.C16]/([.L16]+1)" office:value-type="currency" office:currency="R$ " office:value="34.852970199329" calcext:value-type="currency">
            <text:p>R$ 34.85</text:p>
          </table:table-cell>
          <table:table-cell table:style-name="ce28" table:formula="of:=VLOOKUP([.A16];[$Total_de_acoes.A$1:.B$1048576];2;0)" office:value-type="float" office:value="1095587251" calcext:value-type="float">
            <text:p>1,095,587,251</text:p>
          </table:table-cell>
          <table:table-cell table:style-name="ce25" table:formula="of:=([.C16]-[.M16])*[.N16]" office:value-type="currency" office:currency="R$ " office:value="511671895.452234" calcext:value-type="currency">
            <text:p>R$ 511,671,895.45</text:p>
          </table:table-cell>
          <table:table-cell table:style-name="ce22" table:formula="of:=IF([.O16]&gt;0;&quot;Subiu&quot;;IF([.O16]&lt;0;&quot;Desceu&quot;;&quot;Estável&quot;))" office:value-type="string" office:string-value="Subiu" calcext:value-type="string">
            <text:p>Subiu</text:p>
          </table:table-cell>
          <table:table-cell table:style-name="ce23" table:formula="of:=[.E16]/100" office:value-type="float" office:value="0.0276" calcext:value-type="float">
            <text:p>0.0276</text:p>
          </table:table-cell>
          <table:table-cell table:style-name="ce26" table:formula="of:=[.C16]/([.E16]+1)" office:value-type="currency" office:currency="R$ " office:value="9.3936170212766" calcext:value-type="currency">
            <text:p>R$ 9.39</text:p>
          </table:table-cell>
          <table:table-cell table:style-name="ce26" table:formula="of:=([.C16]-[.R16])*[.N16]" office:value-type="currency" office:currency="R$ " office:value="28404614656.0328" calcext:value-type="currency">
            <text:p>R$ 28,404,614,656.03</text:p>
          </table:table-cell>
          <table:table-cell table:style-name="ce23" table:formula="of:=IF([.S16]&gt;0;&quot;Subiu&quot;;IF([.S16]&lt;0;&quot;Desceu&quot;;&quot;Estável&quot;))" office:value-type="string" office:string-value="Subiu" calcext:value-type="string">
            <text:p>Subiu</text:p>
          </table:table-cell>
          <table:table-cell table:style-name="ce23" table:formula="of:=[.F16]/100" office:value-type="float" office:value="-0.0112" calcext:value-type="float">
            <text:p>-0.0112</text:p>
          </table:table-cell>
          <table:table-cell table:style-name="ce26" table:formula="of:=[.C16]/([.U16]+1)" office:value-type="currency" office:currency="R$ " office:value="35.7200647249191" calcext:value-type="currency">
            <text:p>R$ 35.72</text:p>
          </table:table-cell>
          <table:table-cell table:style-name="ce26" table:formula="of:=([.C16]-[.V16])*[.N16]" office:value-type="currency" office:currency="R$ " office:value="-438305812.196178" calcext:value-type="currency">
            <text:p>-R$ 438,305,812.20</text:p>
          </table:table-cell>
          <table:table-cell table:style-name="ce23" table:formula="of:=IF([.U16]&gt;0;&quot;Subiu&quot;; IF([.U16]&lt;0;&quot;Desceu&quot;; &quot;Estável&quot;))" office:value-type="string" office:string-value="Desceu" calcext:value-type="string">
            <text:p>Desceu</text:p>
          </table:table-cell>
          <table:table-cell table:style-name="ce23" table:formula="of:=[.C16]/100" office:value-type="float" office:value="0.3532" calcext:value-type="float">
            <text:p>0.3532</text:p>
          </table:table-cell>
          <table:table-cell table:style-name="ce26" table:formula="of:=[.C16]/([.Y16]+1)" office:value-type="currency" office:currency="R$ " office:value="26.1010937038132" calcext:value-type="currency">
            <text:p>R$ 26.10</text:p>
          </table:table-cell>
          <table:table-cell table:style-name="ce26" table:formula="of:=([.C16]-[.Z16])*[.N16]" office:value-type="currency" office:currency="R$ " office:value="10100116206.2659" calcext:value-type="currency">
            <text:p>R$ 10,100,116,206.27</text:p>
          </table:table-cell>
          <table:table-cell table:style-name="ce26" table:formula="of:=IF([.Y16]&gt;0;&quot;Subiu&quot;;IF([.Y16]&lt;0;&quot;Desceu&quot;; &quot;Estável&quot;))" office:value-type="string" office:string-value="Subiu" calcext:value-type="string">
            <text:p>Subiu</text:p>
          </table:table-cell>
          <table:table-cell table:style-name="ce23" table:formula="of:=[.H16]/100" office:value-type="float" office:value="0.2801" calcext:value-type="float">
            <text:p>0.2801</text:p>
          </table:table-cell>
          <table:table-cell table:style-name="ce26" table:formula="of:=[.C16]/([.AC16]+1)" office:value-type="currency" office:currency="R$ " office:value="27.591594406687" calcext:value-type="currency">
            <text:p>R$ 27.59</text:p>
          </table:table-cell>
          <table:table-cell table:style-name="ce26" table:formula="of:=([.C16]-[.AD16])*[.N16]" office:value-type="currency" office:currency="R$ " office:value="8467142638.59084" calcext:value-type="currency">
            <text:p>R$ 8,467,142,638.59</text:p>
          </table:table-cell>
          <table:table-cell table:style-name="ce26" table:formula="of:=IF([.AC16]&gt;0;&quot;Subiu&quot;;IF([.AC1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8.16" calcext:value-type="float">
            <text:p>18.16</text:p>
          </table:table-cell>
          <table:table-cell table:style-name="ce15" office:value-type="float" office:value="1.33" calcext:value-type="float">
            <text:p>1.3</text:p>
          </table:table-cell>
          <table:table-cell table:style-name="ce19" office:value-type="float" office:value="4.79" calcext:value-type="float">
            <text:p>4.79</text:p>
          </table:table-cell>
          <table:table-cell table:number-columns-repeated="2" table:style-name="ce19" office:value-type="float" office:value="-7.63" calcext:value-type="float">
            <text:p>-7.63</text:p>
          </table:table-cell>
          <table:table-cell table:style-name="ce19" office:value-type="float" office:value="12.45" calcext:value-type="float">
            <text:p>12.45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18.49" calcext:value-type="float">
            <text:p>18.49</text:p>
          </table:table-cell>
          <table:table-cell table:style-name="ce3" office:value-type="string" calcext:value-type="string">
            <text:p>109,86 M</text:p>
          </table:table-cell>
          <table:table-cell table:style-name="ce22" table:formula="of:=[.D17]/100" office:value-type="float" office:value="0.0133" calcext:value-type="float">
            <text:p>0.0133</text:p>
          </table:table-cell>
          <table:table-cell table:style-name="ce25" table:formula="of:=[.C17]/([.L17]+1)" office:value-type="currency" office:currency="R$ " office:value="17.9216421592816" calcext:value-type="currency">
            <text:p>R$ 17.92</text:p>
          </table:table-cell>
          <table:table-cell table:style-name="ce28" table:formula="of:=VLOOKUP([.A17];[$Total_de_acoes.A$1:.B$1048576];2;0)" office:value-type="float" office:value="600865451" calcext:value-type="float">
            <text:p>600,865,451</text:p>
          </table:table-cell>
          <table:table-cell table:style-name="ce25" table:formula="of:=([.C17]-[.M17])*[.N17]" office:value-type="currency" office:currency="R$ " office:value="143220991.462676" calcext:value-type="currency">
            <text:p>R$ 143,220,991.46</text:p>
          </table:table-cell>
          <table:table-cell table:style-name="ce22" table:formula="of:=IF([.O17]&gt;0;&quot;Subiu&quot;;IF([.O17]&lt;0;&quot;Desceu&quot;;&quot;Estável&quot;))" office:value-type="string" office:string-value="Subiu" calcext:value-type="string">
            <text:p>Subiu</text:p>
          </table:table-cell>
          <table:table-cell table:style-name="ce23" table:formula="of:=[.E17]/100" office:value-type="float" office:value="0.0479" calcext:value-type="float">
            <text:p>0.0479</text:p>
          </table:table-cell>
          <table:table-cell table:style-name="ce26" table:formula="of:=[.C17]/([.E17]+1)" office:value-type="currency" office:currency="R$ " office:value="3.13644214162349" calcext:value-type="currency">
            <text:p>R$ 3.14</text:p>
          </table:table-cell>
          <table:table-cell table:style-name="ce26" table:formula="of:=([.C17]-[.R17])*[.N17]" office:value-type="currency" office:currency="R$ " office:value="9027136868.198" calcext:value-type="currency">
            <text:p>R$ 9,027,136,868.20</text:p>
          </table:table-cell>
          <table:table-cell table:style-name="ce23" table:formula="of:=IF([.S17]&gt;0;&quot;Subiu&quot;;IF([.S17]&lt;0;&quot;Desceu&quot;;&quot;Estável&quot;))" office:value-type="string" office:string-value="Subiu" calcext:value-type="string">
            <text:p>Subiu</text:p>
          </table:table-cell>
          <table:table-cell table:style-name="ce23" table:formula="of:=[.F17]/100" office:value-type="float" office:value="-0.0763" calcext:value-type="float">
            <text:p>-0.0763</text:p>
          </table:table-cell>
          <table:table-cell table:style-name="ce26" table:formula="of:=[.C17]/([.U17]+1)" office:value-type="currency" office:currency="R$ " office:value="19.6600627909494" calcext:value-type="currency">
            <text:p>R$ 19.66</text:p>
          </table:table-cell>
          <table:table-cell table:style-name="ce26" table:formula="of:=([.C17]-[.V17])*[.N17]" office:value-type="currency" office:currency="R$ " office:value="-901335905.412156" calcext:value-type="currency">
            <text:p>-R$ 901,335,905.41</text:p>
          </table:table-cell>
          <table:table-cell table:style-name="ce23" table:formula="of:=IF([.U17]&gt;0;&quot;Subiu&quot;; IF([.U17]&lt;0;&quot;Desceu&quot;; &quot;Estável&quot;))" office:value-type="string" office:string-value="Desceu" calcext:value-type="string">
            <text:p>Desceu</text:p>
          </table:table-cell>
          <table:table-cell table:style-name="ce23" table:formula="of:=[.C17]/100" office:value-type="float" office:value="0.1816" calcext:value-type="float">
            <text:p>0.1816</text:p>
          </table:table-cell>
          <table:table-cell table:style-name="ce26" table:formula="of:=[.C17]/([.Y17]+1)" office:value-type="currency" office:currency="R$ " office:value="15.3689911983751" calcext:value-type="currency">
            <text:p>R$ 15.37</text:p>
          </table:table-cell>
          <table:table-cell table:style-name="ce26" table:formula="of:=([.C17]-[.Z17])*[.N17]" office:value-type="currency" office:currency="R$ " office:value="1677020762.33332" calcext:value-type="currency">
            <text:p>R$ 1,677,020,762.33</text:p>
          </table:table-cell>
          <table:table-cell table:style-name="ce26" table:formula="of:=IF([.Y17]&gt;0;&quot;Subiu&quot;;IF([.Y17]&lt;0;&quot;Desceu&quot;; &quot;Estável&quot;))" office:value-type="string" office:string-value="Subiu" calcext:value-type="string">
            <text:p>Subiu</text:p>
          </table:table-cell>
          <table:table-cell table:style-name="ce23" table:formula="of:=[.H17]/100" office:value-type="float" office:value="0.1245" calcext:value-type="float">
            <text:p>0.1245</text:p>
          </table:table-cell>
          <table:table-cell table:style-name="ce26" table:formula="of:=[.C17]/([.AC17]+1)" office:value-type="currency" office:currency="R$ " office:value="16.1493997332148" calcext:value-type="currency">
            <text:p>R$ 16.15</text:p>
          </table:table-cell>
          <table:table-cell table:style-name="ce26" table:formula="of:=([.C17]-[.AD17])*[.N17]" office:value-type="currency" office:currency="R$ " office:value="1208100236.08263" calcext:value-type="currency">
            <text:p>R$ 1,208,100,236.08</text:p>
          </table:table-cell>
          <table:table-cell table:style-name="ce26" table:formula="of:=IF([.AC17]&gt;0;&quot;Subiu&quot;;IF([.AC17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9.77" calcext:value-type="float">
            <text:p>19.77</text:p>
          </table:table-cell>
          <table:table-cell table:style-name="ce14" office:value-type="float" office:value="1.28" calcext:value-type="float">
            <text:p>1.3</text:p>
          </table:table-cell>
          <table:table-cell table:style-name="ce18" office:value-type="float" office:value="-5.9" calcext:value-type="float">
            <text:p>-5.9</text:p>
          </table:table-cell>
          <table:table-cell table:number-columns-repeated="2" table:style-name="ce18" office:value-type="float" office:value="-11.82" calcext:value-type="float">
            <text:p>-11.82</text:p>
          </table:table-cell>
          <table:table-cell table:style-name="ce18" office:value-type="float" office:value="108.45" calcext:value-type="float">
            <text:p>108.45</text:p>
          </table:table-cell>
          <table:table-cell table:style-name="ce18" office:value-type="float" office:value="18.99" calcext:value-type="float">
            <text:p>18.99</text:p>
          </table:table-cell>
          <table:table-cell table:style-name="ce18" office:value-type="float" office:value="19.78" calcext:value-type="float">
            <text:p>19.78</text:p>
          </table:table-cell>
          <table:table-cell table:style-name="ce2" office:value-type="string" calcext:value-type="string">
            <text:p>63,48 M</text:p>
          </table:table-cell>
          <table:table-cell table:style-name="ce22" table:formula="of:=[.D18]/100" office:value-type="float" office:value="0.0128" calcext:value-type="float">
            <text:p>0.0128</text:p>
          </table:table-cell>
          <table:table-cell table:style-name="ce25" table:formula="of:=[.C18]/([.L18]+1)" office:value-type="currency" office:currency="R$ " office:value="19.5201421800948" calcext:value-type="currency">
            <text:p>R$ 19.52</text:p>
          </table:table-cell>
          <table:table-cell table:style-name="ce28" table:formula="of:=VLOOKUP([.A18];[$Total_de_acoes.A$1:.B$1048576];2;0)" office:value-type="float" office:value="289347914" calcext:value-type="float">
            <text:p>289,347,914</text:p>
          </table:table-cell>
          <table:table-cell table:style-name="ce25" table:formula="of:=([.C18]-[.M18])*[.N18]" office:value-type="currency" office:currency="R$ " office:value="72295838.986161" calcext:value-type="currency">
            <text:p>R$ 72,295,838.99</text:p>
          </table:table-cell>
          <table:table-cell table:style-name="ce22" table:formula="of:=IF([.O18]&gt;0;&quot;Subiu&quot;;IF([.O18]&lt;0;&quot;Desceu&quot;;&quot;Estável&quot;))" office:value-type="string" office:string-value="Subiu" calcext:value-type="string">
            <text:p>Subiu</text:p>
          </table:table-cell>
          <table:table-cell table:style-name="ce23" table:formula="of:=[.E18]/100" office:value-type="float" office:value="-0.059" calcext:value-type="float">
            <text:p>-0.059</text:p>
          </table:table-cell>
          <table:table-cell table:style-name="ce26" table:formula="of:=[.C18]/([.E18]+1)" office:value-type="currency" office:currency="R$ " office:value="-4.03469387755102" calcext:value-type="currency">
            <text:p>-R$ 4.03</text:p>
          </table:table-cell>
          <table:table-cell table:style-name="ce26" table:formula="of:=([.C18]-[.R18])*[.N18]" office:value-type="currency" office:currency="R$ " office:value="6887838516.87796" calcext:value-type="currency">
            <text:p>R$ 6,887,838,516.88</text:p>
          </table:table-cell>
          <table:table-cell table:style-name="ce23" table:formula="of:=IF([.S18]&gt;0;&quot;Subiu&quot;;IF([.S18]&lt;0;&quot;Desceu&quot;;&quot;Estável&quot;))" office:value-type="string" office:string-value="Subiu" calcext:value-type="string">
            <text:p>Subiu</text:p>
          </table:table-cell>
          <table:table-cell table:style-name="ce23" table:formula="of:=[.F18]/100" office:value-type="float" office:value="-0.1182" calcext:value-type="float">
            <text:p>-0.1182</text:p>
          </table:table-cell>
          <table:table-cell table:style-name="ce26" table:formula="of:=[.C18]/([.U18]+1)" office:value-type="currency" office:currency="R$ " office:value="22.420049897936" calcext:value-type="currency">
            <text:p>R$ 22.42</text:p>
          </table:table-cell>
          <table:table-cell table:style-name="ce26" table:formula="of:=([.C18]-[.V18])*[.N18]" office:value-type="currency" office:currency="R$ " office:value="-766786409.963706" calcext:value-type="currency">
            <text:p>-R$ 766,786,409.96</text:p>
          </table:table-cell>
          <table:table-cell table:style-name="ce23" table:formula="of:=IF([.U18]&gt;0;&quot;Subiu&quot;; IF([.U18]&lt;0;&quot;Desceu&quot;; &quot;Estável&quot;))" office:value-type="string" office:string-value="Desceu" calcext:value-type="string">
            <text:p>Desceu</text:p>
          </table:table-cell>
          <table:table-cell table:style-name="ce23" table:formula="of:=[.C18]/100" office:value-type="float" office:value="0.1977" calcext:value-type="float">
            <text:p>0.1977</text:p>
          </table:table-cell>
          <table:table-cell table:style-name="ce26" table:formula="of:=[.C18]/([.Y18]+1)" office:value-type="currency" office:currency="R$ " office:value="16.5066377223011" calcext:value-type="currency">
            <text:p>R$ 16.51</text:p>
          </table:table-cell>
          <table:table-cell table:style-name="ce26" table:formula="of:=([.C18]-[.Z18])*[.N18]" office:value-type="currency" office:currency="R$ " office:value="944247067.678472" calcext:value-type="currency">
            <text:p>R$ 944,247,067.68</text:p>
          </table:table-cell>
          <table:table-cell table:style-name="ce26" table:formula="of:=IF([.Y18]&gt;0;&quot;Subiu&quot;;IF([.Y18]&lt;0;&quot;Desceu&quot;; &quot;Estável&quot;))" office:value-type="string" office:string-value="Subiu" calcext:value-type="string">
            <text:p>Subiu</text:p>
          </table:table-cell>
          <table:table-cell table:style-name="ce23" table:formula="of:=[.H18]/100" office:value-type="float" office:value="1.0845" calcext:value-type="float">
            <text:p>1.0845</text:p>
          </table:table-cell>
          <table:table-cell table:style-name="ce26" table:formula="of:=[.C18]/([.AC18]+1)" office:value-type="currency" office:currency="R$ " office:value="9.48428879827297" calcext:value-type="currency">
            <text:p>R$ 9.48</text:p>
          </table:table-cell>
          <table:table-cell table:style-name="ce26" table:formula="of:=([.C18]-[.AD18])*[.N18]" office:value-type="currency" office:currency="R$ " office:value="2976149080.22615" calcext:value-type="currency">
            <text:p>R$ 2,976,149,080.23</text:p>
          </table:table-cell>
          <table:table-cell table:style-name="ce26" table:formula="of:=IF([.AC18]&gt;0;&quot;Subiu&quot;;IF([.AC18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8.31" calcext:value-type="float">
            <text:p>28.31</text:p>
          </table:table-cell>
          <table:table-cell table:style-name="ce15" office:value-type="float" office:value="1.28" calcext:value-type="float">
            <text:p>1.3</text:p>
          </table:table-cell>
          <table:table-cell table:style-name="ce19" office:value-type="float" office:value="2.35" calcext:value-type="float">
            <text:p>2.35</text:p>
          </table:table-cell>
          <table:table-cell table:number-columns-repeated="2" table:style-name="ce19" office:value-type="float" office:value="6.79" calcext:value-type="float">
            <text:p>6.79</text:p>
          </table:table-cell>
          <table:table-cell table:style-name="ce19" office:value-type="float" office:value="119.82" calcext:value-type="float">
            <text:p>119.82</text:p>
          </table:table-cell>
          <table:table-cell table:style-name="ce19" office:value-type="float" office:value="27.84" calcext:value-type="float">
            <text:p>27.84</text:p>
          </table:table-cell>
          <table:table-cell table:style-name="ce19" office:value-type="float" office:value="28.39" calcext:value-type="float">
            <text:p>28.39</text:p>
          </table:table-cell>
          <table:table-cell table:style-name="ce3" office:value-type="string" calcext:value-type="string">
            <text:p>104,52 M</text:p>
          </table:table-cell>
          <table:table-cell table:style-name="ce22" table:formula="of:=[.D19]/100" office:value-type="float" office:value="0.0128" calcext:value-type="float">
            <text:p>0.0128</text:p>
          </table:table-cell>
          <table:table-cell table:style-name="ce25" table:formula="of:=[.C19]/([.L19]+1)" office:value-type="currency" office:currency="R$ " office:value="27.9522116903633" calcext:value-type="currency">
            <text:p>R$ 27.95</text:p>
          </table:table-cell>
          <table:table-cell table:style-name="ce28" table:formula="of:=VLOOKUP([.A19];[$Total_de_acoes.A$1:.B$1048576];2;0)" office:value-type="float" office:value="1086411192" calcext:value-type="float">
            <text:p>1,086,411,192</text:p>
          </table:table-cell>
          <table:table-cell table:style-name="ce25" table:formula="of:=([.C19]-[.M19])*[.N19]" office:value-type="currency" office:currency="R$ " office:value="388705223.956018" calcext:value-type="currency">
            <text:p>R$ 388,705,223.96</text:p>
          </table:table-cell>
          <table:table-cell table:style-name="ce22" table:formula="of:=IF([.O19]&gt;0;&quot;Subiu&quot;;IF([.O19]&lt;0;&quot;Desceu&quot;;&quot;Estável&quot;))" office:value-type="string" office:string-value="Subiu" calcext:value-type="string">
            <text:p>Subiu</text:p>
          </table:table-cell>
          <table:table-cell table:style-name="ce23" table:formula="of:=[.E19]/100" office:value-type="float" office:value="0.0235" calcext:value-type="float">
            <text:p>0.0235</text:p>
          </table:table-cell>
          <table:table-cell table:style-name="ce26" table:formula="of:=[.C19]/([.E19]+1)" office:value-type="currency" office:currency="R$ " office:value="8.45074626865672" calcext:value-type="currency">
            <text:p>R$ 8.45</text:p>
          </table:table-cell>
          <table:table-cell table:style-name="ce26" table:formula="of:=([.C19]-[.R19])*[.N19]" office:value-type="currency" office:currency="R$ " office:value="21575315518.4991" calcext:value-type="currency">
            <text:p>R$ 21,575,315,518.50</text:p>
          </table:table-cell>
          <table:table-cell table:style-name="ce23" table:formula="of:=IF([.S19]&gt;0;&quot;Subiu&quot;;IF([.S19]&lt;0;&quot;Desceu&quot;;&quot;Estável&quot;))" office:value-type="string" office:string-value="Subiu" calcext:value-type="string">
            <text:p>Subiu</text:p>
          </table:table-cell>
          <table:table-cell table:style-name="ce23" table:formula="of:=[.F19]/100" office:value-type="float" office:value="0.0679" calcext:value-type="float">
            <text:p>0.0679</text:p>
          </table:table-cell>
          <table:table-cell table:style-name="ce26" table:formula="of:=[.C19]/([.U19]+1)" office:value-type="currency" office:currency="R$ " office:value="26.5099728438992" calcext:value-type="currency">
            <text:p>R$ 26.51</text:p>
          </table:table-cell>
          <table:table-cell table:style-name="ce26" table:formula="of:=([.C19]-[.V19])*[.N19]" office:value-type="currency" office:currency="R$ " office:value="1955569648.2918" calcext:value-type="currency">
            <text:p>R$ 1,955,569,648.29</text:p>
          </table:table-cell>
          <table:table-cell table:style-name="ce23" table:formula="of:=IF([.U19]&gt;0;&quot;Subiu&quot;; IF([.U19]&lt;0;&quot;Desceu&quot;; &quot;Estável&quot;))" office:value-type="string" office:string-value="Subiu" calcext:value-type="string">
            <text:p>Subiu</text:p>
          </table:table-cell>
          <table:table-cell table:style-name="ce23" table:formula="of:=[.C19]/100" office:value-type="float" office:value="0.2831" calcext:value-type="float">
            <text:p>0.2831</text:p>
          </table:table-cell>
          <table:table-cell table:style-name="ce26" table:formula="of:=[.C19]/([.Y19]+1)" office:value-type="currency" office:currency="R$ " office:value="22.0637518509859" calcext:value-type="currency">
            <text:p>R$ 22.06</text:p>
          </table:table-cell>
          <table:table-cell table:style-name="ce26" table:formula="of:=([.C19]-[.Z19])*[.N19]" office:value-type="currency" office:currency="R$ " office:value="6785993897.09821" calcext:value-type="currency">
            <text:p>R$ 6,785,993,897.10</text:p>
          </table:table-cell>
          <table:table-cell table:style-name="ce26" table:formula="of:=IF([.Y19]&gt;0;&quot;Subiu&quot;;IF([.Y19]&lt;0;&quot;Desceu&quot;; &quot;Estável&quot;))" office:value-type="string" office:string-value="Subiu" calcext:value-type="string">
            <text:p>Subiu</text:p>
          </table:table-cell>
          <table:table-cell table:style-name="ce23" table:formula="of:=[.H19]/100" office:value-type="float" office:value="1.1982" calcext:value-type="float">
            <text:p>1.1982</text:p>
          </table:table-cell>
          <table:table-cell table:style-name="ce26" table:formula="of:=[.C19]/([.AC19]+1)" office:value-type="currency" office:currency="R$ " office:value="12.8787189518697" calcext:value-type="currency">
            <text:p>R$ 12.88</text:p>
          </table:table-cell>
          <table:table-cell table:style-name="ce26" table:formula="of:=([.C19]-[.AD19])*[.N19]" office:value-type="currency" office:currency="R$ " office:value="16764716437.5862" calcext:value-type="currency">
            <text:p>R$ 16,764,716,437.59</text:p>
          </table:table-cell>
          <table:table-cell table:style-name="ce26" table:formula="of:=IF([.AC19]&gt;0;&quot;Subiu&quot;;IF([.AC1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MRV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8.08" calcext:value-type="float">
            <text:p>8.08</text:p>
          </table:table-cell>
          <table:table-cell table:style-name="ce14" office:value-type="float" office:value="1.25" calcext:value-type="float">
            <text:p>1.3</text:p>
          </table:table-cell>
          <table:table-cell table:style-name="ce18" office:value-type="float" office:value="1.38" calcext:value-type="float">
            <text:p>1.38</text:p>
          </table:table-cell>
          <table:table-cell table:number-columns-repeated="2" table:style-name="ce18" office:value-type="float" office:value="-28.05" calcext:value-type="float">
            <text:p>-28.05</text:p>
          </table:table-cell>
          <table:table-cell table:style-name="ce18" office:value-type="float" office:value="14.12" calcext:value-type="float">
            <text:p>14.12</text:p>
          </table:table-cell>
          <table:table-cell table:style-name="ce18" office:value-type="float" office:value="7.93" calcext:value-type="float">
            <text:p>7.93</text:p>
          </table:table-cell>
          <table:table-cell table:style-name="ce18" office:value-type="float" office:value="8.23" calcext:value-type="float">
            <text:p>8.23</text:p>
          </table:table-cell>
          <table:table-cell table:style-name="ce2" office:value-type="string" calcext:value-type="string">
            <text:p>109,48 M</text:p>
          </table:table-cell>
          <table:table-cell table:style-name="ce22" table:formula="of:=[.D20]/100" office:value-type="float" office:value="0.0125" calcext:value-type="float">
            <text:p>0.0125</text:p>
          </table:table-cell>
          <table:table-cell table:style-name="ce25" table:formula="of:=[.C20]/([.L20]+1)" office:value-type="currency" office:currency="R$ " office:value="7.98024691358025" calcext:value-type="currency">
            <text:p>R$ 7.98</text:p>
          </table:table-cell>
          <table:table-cell table:style-name="ce28" table:formula="of:=VLOOKUP([.A20];[$Total_de_acoes.A$1:.B$1048576];2;0)" office:value-type="float" office:value="376187582" calcext:value-type="float">
            <text:p>376,187,582</text:p>
          </table:table-cell>
          <table:table-cell table:style-name="ce25" table:formula="of:=([.C20]-[.M20])*[.N20]" office:value-type="currency" office:currency="R$ " office:value="37525872.3772839" calcext:value-type="currency">
            <text:p>R$ 37,525,872.38</text:p>
          </table:table-cell>
          <table:table-cell table:style-name="ce22" table:formula="of:=IF([.O20]&gt;0;&quot;Subiu&quot;;IF([.O20]&lt;0;&quot;Desceu&quot;;&quot;Estável&quot;))" office:value-type="string" office:string-value="Subiu" calcext:value-type="string">
            <text:p>Subiu</text:p>
          </table:table-cell>
          <table:table-cell table:style-name="ce23" table:formula="of:=[.E20]/100" office:value-type="float" office:value="0.0138" calcext:value-type="float">
            <text:p>0.0138</text:p>
          </table:table-cell>
          <table:table-cell table:style-name="ce26" table:formula="of:=[.C20]/([.E20]+1)" office:value-type="currency" office:currency="R$ " office:value="3.39495798319328" calcext:value-type="currency">
            <text:p>R$ 3.39</text:p>
          </table:table-cell>
          <table:table-cell table:style-name="ce26" table:formula="of:=([.C20]-[.R20])*[.N20]" office:value-type="currency" office:currency="R$ " office:value="1762454627.87092" calcext:value-type="currency">
            <text:p>R$ 1,762,454,627.87</text:p>
          </table:table-cell>
          <table:table-cell table:style-name="ce23" table:formula="of:=IF([.S20]&gt;0;&quot;Subiu&quot;;IF([.S20]&lt;0;&quot;Desceu&quot;;&quot;Estável&quot;))" office:value-type="string" office:string-value="Subiu" calcext:value-type="string">
            <text:p>Subiu</text:p>
          </table:table-cell>
          <table:table-cell table:style-name="ce23" table:formula="of:=[.F20]/100" office:value-type="float" office:value="-0.2805" calcext:value-type="float">
            <text:p>-0.2805</text:p>
          </table:table-cell>
          <table:table-cell table:style-name="ce26" table:formula="of:=[.C20]/([.U20]+1)" office:value-type="currency" office:currency="R$ " office:value="11.230020847811" calcext:value-type="currency">
            <text:p>R$ 11.23</text:p>
          </table:table-cell>
          <table:table-cell table:style-name="ce26" table:formula="of:=([.C20]-[.V20])*[.N20]" office:value-type="currency" office:currency="R$ " office:value="-1184998725.9876" calcext:value-type="currency">
            <text:p>-R$ 1,184,998,725.99</text:p>
          </table:table-cell>
          <table:table-cell table:style-name="ce23" table:formula="of:=IF([.U20]&gt;0;&quot;Subiu&quot;; IF([.U20]&lt;0;&quot;Desceu&quot;; &quot;Estável&quot;))" office:value-type="string" office:string-value="Desceu" calcext:value-type="string">
            <text:p>Desceu</text:p>
          </table:table-cell>
          <table:table-cell table:style-name="ce23" table:formula="of:=[.C20]/100" office:value-type="float" office:value="0.0808" calcext:value-type="float">
            <text:p>0.0808</text:p>
          </table:table-cell>
          <table:table-cell table:style-name="ce26" table:formula="of:=[.C20]/([.Y20]+1)" office:value-type="currency" office:currency="R$ " office:value="7.4759437453738" calcext:value-type="currency">
            <text:p>R$ 7.48</text:p>
          </table:table-cell>
          <table:table-cell table:style-name="ce26" table:formula="of:=([.C20]-[.Z20])*[.N20]" office:value-type="currency" office:currency="R$ " office:value="227238461.819808" calcext:value-type="currency">
            <text:p>R$ 227,238,461.82</text:p>
          </table:table-cell>
          <table:table-cell table:style-name="ce26" table:formula="of:=IF([.Y20]&gt;0;&quot;Subiu&quot;;IF([.Y20]&lt;0;&quot;Desceu&quot;; &quot;Estável&quot;))" office:value-type="string" office:string-value="Subiu" calcext:value-type="string">
            <text:p>Subiu</text:p>
          </table:table-cell>
          <table:table-cell table:style-name="ce23" table:formula="of:=[.H20]/100" office:value-type="float" office:value="0.1412" calcext:value-type="float">
            <text:p>0.1412</text:p>
          </table:table-cell>
          <table:table-cell table:style-name="ce26" table:formula="of:=[.C20]/([.AC20]+1)" office:value-type="currency" office:currency="R$ " office:value="7.08026638626008" calcext:value-type="currency">
            <text:p>R$ 7.08</text:p>
          </table:table-cell>
          <table:table-cell table:style-name="ce26" table:formula="of:=([.C20]-[.AD20])*[.N20]" office:value-type="currency" office:currency="R$ " office:value="376087370.796944" calcext:value-type="currency">
            <text:p>R$ 376,087,370.80</text:p>
          </table:table-cell>
          <table:table-cell table:style-name="ce26" table:formula="of:=IF([.AC20]&gt;0;&quot;Subiu&quot;;IF([.AC2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57.91" calcext:value-type="float">
            <text:p>57.91</text:p>
          </table:table-cell>
          <table:table-cell table:style-name="ce15" office:value-type="float" office:value="1.15" calcext:value-type="float">
            <text:p>1.2</text:p>
          </table:table-cell>
          <table:table-cell table:style-name="ce19" office:value-type="float" office:value="-1.03" calcext:value-type="float">
            <text:p>-1.03</text:p>
          </table:table-cell>
          <table:table-cell table:number-columns-repeated="2" table:style-name="ce19" office:value-type="float" office:value="-10.26" calcext:value-type="float">
            <text:p>-10.26</text:p>
          </table:table-cell>
          <table:table-cell table:style-name="ce19" office:value-type="float" office:value="-28.97" calcext:value-type="float">
            <text:p>-28.97</text:p>
          </table:table-cell>
          <table:table-cell table:style-name="ce19" office:value-type="float" office:value="56.22" calcext:value-type="float">
            <text:p>56.22</text:p>
          </table:table-cell>
          <table:table-cell table:style-name="ce19" office:value-type="float" office:value="59.29" calcext:value-type="float">
            <text:p>59.29</text:p>
          </table:table-cell>
          <table:table-cell table:style-name="ce3" office:value-type="string" calcext:value-type="string">
            <text:p>202,83 M</text:p>
          </table:table-cell>
          <table:table-cell table:style-name="ce22" table:formula="of:=[.D21]/100" office:value-type="float" office:value="0.0115" calcext:value-type="float">
            <text:p>0.0115</text:p>
          </table:table-cell>
          <table:table-cell table:style-name="ce25" table:formula="of:=[.C21]/([.L21]+1)" office:value-type="currency" office:currency="R$ " office:value="57.2516065249629" calcext:value-type="currency">
            <text:p>R$ 57.25</text:p>
          </table:table-cell>
          <table:table-cell table:style-name="ce28" table:formula="of:=VLOOKUP([.A21];[$Total_de_acoes.A$1:.B$1048576];2;0)" office:value-type="float" office:value="62305891" calcext:value-type="float">
            <text:p>62,305,891</text:p>
          </table:table-cell>
          <table:table-cell table:style-name="ce25" table:formula="of:=([.C21]-[.M21])*[.N21]" office:value-type="currency" office:currency="R$ " office:value="41021792.0907715" calcext:value-type="currency">
            <text:p>R$ 41,021,792.09</text:p>
          </table:table-cell>
          <table:table-cell table:style-name="ce22" table:formula="of:=IF([.O21]&gt;0;&quot;Subiu&quot;;IF([.O21]&lt;0;&quot;Desceu&quot;;&quot;Estável&quot;))" office:value-type="string" office:string-value="Subiu" calcext:value-type="string">
            <text:p>Subiu</text:p>
          </table:table-cell>
          <table:table-cell table:style-name="ce23" table:formula="of:=[.E21]/100" office:value-type="float" office:value="-0.0103" calcext:value-type="float">
            <text:p>-0.0103</text:p>
          </table:table-cell>
          <table:table-cell table:style-name="ce26" table:formula="of:=[.C21]/([.E21]+1)" office:value-type="currency" office:currency="R$ " office:value="-1930.33333333333" calcext:value-type="currency">
            <text:p>-R$ 1,930.33</text:p>
          </table:table-cell>
          <table:table-cell table:style-name="ce26" table:formula="of:=([.C21]-[.R21])*[.N21]" office:value-type="currency" office:currency="R$ " office:value="123879272408.143" calcext:value-type="currency">
            <text:p>R$ 123,879,272,408.14</text:p>
          </table:table-cell>
          <table:table-cell table:style-name="ce23" table:formula="of:=IF([.S21]&gt;0;&quot;Subiu&quot;;IF([.S21]&lt;0;&quot;Desceu&quot;;&quot;Estável&quot;))" office:value-type="string" office:string-value="Subiu" calcext:value-type="string">
            <text:p>Subiu</text:p>
          </table:table-cell>
          <table:table-cell table:style-name="ce23" table:formula="of:=[.F21]/100" office:value-type="float" office:value="-0.1026" calcext:value-type="float">
            <text:p>-0.1026</text:p>
          </table:table-cell>
          <table:table-cell table:style-name="ce26" table:formula="of:=[.C21]/([.U21]+1)" office:value-type="currency" office:currency="R$ " office:value="64.5308669489637" calcext:value-type="currency">
            <text:p>R$ 64.53</text:p>
          </table:table-cell>
          <table:table-cell table:style-name="ce26" table:formula="of:=([.C21]-[.V21])*[.N21]" office:value-type="currency" office:currency="R$ " office:value="-412519014.447634" calcext:value-type="currency">
            <text:p>-R$ 412,519,014.45</text:p>
          </table:table-cell>
          <table:table-cell table:style-name="ce23" table:formula="of:=IF([.U21]&gt;0;&quot;Subiu&quot;; IF([.U21]&lt;0;&quot;Desceu&quot;; &quot;Estável&quot;))" office:value-type="string" office:string-value="Desceu" calcext:value-type="string">
            <text:p>Desceu</text:p>
          </table:table-cell>
          <table:table-cell table:style-name="ce23" table:formula="of:=[.C21]/100" office:value-type="float" office:value="0.5791" calcext:value-type="float">
            <text:p>0.5791</text:p>
          </table:table-cell>
          <table:table-cell table:style-name="ce26" table:formula="of:=[.C21]/([.Y21]+1)" office:value-type="currency" office:currency="R$ " office:value="36.6727882971313" calcext:value-type="currency">
            <text:p>R$ 36.67</text:p>
          </table:table-cell>
          <table:table-cell table:style-name="ce26" table:formula="of:=([.C21]-[.Z21])*[.N21]" office:value-type="currency" office:currency="R$ " office:value="1323203397.50286" calcext:value-type="currency">
            <text:p>R$ 1,323,203,397.50</text:p>
          </table:table-cell>
          <table:table-cell table:style-name="ce26" table:formula="of:=IF([.Y21]&gt;0;&quot;Subiu&quot;;IF([.Y21]&lt;0;&quot;Desceu&quot;; &quot;Estável&quot;))" office:value-type="string" office:string-value="Subiu" calcext:value-type="string">
            <text:p>Subiu</text:p>
          </table:table-cell>
          <table:table-cell table:style-name="ce23" table:formula="of:=[.H21]/100" office:value-type="float" office:value="-0.2897" calcext:value-type="float">
            <text:p>-0.2897</text:p>
          </table:table-cell>
          <table:table-cell table:style-name="ce26" table:formula="of:=[.C21]/([.AC21]+1)" office:value-type="currency" office:currency="R$ " office:value="81.5289314374208" calcext:value-type="currency">
            <text:p>R$ 81.53</text:p>
          </table:table-cell>
          <table:table-cell table:style-name="ce26" table:formula="of:=([.C21]-[.AD21])*[.N21]" office:value-type="currency" office:currency="R$ " office:value="-1471598567.67641" calcext:value-type="currency">
            <text:p>-R$ 1,471,598,567.68</text:p>
          </table:table-cell>
          <table:table-cell table:style-name="ce26" table:formula="of:=IF([.AC21]&gt;0;&quot;Subiu&quot;;IF([.AC21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BBDC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5.52" calcext:value-type="float">
            <text:p>15.52</text:p>
          </table:table-cell>
          <table:table-cell table:style-name="ce14" office:value-type="float" office:value="1.04" calcext:value-type="float">
            <text:p>1.0</text:p>
          </table:table-cell>
          <table:table-cell table:style-name="ce18" office:value-type="float" office:value="-0.77" calcext:value-type="float">
            <text:p>-0.77</text:p>
          </table:table-cell>
          <table:table-cell table:number-columns-repeated="2" table:style-name="ce18" office:value-type="float" office:value="-9.08" calcext:value-type="float">
            <text:p>-9.08</text:p>
          </table:table-cell>
          <table:table-cell table:style-name="ce18" office:value-type="float" office:value="16.11" calcext:value-type="float">
            <text:p>16.11</text:p>
          </table:table-cell>
          <table:table-cell table:style-name="ce18" office:value-type="float" office:value="15.35" calcext:value-type="float">
            <text:p>15.35</text:p>
          </table:table-cell>
          <table:table-cell table:style-name="ce18" office:value-type="float" office:value="15.62" calcext:value-type="float">
            <text:p>15.62</text:p>
          </table:table-cell>
          <table:table-cell table:style-name="ce2" office:value-type="string" calcext:value-type="string">
            <text:p>354,3 M</text:p>
          </table:table-cell>
          <table:table-cell table:style-name="ce22" table:formula="of:=[.D22]/100" office:value-type="float" office:value="0.0104" calcext:value-type="float">
            <text:p>0.0104</text:p>
          </table:table-cell>
          <table:table-cell table:style-name="ce25" table:formula="of:=[.C22]/([.L22]+1)" office:value-type="currency" office:currency="R$ " office:value="15.360253365004" calcext:value-type="currency">
            <text:p>R$ 15.36</text:p>
          </table:table-cell>
          <table:table-cell table:style-name="ce28" table:formula="of:=VLOOKUP([.A22];[$Total_de_acoes.A$1:.B$1048576];2;0)" office:value-type="float" office:value="5146576868" calcext:value-type="float">
            <text:p>5,146,576,868</text:p>
          </table:table-cell>
          <table:table-cell table:style-name="ce25" table:formula="of:=([.C22]-[.M22])*[.N22]" office:value-type="currency" office:currency="R$ " office:value="822148336.411458" calcext:value-type="currency">
            <text:p>R$ 822,148,336.41</text:p>
          </table:table-cell>
          <table:table-cell table:style-name="ce22" table:formula="of:=IF([.O22]&gt;0;&quot;Subiu&quot;;IF([.O22]&lt;0;&quot;Desceu&quot;;&quot;Estável&quot;))" office:value-type="string" office:string-value="Subiu" calcext:value-type="string">
            <text:p>Subiu</text:p>
          </table:table-cell>
          <table:table-cell table:style-name="ce23" table:formula="of:=[.E22]/100" office:value-type="float" office:value="-0.0077" calcext:value-type="float">
            <text:p>-0.0077</text:p>
          </table:table-cell>
          <table:table-cell table:style-name="ce26" table:formula="of:=[.C22]/([.E22]+1)" office:value-type="currency" office:currency="R$ " office:value="67.4782608695652" calcext:value-type="currency">
            <text:p>R$ 67.48</text:p>
          </table:table-cell>
          <table:table-cell table:style-name="ce26" table:formula="of:=([.C22]-[.R22])*[.N22]" office:value-type="currency" office:currency="R$ " office:value="-267407183492.814" calcext:value-type="currency">
            <text:p>-R$ 267,407,183,492.81</text:p>
          </table:table-cell>
          <table:table-cell table:style-name="ce23" table:formula="of:=IF([.S22]&gt;0;&quot;Subiu&quot;;IF([.S22]&lt;0;&quot;Desceu&quot;;&quot;Estável&quot;))" office:value-type="string" office:string-value="Desceu" calcext:value-type="string">
            <text:p>Desceu</text:p>
          </table:table-cell>
          <table:table-cell table:style-name="ce23" table:formula="of:=[.F22]/100" office:value-type="float" office:value="-0.0908" calcext:value-type="float">
            <text:p>-0.0908</text:p>
          </table:table-cell>
          <table:table-cell table:style-name="ce26" table:formula="of:=[.C22]/([.U22]+1)" office:value-type="currency" office:currency="R$ " office:value="17.0699516058073" calcext:value-type="currency">
            <text:p>R$ 17.07</text:p>
          </table:table-cell>
          <table:table-cell table:style-name="ce26" table:formula="of:=([.C22]-[.V22])*[.N22]" office:value-type="currency" office:currency="R$ " office:value="-7976945080.96731" calcext:value-type="currency">
            <text:p>-R$ 7,976,945,080.97</text:p>
          </table:table-cell>
          <table:table-cell table:style-name="ce23" table:formula="of:=IF([.U22]&gt;0;&quot;Subiu&quot;; IF([.U22]&lt;0;&quot;Desceu&quot;; &quot;Estável&quot;))" office:value-type="string" office:string-value="Desceu" calcext:value-type="string">
            <text:p>Desceu</text:p>
          </table:table-cell>
          <table:table-cell table:style-name="ce23" table:formula="of:=[.C22]/100" office:value-type="float" office:value="0.1552" calcext:value-type="float">
            <text:p>0.1552</text:p>
          </table:table-cell>
          <table:table-cell table:style-name="ce26" table:formula="of:=[.C22]/([.Y22]+1)" office:value-type="currency" office:currency="R$ " office:value="13.4349030470914" calcext:value-type="currency">
            <text:p>R$ 13.43</text:p>
          </table:table-cell>
          <table:table-cell table:style-name="ce26" table:formula="of:=([.C22]-[.Z22])*[.N22]" office:value-type="currency" office:currency="R$ " office:value="10731111745.3766" calcext:value-type="currency">
            <text:p>R$ 10,731,111,745.38</text:p>
          </table:table-cell>
          <table:table-cell table:style-name="ce26" table:formula="of:=IF([.Y22]&gt;0;&quot;Subiu&quot;;IF([.Y22]&lt;0;&quot;Desceu&quot;; &quot;Estável&quot;))" office:value-type="string" office:string-value="Subiu" calcext:value-type="string">
            <text:p>Subiu</text:p>
          </table:table-cell>
          <table:table-cell table:style-name="ce23" table:formula="of:=[.H22]/100" office:value-type="float" office:value="0.1611" calcext:value-type="float">
            <text:p>0.1611</text:p>
          </table:table-cell>
          <table:table-cell table:style-name="ce26" table:formula="of:=[.C22]/([.AC22]+1)" office:value-type="currency" office:currency="R$ " office:value="13.3666350874171" calcext:value-type="currency">
            <text:p>R$ 13.37</text:p>
          </table:table-cell>
          <table:table-cell table:style-name="ce26" table:formula="of:=([.C22]-[.AD22])*[.N22]" office:value-type="currency" office:currency="R$ " office:value="11082458047.462" calcext:value-type="currency">
            <text:p>R$ 11,082,458,047.46</text:p>
          </table:table-cell>
          <table:table-cell table:style-name="ce26" table:formula="of:=IF([.AC22]&gt;0;&quot;Subiu&quot;;IF([.AC22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EEF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7.19" calcext:value-type="float">
            <text:p>7.19</text:p>
          </table:table-cell>
          <table:table-cell table:style-name="ce15" office:value-type="float" office:value="0.98" calcext:value-type="float">
            <text:p>1.0</text:p>
          </table:table-cell>
          <table:table-cell table:style-name="ce19" office:value-type="float" office:value="6.05" calcext:value-type="float">
            <text:p>6.05</text:p>
          </table:table-cell>
          <table:table-cell table:number-columns-repeated="2" table:style-name="ce19" office:value-type="float" office:value="-3.75" calcext:value-type="float">
            <text:p>-3.75</text:p>
          </table:table-cell>
          <table:table-cell table:style-name="ce19" office:value-type="float" office:value="-48.31" calcext:value-type="float">
            <text:p>-48.31</text:p>
          </table:table-cell>
          <table:table-cell table:style-name="ce19" office:value-type="float" office:value="7.11" calcext:value-type="float">
            <text:p>7.11</text:p>
          </table:table-cell>
          <table:table-cell table:style-name="ce19" office:value-type="float" office:value="7.24" calcext:value-type="float">
            <text:p>7.24</text:p>
          </table:table-cell>
          <table:table-cell table:style-name="ce3" office:value-type="string" calcext:value-type="string">
            <text:p>42,44 M</text:p>
          </table:table-cell>
          <table:table-cell table:style-name="ce22" table:formula="of:=[.D23]/100" office:value-type="float" office:value="0.0098" calcext:value-type="float">
            <text:p>0.0098</text:p>
          </table:table-cell>
          <table:table-cell table:style-name="ce25" table:formula="of:=[.C23]/([.L23]+1)" office:value-type="currency" office:currency="R$ " office:value="7.12022182610418" calcext:value-type="currency">
            <text:p>R$ 7.12</text:p>
          </table:table-cell>
          <table:table-cell table:style-name="ce28" table:formula="of:=VLOOKUP([.A23];[$Total_de_acoes.A$1:.B$1048576];2;0)" office:value-type="float" office:value="261036182" calcext:value-type="float">
            <text:p>261,036,182</text:p>
          </table:table-cell>
          <table:table-cell table:style-name="ce25" table:formula="of:=([.C23]-[.M23])*[.N23]" office:value-type="currency" office:currency="R$ " office:value="18214628.1006971" calcext:value-type="currency">
            <text:p>R$ 18,214,628.10</text:p>
          </table:table-cell>
          <table:table-cell table:style-name="ce22" table:formula="of:=IF([.O23]&gt;0;&quot;Subiu&quot;;IF([.O23]&lt;0;&quot;Desceu&quot;;&quot;Estável&quot;))" office:value-type="string" office:string-value="Subiu" calcext:value-type="string">
            <text:p>Subiu</text:p>
          </table:table-cell>
          <table:table-cell table:style-name="ce23" table:formula="of:=[.E23]/100" office:value-type="float" office:value="0.0605" calcext:value-type="float">
            <text:p>0.0605</text:p>
          </table:table-cell>
          <table:table-cell table:style-name="ce26" table:formula="of:=[.C23]/([.E23]+1)" office:value-type="currency" office:currency="R$ " office:value="1.01985815602837" calcext:value-type="currency">
            <text:p>R$ 1.02</text:p>
          </table:table-cell>
          <table:table-cell table:style-name="ce26" table:formula="of:=([.C23]-[.R23])*[.N23]" office:value-type="currency" office:currency="R$ " office:value="1610630269.34879" calcext:value-type="currency">
            <text:p>R$ 1,610,630,269.35</text:p>
          </table:table-cell>
          <table:table-cell table:style-name="ce23" table:formula="of:=IF([.S23]&gt;0;&quot;Subiu&quot;;IF([.S23]&lt;0;&quot;Desceu&quot;;&quot;Estável&quot;))" office:value-type="string" office:string-value="Subiu" calcext:value-type="string">
            <text:p>Subiu</text:p>
          </table:table-cell>
          <table:table-cell table:style-name="ce23" table:formula="of:=[.F23]/100" office:value-type="float" office:value="-0.0375" calcext:value-type="float">
            <text:p>-0.0375</text:p>
          </table:table-cell>
          <table:table-cell table:style-name="ce26" table:formula="of:=[.C23]/([.U23]+1)" office:value-type="currency" office:currency="R$ " office:value="7.47012987012987" calcext:value-type="currency">
            <text:p>R$ 7.47</text:p>
          </table:table-cell>
          <table:table-cell table:style-name="ce26" table:formula="of:=([.C23]-[.V23])*[.N23]" office:value-type="currency" office:currency="R$ " office:value="-73124031.7628571" calcext:value-type="currency">
            <text:p>-R$ 73,124,031.76</text:p>
          </table:table-cell>
          <table:table-cell table:style-name="ce23" table:formula="of:=IF([.U23]&gt;0;&quot;Subiu&quot;; IF([.U23]&lt;0;&quot;Desceu&quot;; &quot;Estável&quot;))" office:value-type="string" office:string-value="Desceu" calcext:value-type="string">
            <text:p>Desceu</text:p>
          </table:table-cell>
          <table:table-cell table:style-name="ce23" table:formula="of:=[.C23]/100" office:value-type="float" office:value="0.0719" calcext:value-type="float">
            <text:p>0.0719</text:p>
          </table:table-cell>
          <table:table-cell table:style-name="ce26" table:formula="of:=[.C23]/([.Y23]+1)" office:value-type="currency" office:currency="R$ " office:value="6.70771527194701" calcext:value-type="currency">
            <text:p>R$ 6.71</text:p>
          </table:table-cell>
          <table:table-cell table:style-name="ce26" table:formula="of:=([.C23]-[.Z23])*[.N23]" office:value-type="currency" office:currency="R$ " office:value="125893764.047861" calcext:value-type="currency">
            <text:p>R$ 125,893,764.05</text:p>
          </table:table-cell>
          <table:table-cell table:style-name="ce26" table:formula="of:=IF([.Y23]&gt;0;&quot;Subiu&quot;;IF([.Y23]&lt;0;&quot;Desceu&quot;; &quot;Estável&quot;))" office:value-type="string" office:string-value="Subiu" calcext:value-type="string">
            <text:p>Subiu</text:p>
          </table:table-cell>
          <table:table-cell table:style-name="ce23" table:formula="of:=[.H23]/100" office:value-type="float" office:value="-0.4831" calcext:value-type="float">
            <text:p>-0.4831</text:p>
          </table:table-cell>
          <table:table-cell table:style-name="ce26" table:formula="of:=[.C23]/([.AC23]+1)" office:value-type="currency" office:currency="R$ " office:value="13.9098471657961" calcext:value-type="currency">
            <text:p>R$ 13.91</text:p>
          </table:table-cell>
          <table:table-cell table:style-name="ce26" table:formula="of:=([.C23]-[.AD23])*[.N23]" office:value-type="currency" office:currency="R$ " office:value="-1754123247.78293" calcext:value-type="currency">
            <text:p>-R$ 1,754,123,247.78</text:p>
          </table:table-cell>
          <table:table-cell table:style-name="ce26" table:formula="of:=IF([.AC23]&gt;0;&quot;Subiu&quot;;IF([.AC23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PCA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.14" calcext:value-type="float">
            <text:p>4.14</text:p>
          </table:table-cell>
          <table:table-cell table:style-name="ce14" office:value-type="float" office:value="0.97" calcext:value-type="float">
            <text:p>1.0</text:p>
          </table:table-cell>
          <table:table-cell table:style-name="ce18" office:value-type="float" office:value="-6.33" calcext:value-type="float">
            <text:p>-6.33</text:p>
          </table:table-cell>
          <table:table-cell table:number-columns-repeated="2" table:style-name="ce18" office:value-type="float" office:value="1.97" calcext:value-type="float">
            <text:p>1.97</text:p>
          </table:table-cell>
          <table:table-cell table:style-name="ce18" office:value-type="float" office:value="-51.18" calcext:value-type="float">
            <text:p>-51.18</text:p>
          </table:table-cell>
          <table:table-cell table:style-name="ce18" office:value-type="float" office:value="4.08" calcext:value-type="float">
            <text:p>4.08</text:p>
          </table:table-cell>
          <table:table-cell table:style-name="ce18" office:value-type="float" office:value="4.2" calcext:value-type="float">
            <text:p>4.2</text:p>
          </table:table-cell>
          <table:table-cell table:style-name="ce2" office:value-type="string" calcext:value-type="string">
            <text:p>21,18 M</text:p>
          </table:table-cell>
          <table:table-cell table:style-name="ce22" table:formula="of:=[.D24]/100" office:value-type="float" office:value="0.0097" calcext:value-type="float">
            <text:p>0.0097</text:p>
          </table:table-cell>
          <table:table-cell table:style-name="ce25" table:formula="of:=[.C24]/([.L24]+1)" office:value-type="currency" office:currency="R$ " office:value="4.1002277904328" calcext:value-type="currency">
            <text:p>R$ 4.10</text:p>
          </table:table-cell>
          <table:table-cell table:style-name="ce28" table:formula="of:=VLOOKUP([.A24];[$Total_de_acoes.A$1:.B$1048576];2;0)" office:value-type="float" office:value="159430826" calcext:value-type="float">
            <text:p>159,430,826</text:p>
          </table:table-cell>
          <table:table-cell table:style-name="ce25" table:formula="of:=([.C24]-[.M24])*[.N24]" office:value-type="currency" office:currency="R$ " office:value="6340916.22314354" calcext:value-type="currency">
            <text:p>R$ 6,340,916.22</text:p>
          </table:table-cell>
          <table:table-cell table:style-name="ce22" table:formula="of:=IF([.O24]&gt;0;&quot;Subiu&quot;;IF([.O24]&lt;0;&quot;Desceu&quot;;&quot;Estável&quot;))" office:value-type="string" office:string-value="Subiu" calcext:value-type="string">
            <text:p>Subiu</text:p>
          </table:table-cell>
          <table:table-cell table:style-name="ce23" table:formula="of:=[.E24]/100" office:value-type="float" office:value="-0.0633" calcext:value-type="float">
            <text:p>-0.0633</text:p>
          </table:table-cell>
          <table:table-cell table:style-name="ce26" table:formula="of:=[.C24]/([.E24]+1)" office:value-type="currency" office:currency="R$ " office:value="-0.776735459662289" calcext:value-type="currency">
            <text:p>-R$ 0.78</text:p>
          </table:table-cell>
          <table:table-cell table:style-name="ce26" table:formula="of:=([.C24]-[.R24])*[.N24]" office:value-type="currency" office:currency="R$ " office:value="783879195.557448" calcext:value-type="currency">
            <text:p>R$ 783,879,195.56</text:p>
          </table:table-cell>
          <table:table-cell table:style-name="ce23" table:formula="of:=IF([.S24]&gt;0;&quot;Subiu&quot;;IF([.S24]&lt;0;&quot;Desceu&quot;;&quot;Estável&quot;))" office:value-type="string" office:string-value="Subiu" calcext:value-type="string">
            <text:p>Subiu</text:p>
          </table:table-cell>
          <table:table-cell table:style-name="ce23" table:formula="of:=[.F24]/100" office:value-type="float" office:value="0.0197" calcext:value-type="float">
            <text:p>0.0197</text:p>
          </table:table-cell>
          <table:table-cell table:style-name="ce26" table:formula="of:=[.C24]/([.U24]+1)" office:value-type="currency" office:currency="R$ " office:value="4.06001765225066" calcext:value-type="currency">
            <text:p>R$ 4.06</text:p>
          </table:table-cell>
          <table:table-cell table:style-name="ce26" table:formula="of:=([.C24]-[.V24])*[.N24]" office:value-type="currency" office:currency="R$ " office:value="12751651.7670962" calcext:value-type="currency">
            <text:p>R$ 12,751,651.77</text:p>
          </table:table-cell>
          <table:table-cell table:style-name="ce23" table:formula="of:=IF([.U24]&gt;0;&quot;Subiu&quot;; IF([.U24]&lt;0;&quot;Desceu&quot;; &quot;Estável&quot;))" office:value-type="string" office:string-value="Subiu" calcext:value-type="string">
            <text:p>Subiu</text:p>
          </table:table-cell>
          <table:table-cell table:style-name="ce23" table:formula="of:=[.C24]/100" office:value-type="float" office:value="0.0414" calcext:value-type="float">
            <text:p>0.0414</text:p>
          </table:table-cell>
          <table:table-cell table:style-name="ce26" table:formula="of:=[.C24]/([.Y24]+1)" office:value-type="currency" office:currency="R$ " office:value="3.97541770693297" calcext:value-type="currency">
            <text:p>R$ 3.98</text:p>
          </table:table-cell>
          <table:table-cell table:style-name="ce26" table:formula="of:=([.C24]-[.Z24])*[.N24]" office:value-type="currency" office:currency="R$ " office:value="26239490.92865" calcext:value-type="currency">
            <text:p>R$ 26,239,490.93</text:p>
          </table:table-cell>
          <table:table-cell table:style-name="ce26" table:formula="of:=IF([.Y24]&gt;0;&quot;Subiu&quot;;IF([.Y24]&lt;0;&quot;Desceu&quot;; &quot;Estável&quot;))" office:value-type="string" office:string-value="Subiu" calcext:value-type="string">
            <text:p>Subiu</text:p>
          </table:table-cell>
          <table:table-cell table:style-name="ce23" table:formula="of:=[.H24]/100" office:value-type="float" office:value="-0.5118" calcext:value-type="float">
            <text:p>-0.5118</text:p>
          </table:table-cell>
          <table:table-cell table:style-name="ce26" table:formula="of:=[.C24]/([.AC24]+1)" office:value-type="currency" office:currency="R$ " office:value="8.48013109381401" calcext:value-type="currency">
            <text:p>R$ 8.48</text:p>
          </table:table-cell>
          <table:table-cell table:style-name="ce26" table:formula="of:=([.C24]-[.AD24])*[.N24]" office:value-type="currency" office:currency="R$ " office:value="-691950685.235051" calcext:value-type="currency">
            <text:p>-R$ 691,950,685.24</text:p>
          </table:table-cell>
          <table:table-cell table:style-name="ce26" table:formula="of:=IF([.AC24]&gt;0;&quot;Subiu&quot;;IF([.AC24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RF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4.61" calcext:value-type="float">
            <text:p>14.61</text:p>
          </table:table-cell>
          <table:table-cell table:style-name="ce15" office:value-type="float" office:value="0.96" calcext:value-type="float">
            <text:p>1.0</text:p>
          </table:table-cell>
          <table:table-cell table:style-name="ce19" office:value-type="float" office:value="12.38" calcext:value-type="float">
            <text:p>12.38</text:p>
          </table:table-cell>
          <table:table-cell table:number-columns-repeated="2" table:style-name="ce19" office:value-type="float" office:value="5.79" calcext:value-type="float">
            <text:p>5.79</text:p>
          </table:table-cell>
          <table:table-cell table:style-name="ce19" office:value-type="float" office:value="78.17" calcext:value-type="float">
            <text:p>78.17</text:p>
          </table:table-cell>
          <table:table-cell table:style-name="ce19" office:value-type="float" office:value="14.46" calcext:value-type="float">
            <text:p>14.46</text:p>
          </table:table-cell>
          <table:table-cell table:style-name="ce19" office:value-type="float" office:value="14.93" calcext:value-type="float">
            <text:p>14.93</text:p>
          </table:table-cell>
          <table:table-cell table:style-name="ce3" office:value-type="string" calcext:value-type="string">
            <text:p>101,38 M</text:p>
          </table:table-cell>
          <table:table-cell table:style-name="ce22" table:formula="of:=[.D25]/100" office:value-type="float" office:value="0.0096" calcext:value-type="float">
            <text:p>0.0096</text:p>
          </table:table-cell>
          <table:table-cell table:style-name="ce25" table:formula="of:=[.C25]/([.L25]+1)" office:value-type="currency" office:currency="R$ " office:value="14.4710776545166" calcext:value-type="currency">
            <text:p>R$ 14.47</text:p>
          </table:table-cell>
          <table:table-cell table:style-name="ce28" table:formula="of:=VLOOKUP([.A25];[$Total_de_acoes.A$1:.B$1048576];2;0)" office:value-type="float" office:value="1677525446" calcext:value-type="float">
            <text:p>1,677,525,446</text:p>
          </table:table-cell>
          <table:table-cell table:style-name="ce25" table:formula="of:=([.C25]-[.M25])*[.N25]" office:value-type="currency" office:currency="R$ " office:value="233045769.56634" calcext:value-type="currency">
            <text:p>R$ 233,045,769.57</text:p>
          </table:table-cell>
          <table:table-cell table:style-name="ce22" table:formula="of:=IF([.O25]&gt;0;&quot;Subiu&quot;;IF([.O25]&lt;0;&quot;Desceu&quot;;&quot;Estável&quot;))" office:value-type="string" office:string-value="Subiu" calcext:value-type="string">
            <text:p>Subiu</text:p>
          </table:table-cell>
          <table:table-cell table:style-name="ce23" table:formula="of:=[.E25]/100" office:value-type="float" office:value="0.1238" calcext:value-type="float">
            <text:p>0.1238</text:p>
          </table:table-cell>
          <table:table-cell table:style-name="ce26" table:formula="of:=[.C25]/([.E25]+1)" office:value-type="currency" office:currency="R$ " office:value="1.09192825112108" calcext:value-type="currency">
            <text:p>R$ 1.09</text:p>
          </table:table-cell>
          <table:table-cell table:style-name="ce26" table:formula="of:=([.C25]-[.R25])*[.N25]" office:value-type="currency" office:currency="R$ " office:value="22676909339.5981" calcext:value-type="currency">
            <text:p>R$ 22,676,909,339.60</text:p>
          </table:table-cell>
          <table:table-cell table:style-name="ce23" table:formula="of:=IF([.S25]&gt;0;&quot;Subiu&quot;;IF([.S25]&lt;0;&quot;Desceu&quot;;&quot;Estável&quot;))" office:value-type="string" office:string-value="Subiu" calcext:value-type="string">
            <text:p>Subiu</text:p>
          </table:table-cell>
          <table:table-cell table:style-name="ce23" table:formula="of:=[.F25]/100" office:value-type="float" office:value="0.0579" calcext:value-type="float">
            <text:p>0.0579</text:p>
          </table:table-cell>
          <table:table-cell table:style-name="ce26" table:formula="of:=[.C25]/([.U25]+1)" office:value-type="currency" office:currency="R$ " office:value="13.8103790528405" calcext:value-type="currency">
            <text:p>R$ 13.81</text:p>
          </table:table-cell>
          <table:table-cell table:style-name="ce26" table:formula="of:=([.C25]-[.V25])*[.N25]" office:value-type="currency" office:currency="R$ " office:value="1341384486.01463" calcext:value-type="currency">
            <text:p>R$ 1,341,384,486.01</text:p>
          </table:table-cell>
          <table:table-cell table:style-name="ce23" table:formula="of:=IF([.U25]&gt;0;&quot;Subiu&quot;; IF([.U25]&lt;0;&quot;Desceu&quot;; &quot;Estável&quot;))" office:value-type="string" office:string-value="Subiu" calcext:value-type="string">
            <text:p>Subiu</text:p>
          </table:table-cell>
          <table:table-cell table:style-name="ce23" table:formula="of:=[.C25]/100" office:value-type="float" office:value="0.1461" calcext:value-type="float">
            <text:p>0.1461</text:p>
          </table:table-cell>
          <table:table-cell table:style-name="ce26" table:formula="of:=[.C25]/([.Y25]+1)" office:value-type="currency" office:currency="R$ " office:value="12.7475787453102" calcext:value-type="currency">
            <text:p>R$ 12.75</text:p>
          </table:table-cell>
          <table:table-cell table:style-name="ce26" table:formula="of:=([.C25]-[.Z25])*[.N25]" office:value-type="currency" office:currency="R$ " office:value="3124259045.91342" calcext:value-type="currency">
            <text:p>R$ 3,124,259,045.91</text:p>
          </table:table-cell>
          <table:table-cell table:style-name="ce26" table:formula="of:=IF([.Y25]&gt;0;&quot;Subiu&quot;;IF([.Y25]&lt;0;&quot;Desceu&quot;; &quot;Estável&quot;))" office:value-type="string" office:string-value="Subiu" calcext:value-type="string">
            <text:p>Subiu</text:p>
          </table:table-cell>
          <table:table-cell table:style-name="ce23" table:formula="of:=[.H25]/100" office:value-type="float" office:value="0.7817" calcext:value-type="float">
            <text:p>0.7817</text:p>
          </table:table-cell>
          <table:table-cell table:style-name="ce26" table:formula="of:=[.C25]/([.AC25]+1)" office:value-type="currency" office:currency="R$ " office:value="8.20003367570298" calcext:value-type="currency">
            <text:p>R$ 8.20</text:p>
          </table:table-cell>
          <table:table-cell table:style-name="ce26" table:formula="of:=([.C25]-[.AD25])*[.N25]" office:value-type="currency" office:currency="R$ " office:value="10752881617.0113" calcext:value-type="currency">
            <text:p>R$ 10,752,881,617.01</text:p>
          </table:table-cell>
          <table:table-cell table:style-name="ce26" table:formula="of:=IF([.AC25]&gt;0;&quot;Subiu&quot;;IF([.AC25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VIV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51.2" calcext:value-type="float">
            <text:p>51.20</text:p>
          </table:table-cell>
          <table:table-cell table:style-name="ce14" office:value-type="float" office:value="0.88" calcext:value-type="float">
            <text:p>0.9</text:p>
          </table:table-cell>
          <table:table-cell table:style-name="ce18" office:value-type="float" office:value="1.09" calcext:value-type="float">
            <text:p>1.09</text:p>
          </table:table-cell>
          <table:table-cell table:number-columns-repeated="2" table:style-name="ce18" office:value-type="float" office:value="-4.19" calcext:value-type="float">
            <text:p>-4.19</text:p>
          </table:table-cell>
          <table:table-cell table:style-name="ce18" office:value-type="float" office:value="32.78" calcext:value-type="float">
            <text:p>32.78</text:p>
          </table:table-cell>
          <table:table-cell table:style-name="ce18" office:value-type="float" office:value="50.62" calcext:value-type="float">
            <text:p>50.62</text:p>
          </table:table-cell>
          <table:table-cell table:style-name="ce18" office:value-type="float" office:value="51.26" calcext:value-type="float">
            <text:p>51.26</text:p>
          </table:table-cell>
          <table:table-cell table:style-name="ce2" office:value-type="string" calcext:value-type="string">
            <text:p>64,92 M</text:p>
          </table:table-cell>
          <table:table-cell table:style-name="ce22" table:formula="of:=[.D26]/100" office:value-type="float" office:value="0.0088" calcext:value-type="float">
            <text:p>0.0088</text:p>
          </table:table-cell>
          <table:table-cell table:style-name="ce25" table:formula="of:=[.C26]/([.L26]+1)" office:value-type="currency" office:currency="R$ " office:value="50.7533703409992" calcext:value-type="currency">
            <text:p>R$ 50.75</text:p>
          </table:table-cell>
          <table:table-cell table:style-name="ce28" table:formula="of:=VLOOKUP([.A26];[$Total_de_acoes.A$1:.B$1048576];2;0)" office:value-type="float" office:value="423091712" calcext:value-type="float">
            <text:p>423,091,712</text:p>
          </table:table-cell>
          <table:table-cell table:style-name="ce25" table:formula="of:=([.C26]-[.M26])*[.N26]" office:value-type="currency" office:currency="R$ " office:value="188965307.056621" calcext:value-type="currency">
            <text:p>R$ 188,965,307.06</text:p>
          </table:table-cell>
          <table:table-cell table:style-name="ce22" table:formula="of:=IF([.O26]&gt;0;&quot;Subiu&quot;;IF([.O26]&lt;0;&quot;Desceu&quot;;&quot;Estável&quot;))" office:value-type="string" office:string-value="Subiu" calcext:value-type="string">
            <text:p>Subiu</text:p>
          </table:table-cell>
          <table:table-cell table:style-name="ce23" table:formula="of:=[.E26]/100" office:value-type="float" office:value="0.0109" calcext:value-type="float">
            <text:p>0.0109</text:p>
          </table:table-cell>
          <table:table-cell table:style-name="ce26" table:formula="of:=[.C26]/([.E26]+1)" office:value-type="currency" office:currency="R$ " office:value="24.4976076555024" calcext:value-type="currency">
            <text:p>R$ 24.50</text:p>
          </table:table-cell>
          <table:table-cell table:style-name="ce26" table:formula="of:=([.C26]-[.R26])*[.N26]" office:value-type="currency" office:currency="R$ " office:value="11297560891.5292" calcext:value-type="currency">
            <text:p>R$ 11,297,560,891.53</text:p>
          </table:table-cell>
          <table:table-cell table:style-name="ce23" table:formula="of:=IF([.S26]&gt;0;&quot;Subiu&quot;;IF([.S26]&lt;0;&quot;Desceu&quot;;&quot;Estável&quot;))" office:value-type="string" office:string-value="Subiu" calcext:value-type="string">
            <text:p>Subiu</text:p>
          </table:table-cell>
          <table:table-cell table:style-name="ce23" table:formula="of:=[.F26]/100" office:value-type="float" office:value="-0.0419" calcext:value-type="float">
            <text:p>-0.0419</text:p>
          </table:table-cell>
          <table:table-cell table:style-name="ce26" table:formula="of:=[.C26]/([.U26]+1)" office:value-type="currency" office:currency="R$ " office:value="53.4390982152176" calcext:value-type="currency">
            <text:p>R$ 53.44</text:p>
          </table:table-cell>
          <table:table-cell table:style-name="ce26" table:formula="of:=([.C26]-[.V26])*[.N26]" office:value-type="currency" office:currency="R$ " office:value="-947343897.212569" calcext:value-type="currency">
            <text:p>-R$ 947,343,897.21</text:p>
          </table:table-cell>
          <table:table-cell table:style-name="ce23" table:formula="of:=IF([.U26]&gt;0;&quot;Subiu&quot;; IF([.U26]&lt;0;&quot;Desceu&quot;; &quot;Estável&quot;))" office:value-type="string" office:string-value="Desceu" calcext:value-type="string">
            <text:p>Desceu</text:p>
          </table:table-cell>
          <table:table-cell table:style-name="ce23" table:formula="of:=[.C26]/100" office:value-type="float" office:value="0.512" calcext:value-type="float">
            <text:p>0.512</text:p>
          </table:table-cell>
          <table:table-cell table:style-name="ce26" table:formula="of:=[.C26]/([.Y26]+1)" office:value-type="currency" office:currency="R$ " office:value="33.8624338624339" calcext:value-type="currency">
            <text:p>R$ 33.86</text:p>
          </table:table-cell>
          <table:table-cell table:style-name="ce26" table:formula="of:=([.C26]-[.Z26])*[.N26]" office:value-type="currency" office:currency="R$ " office:value="7335380539.05609" calcext:value-type="currency">
            <text:p>R$ 7,335,380,539.06</text:p>
          </table:table-cell>
          <table:table-cell table:style-name="ce26" table:formula="of:=IF([.Y26]&gt;0;&quot;Subiu&quot;;IF([.Y26]&lt;0;&quot;Desceu&quot;; &quot;Estável&quot;))" office:value-type="string" office:string-value="Subiu" calcext:value-type="string">
            <text:p>Subiu</text:p>
          </table:table-cell>
          <table:table-cell table:style-name="ce23" table:formula="of:=[.H26]/100" office:value-type="float" office:value="0.3278" calcext:value-type="float">
            <text:p>0.3278</text:p>
          </table:table-cell>
          <table:table-cell table:style-name="ce26" table:formula="of:=[.C26]/([.AC26]+1)" office:value-type="currency" office:currency="R$ " office:value="38.5600241000151" calcext:value-type="currency">
            <text:p>R$ 38.56</text:p>
          </table:table-cell>
          <table:table-cell table:style-name="ce26" table:formula="of:=([.C26]-[.AD26])*[.N26]" office:value-type="currency" office:currency="R$ " office:value="5347869043.16337" calcext:value-type="currency">
            <text:p>R$ 5,347,869,043.16</text:p>
          </table:table-cell>
          <table:table-cell table:style-name="ce26" table:formula="of:=IF([.AC26]&gt;0;&quot;Subiu&quot;;IF([.AC2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2.64" calcext:value-type="float">
            <text:p>22.64</text:p>
          </table:table-cell>
          <table:table-cell table:style-name="ce15" office:value-type="float" office:value="0.84" calcext:value-type="float">
            <text:p>0.8</text:p>
          </table:table-cell>
          <table:table-cell table:style-name="ce19" office:value-type="float" office:value="1.07" calcext:value-type="float">
            <text:p>1.07</text:p>
          </table:table-cell>
          <table:table-cell table:number-columns-repeated="2" table:style-name="ce19" office:value-type="float" office:value="-1.35" calcext:value-type="float">
            <text:p>-1.35</text:p>
          </table:table-cell>
          <table:table-cell table:style-name="ce19" office:value-type="float" office:value="20.93" calcext:value-type="float">
            <text:p>20.93</text:p>
          </table:table-cell>
          <table:table-cell table:style-name="ce19" office:value-type="float" office:value="22.32" calcext:value-type="float">
            <text:p>22.32</text:p>
          </table:table-cell>
          <table:table-cell table:style-name="ce19" office:value-type="float" office:value="22.83" calcext:value-type="float">
            <text:p>22.83</text:p>
          </table:table-cell>
          <table:table-cell table:style-name="ce3" office:value-type="string" calcext:value-type="string">
            <text:p>178,44 M</text:p>
          </table:table-cell>
          <table:table-cell table:style-name="ce22" table:formula="of:=[.D27]/100" office:value-type="float" office:value="0.0084" calcext:value-type="float">
            <text:p>0.0084</text:p>
          </table:table-cell>
          <table:table-cell table:style-name="ce25" table:formula="of:=[.C27]/([.L27]+1)" office:value-type="currency" office:currency="R$ " office:value="22.4514081713606" calcext:value-type="currency">
            <text:p>R$ 22.45</text:p>
          </table:table-cell>
          <table:table-cell table:style-name="ce28" table:formula="of:=VLOOKUP([.A27];[$Total_de_acoes.A$1:.B$1048576];2;0)" office:value-type="float" office:value="1218352541" calcext:value-type="float">
            <text:p>1,218,352,541</text:p>
          </table:table-cell>
          <table:table-cell table:style-name="ce25" table:formula="of:=([.C27]-[.M27])*[.N27]" office:value-type="currency" office:currency="R$ " office:value="229771333.634684" calcext:value-type="currency">
            <text:p>R$ 229,771,333.63</text:p>
          </table:table-cell>
          <table:table-cell table:style-name="ce22" table:formula="of:=IF([.O27]&gt;0;&quot;Subiu&quot;;IF([.O27]&lt;0;&quot;Desceu&quot;;&quot;Estável&quot;))" office:value-type="string" office:string-value="Subiu" calcext:value-type="string">
            <text:p>Subiu</text:p>
          </table:table-cell>
          <table:table-cell table:style-name="ce23" table:formula="of:=[.E27]/100" office:value-type="float" office:value="0.0107" calcext:value-type="float">
            <text:p>0.0107</text:p>
          </table:table-cell>
          <table:table-cell table:style-name="ce26" table:formula="of:=[.C27]/([.E27]+1)" office:value-type="currency" office:currency="R$ " office:value="10.9371980676329" calcext:value-type="currency">
            <text:p>R$ 10.94</text:p>
          </table:table-cell>
          <table:table-cell table:style-name="ce26" table:formula="of:=([.C27]-[.R27])*[.N27]" office:value-type="currency" office:currency="R$ " office:value="14258138471.1192" calcext:value-type="currency">
            <text:p>R$ 14,258,138,471.12</text:p>
          </table:table-cell>
          <table:table-cell table:style-name="ce23" table:formula="of:=IF([.S27]&gt;0;&quot;Subiu&quot;;IF([.S27]&lt;0;&quot;Desceu&quot;;&quot;Estável&quot;))" office:value-type="string" office:string-value="Subiu" calcext:value-type="string">
            <text:p>Subiu</text:p>
          </table:table-cell>
          <table:table-cell table:style-name="ce23" table:formula="of:=[.F27]/100" office:value-type="float" office:value="-0.0135" calcext:value-type="float">
            <text:p>-0.0135</text:p>
          </table:table-cell>
          <table:table-cell table:style-name="ce26" table:formula="of:=[.C27]/([.U27]+1)" office:value-type="currency" office:currency="R$ " office:value="22.9498226051698" calcext:value-type="currency">
            <text:p>R$ 22.95</text:p>
          </table:table-cell>
          <table:table-cell table:style-name="ce26" table:formula="of:=([.C27]-[.V27])*[.N27]" office:value-type="currency" office:currency="R$ " office:value="-377473158.267856" calcext:value-type="currency">
            <text:p>-R$ 377,473,158.27</text:p>
          </table:table-cell>
          <table:table-cell table:style-name="ce23" table:formula="of:=IF([.U27]&gt;0;&quot;Subiu&quot;; IF([.U27]&lt;0;&quot;Desceu&quot;; &quot;Estável&quot;))" office:value-type="string" office:string-value="Desceu" calcext:value-type="string">
            <text:p>Desceu</text:p>
          </table:table-cell>
          <table:table-cell table:style-name="ce23" table:formula="of:=[.C27]/100" office:value-type="float" office:value="0.2264" calcext:value-type="float">
            <text:p>0.2264</text:p>
          </table:table-cell>
          <table:table-cell table:style-name="ce26" table:formula="of:=[.C27]/([.Y27]+1)" office:value-type="currency" office:currency="R$ " office:value="18.4605348988911" calcext:value-type="currency">
            <text:p>R$ 18.46</text:p>
          </table:table-cell>
          <table:table-cell table:style-name="ce26" table:formula="of:=([.C27]-[.Z27])*[.N27]" office:value-type="currency" office:currency="R$ " office:value="5092061925.95689" calcext:value-type="currency">
            <text:p>R$ 5,092,061,925.96</text:p>
          </table:table-cell>
          <table:table-cell table:style-name="ce26" table:formula="of:=IF([.Y27]&gt;0;&quot;Subiu&quot;;IF([.Y27]&lt;0;&quot;Desceu&quot;; &quot;Estável&quot;))" office:value-type="string" office:string-value="Subiu" calcext:value-type="string">
            <text:p>Subiu</text:p>
          </table:table-cell>
          <table:table-cell table:style-name="ce23" table:formula="of:=[.H27]/100" office:value-type="float" office:value="0.2093" calcext:value-type="float">
            <text:p>0.2093</text:p>
          </table:table-cell>
          <table:table-cell table:style-name="ce26" table:formula="of:=[.C27]/([.AC27]+1)" office:value-type="currency" office:currency="R$ " office:value="18.7215744645663" calcext:value-type="currency">
            <text:p>R$ 18.72</text:p>
          </table:table-cell>
          <table:table-cell table:style-name="ce26" table:formula="of:=([.C27]-[.AD27])*[.N27]" office:value-type="currency" office:currency="R$ " office:value="4774023707.81496" calcext:value-type="currency">
            <text:p>R$ 4,774,023,707.81</text:p>
          </table:table-cell>
          <table:table-cell table:style-name="ce26" table:formula="of:=IF([.AC27]&gt;0;&quot;Subiu&quot;;IF([.AC27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.9" calcext:value-type="float">
            <text:p>4.90</text:p>
          </table:table-cell>
          <table:table-cell table:style-name="ce14" office:value-type="float" office:value="0.82" calcext:value-type="float">
            <text:p>0.8</text:p>
          </table:table-cell>
          <table:table-cell table:style-name="ce18" office:value-type="float" office:value="9.38" calcext:value-type="float">
            <text:p>9.38</text:p>
          </table:table-cell>
          <table:table-cell table:number-columns-repeated="2" table:style-name="ce18" office:value-type="float" office:value="5.83" calcext:value-type="float">
            <text:p>5.83</text:p>
          </table:table-cell>
          <table:table-cell table:style-name="ce18" office:value-type="float" office:value="-2.19" calcext:value-type="float">
            <text:p>-2.19</text:p>
          </table:table-cell>
          <table:table-cell table:style-name="ce18" office:value-type="float" office:value="4.82" calcext:value-type="float">
            <text:p>4.82</text:p>
          </table:table-cell>
          <table:table-cell table:style-name="ce18" office:value-type="float" office:value="4.97" calcext:value-type="float">
            <text:p>4.97</text:p>
          </table:table-cell>
          <table:table-cell table:style-name="ce2" office:value-type="string" calcext:value-type="string">
            <text:p>144,47 M</text:p>
          </table:table-cell>
          <table:table-cell table:style-name="ce22" table:formula="of:=[.D28]/100" office:value-type="float" office:value="0.0082" calcext:value-type="float">
            <text:p>0.0082</text:p>
          </table:table-cell>
          <table:table-cell table:style-name="ce25" table:formula="of:=[.C28]/([.L28]+1)" office:value-type="currency" office:currency="R$ " office:value="4.86014679627058" calcext:value-type="currency">
            <text:p>R$ 4.86</text:p>
          </table:table-cell>
          <table:table-cell table:style-name="ce28" table:formula="of:=VLOOKUP([.A28];[$Total_de_acoes.A$1:.B$1048576];2;0)" office:value-type="float" office:value="1095462329" calcext:value-type="float">
            <text:p>1,095,462,329</text:p>
          </table:table-cell>
          <table:table-cell table:style-name="ce25" table:formula="of:=([.C28]-[.M28])*[.N28]" office:value-type="currency" office:currency="R$ " office:value="43657683.3755409" calcext:value-type="currency">
            <text:p>R$ 43,657,683.38</text:p>
          </table:table-cell>
          <table:table-cell table:style-name="ce22" table:formula="of:=IF([.O28]&gt;0;&quot;Subiu&quot;;IF([.O28]&lt;0;&quot;Desceu&quot;;&quot;Estável&quot;))" office:value-type="string" office:string-value="Subiu" calcext:value-type="string">
            <text:p>Subiu</text:p>
          </table:table-cell>
          <table:table-cell table:style-name="ce23" table:formula="of:=[.E28]/100" office:value-type="float" office:value="0.0938" calcext:value-type="float">
            <text:p>0.0938</text:p>
          </table:table-cell>
          <table:table-cell table:style-name="ce26" table:formula="of:=[.C28]/([.E28]+1)" office:value-type="currency" office:currency="R$ " office:value="0.472061657032755" calcext:value-type="currency">
            <text:p>R$ 0.47</text:p>
          </table:table-cell>
          <table:table-cell table:style-name="ce26" table:formula="of:=([.C28]-[.R28])*[.N28]" office:value-type="currency" office:currency="R$ " office:value="4850639649.8553" calcext:value-type="currency">
            <text:p>R$ 4,850,639,649.86</text:p>
          </table:table-cell>
          <table:table-cell table:style-name="ce23" table:formula="of:=IF([.S28]&gt;0;&quot;Subiu&quot;;IF([.S28]&lt;0;&quot;Desceu&quot;;&quot;Estável&quot;))" office:value-type="string" office:string-value="Subiu" calcext:value-type="string">
            <text:p>Subiu</text:p>
          </table:table-cell>
          <table:table-cell table:style-name="ce23" table:formula="of:=[.F28]/100" office:value-type="float" office:value="0.0583" calcext:value-type="float">
            <text:p>0.0583</text:p>
          </table:table-cell>
          <table:table-cell table:style-name="ce26" table:formula="of:=[.C28]/([.U28]+1)" office:value-type="currency" office:currency="R$ " office:value="4.6300670887272" calcext:value-type="currency">
            <text:p>R$ 4.63</text:p>
          </table:table-cell>
          <table:table-cell table:style-name="ce26" table:formula="of:=([.C28]-[.V28])*[.N28]" office:value-type="currency" office:currency="R$ " office:value="295701335.656647" calcext:value-type="currency">
            <text:p>R$ 295,701,335.66</text:p>
          </table:table-cell>
          <table:table-cell table:style-name="ce23" table:formula="of:=IF([.U28]&gt;0;&quot;Subiu&quot;; IF([.U28]&lt;0;&quot;Desceu&quot;; &quot;Estável&quot;))" office:value-type="string" office:string-value="Subiu" calcext:value-type="string">
            <text:p>Subiu</text:p>
          </table:table-cell>
          <table:table-cell table:style-name="ce23" table:formula="of:=[.C28]/100" office:value-type="float" office:value="0.049" calcext:value-type="float">
            <text:p>0.049</text:p>
          </table:table-cell>
          <table:table-cell table:style-name="ce26" table:formula="of:=[.C28]/([.Y28]+1)" office:value-type="currency" office:currency="R$ " office:value="4.67111534795043" calcext:value-type="currency">
            <text:p>R$ 4.67</text:p>
          </table:table-cell>
          <table:table-cell table:style-name="ce26" table:formula="of:=([.C28]-[.Z28])*[.N28]" office:value-type="currency" office:currency="R$ " office:value="250734514.006577" calcext:value-type="currency">
            <text:p>R$ 250,734,514.01</text:p>
          </table:table-cell>
          <table:table-cell table:style-name="ce26" table:formula="of:=IF([.Y28]&gt;0;&quot;Subiu&quot;;IF([.Y28]&lt;0;&quot;Desceu&quot;; &quot;Estável&quot;))" office:value-type="string" office:string-value="Subiu" calcext:value-type="string">
            <text:p>Subiu</text:p>
          </table:table-cell>
          <table:table-cell table:style-name="ce23" table:formula="of:=[.H28]/100" office:value-type="float" office:value="-0.0219" calcext:value-type="float">
            <text:p>-0.0219</text:p>
          </table:table-cell>
          <table:table-cell table:style-name="ce26" table:formula="of:=[.C28]/([.AC28]+1)" office:value-type="currency" office:currency="R$ " office:value="5.00971270831203" calcext:value-type="currency">
            <text:p>R$ 5.01</text:p>
          </table:table-cell>
          <table:table-cell table:style-name="ce26" table:formula="of:=([.C28]-[.AD28])*[.N28]" office:value-type="currency" office:currency="R$ " office:value="-120186138.968398" calcext:value-type="currency">
            <text:p>-R$ 120,186,138.97</text:p>
          </table:table-cell>
          <table:table-cell table:style-name="ce26" table:formula="of:=IF([.AC28]&gt;0;&quot;Subiu&quot;;IF([.AC28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DX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7.81" calcext:value-type="float">
            <text:p>7.81</text:p>
          </table:table-cell>
          <table:table-cell table:style-name="ce15" office:value-type="float" office:value="0.77" calcext:value-type="float">
            <text:p>0.8</text:p>
          </table:table-cell>
          <table:table-cell table:style-name="ce19" office:value-type="float" office:value="3.17" calcext:value-type="float">
            <text:p>3.17</text:p>
          </table:table-cell>
          <table:table-cell table:number-columns-repeated="2" table:style-name="ce19" office:value-type="float" office:value="-3.22" calcext:value-type="float">
            <text:p>-3.22</text:p>
          </table:table-cell>
          <table:table-cell table:style-name="ce19" office:value-type="float" office:value="9.94" calcext:value-type="float">
            <text:p>9.94</text:p>
          </table:table-cell>
          <table:table-cell table:style-name="ce19" office:value-type="float" office:value="7.7" calcext:value-type="float">
            <text:p>7.7</text:p>
          </table:table-cell>
          <table:table-cell table:style-name="ce19" office:value-type="float" office:value="7.85" calcext:value-type="float">
            <text:p>7.85</text:p>
          </table:table-cell>
          <table:table-cell table:style-name="ce3" office:value-type="string" calcext:value-type="string">
            <text:p>21,5 M</text:p>
          </table:table-cell>
          <table:table-cell table:style-name="ce22" table:formula="of:=[.D29]/100" office:value-type="float" office:value="0.0077" calcext:value-type="float">
            <text:p>0.0077</text:p>
          </table:table-cell>
          <table:table-cell table:style-name="ce25" table:formula="of:=[.C29]/([.L29]+1)" office:value-type="currency" office:currency="R$ " office:value="7.75032251662201" calcext:value-type="currency">
            <text:p>R$ 7.75</text:p>
          </table:table-cell>
          <table:table-cell table:style-name="ce28" table:formula="of:=VLOOKUP([.A29];[$Total_de_acoes.A$1:.B$1048576];2;0)" office:value-type="float" office:value="302768240" calcext:value-type="float">
            <text:p>302,768,240</text:p>
          </table:table-cell>
          <table:table-cell table:style-name="ce25" table:formula="of:=([.C29]-[.M29])*[.N29]" office:value-type="currency" office:currency="R$ " office:value="18068446.6099832" calcext:value-type="currency">
            <text:p>R$ 18,068,446.61</text:p>
          </table:table-cell>
          <table:table-cell table:style-name="ce22" table:formula="of:=IF([.O29]&gt;0;&quot;Subiu&quot;;IF([.O29]&lt;0;&quot;Desceu&quot;;&quot;Estável&quot;))" office:value-type="string" office:string-value="Subiu" calcext:value-type="string">
            <text:p>Subiu</text:p>
          </table:table-cell>
          <table:table-cell table:style-name="ce23" table:formula="of:=[.E29]/100" office:value-type="float" office:value="0.0317" calcext:value-type="float">
            <text:p>0.0317</text:p>
          </table:table-cell>
          <table:table-cell table:style-name="ce26" table:formula="of:=[.C29]/([.E29]+1)" office:value-type="currency" office:currency="R$ " office:value="1.87290167865707" calcext:value-type="currency">
            <text:p>R$ 1.87</text:p>
          </table:table-cell>
          <table:table-cell table:style-name="ce26" table:formula="of:=([.C29]-[.R29])*[.N29]" office:value-type="currency" office:currency="R$ " office:value="1797564809.45995" calcext:value-type="currency">
            <text:p>R$ 1,797,564,809.46</text:p>
          </table:table-cell>
          <table:table-cell table:style-name="ce23" table:formula="of:=IF([.S29]&gt;0;&quot;Subiu&quot;;IF([.S29]&lt;0;&quot;Desceu&quot;;&quot;Estável&quot;))" office:value-type="string" office:string-value="Subiu" calcext:value-type="string">
            <text:p>Subiu</text:p>
          </table:table-cell>
          <table:table-cell table:style-name="ce23" table:formula="of:=[.F29]/100" office:value-type="float" office:value="-0.0322" calcext:value-type="float">
            <text:p>-0.0322</text:p>
          </table:table-cell>
          <table:table-cell table:style-name="ce26" table:formula="of:=[.C29]/([.U29]+1)" office:value-type="currency" office:currency="R$ " office:value="8.06984914238479" calcext:value-type="currency">
            <text:p>R$ 8.07</text:p>
          </table:table-cell>
          <table:table-cell table:style-name="ce26" table:formula="of:=([.C29]-[.V29])*[.N29]" office:value-type="currency" office:currency="R$ " office:value="-78674067.5053526" calcext:value-type="currency">
            <text:p>-R$ 78,674,067.51</text:p>
          </table:table-cell>
          <table:table-cell table:style-name="ce23" table:formula="of:=IF([.U29]&gt;0;&quot;Subiu&quot;; IF([.U29]&lt;0;&quot;Desceu&quot;; &quot;Estável&quot;))" office:value-type="string" office:string-value="Desceu" calcext:value-type="string">
            <text:p>Desceu</text:p>
          </table:table-cell>
          <table:table-cell table:style-name="ce23" table:formula="of:=[.C29]/100" office:value-type="float" office:value="0.0781" calcext:value-type="float">
            <text:p>0.0781</text:p>
          </table:table-cell>
          <table:table-cell table:style-name="ce26" table:formula="of:=[.C29]/([.Y29]+1)" office:value-type="currency" office:currency="R$ " office:value="7.24422595306558" calcext:value-type="currency">
            <text:p>R$ 7.24</text:p>
          </table:table-cell>
          <table:table-cell table:style-name="ce26" table:formula="of:=([.C29]-[.Z29])*[.N29]" office:value-type="currency" office:currency="R$ " office:value="171298412.428012" calcext:value-type="currency">
            <text:p>R$ 171,298,412.43</text:p>
          </table:table-cell>
          <table:table-cell table:style-name="ce26" table:formula="of:=IF([.Y29]&gt;0;&quot;Subiu&quot;;IF([.Y29]&lt;0;&quot;Desceu&quot;; &quot;Estável&quot;))" office:value-type="string" office:string-value="Subiu" calcext:value-type="string">
            <text:p>Subiu</text:p>
          </table:table-cell>
          <table:table-cell table:style-name="ce23" table:formula="of:=[.H29]/100" office:value-type="float" office:value="0.0994" calcext:value-type="float">
            <text:p>0.0994</text:p>
          </table:table-cell>
          <table:table-cell table:style-name="ce26" table:formula="of:=[.C29]/([.AC29]+1)" office:value-type="currency" office:currency="R$ " office:value="7.10387484082227" calcext:value-type="currency">
            <text:p>R$ 7.10</text:p>
          </table:table-cell>
          <table:table-cell table:style-name="ce26" table:formula="of:=([.C29]-[.AD29])*[.N29]" office:value-type="currency" office:currency="R$ " office:value="213792271.663962" calcext:value-type="currency">
            <text:p>R$ 213,792,271.66</text:p>
          </table:table-cell>
          <table:table-cell table:style-name="ce26" table:formula="of:=IF([.AC29]&gt;0;&quot;Subiu&quot;;IF([.AC2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7.52" calcext:value-type="float">
            <text:p>17.52</text:p>
          </table:table-cell>
          <table:table-cell table:style-name="ce14" office:value-type="float" office:value="0.74" calcext:value-type="float">
            <text:p>0.7</text:p>
          </table:table-cell>
          <table:table-cell table:style-name="ce18" office:value-type="float" office:value="-0.57" calcext:value-type="float">
            <text:p>-0.57</text:p>
          </table:table-cell>
          <table:table-cell table:number-columns-repeated="2" table:style-name="ce18" office:value-type="float" office:value="-2.29" calcext:value-type="float">
            <text:p>-2.29</text:p>
          </table:table-cell>
          <table:table-cell table:style-name="ce18" office:value-type="float" office:value="56.87" calcext:value-type="float">
            <text:p>56.87</text:p>
          </table:table-cell>
          <table:table-cell table:style-name="ce18" office:value-type="float" office:value="17.36" calcext:value-type="float">
            <text:p>17.36</text:p>
          </table:table-cell>
          <table:table-cell table:style-name="ce18" office:value-type="float" office:value="17.58" calcext:value-type="float">
            <text:p>17.58</text:p>
          </table:table-cell>
          <table:table-cell table:style-name="ce2" office:value-type="string" calcext:value-type="string">
            <text:p>62,54 M</text:p>
          </table:table-cell>
          <table:table-cell table:style-name="ce22" table:formula="of:=[.D30]/100" office:value-type="float" office:value="0.0074" calcext:value-type="float">
            <text:p>0.0074</text:p>
          </table:table-cell>
          <table:table-cell table:style-name="ce25" table:formula="of:=[.C30]/([.L30]+1)" office:value-type="currency" office:currency="R$ " office:value="17.3913043478261" calcext:value-type="currency">
            <text:p>R$ 17.39</text:p>
          </table:table-cell>
          <table:table-cell table:style-name="ce28" table:formula="of:=VLOOKUP([.A30];[$Total_de_acoes.A$1:.B$1048576];2;0)" office:value-type="float" office:value="807896814" calcext:value-type="float">
            <text:p>807,896,814</text:p>
          </table:table-cell>
          <table:table-cell table:style-name="ce25" table:formula="of:=([.C30]-[.M30])*[.N30]" office:value-type="currency" office:currency="R$ " office:value="103972807.366957" calcext:value-type="currency">
            <text:p>R$ 103,972,807.37</text:p>
          </table:table-cell>
          <table:table-cell table:style-name="ce22" table:formula="of:=IF([.O30]&gt;0;&quot;Subiu&quot;;IF([.O30]&lt;0;&quot;Desceu&quot;;&quot;Estável&quot;))" office:value-type="string" office:string-value="Subiu" calcext:value-type="string">
            <text:p>Subiu</text:p>
          </table:table-cell>
          <table:table-cell table:style-name="ce23" table:formula="of:=[.E30]/100" office:value-type="float" office:value="-0.0057" calcext:value-type="float">
            <text:p>-0.0057</text:p>
          </table:table-cell>
          <table:table-cell table:style-name="ce26" table:formula="of:=[.C30]/([.E30]+1)" office:value-type="currency" office:currency="R$ " office:value="40.7441860465116" calcext:value-type="currency">
            <text:p>R$ 40.74</text:p>
          </table:table-cell>
          <table:table-cell table:style-name="ce26" table:formula="of:=([.C30]-[.R30])*[.N30]" office:value-type="currency" office:currency="R$ " office:value="-18762745914.72" calcext:value-type="currency">
            <text:p>-R$ 18,762,745,914.72</text:p>
          </table:table-cell>
          <table:table-cell table:style-name="ce23" table:formula="of:=IF([.S30]&gt;0;&quot;Subiu&quot;;IF([.S30]&lt;0;&quot;Desceu&quot;;&quot;Estável&quot;))" office:value-type="string" office:string-value="Desceu" calcext:value-type="string">
            <text:p>Desceu</text:p>
          </table:table-cell>
          <table:table-cell table:style-name="ce23" table:formula="of:=[.F30]/100" office:value-type="float" office:value="-0.0229" calcext:value-type="float">
            <text:p>-0.0229</text:p>
          </table:table-cell>
          <table:table-cell table:style-name="ce26" table:formula="of:=[.C30]/([.U30]+1)" office:value-type="currency" office:currency="R$ " office:value="17.9306109917102" calcext:value-type="currency">
            <text:p>R$ 17.93</text:p>
          </table:table-cell>
          <table:table-cell table:style-name="ce26" table:formula="of:=([.C30]-[.V30])*[.N30]" office:value-type="currency" office:currency="R$ " office:value="-331731311.996023" calcext:value-type="currency">
            <text:p>-R$ 331,731,312.00</text:p>
          </table:table-cell>
          <table:table-cell table:style-name="ce23" table:formula="of:=IF([.U30]&gt;0;&quot;Subiu&quot;; IF([.U30]&lt;0;&quot;Desceu&quot;; &quot;Estável&quot;))" office:value-type="string" office:string-value="Desceu" calcext:value-type="string">
            <text:p>Desceu</text:p>
          </table:table-cell>
          <table:table-cell table:style-name="ce23" table:formula="of:=[.C30]/100" office:value-type="float" office:value="0.1752" calcext:value-type="float">
            <text:p>0.1752</text:p>
          </table:table-cell>
          <table:table-cell table:style-name="ce26" table:formula="of:=[.C30]/([.Y30]+1)" office:value-type="currency" office:currency="R$ " office:value="14.9081007488087" calcext:value-type="currency">
            <text:p>R$ 14.91</text:p>
          </table:table-cell>
          <table:table-cell table:style-name="ce26" table:formula="of:=([.C30]-[.Z30])*[.N30]" office:value-type="currency" office:currency="R$ " office:value="2110145083.52643" calcext:value-type="currency">
            <text:p>R$ 2,110,145,083.53</text:p>
          </table:table-cell>
          <table:table-cell table:style-name="ce26" table:formula="of:=IF([.Y30]&gt;0;&quot;Subiu&quot;;IF([.Y30]&lt;0;&quot;Desceu&quot;; &quot;Estável&quot;))" office:value-type="string" office:string-value="Subiu" calcext:value-type="string">
            <text:p>Subiu</text:p>
          </table:table-cell>
          <table:table-cell table:style-name="ce23" table:formula="of:=[.H30]/100" office:value-type="float" office:value="0.5687" calcext:value-type="float">
            <text:p>0.5687</text:p>
          </table:table-cell>
          <table:table-cell table:style-name="ce26" table:formula="of:=[.C30]/([.AC30]+1)" office:value-type="currency" office:currency="R$ " office:value="11.1684834576401" calcext:value-type="currency">
            <text:p>R$ 11.17</text:p>
          </table:table-cell>
          <table:table-cell table:style-name="ce26" table:formula="of:=([.C30]-[.AD30])*[.N30]" office:value-type="currency" office:currency="R$ " office:value="5131369978.64087" calcext:value-type="currency">
            <text:p>R$ 5,131,369,978.64</text:p>
          </table:table-cell>
          <table:table-cell table:style-name="ce26" table:formula="of:=IF([.AC30]&gt;0;&quot;Subiu&quot;;IF([.AC3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3.22" calcext:value-type="float">
            <text:p>23.22</text:p>
          </table:table-cell>
          <table:table-cell table:style-name="ce15" office:value-type="float" office:value="0.73" calcext:value-type="float">
            <text:p>0.7</text:p>
          </table:table-cell>
          <table:table-cell table:style-name="ce19" office:value-type="float" office:value="1.93" calcext:value-type="float">
            <text:p>1.93</text:p>
          </table:table-cell>
          <table:table-cell table:number-columns-repeated="2" table:style-name="ce19" office:value-type="float" office:value="-9.51" calcext:value-type="float">
            <text:p>-9.51</text:p>
          </table:table-cell>
          <table:table-cell table:style-name="ce19" office:value-type="float" office:value="-20.4" calcext:value-type="float">
            <text:p>-20.4</text:p>
          </table:table-cell>
          <table:table-cell table:style-name="ce19" office:value-type="float" office:value="22.69" calcext:value-type="float">
            <text:p>22.69</text:p>
          </table:table-cell>
          <table:table-cell table:style-name="ce19" office:value-type="float" office:value="23.28" calcext:value-type="float">
            <text:p>23.28</text:p>
          </table:table-cell>
          <table:table-cell table:style-name="ce3" office:value-type="string" calcext:value-type="string">
            <text:p>69,45 M</text:p>
          </table:table-cell>
          <table:table-cell table:style-name="ce22" table:formula="of:=[.D31]/100" office:value-type="float" office:value="0.0073" calcext:value-type="float">
            <text:p>0.0073</text:p>
          </table:table-cell>
          <table:table-cell table:style-name="ce25" table:formula="of:=[.C31]/([.L31]+1)" office:value-type="currency" office:currency="R$ " office:value="23.0517224262881" calcext:value-type="currency">
            <text:p>R$ 23.05</text:p>
          </table:table-cell>
          <table:table-cell table:style-name="ce28" table:formula="of:=VLOOKUP([.A31];[$Total_de_acoes.A$1:.B$1048576];2;0)" office:value-type="float" office:value="251003438" calcext:value-type="float">
            <text:p>251,003,438</text:p>
          </table:table-cell>
          <table:table-cell table:style-name="ce25" table:formula="of:=([.C31]-[.M31])*[.N31]" office:value-type="currency" office:currency="R$ " office:value="42238249.5399864" calcext:value-type="currency">
            <text:p>R$ 42,238,249.54</text:p>
          </table:table-cell>
          <table:table-cell table:style-name="ce22" table:formula="of:=IF([.O31]&gt;0;&quot;Subiu&quot;;IF([.O31]&lt;0;&quot;Desceu&quot;;&quot;Estável&quot;))" office:value-type="string" office:string-value="Subiu" calcext:value-type="string">
            <text:p>Subiu</text:p>
          </table:table-cell>
          <table:table-cell table:style-name="ce23" table:formula="of:=[.E31]/100" office:value-type="float" office:value="0.0193" calcext:value-type="float">
            <text:p>0.0193</text:p>
          </table:table-cell>
          <table:table-cell table:style-name="ce26" table:formula="of:=[.C31]/([.E31]+1)" office:value-type="currency" office:currency="R$ " office:value="7.92491467576792" calcext:value-type="currency">
            <text:p>R$ 7.92</text:p>
          </table:table-cell>
          <table:table-cell table:style-name="ce26" table:formula="of:=([.C31]-[.R31])*[.N31]" office:value-type="currency" office:currency="R$ " office:value="3839119000.8856" calcext:value-type="currency">
            <text:p>R$ 3,839,119,000.89</text:p>
          </table:table-cell>
          <table:table-cell table:style-name="ce23" table:formula="of:=IF([.S31]&gt;0;&quot;Subiu&quot;;IF([.S31]&lt;0;&quot;Desceu&quot;;&quot;Estável&quot;))" office:value-type="string" office:string-value="Subiu" calcext:value-type="string">
            <text:p>Subiu</text:p>
          </table:table-cell>
          <table:table-cell table:style-name="ce23" table:formula="of:=[.F31]/100" office:value-type="float" office:value="-0.0951" calcext:value-type="float">
            <text:p>-0.0951</text:p>
          </table:table-cell>
          <table:table-cell table:style-name="ce26" table:formula="of:=[.C31]/([.U31]+1)" office:value-type="currency" office:currency="R$ " office:value="25.6602939551332" calcext:value-type="currency">
            <text:p>R$ 25.66</text:p>
          </table:table-cell>
          <table:table-cell table:style-name="ce26" table:formula="of:=([.C31]-[.V31])*[.N31]" office:value-type="currency" office:currency="R$ " office:value="-612522172.469042" calcext:value-type="currency">
            <text:p>-R$ 612,522,172.47</text:p>
          </table:table-cell>
          <table:table-cell table:style-name="ce23" table:formula="of:=IF([.U31]&gt;0;&quot;Subiu&quot;; IF([.U31]&lt;0;&quot;Desceu&quot;; &quot;Estável&quot;))" office:value-type="string" office:string-value="Desceu" calcext:value-type="string">
            <text:p>Desceu</text:p>
          </table:table-cell>
          <table:table-cell table:style-name="ce23" table:formula="of:=[.C31]/100" office:value-type="float" office:value="0.2322" calcext:value-type="float">
            <text:p>0.2322</text:p>
          </table:table-cell>
          <table:table-cell table:style-name="ce26" table:formula="of:=[.C31]/([.Y31]+1)" office:value-type="currency" office:currency="R$ " office:value="18.8443434507385" calcext:value-type="currency">
            <text:p>R$ 18.84</text:p>
          </table:table-cell>
          <table:table-cell table:style-name="ce26" table:formula="of:=([.C31]-[.Z31])*[.N31]" office:value-type="currency" office:currency="R$ " office:value="1098304837.37185" calcext:value-type="currency">
            <text:p>R$ 1,098,304,837.37</text:p>
          </table:table-cell>
          <table:table-cell table:style-name="ce26" table:formula="of:=IF([.Y31]&gt;0;&quot;Subiu&quot;;IF([.Y31]&lt;0;&quot;Desceu&quot;; &quot;Estável&quot;))" office:value-type="string" office:string-value="Subiu" calcext:value-type="string">
            <text:p>Subiu</text:p>
          </table:table-cell>
          <table:table-cell table:style-name="ce23" table:formula="of:=[.H31]/100" office:value-type="float" office:value="-0.204" calcext:value-type="float">
            <text:p>-0.204</text:p>
          </table:table-cell>
          <table:table-cell table:style-name="ce26" table:formula="of:=[.C31]/([.AC31]+1)" office:value-type="currency" office:currency="R$ " office:value="29.1708542713568" calcext:value-type="currency">
            <text:p>R$ 29.17</text:p>
          </table:table-cell>
          <table:table-cell table:style-name="ce26" table:formula="of:=([.C31]-[.AD31])*[.N31]" office:value-type="currency" office:currency="R$ " office:value="-1493684881.14754" calcext:value-type="currency">
            <text:p>-R$ 1,493,684,881.15</text:p>
          </table:table-cell>
          <table:table-cell table:style-name="ce26" table:formula="of:=IF([.AC31]&gt;0;&quot;Subiu&quot;;IF([.AC31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LWSA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5.55" calcext:value-type="float">
            <text:p>5.55</text:p>
          </table:table-cell>
          <table:table-cell table:style-name="ce14" office:value-type="float" office:value="0.72" calcext:value-type="float">
            <text:p>0.7</text:p>
          </table:table-cell>
          <table:table-cell table:style-name="ce18" office:value-type="float" office:value="-3.65" calcext:value-type="float">
            <text:p>-3.65</text:p>
          </table:table-cell>
          <table:table-cell table:number-columns-repeated="2" table:style-name="ce18" office:value-type="float" office:value="-7.65" calcext:value-type="float">
            <text:p>-7.65</text:p>
          </table:table-cell>
          <table:table-cell table:style-name="ce18" office:value-type="float" office:value="-14.03" calcext:value-type="float">
            <text:p>-14.03</text:p>
          </table:table-cell>
          <table:table-cell table:style-name="ce18" office:value-type="float" office:value="5.46" calcext:value-type="float">
            <text:p>5.46</text:p>
          </table:table-cell>
          <table:table-cell table:style-name="ce18" office:value-type="float" office:value="5.6" calcext:value-type="float">
            <text:p>5.6</text:p>
          </table:table-cell>
          <table:table-cell table:style-name="ce2" office:value-type="string" calcext:value-type="string">
            <text:p>56,4 M</text:p>
          </table:table-cell>
          <table:table-cell table:style-name="ce22" table:formula="of:=[.D32]/100" office:value-type="float" office:value="0.0072" calcext:value-type="float">
            <text:p>0.0072</text:p>
          </table:table-cell>
          <table:table-cell table:style-name="ce25" table:formula="of:=[.C32]/([.L32]+1)" office:value-type="currency" office:currency="R$ " office:value="5.51032565528197" calcext:value-type="currency">
            <text:p>R$ 5.51</text:p>
          </table:table-cell>
          <table:table-cell table:style-name="ce28" table:formula="of:=VLOOKUP([.A32];[$Total_de_acoes.A$1:.B$1048576];2;0)" office:value-type="float" office:value="393173139" calcext:value-type="float">
            <text:p>393,173,139</text:p>
          </table:table-cell>
          <table:table-cell table:style-name="ce25" table:formula="of:=([.C32]-[.M32])*[.N32]" office:value-type="currency" office:currency="R$ " office:value="15598886.6505562" calcext:value-type="currency">
            <text:p>R$ 15,598,886.65</text:p>
          </table:table-cell>
          <table:table-cell table:style-name="ce22" table:formula="of:=IF([.O32]&gt;0;&quot;Subiu&quot;;IF([.O32]&lt;0;&quot;Desceu&quot;;&quot;Estável&quot;))" office:value-type="string" office:string-value="Subiu" calcext:value-type="string">
            <text:p>Subiu</text:p>
          </table:table-cell>
          <table:table-cell table:style-name="ce23" table:formula="of:=[.E32]/100" office:value-type="float" office:value="-0.0365" calcext:value-type="float">
            <text:p>-0.0365</text:p>
          </table:table-cell>
          <table:table-cell table:style-name="ce26" table:formula="of:=[.C32]/([.E32]+1)" office:value-type="currency" office:currency="R$ " office:value="-2.09433962264151" calcext:value-type="currency">
            <text:p>-R$ 2.09</text:p>
          </table:table-cell>
          <table:table-cell table:style-name="ce26" table:formula="of:=([.C32]-[.R32])*[.N32]" office:value-type="currency" office:currency="R$ " office:value="3005549005.01604" calcext:value-type="currency">
            <text:p>R$ 3,005,549,005.02</text:p>
          </table:table-cell>
          <table:table-cell table:style-name="ce23" table:formula="of:=IF([.S32]&gt;0;&quot;Subiu&quot;;IF([.S32]&lt;0;&quot;Desceu&quot;;&quot;Estável&quot;))" office:value-type="string" office:string-value="Subiu" calcext:value-type="string">
            <text:p>Subiu</text:p>
          </table:table-cell>
          <table:table-cell table:style-name="ce23" table:formula="of:=[.F32]/100" office:value-type="float" office:value="-0.0765" calcext:value-type="float">
            <text:p>-0.0765</text:p>
          </table:table-cell>
          <table:table-cell table:style-name="ce26" table:formula="of:=[.C32]/([.U32]+1)" office:value-type="currency" office:currency="R$ " office:value="6.00974553329724" calcext:value-type="currency">
            <text:p>R$ 6.01</text:p>
          </table:table-cell>
          <table:table-cell table:style-name="ce26" table:formula="of:=([.C32]-[.V32])*[.N32]" office:value-type="currency" office:currency="R$ " office:value="-180759594.467705" calcext:value-type="currency">
            <text:p>-R$ 180,759,594.47</text:p>
          </table:table-cell>
          <table:table-cell table:style-name="ce23" table:formula="of:=IF([.U32]&gt;0;&quot;Subiu&quot;; IF([.U32]&lt;0;&quot;Desceu&quot;; &quot;Estável&quot;))" office:value-type="string" office:string-value="Desceu" calcext:value-type="string">
            <text:p>Desceu</text:p>
          </table:table-cell>
          <table:table-cell table:style-name="ce23" table:formula="of:=[.C32]/100" office:value-type="float" office:value="0.0555" calcext:value-type="float">
            <text:p>0.0555</text:p>
          </table:table-cell>
          <table:table-cell table:style-name="ce26" table:formula="of:=[.C32]/([.Y32]+1)" office:value-type="currency" office:currency="R$ " office:value="5.25817148270962" calcext:value-type="currency">
            <text:p>R$ 5.26</text:p>
          </table:table-cell>
          <table:table-cell table:style-name="ce26" table:formula="of:=([.C32]-[.Z32])*[.N32]" office:value-type="currency" office:currency="R$ " office:value="114739134.192776" calcext:value-type="currency">
            <text:p>R$ 114,739,134.19</text:p>
          </table:table-cell>
          <table:table-cell table:style-name="ce26" table:formula="of:=IF([.Y32]&gt;0;&quot;Subiu&quot;;IF([.Y32]&lt;0;&quot;Desceu&quot;; &quot;Estável&quot;))" office:value-type="string" office:string-value="Subiu" calcext:value-type="string">
            <text:p>Subiu</text:p>
          </table:table-cell>
          <table:table-cell table:style-name="ce23" table:formula="of:=[.H32]/100" office:value-type="float" office:value="-0.1403" calcext:value-type="float">
            <text:p>-0.1403</text:p>
          </table:table-cell>
          <table:table-cell table:style-name="ce26" table:formula="of:=[.C32]/([.AC32]+1)" office:value-type="currency" office:currency="R$ " office:value="6.45574037454926" calcext:value-type="currency">
            <text:p>R$ 6.46</text:p>
          </table:table-cell>
          <table:table-cell table:style-name="ce26" table:formula="of:=([.C32]-[.AD32])*[.N32]" office:value-type="currency" office:currency="R$ " office:value="-356112786.180569" calcext:value-type="currency">
            <text:p>-R$ 356,112,786.18</text:p>
          </table:table-cell>
          <table:table-cell table:style-name="ce26" table:formula="of:=IF([.AC32]&gt;0;&quot;Subiu&quot;;IF([.AC32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3.83" calcext:value-type="float">
            <text:p>23.83</text:p>
          </table:table-cell>
          <table:table-cell table:style-name="ce15" office:value-type="float" office:value="0.71" calcext:value-type="float">
            <text:p>0.7</text:p>
          </table:table-cell>
          <table:table-cell table:style-name="ce19" office:value-type="float" office:value="1.49" calcext:value-type="float">
            <text:p>1.49</text:p>
          </table:table-cell>
          <table:table-cell table:number-columns-repeated="2" table:style-name="ce19" office:value-type="float" office:value="9.71" calcext:value-type="float">
            <text:p>9.71</text:p>
          </table:table-cell>
          <table:table-cell table:style-name="ce19" office:value-type="float" office:value="-26.61" calcext:value-type="float">
            <text:p>-26.61</text:p>
          </table:table-cell>
          <table:table-cell table:style-name="ce19" office:value-type="float" office:value="23.36" calcext:value-type="float">
            <text:p>23.36</text:p>
          </table:table-cell>
          <table:table-cell table:style-name="ce19" office:value-type="float" office:value="23.99" calcext:value-type="float">
            <text:p>23.99</text:p>
          </table:table-cell>
          <table:table-cell table:style-name="ce3" office:value-type="string" calcext:value-type="string">
            <text:p>58,9 M</text:p>
          </table:table-cell>
          <table:table-cell table:style-name="ce22" table:formula="of:=[.D33]/100" office:value-type="float" office:value="0.0071" calcext:value-type="float">
            <text:p>0.0071</text:p>
          </table:table-cell>
          <table:table-cell table:style-name="ce25" table:formula="of:=[.C33]/([.L33]+1)" office:value-type="currency" office:currency="R$ " office:value="23.66199980141" calcext:value-type="currency">
            <text:p>R$ 23.66</text:p>
          </table:table-cell>
          <table:table-cell table:style-name="ce28" table:formula="of:=VLOOKUP([.A33];[$Total_de_acoes.A$1:.B$1048576];2;0)" office:value-type="float" office:value="275005663" calcext:value-type="float">
            <text:p>275,005,663</text:p>
          </table:table-cell>
          <table:table-cell table:style-name="ce25" table:formula="of:=([.C33]-[.M33])*[.N33]" office:value-type="currency" office:currency="R$ " office:value="46201005.9973787" calcext:value-type="currency">
            <text:p>R$ 46,201,006.00</text:p>
          </table:table-cell>
          <table:table-cell table:style-name="ce22" table:formula="of:=IF([.O33]&gt;0;&quot;Subiu&quot;;IF([.O33]&lt;0;&quot;Desceu&quot;;&quot;Estável&quot;))" office:value-type="string" office:string-value="Subiu" calcext:value-type="string">
            <text:p>Subiu</text:p>
          </table:table-cell>
          <table:table-cell table:style-name="ce23" table:formula="of:=[.E33]/100" office:value-type="float" office:value="0.0149" calcext:value-type="float">
            <text:p>0.0149</text:p>
          </table:table-cell>
          <table:table-cell table:style-name="ce26" table:formula="of:=[.C33]/([.E33]+1)" office:value-type="currency" office:currency="R$ " office:value="9.57028112449799" calcext:value-type="currency">
            <text:p>R$ 9.57</text:p>
          </table:table-cell>
          <table:table-cell table:style-name="ce26" table:formula="of:=([.C33]-[.R33])*[.N33]" office:value-type="currency" office:currency="R$ " office:value="3921503443.55104" calcext:value-type="currency">
            <text:p>R$ 3,921,503,443.55</text:p>
          </table:table-cell>
          <table:table-cell table:style-name="ce23" table:formula="of:=IF([.S33]&gt;0;&quot;Subiu&quot;;IF([.S33]&lt;0;&quot;Desceu&quot;;&quot;Estável&quot;))" office:value-type="string" office:string-value="Subiu" calcext:value-type="string">
            <text:p>Subiu</text:p>
          </table:table-cell>
          <table:table-cell table:style-name="ce23" table:formula="of:=[.F33]/100" office:value-type="float" office:value="0.0971" calcext:value-type="float">
            <text:p>0.0971</text:p>
          </table:table-cell>
          <table:table-cell table:style-name="ce26" table:formula="of:=[.C33]/([.U33]+1)" office:value-type="currency" office:currency="R$ " office:value="21.7209005560113" calcext:value-type="currency">
            <text:p>R$ 21.72</text:p>
          </table:table-cell>
          <table:table-cell table:style-name="ce26" table:formula="of:=([.C33]-[.V33])*[.N33]" office:value-type="currency" office:currency="R$ " office:value="580014290.927043" calcext:value-type="currency">
            <text:p>R$ 580,014,290.93</text:p>
          </table:table-cell>
          <table:table-cell table:style-name="ce23" table:formula="of:=IF([.U33]&gt;0;&quot;Subiu&quot;; IF([.U33]&lt;0;&quot;Desceu&quot;; &quot;Estável&quot;))" office:value-type="string" office:string-value="Subiu" calcext:value-type="string">
            <text:p>Subiu</text:p>
          </table:table-cell>
          <table:table-cell table:style-name="ce23" table:formula="of:=[.C33]/100" office:value-type="float" office:value="0.2383" calcext:value-type="float">
            <text:p>0.2383</text:p>
          </table:table-cell>
          <table:table-cell table:style-name="ce26" table:formula="of:=[.C33]/([.Y33]+1)" office:value-type="currency" office:currency="R$ " office:value="19.2441250100945" calcext:value-type="currency">
            <text:p>R$ 19.24</text:p>
          </table:table-cell>
          <table:table-cell table:style-name="ce26" table:formula="of:=([.C33]-[.Z33])*[.N33]" office:value-type="currency" office:currency="R$ " office:value="1261141592.03408" calcext:value-type="currency">
            <text:p>R$ 1,261,141,592.03</text:p>
          </table:table-cell>
          <table:table-cell table:style-name="ce26" table:formula="of:=IF([.Y33]&gt;0;&quot;Subiu&quot;;IF([.Y33]&lt;0;&quot;Desceu&quot;; &quot;Estável&quot;))" office:value-type="string" office:string-value="Subiu" calcext:value-type="string">
            <text:p>Subiu</text:p>
          </table:table-cell>
          <table:table-cell table:style-name="ce23" table:formula="of:=[.H33]/100" office:value-type="float" office:value="-0.2661" calcext:value-type="float">
            <text:p>-0.2661</text:p>
          </table:table-cell>
          <table:table-cell table:style-name="ce26" table:formula="of:=[.C33]/([.AC33]+1)" office:value-type="currency" office:currency="R$ " office:value="32.4703638097834" calcext:value-type="currency">
            <text:p>R$ 32.47</text:p>
          </table:table-cell>
          <table:table-cell table:style-name="ce26" table:formula="of:=([.C33]-[.AD33])*[.N33]" office:value-type="currency" office:currency="R$ " office:value="-2376148978.07068" calcext:value-type="currency">
            <text:p>-R$ 2,376,148,978.07</text:p>
          </table:table-cell>
          <table:table-cell table:style-name="ce26" table:formula="of:=IF([.AC33]&gt;0;&quot;Subiu&quot;;IF([.AC33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0.01" calcext:value-type="float">
            <text:p>10.01</text:p>
          </table:table-cell>
          <table:table-cell table:style-name="ce14" office:value-type="float" office:value="0.7" calcext:value-type="float">
            <text:p>0.7</text:p>
          </table:table-cell>
          <table:table-cell table:style-name="ce18" office:value-type="float" office:value="-0.3" calcext:value-type="float">
            <text:p>-0.3</text:p>
          </table:table-cell>
          <table:table-cell table:number-columns-repeated="2" table:style-name="ce18" office:value-type="float" office:value="-3.47" calcext:value-type="float">
            <text:p>-3.47</text:p>
          </table:table-cell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9.93" calcext:value-type="float">
            <text:p>9.93</text:p>
          </table:table-cell>
          <table:table-cell table:style-name="ce18" office:value-type="float" office:value="10.06" calcext:value-type="float">
            <text:p>10.06</text:p>
          </table:table-cell>
          <table:table-cell table:style-name="ce2" office:value-type="string" calcext:value-type="string">
            <text:p>168,56 M</text:p>
          </table:table-cell>
          <table:table-cell table:style-name="ce22" table:formula="of:=[.D34]/100" office:value-type="float" office:value="0.007" calcext:value-type="float">
            <text:p>0.007</text:p>
          </table:table-cell>
          <table:table-cell table:style-name="ce25" table:formula="of:=[.C34]/([.L34]+1)" office:value-type="currency" office:currency="R$ " office:value="9.94041708043694" calcext:value-type="currency">
            <text:p>R$ 9.94</text:p>
          </table:table-cell>
          <table:table-cell table:style-name="ce28" table:formula="of:=VLOOKUP([.A34];[$Total_de_acoes.A$1:.B$1048576];2;0)" office:value-type="float" office:value="5372783971" calcext:value-type="float">
            <text:p>5,372,783,971</text:p>
          </table:table-cell>
          <table:table-cell table:style-name="ce25" table:formula="of:=([.C34]-[.M34])*[.N34]" office:value-type="currency" office:currency="R$ " office:value="373853994.883777" calcext:value-type="currency">
            <text:p>R$ 373,853,994.88</text:p>
          </table:table-cell>
          <table:table-cell table:style-name="ce22" table:formula="of:=IF([.O34]&gt;0;&quot;Subiu&quot;;IF([.O34]&lt;0;&quot;Desceu&quot;;&quot;Estável&quot;))" office:value-type="string" office:string-value="Subiu" calcext:value-type="string">
            <text:p>Subiu</text:p>
          </table:table-cell>
          <table:table-cell table:style-name="ce23" table:formula="of:=[.E34]/100" office:value-type="float" office:value="-0.003" calcext:value-type="float">
            <text:p>-0.003</text:p>
          </table:table-cell>
          <table:table-cell table:style-name="ce26" table:formula="of:=[.C34]/([.E34]+1)" office:value-type="currency" office:currency="R$ " office:value="14.3" calcext:value-type="currency">
            <text:p>R$ 14.30</text:p>
          </table:table-cell>
          <table:table-cell table:style-name="ce26" table:formula="of:=([.C34]-[.R34])*[.N34]" office:value-type="currency" office:currency="R$ " office:value="-23049243235.59" calcext:value-type="currency">
            <text:p>-R$ 23,049,243,235.59</text:p>
          </table:table-cell>
          <table:table-cell table:style-name="ce23" table:formula="of:=IF([.S34]&gt;0;&quot;Subiu&quot;;IF([.S34]&lt;0;&quot;Desceu&quot;;&quot;Estável&quot;))" office:value-type="string" office:string-value="Desceu" calcext:value-type="string">
            <text:p>Desceu</text:p>
          </table:table-cell>
          <table:table-cell table:style-name="ce23" table:formula="of:=[.F34]/100" office:value-type="float" office:value="-0.0347" calcext:value-type="float">
            <text:p>-0.0347</text:p>
          </table:table-cell>
          <table:table-cell table:style-name="ce26" table:formula="of:=[.C34]/([.U34]+1)" office:value-type="currency" office:currency="R$ " office:value="10.3698332124728" calcext:value-type="currency">
            <text:p>R$ 10.37</text:p>
          </table:table-cell>
          <table:table-cell table:style-name="ce26" table:formula="of:=([.C34]-[.V34])*[.N34]" office:value-type="currency" office:currency="R$ " office:value="-1933306116.20733" calcext:value-type="currency">
            <text:p>-R$ 1,933,306,116.21</text:p>
          </table:table-cell>
          <table:table-cell table:style-name="ce23" table:formula="of:=IF([.U34]&gt;0;&quot;Subiu&quot;; IF([.U34]&lt;0;&quot;Desceu&quot;; &quot;Estável&quot;))" office:value-type="string" office:string-value="Desceu" calcext:value-type="string">
            <text:p>Desceu</text:p>
          </table:table-cell>
          <table:table-cell table:style-name="ce23" table:formula="of:=[.C34]/100" office:value-type="float" office:value="0.1001" calcext:value-type="float">
            <text:p>0.1001</text:p>
          </table:table-cell>
          <table:table-cell table:style-name="ce26" table:formula="of:=[.C34]/([.Y34]+1)" office:value-type="currency" office:currency="R$ " office:value="9.0991728024725" calcext:value-type="currency">
            <text:p>R$ 9.10</text:p>
          </table:table-cell>
          <table:table-cell table:style-name="ce26" table:formula="of:=([.C34]-[.Z34])*[.N34]" office:value-type="currency" office:currency="R$ " office:value="4893677767.22659" calcext:value-type="currency">
            <text:p>R$ 4,893,677,767.23</text:p>
          </table:table-cell>
          <table:table-cell table:style-name="ce26" table:formula="of:=IF([.Y34]&gt;0;&quot;Subiu&quot;;IF([.Y34]&lt;0;&quot;Desceu&quot;; &quot;Estável&quot;))" office:value-type="string" office:string-value="Subiu" calcext:value-type="string">
            <text:p>Subiu</text:p>
          </table:table-cell>
          <table:table-cell table:style-name="ce23" table:formula="of:=[.H34]/100" office:value-type="float" office:value="0.29" calcext:value-type="float">
            <text:p>0.29</text:p>
          </table:table-cell>
          <table:table-cell table:style-name="ce26" table:formula="of:=[.C34]/([.AC34]+1)" office:value-type="currency" office:currency="R$ " office:value="7.75968992248062" calcext:value-type="currency">
            <text:p>R$ 7.76</text:p>
          </table:table-cell>
          <table:table-cell table:style-name="ce26" table:formula="of:=([.C34]-[.AD34])*[.N34]" office:value-type="currency" office:currency="R$ " office:value="12090429914.2759" calcext:value-type="currency">
            <text:p>R$ 12,090,429,914.28</text:p>
          </table:table-cell>
          <table:table-cell table:style-name="ce26" table:formula="of:=IF([.AC34]&gt;0;&quot;Subiu&quot;;IF([.AC34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56.97" calcext:value-type="float">
            <text:p>56.97</text:p>
          </table:table-cell>
          <table:table-cell table:style-name="ce15" office:value-type="float" office:value="0.68" calcext:value-type="float">
            <text:p>0.7</text:p>
          </table:table-cell>
          <table:table-cell table:style-name="ce19" office:value-type="float" office:value="1.88" calcext:value-type="float">
            <text:p>1.88</text:p>
          </table:table-cell>
          <table:table-cell table:number-columns-repeated="2" table:style-name="ce19" office:value-type="float" office:value="2.85" calcext:value-type="float">
            <text:p>2.85</text:p>
          </table:table-cell>
          <table:table-cell table:style-name="ce19" office:value-type="float" office:value="52.87" calcext:value-type="float">
            <text:p>52.87</text:p>
          </table:table-cell>
          <table:table-cell table:style-name="ce19" office:value-type="float" office:value="56.55" calcext:value-type="float">
            <text:p>56.55</text:p>
          </table:table-cell>
          <table:table-cell table:style-name="ce19" office:value-type="float" office:value="56.99" calcext:value-type="float">
            <text:p>56.99</text:p>
          </table:table-cell>
          <table:table-cell table:style-name="ce3" office:value-type="string" calcext:value-type="string">
            <text:p>465,62 M</text:p>
          </table:table-cell>
          <table:table-cell table:style-name="ce22" table:formula="of:=[.D35]/100" office:value-type="float" office:value="0.0068" calcext:value-type="float">
            <text:p>0.0068</text:p>
          </table:table-cell>
          <table:table-cell table:style-name="ce25" table:formula="of:=[.C35]/([.L35]+1)" office:value-type="currency" office:currency="R$ " office:value="56.585220500596" calcext:value-type="currency">
            <text:p>R$ 56.59</text:p>
          </table:table-cell>
          <table:table-cell table:style-name="ce28" table:formula="of:=VLOOKUP([.A35];[$Total_de_acoes.A$1:.B$1048576];2;0)" office:value-type="float" office:value="1420949112" calcext:value-type="float">
            <text:p>1,420,949,112</text:p>
          </table:table-cell>
          <table:table-cell table:style-name="ce25" table:formula="of:=([.C35]-[.M35])*[.N35]" office:value-type="currency" office:currency="R$ " office:value="546752087.993985" calcext:value-type="currency">
            <text:p>R$ 546,752,087.99</text:p>
          </table:table-cell>
          <table:table-cell table:style-name="ce22" table:formula="of:=IF([.O35]&gt;0;&quot;Subiu&quot;;IF([.O35]&lt;0;&quot;Desceu&quot;;&quot;Estável&quot;))" office:value-type="string" office:string-value="Subiu" calcext:value-type="string">
            <text:p>Subiu</text:p>
          </table:table-cell>
          <table:table-cell table:style-name="ce23" table:formula="of:=[.E35]/100" office:value-type="float" office:value="0.0188" calcext:value-type="float">
            <text:p>0.0188</text:p>
          </table:table-cell>
          <table:table-cell table:style-name="ce26" table:formula="of:=[.C35]/([.E35]+1)" office:value-type="currency" office:currency="R$ " office:value="19.78125" calcext:value-type="currency">
            <text:p>R$ 19.78</text:p>
          </table:table-cell>
          <table:table-cell table:style-name="ce26" table:formula="of:=([.C35]-[.R35])*[.N35]" office:value-type="currency" office:currency="R$ " office:value="52843321288.89" calcext:value-type="currency">
            <text:p>R$ 52,843,321,288.89</text:p>
          </table:table-cell>
          <table:table-cell table:style-name="ce23" table:formula="of:=IF([.S35]&gt;0;&quot;Subiu&quot;;IF([.S35]&lt;0;&quot;Desceu&quot;;&quot;Estável&quot;))" office:value-type="string" office:string-value="Subiu" calcext:value-type="string">
            <text:p>Subiu</text:p>
          </table:table-cell>
          <table:table-cell table:style-name="ce23" table:formula="of:=[.F35]/100" office:value-type="float" office:value="0.0285" calcext:value-type="float">
            <text:p>0.0285</text:p>
          </table:table-cell>
          <table:table-cell table:style-name="ce26" table:formula="of:=[.C35]/([.U35]+1)" office:value-type="currency" office:currency="R$ " office:value="55.3913466212932" calcext:value-type="currency">
            <text:p>R$ 55.39</text:p>
          </table:table-cell>
          <table:table-cell table:style-name="ce26" table:formula="of:=([.C35]-[.V35])*[.N35]" office:value-type="currency" office:currency="R$ " office:value="2243186116.6293" calcext:value-type="currency">
            <text:p>R$ 2,243,186,116.63</text:p>
          </table:table-cell>
          <table:table-cell table:style-name="ce23" table:formula="of:=IF([.U35]&gt;0;&quot;Subiu&quot;; IF([.U35]&lt;0;&quot;Desceu&quot;; &quot;Estável&quot;))" office:value-type="string" office:string-value="Subiu" calcext:value-type="string">
            <text:p>Subiu</text:p>
          </table:table-cell>
          <table:table-cell table:style-name="ce23" table:formula="of:=[.C35]/100" office:value-type="float" office:value="0.5697" calcext:value-type="float">
            <text:p>0.5697</text:p>
          </table:table-cell>
          <table:table-cell table:style-name="ce26" table:formula="of:=[.C35]/([.Y35]+1)" office:value-type="currency" office:currency="R$ " office:value="36.2935592788431" calcext:value-type="currency">
            <text:p>R$ 36.29</text:p>
          </table:table-cell>
          <table:table-cell table:style-name="ce26" table:formula="of:=([.C35]-[.Z35])*[.N35]" office:value-type="currency" office:currency="R$ " office:value="29380170082.0485" calcext:value-type="currency">
            <text:p>R$ 29,380,170,082.05</text:p>
          </table:table-cell>
          <table:table-cell table:style-name="ce26" table:formula="of:=IF([.Y35]&gt;0;&quot;Subiu&quot;;IF([.Y35]&lt;0;&quot;Desceu&quot;; &quot;Estável&quot;))" office:value-type="string" office:string-value="Subiu" calcext:value-type="string">
            <text:p>Subiu</text:p>
          </table:table-cell>
          <table:table-cell table:style-name="ce23" table:formula="of:=[.H35]/100" office:value-type="float" office:value="0.5287" calcext:value-type="float">
            <text:p>0.5287</text:p>
          </table:table-cell>
          <table:table-cell table:style-name="ce26" table:formula="of:=[.C35]/([.AC35]+1)" office:value-type="currency" office:currency="R$ " office:value="37.2669588539282" calcext:value-type="currency">
            <text:p>R$ 37.27</text:p>
          </table:table-cell>
          <table:table-cell table:style-name="ce26" table:formula="of:=([.C35]-[.AD35])*[.N35]" office:value-type="currency" office:currency="R$ " office:value="27997018820.2102" calcext:value-type="currency">
            <text:p>R$ 27,997,018,820.21</text:p>
          </table:table-cell>
          <table:table-cell table:style-name="ce26" table:formula="of:=IF([.AC35]&gt;0;&quot;Subiu&quot;;IF([.AC35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RADL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6.16" calcext:value-type="float">
            <text:p>26.16</text:p>
          </table:table-cell>
          <table:table-cell table:style-name="ce14" office:value-type="float" office:value="0.61" calcext:value-type="float">
            <text:p>0.6</text:p>
          </table:table-cell>
          <table:table-cell table:style-name="ce18" office:value-type="float" office:value="-2.75" calcext:value-type="float">
            <text:p>-2.75</text:p>
          </table:table-cell>
          <table:table-cell table:number-columns-repeated="2" table:style-name="ce18" office:value-type="float" office:value="-11.02" calcext:value-type="float">
            <text:p>-11.02</text:p>
          </table:table-cell>
          <table:table-cell table:style-name="ce18" office:value-type="float" office:value="10.07" calcext:value-type="float">
            <text:p>10.07</text:p>
          </table:table-cell>
          <table:table-cell table:style-name="ce18" office:value-type="float" office:value="25.87" calcext:value-type="float">
            <text:p>25.87</text:p>
          </table:table-cell>
          <table:table-cell table:style-name="ce18" office:value-type="float" office:value="26.38" calcext:value-type="float">
            <text:p>26.38</text:p>
          </table:table-cell>
          <table:table-cell table:style-name="ce2" office:value-type="string" calcext:value-type="string">
            <text:p>100,44 M</text:p>
          </table:table-cell>
          <table:table-cell table:style-name="ce22" table:formula="of:=[.D36]/100" office:value-type="float" office:value="0.0061" calcext:value-type="float">
            <text:p>0.0061</text:p>
          </table:table-cell>
          <table:table-cell table:style-name="ce25" table:formula="of:=[.C36]/([.L36]+1)" office:value-type="currency" office:currency="R$ " office:value="26.0013915117782" calcext:value-type="currency">
            <text:p>R$ 26.00</text:p>
          </table:table-cell>
          <table:table-cell table:style-name="ce28" table:formula="of:=VLOOKUP([.A36];[$Total_de_acoes.A$1:.B$1048576];2;0)" office:value-type="float" office:value="1275798515" calcext:value-type="float">
            <text:p>1,275,798,515</text:p>
          </table:table-cell>
          <table:table-cell table:style-name="ce25" table:formula="of:=([.C36]-[.M36])*[.N36]" office:value-type="currency" office:currency="R$ " office:value="202352473.739829" calcext:value-type="currency">
            <text:p>R$ 202,352,473.74</text:p>
          </table:table-cell>
          <table:table-cell table:style-name="ce22" table:formula="of:=IF([.O36]&gt;0;&quot;Subiu&quot;;IF([.O36]&lt;0;&quot;Desceu&quot;;&quot;Estável&quot;))" office:value-type="string" office:string-value="Subiu" calcext:value-type="string">
            <text:p>Subiu</text:p>
          </table:table-cell>
          <table:table-cell table:style-name="ce23" table:formula="of:=[.E36]/100" office:value-type="float" office:value="-0.0275" calcext:value-type="float">
            <text:p>-0.0275</text:p>
          </table:table-cell>
          <table:table-cell table:style-name="ce26" table:formula="of:=[.C36]/([.E36]+1)" office:value-type="currency" office:currency="R$ " office:value="-14.9485714285714" calcext:value-type="currency">
            <text:p>-R$ 14.95</text:p>
          </table:table-cell>
          <table:table-cell table:style-name="ce26" table:formula="of:=([.C36]-[.R36])*[.N36]" office:value-type="currency" office:currency="R$ " office:value="52446254382.3429" calcext:value-type="currency">
            <text:p>R$ 52,446,254,382.34</text:p>
          </table:table-cell>
          <table:table-cell table:style-name="ce23" table:formula="of:=IF([.S36]&gt;0;&quot;Subiu&quot;;IF([.S36]&lt;0;&quot;Desceu&quot;;&quot;Estável&quot;))" office:value-type="string" office:string-value="Subiu" calcext:value-type="string">
            <text:p>Subiu</text:p>
          </table:table-cell>
          <table:table-cell table:style-name="ce23" table:formula="of:=[.F36]/100" office:value-type="float" office:value="-0.1102" calcext:value-type="float">
            <text:p>-0.1102</text:p>
          </table:table-cell>
          <table:table-cell table:style-name="ce26" table:formula="of:=[.C36]/([.U36]+1)" office:value-type="currency" office:currency="R$ " office:value="29.3998651382333" calcext:value-type="currency">
            <text:p>R$ 29.40</text:p>
          </table:table-cell>
          <table:table-cell table:style-name="ce26" table:formula="of:=([.C36]-[.V36])*[.N36]" office:value-type="currency" office:currency="R$ " office:value="-4133415132.15833" calcext:value-type="currency">
            <text:p>-R$ 4,133,415,132.16</text:p>
          </table:table-cell>
          <table:table-cell table:style-name="ce23" table:formula="of:=IF([.U36]&gt;0;&quot;Subiu&quot;; IF([.U36]&lt;0;&quot;Desceu&quot;; &quot;Estável&quot;))" office:value-type="string" office:string-value="Desceu" calcext:value-type="string">
            <text:p>Desceu</text:p>
          </table:table-cell>
          <table:table-cell table:style-name="ce23" table:formula="of:=[.C36]/100" office:value-type="float" office:value="0.2616" calcext:value-type="float">
            <text:p>0.2616</text:p>
          </table:table-cell>
          <table:table-cell table:style-name="ce26" table:formula="of:=[.C36]/([.Y36]+1)" office:value-type="currency" office:currency="R$ " office:value="20.7355738744451" calcext:value-type="currency">
            <text:p>R$ 20.74</text:p>
          </table:table-cell>
          <table:table-cell table:style-name="ce26" table:formula="of:=([.C36]-[.Z36])*[.N36]" office:value-type="currency" office:currency="R$ " office:value="6920474795.71008" calcext:value-type="currency">
            <text:p>R$ 6,920,474,795.71</text:p>
          </table:table-cell>
          <table:table-cell table:style-name="ce26" table:formula="of:=IF([.Y36]&gt;0;&quot;Subiu&quot;;IF([.Y36]&lt;0;&quot;Desceu&quot;; &quot;Estável&quot;))" office:value-type="string" office:string-value="Subiu" calcext:value-type="string">
            <text:p>Subiu</text:p>
          </table:table-cell>
          <table:table-cell table:style-name="ce23" table:formula="of:=[.H36]/100" office:value-type="float" office:value="0.1007" calcext:value-type="float">
            <text:p>0.1007</text:p>
          </table:table-cell>
          <table:table-cell table:style-name="ce26" table:formula="of:=[.C36]/([.AC36]+1)" office:value-type="currency" office:currency="R$ " office:value="23.7666939220496" calcext:value-type="currency">
            <text:p>R$ 23.77</text:p>
          </table:table-cell>
          <table:table-cell table:style-name="ce26" table:formula="of:=([.C36]-[.AD36])*[.N36]" office:value-type="currency" office:currency="R$ " office:value="3053376340.18959" calcext:value-type="currency">
            <text:p>R$ 3,053,376,340.19</text:p>
          </table:table-cell>
          <table:table-cell table:style-name="ce26" table:formula="of:=IF([.AC36]&gt;0;&quot;Subiu&quot;;IF([.AC3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0.08" calcext:value-type="float">
            <text:p>10.08</text:p>
          </table:table-cell>
          <table:table-cell table:style-name="ce15" office:value-type="float" office:value="0.59" calcext:value-type="float">
            <text:p>0.6</text:p>
          </table:table-cell>
          <table:table-cell table:style-name="ce19" office:value-type="float" office:value="3.28" calcext:value-type="float">
            <text:p>3.28</text:p>
          </table:table-cell>
          <table:table-cell table:number-columns-repeated="2" table:style-name="ce19" office:value-type="float" office:value="-7.18" calcext:value-type="float">
            <text:p>-7.18</text:p>
          </table:table-cell>
          <table:table-cell table:style-name="ce19" office:value-type="float" office:value="-21.14" calcext:value-type="float">
            <text:p>-21.14</text:p>
          </table:table-cell>
          <table:table-cell table:style-name="ce19" office:value-type="float" office:value="10.03" calcext:value-type="float">
            <text:p>10.03</text:p>
          </table:table-cell>
          <table:table-cell table:style-name="ce19" office:value-type="float" office:value="10.14" calcext:value-type="float">
            <text:p>10.14</text:p>
          </table:table-cell>
          <table:table-cell table:style-name="ce3" office:value-type="string" calcext:value-type="string">
            <text:p>37,01 M</text:p>
          </table:table-cell>
          <table:table-cell table:style-name="ce22" table:formula="of:=[.D37]/100" office:value-type="float" office:value="0.0059" calcext:value-type="float">
            <text:p>0.0059</text:p>
          </table:table-cell>
          <table:table-cell table:style-name="ce25" table:formula="of:=[.C37]/([.L37]+1)" office:value-type="currency" office:currency="R$ " office:value="10.0208768267223" calcext:value-type="currency">
            <text:p>R$ 10.02</text:p>
          </table:table-cell>
          <table:table-cell table:style-name="ce28" table:formula="of:=VLOOKUP([.A37];[$Total_de_acoes.A$1:.B$1048576];2;0)" office:value-type="float" office:value="660411219" calcext:value-type="float">
            <text:p>660,411,219</text:p>
          </table:table-cell>
          <table:table-cell table:style-name="ce25" table:formula="of:=([.C37]-[.M37])*[.N37]" office:value-type="currency" office:currency="R$ " office:value="39045606.935449" calcext:value-type="currency">
            <text:p>R$ 39,045,606.94</text:p>
          </table:table-cell>
          <table:table-cell table:style-name="ce22" table:formula="of:=IF([.O37]&gt;0;&quot;Subiu&quot;;IF([.O37]&lt;0;&quot;Desceu&quot;;&quot;Estável&quot;))" office:value-type="string" office:string-value="Subiu" calcext:value-type="string">
            <text:p>Subiu</text:p>
          </table:table-cell>
          <table:table-cell table:style-name="ce23" table:formula="of:=[.E37]/100" office:value-type="float" office:value="0.0328" calcext:value-type="float">
            <text:p>0.0328</text:p>
          </table:table-cell>
          <table:table-cell table:style-name="ce26" table:formula="of:=[.C37]/([.E37]+1)" office:value-type="currency" office:currency="R$ " office:value="2.35514018691589" calcext:value-type="currency">
            <text:p>R$ 2.36</text:p>
          </table:table-cell>
          <table:table-cell table:style-name="ce26" table:formula="of:=([.C37]-[.R37])*[.N37]" office:value-type="currency" office:currency="R$ " office:value="5101584085.76299" calcext:value-type="currency">
            <text:p>R$ 5,101,584,085.76</text:p>
          </table:table-cell>
          <table:table-cell table:style-name="ce23" table:formula="of:=IF([.S37]&gt;0;&quot;Subiu&quot;;IF([.S37]&lt;0;&quot;Desceu&quot;;&quot;Estável&quot;))" office:value-type="string" office:string-value="Subiu" calcext:value-type="string">
            <text:p>Subiu</text:p>
          </table:table-cell>
          <table:table-cell table:style-name="ce23" table:formula="of:=[.F37]/100" office:value-type="float" office:value="-0.0718" calcext:value-type="float">
            <text:p>-0.0718</text:p>
          </table:table-cell>
          <table:table-cell table:style-name="ce26" table:formula="of:=[.C37]/([.U37]+1)" office:value-type="currency" office:currency="R$ " office:value="10.8597285067873" calcext:value-type="currency">
            <text:p>R$ 10.86</text:p>
          </table:table-cell>
          <table:table-cell table:style-name="ce26" table:formula="of:=([.C37]-[.V37])*[.N37]" office:value-type="currency" office:currency="R$ " office:value="-514941453.656471" calcext:value-type="currency">
            <text:p>-R$ 514,941,453.66</text:p>
          </table:table-cell>
          <table:table-cell table:style-name="ce23" table:formula="of:=IF([.U37]&gt;0;&quot;Subiu&quot;; IF([.U37]&lt;0;&quot;Desceu&quot;; &quot;Estável&quot;))" office:value-type="string" office:string-value="Desceu" calcext:value-type="string">
            <text:p>Desceu</text:p>
          </table:table-cell>
          <table:table-cell table:style-name="ce23" table:formula="of:=[.C37]/100" office:value-type="float" office:value="0.1008" calcext:value-type="float">
            <text:p>0.1008</text:p>
          </table:table-cell>
          <table:table-cell table:style-name="ce26" table:formula="of:=[.C37]/([.Y37]+1)" office:value-type="currency" office:currency="R$ " office:value="9.15697674418605" calcext:value-type="currency">
            <text:p>R$ 9.16</text:p>
          </table:table-cell>
          <table:table-cell table:style-name="ce26" table:formula="of:=([.C37]-[.Z37])*[.N37]" office:value-type="currency" office:currency="R$ " office:value="609574913.537442" calcext:value-type="currency">
            <text:p>R$ 609,574,913.54</text:p>
          </table:table-cell>
          <table:table-cell table:style-name="ce26" table:formula="of:=IF([.Y37]&gt;0;&quot;Subiu&quot;;IF([.Y37]&lt;0;&quot;Desceu&quot;; &quot;Estável&quot;))" office:value-type="string" office:string-value="Subiu" calcext:value-type="string">
            <text:p>Subiu</text:p>
          </table:table-cell>
          <table:table-cell table:style-name="ce23" table:formula="of:=[.H37]/100" office:value-type="float" office:value="-0.2114" calcext:value-type="float">
            <text:p>-0.2114</text:p>
          </table:table-cell>
          <table:table-cell table:style-name="ce26" table:formula="of:=[.C37]/([.AC37]+1)" office:value-type="currency" office:currency="R$ " office:value="12.7821455744357" calcext:value-type="currency">
            <text:p>R$ 12.78</text:p>
          </table:table-cell>
          <table:table-cell table:style-name="ce26" table:formula="of:=([.C37]-[.AD37])*[.N37]" office:value-type="currency" office:currency="R$ " office:value="-1784527252.72854" calcext:value-type="currency">
            <text:p>-R$ 1,784,527,252.73</text:p>
          </table:table-cell>
          <table:table-cell table:style-name="ce26" table:formula="of:=IF([.AC37]&gt;0;&quot;Subiu&quot;;IF([.AC37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8.57" calcext:value-type="float">
            <text:p>18.57</text:p>
          </table:table-cell>
          <table:table-cell table:style-name="ce14" office:value-type="float" office:value="0.59" calcext:value-type="float">
            <text:p>0.6</text:p>
          </table:table-cell>
          <table:table-cell table:style-name="ce18" office:value-type="float" office:value="2.65" calcext:value-type="float">
            <text:p>2.65</text:p>
          </table:table-cell>
          <table:table-cell table:number-columns-repeated="2" table:style-name="ce18" office:value-type="float" office:value="-4.08" calcext:value-type="float">
            <text:p>-4.08</text:p>
          </table:table-cell>
          <table:table-cell table:style-name="ce18" office:value-type="float" office:value="13.35" calcext:value-type="float">
            <text:p>13.35</text:p>
          </table:table-cell>
          <table:table-cell table:style-name="ce18" office:value-type="float" office:value="18.3" calcext:value-type="float">
            <text:p>18.3</text:p>
          </table:table-cell>
          <table:table-cell table:style-name="ce18" office:value-type="float" office:value="18.66" calcext:value-type="float">
            <text:p>18.66</text:p>
          </table:table-cell>
          <table:table-cell table:style-name="ce2" office:value-type="string" calcext:value-type="string">
            <text:p>43,43 M</text:p>
          </table:table-cell>
          <table:table-cell table:style-name="ce22" table:formula="of:=[.D38]/100" office:value-type="float" office:value="0.0059" calcext:value-type="float">
            <text:p>0.0059</text:p>
          </table:table-cell>
          <table:table-cell table:style-name="ce25" table:formula="of:=[.C38]/([.L38]+1)" office:value-type="currency" office:currency="R$ " office:value="18.4610796301819" calcext:value-type="currency">
            <text:p>R$ 18.46</text:p>
          </table:table-cell>
          <table:table-cell table:style-name="ce28" table:formula="of:=VLOOKUP([.A38];[$Total_de_acoes.A$1:.B$1048576];2;0)" office:value-type="float" office:value="1168097881" calcext:value-type="float">
            <text:p>1,168,097,881</text:p>
          </table:table-cell>
          <table:table-cell table:style-name="ce25" table:formula="of:=([.C38]-[.M38])*[.N38]" office:value-type="currency" office:currency="R$ " office:value="127229653.182227" calcext:value-type="currency">
            <text:p>R$ 127,229,653.18</text:p>
          </table:table-cell>
          <table:table-cell table:style-name="ce22" table:formula="of:=IF([.O38]&gt;0;&quot;Subiu&quot;;IF([.O38]&lt;0;&quot;Desceu&quot;;&quot;Estável&quot;))" office:value-type="string" office:string-value="Subiu" calcext:value-type="string">
            <text:p>Subiu</text:p>
          </table:table-cell>
          <table:table-cell table:style-name="ce23" table:formula="of:=[.E38]/100" office:value-type="float" office:value="0.0265" calcext:value-type="float">
            <text:p>0.0265</text:p>
          </table:table-cell>
          <table:table-cell table:style-name="ce26" table:formula="of:=[.C38]/([.E38]+1)" office:value-type="currency" office:currency="R$ " office:value="5.08767123287671" calcext:value-type="currency">
            <text:p>R$ 5.09</text:p>
          </table:table-cell>
          <table:table-cell table:style-name="ce26" table:formula="of:=([.C38]-[.R38])*[.N38]" office:value-type="currency" office:currency="R$ " office:value="15748679663.8221" calcext:value-type="currency">
            <text:p>R$ 15,748,679,663.82</text:p>
          </table:table-cell>
          <table:table-cell table:style-name="ce23" table:formula="of:=IF([.S38]&gt;0;&quot;Subiu&quot;;IF([.S38]&lt;0;&quot;Desceu&quot;;&quot;Estável&quot;))" office:value-type="string" office:string-value="Subiu" calcext:value-type="string">
            <text:p>Subiu</text:p>
          </table:table-cell>
          <table:table-cell table:style-name="ce23" table:formula="of:=[.F38]/100" office:value-type="float" office:value="-0.0408" calcext:value-type="float">
            <text:p>-0.0408</text:p>
          </table:table-cell>
          <table:table-cell table:style-name="ce26" table:formula="of:=[.C38]/([.U38]+1)" office:value-type="currency" office:currency="R$ " office:value="19.35988323603" calcext:value-type="currency">
            <text:p>R$ 19.36</text:p>
          </table:table-cell>
          <table:table-cell table:style-name="ce26" table:formula="of:=([.C38]-[.V38])*[.N38]" office:value-type="currency" office:currency="R$ " office:value="-922660934.244096" calcext:value-type="currency">
            <text:p>-R$ 922,660,934.24</text:p>
          </table:table-cell>
          <table:table-cell table:style-name="ce23" table:formula="of:=IF([.U38]&gt;0;&quot;Subiu&quot;; IF([.U38]&lt;0;&quot;Desceu&quot;; &quot;Estável&quot;))" office:value-type="string" office:string-value="Desceu" calcext:value-type="string">
            <text:p>Desceu</text:p>
          </table:table-cell>
          <table:table-cell table:style-name="ce23" table:formula="of:=[.C38]/100" office:value-type="float" office:value="0.1857" calcext:value-type="float">
            <text:p>0.1857</text:p>
          </table:table-cell>
          <table:table-cell table:style-name="ce26" table:formula="of:=[.C38]/([.Y38]+1)" office:value-type="currency" office:currency="R$ " office:value="15.6616344775238" calcext:value-type="currency">
            <text:p>R$ 15.66</text:p>
          </table:table-cell>
          <table:table-cell table:style-name="ce26" table:formula="of:=([.C38]-[.Z38])*[.N38]" office:value-type="currency" office:currency="R$ " office:value="3397255603.97788" calcext:value-type="currency">
            <text:p>R$ 3,397,255,603.98</text:p>
          </table:table-cell>
          <table:table-cell table:style-name="ce26" table:formula="of:=IF([.Y38]&gt;0;&quot;Subiu&quot;;IF([.Y38]&lt;0;&quot;Desceu&quot;; &quot;Estável&quot;))" office:value-type="string" office:string-value="Subiu" calcext:value-type="string">
            <text:p>Subiu</text:p>
          </table:table-cell>
          <table:table-cell table:style-name="ce23" table:formula="of:=[.H38]/100" office:value-type="float" office:value="0.1335" calcext:value-type="float">
            <text:p>0.1335</text:p>
          </table:table-cell>
          <table:table-cell table:style-name="ce26" table:formula="of:=[.C38]/([.AC38]+1)" office:value-type="currency" office:currency="R$ " office:value="16.3828848698721" calcext:value-type="currency">
            <text:p>R$ 16.38</text:p>
          </table:table-cell>
          <table:table-cell table:style-name="ce26" table:formula="of:=([.C38]-[.AD38])*[.N38]" office:value-type="currency" office:currency="R$ " office:value="2554764549.00546" calcext:value-type="currency">
            <text:p>R$ 2,554,764,549.01</text:p>
          </table:table-cell>
          <table:table-cell table:style-name="ce26" table:formula="of:=IF([.AC38]&gt;0;&quot;Subiu&quot;;IF([.AC38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JBSS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4.34" calcext:value-type="float">
            <text:p>24.34</text:p>
          </table:table-cell>
          <table:table-cell table:style-name="ce15" office:value-type="float" office:value="0.57" calcext:value-type="float">
            <text:p>0.6</text:p>
          </table:table-cell>
          <table:table-cell table:style-name="ce19" office:value-type="float" office:value="2.48" calcext:value-type="float">
            <text:p>2.48</text:p>
          </table:table-cell>
          <table:table-cell table:number-columns-repeated="2" table:style-name="ce19" office:value-type="float" office:value="-2.29" calcext:value-type="float">
            <text:p>-2.29</text:p>
          </table:table-cell>
          <table:table-cell table:style-name="ce19" office:value-type="float" office:value="17.29" calcext:value-type="float">
            <text:p>17.29</text:p>
          </table:table-cell>
          <table:table-cell table:style-name="ce19" office:value-type="float" office:value="24.17" calcext:value-type="float">
            <text:p>24.17</text:p>
          </table:table-cell>
          <table:table-cell table:style-name="ce19" office:value-type="float" office:value="24.56" calcext:value-type="float">
            <text:p>24.56</text:p>
          </table:table-cell>
          <table:table-cell table:style-name="ce3" office:value-type="string" calcext:value-type="string">
            <text:p>40,71 M</text:p>
          </table:table-cell>
          <table:table-cell table:style-name="ce22" table:formula="of:=[.D39]/100" office:value-type="float" office:value="0.0057" calcext:value-type="float">
            <text:p>0.0057</text:p>
          </table:table-cell>
          <table:table-cell table:style-name="ce25" table:formula="of:=[.C39]/([.L39]+1)" office:value-type="currency" office:currency="R$ " office:value="24.2020483245501" calcext:value-type="currency">
            <text:p>R$ 24.20</text:p>
          </table:table-cell>
          <table:table-cell table:style-name="ce28" table:formula="of:=VLOOKUP([.A39];[$Total_de_acoes.A$1:.B$1048576];2;0)" office:value-type="float" office:value="1134986472" calcext:value-type="float">
            <text:p>1,134,986,472</text:p>
          </table:table-cell>
          <table:table-cell table:style-name="ce25" table:formula="of:=([.C39]-[.M39])*[.N39]" office:value-type="currency" office:currency="R$ " office:value="156573285.425413" calcext:value-type="currency">
            <text:p>R$ 156,573,285.43</text:p>
          </table:table-cell>
          <table:table-cell table:style-name="ce22" table:formula="of:=IF([.O39]&gt;0;&quot;Subiu&quot;;IF([.O39]&lt;0;&quot;Desceu&quot;;&quot;Estável&quot;))" office:value-type="string" office:string-value="Subiu" calcext:value-type="string">
            <text:p>Subiu</text:p>
          </table:table-cell>
          <table:table-cell table:style-name="ce23" table:formula="of:=[.E39]/100" office:value-type="float" office:value="0.0248" calcext:value-type="float">
            <text:p>0.0248</text:p>
          </table:table-cell>
          <table:table-cell table:style-name="ce26" table:formula="of:=[.C39]/([.E39]+1)" office:value-type="currency" office:currency="R$ " office:value="6.99425287356322" calcext:value-type="currency">
            <text:p>R$ 6.99</text:p>
          </table:table-cell>
          <table:table-cell table:style-name="ce26" table:formula="of:=([.C39]-[.R39])*[.N39]" office:value-type="currency" office:currency="R$ " office:value="19687188335.2386" calcext:value-type="currency">
            <text:p>R$ 19,687,188,335.24</text:p>
          </table:table-cell>
          <table:table-cell table:style-name="ce23" table:formula="of:=IF([.S39]&gt;0;&quot;Subiu&quot;;IF([.S39]&lt;0;&quot;Desceu&quot;;&quot;Estável&quot;))" office:value-type="string" office:string-value="Subiu" calcext:value-type="string">
            <text:p>Subiu</text:p>
          </table:table-cell>
          <table:table-cell table:style-name="ce23" table:formula="of:=[.F39]/100" office:value-type="float" office:value="-0.0229" calcext:value-type="float">
            <text:p>-0.0229</text:p>
          </table:table-cell>
          <table:table-cell table:style-name="ce26" table:formula="of:=[.C39]/([.U39]+1)" office:value-type="currency" office:currency="R$ " office:value="24.9104492887115" calcext:value-type="currency">
            <text:p>R$ 24.91</text:p>
          </table:table-cell>
          <table:table-cell table:style-name="ce26" table:formula="of:=([.C39]-[.V39])*[.N39]" office:value-type="currency" office:currency="R$ " office:value="-647452225.649568" calcext:value-type="currency">
            <text:p>-R$ 647,452,225.65</text:p>
          </table:table-cell>
          <table:table-cell table:style-name="ce23" table:formula="of:=IF([.U39]&gt;0;&quot;Subiu&quot;; IF([.U39]&lt;0;&quot;Desceu&quot;; &quot;Estável&quot;))" office:value-type="string" office:string-value="Desceu" calcext:value-type="string">
            <text:p>Desceu</text:p>
          </table:table-cell>
          <table:table-cell table:style-name="ce23" table:formula="of:=[.C39]/100" office:value-type="float" office:value="0.2434" calcext:value-type="float">
            <text:p>0.2434</text:p>
          </table:table-cell>
          <table:table-cell table:style-name="ce26" table:formula="of:=[.C39]/([.Y39]+1)" office:value-type="currency" office:currency="R$ " office:value="19.5753578896574" calcext:value-type="currency">
            <text:p>R$ 19.58</text:p>
          </table:table-cell>
          <table:table-cell table:style-name="ce26" table:formula="of:=([.C39]-[.Z39])*[.N39]" office:value-type="currency" office:currency="R$ " office:value="5407804339.16039" calcext:value-type="currency">
            <text:p>R$ 5,407,804,339.16</text:p>
          </table:table-cell>
          <table:table-cell table:style-name="ce26" table:formula="of:=IF([.Y39]&gt;0;&quot;Subiu&quot;;IF([.Y39]&lt;0;&quot;Desceu&quot;; &quot;Estável&quot;))" office:value-type="string" office:string-value="Subiu" calcext:value-type="string">
            <text:p>Subiu</text:p>
          </table:table-cell>
          <table:table-cell table:style-name="ce23" table:formula="of:=[.H39]/100" office:value-type="float" office:value="0.1729" calcext:value-type="float">
            <text:p>0.1729</text:p>
          </table:table-cell>
          <table:table-cell table:style-name="ce26" table:formula="of:=[.C39]/([.AC39]+1)" office:value-type="currency" office:currency="R$ " office:value="20.7519822661778" calcext:value-type="currency">
            <text:p>R$ 20.75</text:p>
          </table:table-cell>
          <table:table-cell table:style-name="ce26" table:formula="of:=([.C39]-[.AD39])*[.N39]" office:value-type="currency" office:currency="R$ " office:value="4072351589.18424" calcext:value-type="currency">
            <text:p>R$ 4,072,351,589.18</text:p>
          </table:table-cell>
          <table:table-cell table:style-name="ce26" table:formula="of:=IF([.AC39]&gt;0;&quot;Subiu&quot;;IF([.AC3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.08" calcext:value-type="float">
            <text:p>2.08</text:p>
          </table:table-cell>
          <table:table-cell table:style-name="ce14" office:value-type="float" office:value="0.48" calcext:value-type="float">
            <text:p>0.5</text:p>
          </table:table-cell>
          <table:table-cell table:style-name="ce18" office:value-type="float" office:value="2.46" calcext:value-type="float">
            <text:p>2.46</text:p>
          </table:table-cell>
          <table:table-cell table:number-columns-repeated="2" table:style-name="ce18" office:value-type="float" office:value="-3.7" calcext:value-type="float">
            <text:p>-3.7</text:p>
          </table:table-cell>
          <table:table-cell table:style-name="ce18" office:value-type="float" office:value="-51.4" calcext:value-type="float">
            <text:p>-51.4</text:p>
          </table:table-cell>
          <table:table-cell table:style-name="ce18" office:value-type="float" office:value="2.02" calcext:value-type="float">
            <text:p>2.02</text:p>
          </table:table-cell>
          <table:table-cell table:style-name="ce18" office:value-type="float" office:value="2.1" calcext:value-type="float">
            <text:p>2.1</text:p>
          </table:table-cell>
          <table:table-cell table:style-name="ce2" office:value-type="string" calcext:value-type="string">
            <text:p>277,34 M</text:p>
          </table:table-cell>
          <table:table-cell table:style-name="ce22" table:formula="of:=[.D40]/100" office:value-type="float" office:value="0.0048" calcext:value-type="float">
            <text:p>0.0048</text:p>
          </table:table-cell>
          <table:table-cell table:style-name="ce25" table:formula="of:=[.C40]/([.L40]+1)" office:value-type="currency" office:currency="R$ " office:value="2.07006369426752" calcext:value-type="currency">
            <text:p>R$ 2.07</text:p>
          </table:table-cell>
          <table:table-cell table:style-name="ce28" table:formula="of:=VLOOKUP([.A40];[$Total_de_acoes.A$1:.B$1048576];2;0)" office:value-type="float" office:value="2867627068" calcext:value-type="float">
            <text:p>2,867,627,068</text:p>
          </table:table-cell>
          <table:table-cell table:style-name="ce25" table:formula="of:=([.C40]-[.M40])*[.N40]" office:value-type="currency" office:currency="R$ " office:value="28493619.2743945" calcext:value-type="currency">
            <text:p>R$ 28,493,619.27</text:p>
          </table:table-cell>
          <table:table-cell table:style-name="ce22" table:formula="of:=IF([.O40]&gt;0;&quot;Subiu&quot;;IF([.O40]&lt;0;&quot;Desceu&quot;;&quot;Estável&quot;))" office:value-type="string" office:string-value="Subiu" calcext:value-type="string">
            <text:p>Subiu</text:p>
          </table:table-cell>
          <table:table-cell table:style-name="ce23" table:formula="of:=[.E40]/100" office:value-type="float" office:value="0.0246" calcext:value-type="float">
            <text:p>0.0246</text:p>
          </table:table-cell>
          <table:table-cell table:style-name="ce26" table:formula="of:=[.C40]/([.E40]+1)" office:value-type="currency" office:currency="R$ " office:value="0.601156069364162" calcext:value-type="currency">
            <text:p>R$ 0.60</text:p>
          </table:table-cell>
          <table:table-cell table:style-name="ce26" table:formula="of:=([.C40]-[.R40])*[.N40]" office:value-type="currency" office:currency="R$ " office:value="4240772884.83884" calcext:value-type="currency">
            <text:p>R$ 4,240,772,884.84</text:p>
          </table:table-cell>
          <table:table-cell table:style-name="ce23" table:formula="of:=IF([.S40]&gt;0;&quot;Subiu&quot;;IF([.S40]&lt;0;&quot;Desceu&quot;;&quot;Estável&quot;))" office:value-type="string" office:string-value="Subiu" calcext:value-type="string">
            <text:p>Subiu</text:p>
          </table:table-cell>
          <table:table-cell table:style-name="ce23" table:formula="of:=[.F40]/100" office:value-type="float" office:value="-0.037" calcext:value-type="float">
            <text:p>-0.037</text:p>
          </table:table-cell>
          <table:table-cell table:style-name="ce26" table:formula="of:=[.C40]/([.U40]+1)" office:value-type="currency" office:currency="R$ " office:value="2.15991692627207" calcext:value-type="currency">
            <text:p>R$ 2.16</text:p>
          </table:table-cell>
          <table:table-cell table:style-name="ce26" table:formula="of:=([.C40]-[.V40])*[.N40]" office:value-type="currency" office:currency="R$ " office:value="-229171940.969138" calcext:value-type="currency">
            <text:p>-R$ 229,171,940.97</text:p>
          </table:table-cell>
          <table:table-cell table:style-name="ce23" table:formula="of:=IF([.U40]&gt;0;&quot;Subiu&quot;; IF([.U40]&lt;0;&quot;Desceu&quot;; &quot;Estável&quot;))" office:value-type="string" office:string-value="Desceu" calcext:value-type="string">
            <text:p>Desceu</text:p>
          </table:table-cell>
          <table:table-cell table:style-name="ce23" table:formula="of:=[.C40]/100" office:value-type="float" office:value="0.0208" calcext:value-type="float">
            <text:p>0.0208</text:p>
          </table:table-cell>
          <table:table-cell table:style-name="ce26" table:formula="of:=[.C40]/([.Y40]+1)" office:value-type="currency" office:currency="R$ " office:value="2.03761755485893" calcext:value-type="currency">
            <text:p>R$ 2.04</text:p>
          </table:table-cell>
          <table:table-cell table:style-name="ce26" table:formula="of:=([.C40]-[.Z40])*[.N40]" office:value-type="currency" office:currency="R$ " office:value="121537046.894545" calcext:value-type="currency">
            <text:p>R$ 121,537,046.89</text:p>
          </table:table-cell>
          <table:table-cell table:style-name="ce26" table:formula="of:=IF([.Y40]&gt;0;&quot;Subiu&quot;;IF([.Y40]&lt;0;&quot;Desceu&quot;; &quot;Estável&quot;))" office:value-type="string" office:string-value="Subiu" calcext:value-type="string">
            <text:p>Subiu</text:p>
          </table:table-cell>
          <table:table-cell table:style-name="ce23" table:formula="of:=[.H40]/100" office:value-type="float" office:value="-0.514" calcext:value-type="float">
            <text:p>-0.514</text:p>
          </table:table-cell>
          <table:table-cell table:style-name="ce26" table:formula="of:=[.C40]/([.AC40]+1)" office:value-type="currency" office:currency="R$ " office:value="4.2798353909465" calcext:value-type="currency">
            <text:p>R$ 4.28</text:p>
          </table:table-cell>
          <table:table-cell table:style-name="ce26" table:formula="of:=([.C40]-[.AD40])*[.N40]" office:value-type="currency" office:currency="R$ " office:value="-6308307512.22255" calcext:value-type="currency">
            <text:p>-R$ 6,308,307,512.22</text:p>
          </table:table-cell>
          <table:table-cell table:style-name="ce26" table:formula="of:=IF([.AC40]&gt;0;&quot;Subiu&quot;;IF([.AC40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3.75" calcext:value-type="float">
            <text:p>13.75</text:p>
          </table:table-cell>
          <table:table-cell table:style-name="ce15" office:value-type="float" office:value="0.36" calcext:value-type="float">
            <text:p>0.4</text:p>
          </table:table-cell>
          <table:table-cell table:style-name="ce19" office:value-type="float" office:value="-0.72" calcext:value-type="float">
            <text:p>-0.72</text:p>
          </table:table-cell>
          <table:table-cell table:number-columns-repeated="2" table:style-name="ce19" office:value-type="float" office:value="-9.95" calcext:value-type="float">
            <text:p>-9.95</text:p>
          </table:table-cell>
          <table:table-cell table:style-name="ce19" office:value-type="float" office:value="15.78" calcext:value-type="float">
            <text:p>15.78</text:p>
          </table:table-cell>
          <table:table-cell table:style-name="ce19" office:value-type="float" office:value="13.67" calcext:value-type="float">
            <text:p>13.67</text:p>
          </table:table-cell>
          <table:table-cell table:style-name="ce19" office:value-type="float" office:value="13.9" calcext:value-type="float">
            <text:p>13.9</text:p>
          </table:table-cell>
          <table:table-cell table:style-name="ce3" office:value-type="string" calcext:value-type="string">
            <text:p>45,86 M</text:p>
          </table:table-cell>
          <table:table-cell table:style-name="ce22" table:formula="of:=[.D41]/100" office:value-type="float" office:value="0.0036" calcext:value-type="float">
            <text:p>0.0036</text:p>
          </table:table-cell>
          <table:table-cell table:style-name="ce25" table:formula="of:=[.C41]/([.L41]+1)" office:value-type="currency" office:currency="R$ " office:value="13.7006775607812" calcext:value-type="currency">
            <text:p>R$ 13.70</text:p>
          </table:table-cell>
          <table:table-cell table:style-name="ce28" table:formula="of:=VLOOKUP([.A41];[$Total_de_acoes.A$1:.B$1048576];2;0)" office:value-type="float" office:value="1500728902" calcext:value-type="float">
            <text:p>1,500,728,902</text:p>
          </table:table-cell>
          <table:table-cell table:style-name="ce25" table:formula="of:=([.C41]-[.M41])*[.N41]" office:value-type="currency" office:currency="R$ " office:value="74019610.0528103" calcext:value-type="currency">
            <text:p>R$ 74,019,610.05</text:p>
          </table:table-cell>
          <table:table-cell table:style-name="ce22" table:formula="of:=IF([.O41]&gt;0;&quot;Subiu&quot;;IF([.O41]&lt;0;&quot;Desceu&quot;;&quot;Estável&quot;))" office:value-type="string" office:string-value="Subiu" calcext:value-type="string">
            <text:p>Subiu</text:p>
          </table:table-cell>
          <table:table-cell table:style-name="ce23" table:formula="of:=[.E41]/100" office:value-type="float" office:value="-0.0072" calcext:value-type="float">
            <text:p>-0.0072</text:p>
          </table:table-cell>
          <table:table-cell table:style-name="ce26" table:formula="of:=[.C41]/([.E41]+1)" office:value-type="currency" office:currency="R$ " office:value="49.1071428571429" calcext:value-type="currency">
            <text:p>R$ 49.11</text:p>
          </table:table-cell>
          <table:table-cell table:style-name="ce26" table:formula="of:=([.C41]-[.R41])*[.N41]" office:value-type="currency" office:currency="R$ " office:value="-53061486177.8571" calcext:value-type="currency">
            <text:p>-R$ 53,061,486,177.86</text:p>
          </table:table-cell>
          <table:table-cell table:style-name="ce23" table:formula="of:=IF([.S41]&gt;0;&quot;Subiu&quot;;IF([.S41]&lt;0;&quot;Desceu&quot;;&quot;Estável&quot;))" office:value-type="string" office:string-value="Desceu" calcext:value-type="string">
            <text:p>Desceu</text:p>
          </table:table-cell>
          <table:table-cell table:style-name="ce23" table:formula="of:=[.F41]/100" office:value-type="float" office:value="-0.0995" calcext:value-type="float">
            <text:p>-0.0995</text:p>
          </table:table-cell>
          <table:table-cell table:style-name="ce26" table:formula="of:=[.C41]/([.U41]+1)" office:value-type="currency" office:currency="R$ " office:value="15.2692948362021" calcext:value-type="currency">
            <text:p>R$ 15.27</text:p>
          </table:table-cell>
          <table:table-cell table:style-name="ce26" table:formula="of:=([.C41]-[.V41])*[.N41]" office:value-type="currency" office:currency="R$ " office:value="-2280049671.34786" calcext:value-type="currency">
            <text:p>-R$ 2,280,049,671.35</text:p>
          </table:table-cell>
          <table:table-cell table:style-name="ce23" table:formula="of:=IF([.U41]&gt;0;&quot;Subiu&quot;; IF([.U41]&lt;0;&quot;Desceu&quot;; &quot;Estável&quot;))" office:value-type="string" office:string-value="Desceu" calcext:value-type="string">
            <text:p>Desceu</text:p>
          </table:table-cell>
          <table:table-cell table:style-name="ce23" table:formula="of:=[.C41]/100" office:value-type="float" office:value="0.1375" calcext:value-type="float">
            <text:p>0.1375</text:p>
          </table:table-cell>
          <table:table-cell table:style-name="ce26" table:formula="of:=[.C41]/([.Y41]+1)" office:value-type="currency" office:currency="R$ " office:value="12.0879120879121" calcext:value-type="currency">
            <text:p>R$ 12.09</text:p>
          </table:table-cell>
          <table:table-cell table:style-name="ce26" table:formula="of:=([.C41]-[.Z41])*[.N41]" office:value-type="currency" office:currency="R$ " office:value="2494343367.33517" calcext:value-type="currency">
            <text:p>R$ 2,494,343,367.34</text:p>
          </table:table-cell>
          <table:table-cell table:style-name="ce26" table:formula="of:=IF([.Y41]&gt;0;&quot;Subiu&quot;;IF([.Y41]&lt;0;&quot;Desceu&quot;; &quot;Estável&quot;))" office:value-type="string" office:string-value="Subiu" calcext:value-type="string">
            <text:p>Subiu</text:p>
          </table:table-cell>
          <table:table-cell table:style-name="ce23" table:formula="of:=[.H41]/100" office:value-type="float" office:value="0.1578" calcext:value-type="float">
            <text:p>0.1578</text:p>
          </table:table-cell>
          <table:table-cell table:style-name="ce26" table:formula="of:=[.C41]/([.AC41]+1)" office:value-type="currency" office:currency="R$ " office:value="11.8759716704094" calcext:value-type="currency">
            <text:p>R$ 11.88</text:p>
          </table:table-cell>
          <table:table-cell table:style-name="ce26" table:formula="of:=([.C41]-[.AD41])*[.N41]" office:value-type="currency" office:currency="R$ " office:value="2812408477.3834" calcext:value-type="currency">
            <text:p>R$ 2,812,408,477.38</text:p>
          </table:table-cell>
          <table:table-cell table:style-name="ce26" table:formula="of:=IF([.AC41]&gt;0;&quot;Subiu&quot;;IF([.AC41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GGBR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1.84" calcext:value-type="float">
            <text:p>21.84</text:p>
          </table:table-cell>
          <table:table-cell table:style-name="ce14" office:value-type="float" office:value="0.27" calcext:value-type="float">
            <text:p>0.3</text:p>
          </table:table-cell>
          <table:table-cell table:style-name="ce18" office:value-type="float" office:value="3.65" calcext:value-type="float">
            <text:p>3.65</text:p>
          </table:table-cell>
          <table:table-cell table:number-columns-repeated="2" table:style-name="ce18" office:value-type="float" office:value="-8.08" calcext:value-type="float">
            <text:p>-8.08</text:p>
          </table:table-cell>
          <table:table-cell table:style-name="ce18" office:value-type="float" office:value="-26.1" calcext:value-type="float">
            <text:p>-26.1</text:p>
          </table:table-cell>
          <table:table-cell table:style-name="ce18" office:value-type="float" office:value="21.7" calcext:value-type="float">
            <text:p>21.7</text:p>
          </table:table-cell>
          <table:table-cell table:style-name="ce18" office:value-type="float" office:value="21.94" calcext:value-type="float">
            <text:p>21.94</text:p>
          </table:table-cell>
          <table:table-cell table:style-name="ce2" office:value-type="string" calcext:value-type="string">
            <text:p>109,02 M</text:p>
          </table:table-cell>
          <table:table-cell table:style-name="ce22" table:formula="of:=[.D42]/100" office:value-type="float" office:value="0.0027" calcext:value-type="float">
            <text:p>0.0027</text:p>
          </table:table-cell>
          <table:table-cell table:style-name="ce25" table:formula="of:=[.C42]/([.L42]+1)" office:value-type="currency" office:currency="R$ " office:value="21.7811907848808" calcext:value-type="currency">
            <text:p>R$ 21.78</text:p>
          </table:table-cell>
          <table:table-cell table:style-name="ce28" table:formula="of:=VLOOKUP([.A42];[$Total_de_acoes.A$1:.B$1048576];2;0)" office:value-type="float" office:value="1118525506" calcext:value-type="float">
            <text:p>1,118,525,506</text:p>
          </table:table-cell>
          <table:table-cell table:style-name="ce25" table:formula="of:=([.C42]-[.M42])*[.N42]" office:value-type="currency" office:currency="R$ " office:value="65779607.0986391" calcext:value-type="currency">
            <text:p>R$ 65,779,607.10</text:p>
          </table:table-cell>
          <table:table-cell table:style-name="ce22" table:formula="of:=IF([.O42]&gt;0;&quot;Subiu&quot;;IF([.O42]&lt;0;&quot;Desceu&quot;;&quot;Estável&quot;))" office:value-type="string" office:string-value="Subiu" calcext:value-type="string">
            <text:p>Subiu</text:p>
          </table:table-cell>
          <table:table-cell table:style-name="ce23" table:formula="of:=[.E42]/100" office:value-type="float" office:value="0.0365" calcext:value-type="float">
            <text:p>0.0365</text:p>
          </table:table-cell>
          <table:table-cell table:style-name="ce26" table:formula="of:=[.C42]/([.E42]+1)" office:value-type="currency" office:currency="R$ " office:value="4.69677419354839" calcext:value-type="currency">
            <text:p>R$ 4.70</text:p>
          </table:table-cell>
          <table:table-cell table:style-name="ce26" table:formula="of:=([.C42]-[.R42])*[.N42]" office:value-type="currency" office:currency="R$ " office:value="19175135319.6336" calcext:value-type="currency">
            <text:p>R$ 19,175,135,319.63</text:p>
          </table:table-cell>
          <table:table-cell table:style-name="ce23" table:formula="of:=IF([.S42]&gt;0;&quot;Subiu&quot;;IF([.S42]&lt;0;&quot;Desceu&quot;;&quot;Estável&quot;))" office:value-type="string" office:string-value="Subiu" calcext:value-type="string">
            <text:p>Subiu</text:p>
          </table:table-cell>
          <table:table-cell table:style-name="ce23" table:formula="of:=[.F42]/100" office:value-type="float" office:value="-0.0808" calcext:value-type="float">
            <text:p>-0.0808</text:p>
          </table:table-cell>
          <table:table-cell table:style-name="ce26" table:formula="of:=[.C42]/([.U42]+1)" office:value-type="currency" office:currency="R$ " office:value="23.7597911227154" calcext:value-type="currency">
            <text:p>R$ 23.76</text:p>
          </table:table-cell>
          <table:table-cell table:style-name="ce26" table:formula="of:=([.C42]-[.V42])*[.N42]" office:value-type="currency" office:currency="R$ " office:value="-2147335336.94956" calcext:value-type="currency">
            <text:p>-R$ 2,147,335,336.95</text:p>
          </table:table-cell>
          <table:table-cell table:style-name="ce23" table:formula="of:=IF([.U42]&gt;0;&quot;Subiu&quot;; IF([.U42]&lt;0;&quot;Desceu&quot;; &quot;Estável&quot;))" office:value-type="string" office:string-value="Desceu" calcext:value-type="string">
            <text:p>Desceu</text:p>
          </table:table-cell>
          <table:table-cell table:style-name="ce23" table:formula="of:=[.C42]/100" office:value-type="float" office:value="0.2184" calcext:value-type="float">
            <text:p>0.2184</text:p>
          </table:table-cell>
          <table:table-cell table:style-name="ce26" table:formula="of:=[.C42]/([.Y42]+1)" office:value-type="currency" office:currency="R$ " office:value="17.9251477347341" calcext:value-type="currency">
            <text:p>R$ 17.93</text:p>
          </table:table-cell>
          <table:table-cell table:style-name="ce26" table:formula="of:=([.C42]-[.Z42])*[.N42]" office:value-type="currency" office:currency="R$ " office:value="4378862110.92181" calcext:value-type="currency">
            <text:p>R$ 4,378,862,110.92</text:p>
          </table:table-cell>
          <table:table-cell table:style-name="ce26" table:formula="of:=IF([.Y42]&gt;0;&quot;Subiu&quot;;IF([.Y42]&lt;0;&quot;Desceu&quot;; &quot;Estável&quot;))" office:value-type="string" office:string-value="Subiu" calcext:value-type="string">
            <text:p>Subiu</text:p>
          </table:table-cell>
          <table:table-cell table:style-name="ce23" table:formula="of:=[.H42]/100" office:value-type="float" office:value="-0.261" calcext:value-type="float">
            <text:p>-0.261</text:p>
          </table:table-cell>
          <table:table-cell table:style-name="ce26" table:formula="of:=[.C42]/([.AC42]+1)" office:value-type="currency" office:currency="R$ " office:value="29.553450608931" calcext:value-type="currency">
            <text:p>R$ 29.55</text:p>
          </table:table-cell>
          <table:table-cell table:style-name="ce26" table:formula="of:=([.C42]-[.AD42])*[.N42]" office:value-type="currency" office:currency="R$ " office:value="-8627691245.36054" calcext:value-type="currency">
            <text:p>-R$ 8,627,691,245.36</text:p>
          </table:table-cell>
          <table:table-cell table:style-name="ce26" table:formula="of:=IF([.AC42]&gt;0;&quot;Subiu&quot;;IF([.AC42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RAIZ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3.74" calcext:value-type="float">
            <text:p>3.74</text:p>
          </table:table-cell>
          <table:table-cell table:style-name="ce15" office:value-type="float" office:value="0.26" calcext:value-type="float">
            <text:p>0.3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-7.2" calcext:value-type="float">
            <text:p>-7.2</text:p>
          </table:table-cell>
          <table:table-cell table:style-name="ce19" office:value-type="float" office:value="15.46" calcext:value-type="float">
            <text:p>15.46</text:p>
          </table:table-cell>
          <table:table-cell table:style-name="ce19" office:value-type="float" office:value="3.71" calcext:value-type="float">
            <text:p>3.71</text:p>
          </table:table-cell>
          <table:table-cell table:style-name="ce19" office:value-type="float" office:value="3.78" calcext:value-type="float">
            <text:p>3.78</text:p>
          </table:table-cell>
          <table:table-cell table:style-name="ce3" office:value-type="string" calcext:value-type="string">
            <text:p>19,84 M</text:p>
          </table:table-cell>
          <table:table-cell table:style-name="ce22" table:formula="of:=[.D43]/100" office:value-type="float" office:value="0.0026" calcext:value-type="float">
            <text:p>0.0026</text:p>
          </table:table-cell>
          <table:table-cell table:style-name="ce25" table:formula="of:=[.C43]/([.L43]+1)" office:value-type="currency" office:currency="R$ " office:value="3.73030121683623" calcext:value-type="currency">
            <text:p>R$ 3.73</text:p>
          </table:table-cell>
          <table:table-cell table:style-name="ce28" table:formula="of:=VLOOKUP([.A43];[$Total_de_acoes.A$1:.B$1048576];2;0)" office:value-type="float" office:value="1193047233" calcext:value-type="float">
            <text:p>1,193,047,233</text:p>
          </table:table-cell>
          <table:table-cell table:style-name="ce25" table:formula="of:=([.C43]-[.M43])*[.N43]" office:value-type="currency" office:currency="R$ " office:value="11571106.4170076" calcext:value-type="currency">
            <text:p>R$ 11,571,106.42</text:p>
          </table:table-cell>
          <table:table-cell table:style-name="ce22" table:formula="of:=IF([.O43]&gt;0;&quot;Subiu&quot;;IF([.O43]&lt;0;&quot;Desceu&quot;;&quot;Estável&quot;))" office:value-type="string" office:string-value="Subiu" calcext:value-type="string">
            <text:p>Subiu</text:p>
          </table:table-cell>
          <table:table-cell table:style-name="ce23" table:formula="of:=[.E43]/100" office:value-type="float" office:value="0" calcext:value-type="float">
            <text:p>0</text:p>
          </table:table-cell>
          <table:table-cell table:style-name="ce26" table:formula="of:=[.C43]/([.E43]+1)" office:value-type="currency" office:currency="R$ " office:value="3.74" calcext:value-type="currency">
            <text:p>R$ 3.74</text:p>
          </table:table-cell>
          <table:table-cell table:style-name="ce26" table:formula="of:=([.C43]-[.R43])*[.N43]" office:value-type="currency" office:currency="R$ " office:value="0" calcext:value-type="currency">
            <text:p>R$ 0.00</text:p>
          </table:table-cell>
          <table:table-cell table:style-name="ce23" table:formula="of:=IF([.S43]&gt;0;&quot;Subiu&quot;;IF([.S43]&lt;0;&quot;Desceu&quot;;&quot;Estável&quot;))" office:value-type="string" office:string-value="Estável" calcext:value-type="string">
            <text:p>Estável</text:p>
          </table:table-cell>
          <table:table-cell table:style-name="ce23" table:formula="of:=[.F43]/100" office:value-type="float" office:value="-0.072" calcext:value-type="float">
            <text:p>-0.072</text:p>
          </table:table-cell>
          <table:table-cell table:style-name="ce26" table:formula="of:=[.C43]/([.U43]+1)" office:value-type="currency" office:currency="R$ " office:value="4.0301724137931" calcext:value-type="currency">
            <text:p>R$ 4.03</text:p>
          </table:table-cell>
          <table:table-cell table:style-name="ce26" table:formula="of:=([.C43]-[.V43])*[.N43]" office:value-type="currency" office:currency="R$ " office:value="-346189395.368794" calcext:value-type="currency">
            <text:p>-R$ 346,189,395.37</text:p>
          </table:table-cell>
          <table:table-cell table:style-name="ce23" table:formula="of:=IF([.U43]&gt;0;&quot;Subiu&quot;; IF([.U43]&lt;0;&quot;Desceu&quot;; &quot;Estável&quot;))" office:value-type="string" office:string-value="Desceu" calcext:value-type="string">
            <text:p>Desceu</text:p>
          </table:table-cell>
          <table:table-cell table:style-name="ce23" table:formula="of:=[.C43]/100" office:value-type="float" office:value="0.0374" calcext:value-type="float">
            <text:p>0.0374</text:p>
          </table:table-cell>
          <table:table-cell table:style-name="ce26" table:formula="of:=[.C43]/([.Y43]+1)" office:value-type="currency" office:currency="R$ " office:value="3.6051667630615" calcext:value-type="currency">
            <text:p>R$ 3.61</text:p>
          </table:table-cell>
          <table:table-cell table:style-name="ce26" table:formula="of:=([.C43]-[.Z43])*[.N43]" office:value-type="currency" office:currency="R$ " office:value="160862420.245911" calcext:value-type="currency">
            <text:p>R$ 160,862,420.25</text:p>
          </table:table-cell>
          <table:table-cell table:style-name="ce26" table:formula="of:=IF([.Y43]&gt;0;&quot;Subiu&quot;;IF([.Y43]&lt;0;&quot;Desceu&quot;; &quot;Estável&quot;))" office:value-type="string" office:string-value="Subiu" calcext:value-type="string">
            <text:p>Subiu</text:p>
          </table:table-cell>
          <table:table-cell table:style-name="ce23" table:formula="of:=[.H43]/100" office:value-type="float" office:value="0.1546" calcext:value-type="float">
            <text:p>0.1546</text:p>
          </table:table-cell>
          <table:table-cell table:style-name="ce26" table:formula="of:=[.C43]/([.AC43]+1)" office:value-type="currency" office:currency="R$ " office:value="3.23921704486402" calcext:value-type="currency">
            <text:p>R$ 3.24</text:p>
          </table:table-cell>
          <table:table-cell table:style-name="ce26" table:formula="of:=([.C43]-[.AD43])*[.N43]" office:value-type="currency" office:currency="R$ " office:value="597457718.958542" calcext:value-type="currency">
            <text:p>R$ 597,457,718.96</text:p>
          </table:table-cell>
          <table:table-cell table:style-name="ce26" table:formula="of:=IF([.AC43]&gt;0;&quot;Subiu&quot;;IF([.AC43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0.07" calcext:value-type="float">
            <text:p>10.07</text:p>
          </table:table-cell>
          <table:table-cell table:style-name="ce14" office:value-type="float" office:value="0.19" calcext:value-type="float">
            <text:p>0.2</text:p>
          </table:table-cell>
          <table:table-cell table:style-name="ce18" office:value-type="float" office:value="0.9" calcext:value-type="float">
            <text:p>0.9</text:p>
          </table:table-cell>
          <table:table-cell table:number-columns-repeated="2" table:style-name="ce18" office:value-type="float" office:value="-2.8" calcext:value-type="float">
            <text:p>-2.8</text:p>
          </table:table-cell>
          <table:table-cell table:style-name="ce18" office:value-type="float" office:value="32.08" calcext:value-type="float">
            <text:p>32.08</text:p>
          </table:table-cell>
          <table:table-cell table:style-name="ce18" office:value-type="float" office:value="9.96" calcext:value-type="float">
            <text:p>9.96</text:p>
          </table:table-cell>
          <table:table-cell table:style-name="ce18" office:value-type="float" office:value="10.13" calcext:value-type="float">
            <text:p>10.13</text:p>
          </table:table-cell>
          <table:table-cell table:style-name="ce2" office:value-type="string" calcext:value-type="string">
            <text:p>97,05 M</text:p>
          </table:table-cell>
          <table:table-cell table:style-name="ce22" table:formula="of:=[.D44]/100" office:value-type="float" office:value="0.0019" calcext:value-type="float">
            <text:p>0.0019</text:p>
          </table:table-cell>
          <table:table-cell table:style-name="ce25" table:formula="of:=[.C44]/([.L44]+1)" office:value-type="currency" office:currency="R$ " office:value="10.0509032837609" calcext:value-type="currency">
            <text:p>R$ 10.05</text:p>
          </table:table-cell>
          <table:table-cell table:style-name="ce28" table:formula="of:=VLOOKUP([.A44];[$Total_de_acoes.A$1:.B$1048576];2;0)" office:value-type="float" office:value="1679335290" calcext:value-type="float">
            <text:p>1,679,335,290</text:p>
          </table:table-cell>
          <table:table-cell table:style-name="ce25" table:formula="of:=([.C44]-[.M44])*[.N44]" office:value-type="currency" office:currency="R$ " office:value="32069789.5035132" calcext:value-type="currency">
            <text:p>R$ 32,069,789.50</text:p>
          </table:table-cell>
          <table:table-cell table:style-name="ce22" table:formula="of:=IF([.O44]&gt;0;&quot;Subiu&quot;;IF([.O44]&lt;0;&quot;Desceu&quot;;&quot;Estável&quot;))" office:value-type="string" office:string-value="Subiu" calcext:value-type="string">
            <text:p>Subiu</text:p>
          </table:table-cell>
          <table:table-cell table:style-name="ce23" table:formula="of:=[.E44]/100" office:value-type="float" office:value="0.009" calcext:value-type="float">
            <text:p>0.009</text:p>
          </table:table-cell>
          <table:table-cell table:style-name="ce26" table:formula="of:=[.C44]/([.E44]+1)" office:value-type="currency" office:currency="R$ " office:value="5.3" calcext:value-type="currency">
            <text:p>R$ 5.30</text:p>
          </table:table-cell>
          <table:table-cell table:style-name="ce26" table:formula="of:=([.C44]-[.R44])*[.N44]" office:value-type="currency" office:currency="R$ " office:value="8010429333.3" calcext:value-type="currency">
            <text:p>R$ 8,010,429,333.30</text:p>
          </table:table-cell>
          <table:table-cell table:style-name="ce23" table:formula="of:=IF([.S44]&gt;0;&quot;Subiu&quot;;IF([.S44]&lt;0;&quot;Desceu&quot;;&quot;Estável&quot;))" office:value-type="string" office:string-value="Subiu" calcext:value-type="string">
            <text:p>Subiu</text:p>
          </table:table-cell>
          <table:table-cell table:style-name="ce23" table:formula="of:=[.F44]/100" office:value-type="float" office:value="-0.028" calcext:value-type="float">
            <text:p>-0.028</text:p>
          </table:table-cell>
          <table:table-cell table:style-name="ce26" table:formula="of:=[.C44]/([.U44]+1)" office:value-type="currency" office:currency="R$ " office:value="10.3600823045268" calcext:value-type="currency">
            <text:p>R$ 10.36</text:p>
          </table:table-cell>
          <table:table-cell table:style-name="ce26" table:formula="of:=([.C44]-[.V44])*[.N44]" office:value-type="currency" office:currency="R$ " office:value="-487145450.996296" calcext:value-type="currency">
            <text:p>-R$ 487,145,451.00</text:p>
          </table:table-cell>
          <table:table-cell table:style-name="ce23" table:formula="of:=IF([.U44]&gt;0;&quot;Subiu&quot;; IF([.U44]&lt;0;&quot;Desceu&quot;; &quot;Estável&quot;))" office:value-type="string" office:string-value="Desceu" calcext:value-type="string">
            <text:p>Desceu</text:p>
          </table:table-cell>
          <table:table-cell table:style-name="ce23" table:formula="of:=[.C44]/100" office:value-type="float" office:value="0.1007" calcext:value-type="float">
            <text:p>0.1007</text:p>
          </table:table-cell>
          <table:table-cell table:style-name="ce26" table:formula="of:=[.C44]/([.Y44]+1)" office:value-type="currency" office:currency="R$ " office:value="9.14872353956573" calcext:value-type="currency">
            <text:p>R$ 9.15</text:p>
          </table:table-cell>
          <table:table-cell table:style-name="ce26" table:formula="of:=([.C44]-[.Z44])*[.N44]" office:value-type="currency" office:currency="R$ " office:value="1547132071.85356" calcext:value-type="currency">
            <text:p>R$ 1,547,132,071.85</text:p>
          </table:table-cell>
          <table:table-cell table:style-name="ce26" table:formula="of:=IF([.Y44]&gt;0;&quot;Subiu&quot;;IF([.Y44]&lt;0;&quot;Desceu&quot;; &quot;Estável&quot;))" office:value-type="string" office:string-value="Subiu" calcext:value-type="string">
            <text:p>Subiu</text:p>
          </table:table-cell>
          <table:table-cell table:style-name="ce23" table:formula="of:=[.H44]/100" office:value-type="float" office:value="0.3208" calcext:value-type="float">
            <text:p>0.3208</text:p>
          </table:table-cell>
          <table:table-cell table:style-name="ce26" table:formula="of:=[.C44]/([.AC44]+1)" office:value-type="currency" office:currency="R$ " office:value="7.62416717141127" calcext:value-type="currency">
            <text:p>R$ 7.62</text:p>
          </table:table-cell>
          <table:table-cell table:style-name="ce26" table:formula="of:=([.C44]-[.AD44])*[.N44]" office:value-type="currency" office:currency="R$ " office:value="4107373382.48958" calcext:value-type="currency">
            <text:p>R$ 4,107,373,382.49</text:p>
          </table:table-cell>
          <table:table-cell table:style-name="ce26" table:formula="of:=IF([.AC44]&gt;0;&quot;Subiu&quot;;IF([.AC44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VAM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8.18" calcext:value-type="float">
            <text:p>8.18</text:p>
          </table:table-cell>
          <table:table-cell table:style-name="ce15" office:value-type="float" office:value="0.12" calcext:value-type="float">
            <text:p>0.1</text:p>
          </table:table-cell>
          <table:table-cell table:style-name="ce19" office:value-type="float" office:value="-3.76" calcext:value-type="float">
            <text:p>-3.76</text:p>
          </table:table-cell>
          <table:table-cell table:number-columns-repeated="2" table:style-name="ce19" office:value-type="float" office:value="-18.77" calcext:value-type="float">
            <text:p>-18.77</text:p>
          </table:table-cell>
          <table:table-cell table:style-name="ce19" office:value-type="float" office:value="-40.74" calcext:value-type="float">
            <text:p>-40.74</text:p>
          </table:table-cell>
          <table:table-cell table:style-name="ce19" office:value-type="float" office:value="8.11" calcext:value-type="float">
            <text:p>8.11</text:p>
          </table:table-cell>
          <table:table-cell table:style-name="ce19" office:value-type="float" office:value="8.27" calcext:value-type="float">
            <text:p>8.27</text:p>
          </table:table-cell>
          <table:table-cell table:style-name="ce3" office:value-type="string" calcext:value-type="string">
            <text:p>41,64 M</text:p>
          </table:table-cell>
          <table:table-cell table:style-name="ce22" table:formula="of:=[.D45]/100" office:value-type="float" office:value="0.0012" calcext:value-type="float">
            <text:p>0.0012</text:p>
          </table:table-cell>
          <table:table-cell table:style-name="ce25" table:formula="of:=[.C45]/([.L45]+1)" office:value-type="currency" office:currency="R$ " office:value="8.1701957650819" calcext:value-type="currency">
            <text:p>R$ 8.17</text:p>
          </table:table-cell>
          <table:table-cell table:style-name="ce28" table:formula="of:=VLOOKUP([.A45];[$Total_de_acoes.A$1:.B$1048576];2;0)" office:value-type="float" office:value="421383330" calcext:value-type="float">
            <text:p>421,383,330</text:p>
          </table:table-cell>
          <table:table-cell table:style-name="ce25" table:formula="of:=([.C45]-[.M45])*[.N45]" office:value-type="currency" office:currency="R$ " office:value="4131341.15789051" calcext:value-type="currency">
            <text:p>R$ 4,131,341.16</text:p>
          </table:table-cell>
          <table:table-cell table:style-name="ce22" table:formula="of:=IF([.O45]&gt;0;&quot;Subiu&quot;;IF([.O45]&lt;0;&quot;Desceu&quot;;&quot;Estável&quot;))" office:value-type="string" office:string-value="Subiu" calcext:value-type="string">
            <text:p>Subiu</text:p>
          </table:table-cell>
          <table:table-cell table:style-name="ce23" table:formula="of:=[.E45]/100" office:value-type="float" office:value="-0.0376" calcext:value-type="float">
            <text:p>-0.0376</text:p>
          </table:table-cell>
          <table:table-cell table:style-name="ce26" table:formula="of:=[.C45]/([.E45]+1)" office:value-type="currency" office:currency="R$ " office:value="-2.96376811594203" calcext:value-type="currency">
            <text:p>-R$ 2.96</text:p>
          </table:table-cell>
          <table:table-cell table:style-name="ce26" table:formula="of:=([.C45]-[.R45])*[.N45]" office:value-type="currency" office:currency="R$ " office:value="4695798117.44348" calcext:value-type="currency">
            <text:p>R$ 4,695,798,117.44</text:p>
          </table:table-cell>
          <table:table-cell table:style-name="ce23" table:formula="of:=IF([.S45]&gt;0;&quot;Subiu&quot;;IF([.S45]&lt;0;&quot;Desceu&quot;;&quot;Estável&quot;))" office:value-type="string" office:string-value="Subiu" calcext:value-type="string">
            <text:p>Subiu</text:p>
          </table:table-cell>
          <table:table-cell table:style-name="ce23" table:formula="of:=[.F45]/100" office:value-type="float" office:value="-0.1877" calcext:value-type="float">
            <text:p>-0.1877</text:p>
          </table:table-cell>
          <table:table-cell table:style-name="ce26" table:formula="of:=[.C45]/([.U45]+1)" office:value-type="currency" office:currency="R$ " office:value="10.0701711190447" calcext:value-type="currency">
            <text:p>R$ 10.07</text:p>
          </table:table-cell>
          <table:table-cell table:style-name="ce26" table:formula="of:=([.C45]-[.V45])*[.N45]" office:value-type="currency" office:currency="R$ " office:value="-796486600.412877" calcext:value-type="currency">
            <text:p>-R$ 796,486,600.41</text:p>
          </table:table-cell>
          <table:table-cell table:style-name="ce23" table:formula="of:=IF([.U45]&gt;0;&quot;Subiu&quot;; IF([.U45]&lt;0;&quot;Desceu&quot;; &quot;Estável&quot;))" office:value-type="string" office:string-value="Desceu" calcext:value-type="string">
            <text:p>Desceu</text:p>
          </table:table-cell>
          <table:table-cell table:style-name="ce23" table:formula="of:=[.C45]/100" office:value-type="float" office:value="0.0818" calcext:value-type="float">
            <text:p>0.0818</text:p>
          </table:table-cell>
          <table:table-cell table:style-name="ce26" table:formula="of:=[.C45]/([.Y45]+1)" office:value-type="currency" office:currency="R$ " office:value="7.56147162137179" calcext:value-type="currency">
            <text:p>R$ 7.56</text:p>
          </table:table-cell>
          <table:table-cell table:style-name="ce26" table:formula="of:=([.C45]-[.Z45])*[.N45]" office:value-type="currency" office:currency="R$ " office:value="260637547.885857" calcext:value-type="currency">
            <text:p>R$ 260,637,547.89</text:p>
          </table:table-cell>
          <table:table-cell table:style-name="ce26" table:formula="of:=IF([.Y45]&gt;0;&quot;Subiu&quot;;IF([.Y45]&lt;0;&quot;Desceu&quot;; &quot;Estável&quot;))" office:value-type="string" office:string-value="Subiu" calcext:value-type="string">
            <text:p>Subiu</text:p>
          </table:table-cell>
          <table:table-cell table:style-name="ce23" table:formula="of:=[.H45]/100" office:value-type="float" office:value="-0.4074" calcext:value-type="float">
            <text:p>-0.4074</text:p>
          </table:table-cell>
          <table:table-cell table:style-name="ce26" table:formula="of:=[.C45]/([.AC45]+1)" office:value-type="currency" office:currency="R$ " office:value="13.8035774552818" calcext:value-type="currency">
            <text:p>R$ 13.80</text:p>
          </table:table-cell>
          <table:table-cell table:style-name="ce26" table:formula="of:=([.C45]-[.AD45])*[.N45]" office:value-type="currency" office:currency="R$ " office:value="-2369681794.61957" calcext:value-type="currency">
            <text:p>-R$ 2,369,681,794.62</text:p>
          </table:table-cell>
          <table:table-cell table:style-name="ce26" table:formula="of:=IF([.AC45]&gt;0;&quot;Subiu&quot;;IF([.AC45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MRFG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9.74" calcext:value-type="float">
            <text:p>9.74</text:p>
          </table:table-cell>
          <table:table-cell table:style-name="ce14" office:value-type="float" office:value="0" calcext:value-type="float">
            <text:p>0.0</text:p>
          </table:table-cell>
          <table:table-cell table:style-name="ce18" office:value-type="float" office:value="5.3" calcext:value-type="float">
            <text:p>5.3</text:p>
          </table:table-cell>
          <table:table-cell table:number-columns-repeated="2" table:style-name="ce18" office:value-type="float" office:value="0.41" calcext:value-type="float">
            <text:p>0.41</text:p>
          </table:table-cell>
          <table:table-cell table:style-name="ce18" office:value-type="float" office:value="17.99" calcext:value-type="float">
            <text:p>17.99</text:p>
          </table:table-cell>
          <table:table-cell table:style-name="ce18" office:value-type="float" office:value="9.61" calcext:value-type="float">
            <text:p>9.61</text:p>
          </table:table-cell>
          <table:table-cell table:style-name="ce18" office:value-type="float" office:value="9.86" calcext:value-type="float">
            <text:p>9.86</text:p>
          </table:table-cell>
          <table:table-cell table:style-name="ce2" office:value-type="string" calcext:value-type="string">
            <text:p>39,65 M</text:p>
          </table:table-cell>
          <table:table-cell table:style-name="ce22" table:formula="of:=[.D46]/100" office:value-type="float" office:value="0" calcext:value-type="float">
            <text:p>0</text:p>
          </table:table-cell>
          <table:table-cell table:style-name="ce25" table:formula="of:=[.C46]/([.L46]+1)" office:value-type="currency" office:currency="R$ " office:value="9.74" calcext:value-type="currency">
            <text:p>R$ 9.74</text:p>
          </table:table-cell>
          <table:table-cell table:style-name="ce28" table:formula="of:=VLOOKUP([.A46];[$Total_de_acoes.A$1:.B$1048576];2;0)" office:value-type="float" office:value="331799687" calcext:value-type="float">
            <text:p>331,799,687</text:p>
          </table:table-cell>
          <table:table-cell table:style-name="ce25" table:formula="of:=([.C46]-[.M46])*[.N46]" office:value-type="currency" office:currency="R$ " office:value="0" calcext:value-type="currency">
            <text:p>R$ 0.00</text:p>
          </table:table-cell>
          <table:table-cell table:style-name="ce22" table:formula="of:=IF([.O46]&gt;0;&quot;Subiu&quot;;IF([.O46]&lt;0;&quot;Desceu&quot;;&quot;Estável&quot;))" office:value-type="string" office:string-value="Estável" calcext:value-type="string">
            <text:p>Estável</text:p>
          </table:table-cell>
          <table:table-cell table:style-name="ce23" table:formula="of:=[.E46]/100" office:value-type="float" office:value="0.053" calcext:value-type="float">
            <text:p>0.053</text:p>
          </table:table-cell>
          <table:table-cell table:style-name="ce26" table:formula="of:=[.C46]/([.E46]+1)" office:value-type="currency" office:currency="R$ " office:value="1.54603174603175" calcext:value-type="currency">
            <text:p>R$ 1.55</text:p>
          </table:table-cell>
          <table:table-cell table:style-name="ce26" table:formula="of:=([.C46]-[.R46])*[.N46]" office:value-type="currency" office:currency="R$ " office:value="2718756101.9546" calcext:value-type="currency">
            <text:p>R$ 2,718,756,101.95</text:p>
          </table:table-cell>
          <table:table-cell table:style-name="ce23" table:formula="of:=IF([.S46]&gt;0;&quot;Subiu&quot;;IF([.S46]&lt;0;&quot;Desceu&quot;;&quot;Estável&quot;))" office:value-type="string" office:string-value="Subiu" calcext:value-type="string">
            <text:p>Subiu</text:p>
          </table:table-cell>
          <table:table-cell table:style-name="ce23" table:formula="of:=[.F46]/100" office:value-type="float" office:value="0.0041" calcext:value-type="float">
            <text:p>0.0041</text:p>
          </table:table-cell>
          <table:table-cell table:style-name="ce26" table:formula="of:=[.C46]/([.U46]+1)" office:value-type="currency" office:currency="R$ " office:value="9.70022906085051" calcext:value-type="currency">
            <text:p>R$ 9.70</text:p>
          </table:table-cell>
          <table:table-cell table:style-name="ce26" table:formula="of:=([.C46]-[.V46])*[.N46]" office:value-type="currency" office:currency="R$ " office:value="13195985.1614961" calcext:value-type="currency">
            <text:p>R$ 13,195,985.16</text:p>
          </table:table-cell>
          <table:table-cell table:style-name="ce23" table:formula="of:=IF([.U46]&gt;0;&quot;Subiu&quot;; IF([.U46]&lt;0;&quot;Desceu&quot;; &quot;Estável&quot;))" office:value-type="string" office:string-value="Subiu" calcext:value-type="string">
            <text:p>Subiu</text:p>
          </table:table-cell>
          <table:table-cell table:style-name="ce23" table:formula="of:=[.C46]/100" office:value-type="float" office:value="0.0974" calcext:value-type="float">
            <text:p>0.0974</text:p>
          </table:table-cell>
          <table:table-cell table:style-name="ce26" table:formula="of:=[.C46]/([.Y46]+1)" office:value-type="currency" office:currency="R$ " office:value="8.8755239657372" calcext:value-type="currency">
            <text:p>R$ 8.88</text:p>
          </table:table-cell>
          <table:table-cell table:style-name="ce26" table:formula="of:=([.C46]-[.Z46])*[.N46]" office:value-type="currency" office:currency="R$ " office:value="286832877.587399" calcext:value-type="currency">
            <text:p>R$ 286,832,877.59</text:p>
          </table:table-cell>
          <table:table-cell table:style-name="ce26" table:formula="of:=IF([.Y46]&gt;0;&quot;Subiu&quot;;IF([.Y46]&lt;0;&quot;Desceu&quot;; &quot;Estável&quot;))" office:value-type="string" office:string-value="Subiu" calcext:value-type="string">
            <text:p>Subiu</text:p>
          </table:table-cell>
          <table:table-cell table:style-name="ce23" table:formula="of:=[.H46]/100" office:value-type="float" office:value="0.1799" calcext:value-type="float">
            <text:p>0.1799</text:p>
          </table:table-cell>
          <table:table-cell table:style-name="ce26" table:formula="of:=[.C46]/([.AC46]+1)" office:value-type="currency" office:currency="R$ " office:value="8.25493685905585" calcext:value-type="currency">
            <text:p>R$ 8.25</text:p>
          </table:table-cell>
          <table:table-cell table:style-name="ce26" table:formula="of:=([.C46]-[.AD46])*[.N46]" office:value-type="currency" office:currency="R$ " office:value="492743485.340505" calcext:value-type="currency">
            <text:p>R$ 492,743,485.34</text:p>
          </table:table-cell>
          <table:table-cell table:style-name="ce26" table:formula="of:=IF([.AC46]&gt;0;&quot;Subiu&quot;;IF([.AC4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3.2" calcext:value-type="float">
            <text:p>13.20</text:p>
          </table:table-cell>
          <table:table-cell table:style-name="ce15" office:value-type="float" office:value="0" calcext:value-type="float">
            <text:p>0.0</text:p>
          </table:table-cell>
          <table:table-cell table:style-name="ce19" office:value-type="float" office:value="-1.12" calcext:value-type="float">
            <text:p>-1.12</text:p>
          </table:table-cell>
          <table:table-cell table:number-columns-repeated="2" table:style-name="ce19" office:value-type="float" office:value="-3.86" calcext:value-type="float">
            <text:p>-3.86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.15" calcext:value-type="float">
            <text:p>13.15</text:p>
          </table:table-cell>
          <table:table-cell table:style-name="ce19" office:value-type="float" office:value="13.29" calcext:value-type="float">
            <text:p>13.29</text:p>
          </table:table-cell>
          <table:table-cell table:style-name="ce3" office:value-type="string" calcext:value-type="string">
            <text:p>86,92 M</text:p>
          </table:table-cell>
          <table:table-cell table:style-name="ce22" table:formula="of:=[.D47]/100" office:value-type="float" office:value="0" calcext:value-type="float">
            <text:p>0</text:p>
          </table:table-cell>
          <table:table-cell table:style-name="ce25" table:formula="of:=[.C47]/([.L47]+1)" office:value-type="currency" office:currency="R$ " office:value="13.2" calcext:value-type="currency">
            <text:p>R$ 13.20</text:p>
          </table:table-cell>
          <table:table-cell table:style-name="ce28" table:formula="of:=VLOOKUP([.A47];[$Total_de_acoes.A$1:.B$1048576];2;0)" office:value-type="float" office:value="4394245879" calcext:value-type="float">
            <text:p>4,394,245,879</text:p>
          </table:table-cell>
          <table:table-cell table:style-name="ce25" table:formula="of:=([.C47]-[.M47])*[.N47]" office:value-type="currency" office:currency="R$ " office:value="0" calcext:value-type="currency">
            <text:p>R$ 0.00</text:p>
          </table:table-cell>
          <table:table-cell table:style-name="ce22" table:formula="of:=IF([.O47]&gt;0;&quot;Subiu&quot;;IF([.O47]&lt;0;&quot;Desceu&quot;;&quot;Estável&quot;))" office:value-type="string" office:string-value="Estável" calcext:value-type="string">
            <text:p>Estável</text:p>
          </table:table-cell>
          <table:table-cell table:style-name="ce23" table:formula="of:=[.E47]/100" office:value-type="float" office:value="-0.0112" calcext:value-type="float">
            <text:p>-0.0112</text:p>
          </table:table-cell>
          <table:table-cell table:style-name="ce26" table:formula="of:=[.C47]/([.E47]+1)" office:value-type="currency" office:currency="R$ " office:value="-110" calcext:value-type="currency">
            <text:p>-R$ 110.00</text:p>
          </table:table-cell>
          <table:table-cell table:style-name="ce26" table:formula="of:=([.C47]-[.R47])*[.N47]" office:value-type="currency" office:currency="R$ " office:value="541371092292.8" calcext:value-type="currency">
            <text:p>R$ 541,371,092,292.80</text:p>
          </table:table-cell>
          <table:table-cell table:style-name="ce23" table:formula="of:=IF([.S47]&gt;0;&quot;Subiu&quot;;IF([.S47]&lt;0;&quot;Desceu&quot;;&quot;Estável&quot;))" office:value-type="string" office:string-value="Subiu" calcext:value-type="string">
            <text:p>Subiu</text:p>
          </table:table-cell>
          <table:table-cell table:style-name="ce23" table:formula="of:=[.F47]/100" office:value-type="float" office:value="-0.0386" calcext:value-type="float">
            <text:p>-0.0386</text:p>
          </table:table-cell>
          <table:table-cell table:style-name="ce26" table:formula="of:=[.C47]/([.U47]+1)" office:value-type="currency" office:currency="R$ " office:value="13.7299771167048" calcext:value-type="currency">
            <text:p>R$ 13.73</text:p>
          </table:table-cell>
          <table:table-cell table:style-name="ce26" table:formula="of:=([.C47]-[.V47])*[.N47]" office:value-type="currency" office:currency="R$ " office:value="-2328849761.04439" calcext:value-type="currency">
            <text:p>-R$ 2,328,849,761.04</text:p>
          </table:table-cell>
          <table:table-cell table:style-name="ce23" table:formula="of:=IF([.U47]&gt;0;&quot;Subiu&quot;; IF([.U47]&lt;0;&quot;Desceu&quot;; &quot;Estável&quot;))" office:value-type="string" office:string-value="Desceu" calcext:value-type="string">
            <text:p>Desceu</text:p>
          </table:table-cell>
          <table:table-cell table:style-name="ce23" table:formula="of:=[.C47]/100" office:value-type="float" office:value="0.132" calcext:value-type="float">
            <text:p>0.132</text:p>
          </table:table-cell>
          <table:table-cell table:style-name="ce26" table:formula="of:=[.C47]/([.Y47]+1)" office:value-type="currency" office:currency="R$ " office:value="11.660777385159" calcext:value-type="currency">
            <text:p>R$ 11.66</text:p>
          </table:table-cell>
          <table:table-cell table:style-name="ce26" table:formula="of:=([.C47]-[.Z47])*[.N47]" office:value-type="currency" office:currency="R$ " office:value="6763722632.12863" calcext:value-type="currency">
            <text:p>R$ 6,763,722,632.13</text:p>
          </table:table-cell>
          <table:table-cell table:style-name="ce26" table:formula="of:=IF([.Y47]&gt;0;&quot;Subiu&quot;;IF([.Y47]&lt;0;&quot;Desceu&quot;; &quot;Estável&quot;))" office:value-type="string" office:string-value="Subiu" calcext:value-type="string">
            <text:p>Subiu</text:p>
          </table:table-cell>
          <table:table-cell table:style-name="ce23" table:formula="of:=[.H47]/100" office:value-type="float" office:value="0.003" calcext:value-type="float">
            <text:p>0.003</text:p>
          </table:table-cell>
          <table:table-cell table:style-name="ce26" table:formula="of:=[.C47]/([.AC47]+1)" office:value-type="currency" office:currency="R$ " office:value="13.160518444666" calcext:value-type="currency">
            <text:p>R$ 13.16</text:p>
          </table:table-cell>
          <table:table-cell table:style-name="ce26" table:formula="of:=([.C47]-[.AD47])*[.N47]" office:value-type="currency" office:currency="R$ " office:value="173491661.822922" calcext:value-type="currency">
            <text:p>R$ 173,491,661.82</text:p>
          </table:table-cell>
          <table:table-cell table:style-name="ce26" table:formula="of:=IF([.AC47]&gt;0;&quot;Subiu&quot;;IF([.AC47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BBS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3.73" calcext:value-type="float">
            <text:p>33.73</text:p>
          </table:table-cell>
          <table:table-cell table:style-name="ce14" office:value-type="float" office:value="-0.02" calcext:value-type="float">
            <text:p>0.0</text:p>
          </table:table-cell>
          <table:table-cell table:style-name="ce18" office:value-type="float" office:value="-2.37" calcext:value-type="float">
            <text:p>-2.37</text:p>
          </table:table-cell>
          <table:table-cell table:number-columns-repeated="2" table:style-name="ce18" office:value-type="float" office:value="0.24" calcext:value-type="float">
            <text:p>0.24</text:p>
          </table:table-cell>
          <table:table-cell table:style-name="ce18" office:value-type="float" office:value="0.91" calcext:value-type="float">
            <text:p>0.91</text:p>
          </table:table-cell>
          <table:table-cell table:style-name="ce18" office:value-type="float" office:value="33.73" calcext:value-type="float">
            <text:p>33.73</text:p>
          </table:table-cell>
          <table:table-cell table:style-name="ce18" office:value-type="float" office:value="34.03" calcext:value-type="float">
            <text:p>34.03</text:p>
          </table:table-cell>
          <table:table-cell table:style-name="ce2" office:value-type="string" calcext:value-type="string">
            <text:p>99,61 M</text:p>
          </table:table-cell>
          <table:table-cell table:style-name="ce22" table:formula="of:=[.D48]/100" office:value-type="float" office:value="-0.0002" calcext:value-type="float">
            <text:p>-0.0002</text:p>
          </table:table-cell>
          <table:table-cell table:style-name="ce25" table:formula="of:=[.C48]/([.L48]+1)" office:value-type="currency" office:currency="R$ " office:value="33.7367473494699" calcext:value-type="currency">
            <text:p>R$ 33.74</text:p>
          </table:table-cell>
          <table:table-cell table:style-name="ce28" table:formula="of:=VLOOKUP([.A48];[$Total_de_acoes.A$1:.B$1048576];2;0)" office:value-type="float" office:value="671750768" calcext:value-type="float">
            <text:p>671,750,768</text:p>
          </table:table-cell>
          <table:table-cell table:style-name="ce25" table:formula="of:=([.C48]-[.M48])*[.N48]" office:value-type="currency" office:currency="R$ " office:value="-4532537.18836313" calcext:value-type="currency">
            <text:p>-R$ 4,532,537.19</text:p>
          </table:table-cell>
          <table:table-cell table:style-name="ce22" table:formula="of:=IF([.O48]&gt;0;&quot;Subiu&quot;;IF([.O48]&lt;0;&quot;Desceu&quot;;&quot;Estável&quot;))" office:value-type="string" office:string-value="Desceu" calcext:value-type="string">
            <text:p>Desceu</text:p>
          </table:table-cell>
          <table:table-cell table:style-name="ce23" table:formula="of:=[.E48]/100" office:value-type="float" office:value="-0.0237" calcext:value-type="float">
            <text:p>-0.0237</text:p>
          </table:table-cell>
          <table:table-cell table:style-name="ce26" table:formula="of:=[.C48]/([.E48]+1)" office:value-type="currency" office:currency="R$ " office:value="-24.6204379562044" calcext:value-type="currency">
            <text:p>-R$ 24.62</text:p>
          </table:table-cell>
          <table:table-cell table:style-name="ce26" table:formula="of:=([.C48]-[.R48])*[.N48]" office:value-type="currency" office:currency="R$ " office:value="39196951510.2166" calcext:value-type="currency">
            <text:p>R$ 39,196,951,510.22</text:p>
          </table:table-cell>
          <table:table-cell table:style-name="ce23" table:formula="of:=IF([.S48]&gt;0;&quot;Subiu&quot;;IF([.S48]&lt;0;&quot;Desceu&quot;;&quot;Estável&quot;))" office:value-type="string" office:string-value="Subiu" calcext:value-type="string">
            <text:p>Subiu</text:p>
          </table:table-cell>
          <table:table-cell table:style-name="ce23" table:formula="of:=[.F48]/100" office:value-type="float" office:value="0.0024" calcext:value-type="float">
            <text:p>0.0024</text:p>
          </table:table-cell>
          <table:table-cell table:style-name="ce26" table:formula="of:=[.C48]/([.U48]+1)" office:value-type="currency" office:currency="R$ " office:value="33.6492418196329" calcext:value-type="currency">
            <text:p>R$ 33.65</text:p>
          </table:table-cell>
          <table:table-cell table:style-name="ce26" table:formula="of:=([.C48]-[.V48])*[.N48]" office:value-type="currency" office:currency="R$ " office:value="54249369.6838953" calcext:value-type="currency">
            <text:p>R$ 54,249,369.68</text:p>
          </table:table-cell>
          <table:table-cell table:style-name="ce23" table:formula="of:=IF([.U48]&gt;0;&quot;Subiu&quot;; IF([.U48]&lt;0;&quot;Desceu&quot;; &quot;Estável&quot;))" office:value-type="string" office:string-value="Subiu" calcext:value-type="string">
            <text:p>Subiu</text:p>
          </table:table-cell>
          <table:table-cell table:style-name="ce23" table:formula="of:=[.C48]/100" office:value-type="float" office:value="0.3373" calcext:value-type="float">
            <text:p>0.3373</text:p>
          </table:table-cell>
          <table:table-cell table:style-name="ce26" table:formula="of:=[.C48]/([.Y48]+1)" office:value-type="currency" office:currency="R$ " office:value="25.2224631720631" calcext:value-type="currency">
            <text:p>R$ 25.22</text:p>
          </table:table-cell>
          <table:table-cell table:style-name="ce26" table:formula="of:=([.C48]-[.Z48])*[.N48]" office:value-type="currency" office:currency="R$ " office:value="5714944397.95489" calcext:value-type="currency">
            <text:p>R$ 5,714,944,397.95</text:p>
          </table:table-cell>
          <table:table-cell table:style-name="ce26" table:formula="of:=IF([.Y48]&gt;0;&quot;Subiu&quot;;IF([.Y48]&lt;0;&quot;Desceu&quot;; &quot;Estável&quot;))" office:value-type="string" office:string-value="Subiu" calcext:value-type="string">
            <text:p>Subiu</text:p>
          </table:table-cell>
          <table:table-cell table:style-name="ce23" table:formula="of:=[.H48]/100" office:value-type="float" office:value="0.0091" calcext:value-type="float">
            <text:p>0.0091</text:p>
          </table:table-cell>
          <table:table-cell table:style-name="ce26" table:formula="of:=[.C48]/([.AC48]+1)" office:value-type="currency" office:currency="R$ " office:value="33.4258249925676" calcext:value-type="currency">
            <text:p>R$ 33.43</text:p>
          </table:table-cell>
          <table:table-cell table:style-name="ce26" table:formula="of:=([.C48]-[.AD48])*[.N48]" office:value-type="currency" office:currency="R$ " office:value="204329794.8491" calcext:value-type="currency">
            <text:p>R$ 204,329,794.85</text:p>
          </table:table-cell>
          <table:table-cell table:style-name="ce26" table:formula="of:=IF([.AC48]&gt;0;&quot;Subiu&quot;;IF([.AC48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77.04" calcext:value-type="float">
            <text:p>77.04</text:p>
          </table:table-cell>
          <table:table-cell table:style-name="ce15" office:value-type="float" office:value="-0.06" calcext:value-type="float">
            <text:p>-0.1</text:p>
          </table:table-cell>
          <table:table-cell table:style-name="ce19" office:value-type="float" office:value="1.37" calcext:value-type="float">
            <text:p>1.37</text:p>
          </table:table-cell>
          <table:table-cell table:number-columns-repeated="2" table:style-name="ce19" office:value-type="float" office:value="2.22" calcext:value-type="float">
            <text:p>2.22</text:p>
          </table:table-cell>
          <table:table-cell table:style-name="ce19" office:value-type="float" office:value="45.92" calcext:value-type="float">
            <text:p>45.92</text:p>
          </table:table-cell>
          <table:table-cell table:style-name="ce19" office:value-type="float" office:value="76.52" calcext:value-type="float">
            <text:p>76.52</text:p>
          </table:table-cell>
          <table:table-cell table:style-name="ce19" office:value-type="float" office:value="77.69" calcext:value-type="float">
            <text:p>77.69</text:p>
          </table:table-cell>
          <table:table-cell table:style-name="ce3" office:value-type="string" calcext:value-type="string">
            <text:p>128,66 M</text:p>
          </table:table-cell>
          <table:table-cell table:style-name="ce22" table:formula="of:=[.D49]/100" office:value-type="float" office:value="-0.0006" calcext:value-type="float">
            <text:p>-0.0006</text:p>
          </table:table-cell>
          <table:table-cell table:style-name="ce25" table:formula="of:=[.C49]/([.L49]+1)" office:value-type="currency" office:currency="R$ " office:value="77.0862517510506" calcext:value-type="currency">
            <text:p>R$ 77.09</text:p>
          </table:table-cell>
          <table:table-cell table:style-name="ce28" table:formula="of:=VLOOKUP([.A49];[$Total_de_acoes.A$1:.B$1048576];2;0)" office:value-type="float" office:value="340001799" calcext:value-type="float">
            <text:p>340,001,799</text:p>
          </table:table-cell>
          <table:table-cell table:style-name="ce25" table:formula="of:=([.C49]-[.M49])*[.N49]" office:value-type="currency" office:currency="R$ " office:value="-15725678.5641154" calcext:value-type="currency">
            <text:p>-R$ 15,725,678.56</text:p>
          </table:table-cell>
          <table:table-cell table:style-name="ce22" table:formula="of:=IF([.O49]&gt;0;&quot;Subiu&quot;;IF([.O49]&lt;0;&quot;Desceu&quot;;&quot;Estável&quot;))" office:value-type="string" office:string-value="Desceu" calcext:value-type="string">
            <text:p>Desceu</text:p>
          </table:table-cell>
          <table:table-cell table:style-name="ce23" table:formula="of:=[.E49]/100" office:value-type="float" office:value="0.0137" calcext:value-type="float">
            <text:p>0.0137</text:p>
          </table:table-cell>
          <table:table-cell table:style-name="ce26" table:formula="of:=[.C49]/([.E49]+1)" office:value-type="currency" office:currency="R$ " office:value="32.5063291139241" calcext:value-type="currency">
            <text:p>R$ 32.51</text:p>
          </table:table-cell>
          <table:table-cell table:style-name="ce26" table:formula="of:=([.C49]-[.R49])*[.N49]" office:value-type="currency" office:currency="R$ " office:value="15141528217.3397" calcext:value-type="currency">
            <text:p>R$ 15,141,528,217.34</text:p>
          </table:table-cell>
          <table:table-cell table:style-name="ce23" table:formula="of:=IF([.S49]&gt;0;&quot;Subiu&quot;;IF([.S49]&lt;0;&quot;Desceu&quot;;&quot;Estável&quot;))" office:value-type="string" office:string-value="Subiu" calcext:value-type="string">
            <text:p>Subiu</text:p>
          </table:table-cell>
          <table:table-cell table:style-name="ce23" table:formula="of:=[.F49]/100" office:value-type="float" office:value="0.0222" calcext:value-type="float">
            <text:p>0.0222</text:p>
          </table:table-cell>
          <table:table-cell table:style-name="ce26" table:formula="of:=[.C49]/([.U49]+1)" office:value-type="currency" office:currency="R$ " office:value="75.3668558012131" calcext:value-type="currency">
            <text:p>R$ 75.37</text:p>
          </table:table-cell>
          <table:table-cell table:style-name="ce26" table:formula="of:=([.C49]-[.V49])*[.N49]" office:value-type="currency" office:currency="R$ " office:value="568872037.573969" calcext:value-type="currency">
            <text:p>R$ 568,872,037.57</text:p>
          </table:table-cell>
          <table:table-cell table:style-name="ce23" table:formula="of:=IF([.U49]&gt;0;&quot;Subiu&quot;; IF([.U49]&lt;0;&quot;Desceu&quot;; &quot;Estável&quot;))" office:value-type="string" office:string-value="Subiu" calcext:value-type="string">
            <text:p>Subiu</text:p>
          </table:table-cell>
          <table:table-cell table:style-name="ce23" table:formula="of:=[.C49]/100" office:value-type="float" office:value="0.7704" calcext:value-type="float">
            <text:p>0.7704</text:p>
          </table:table-cell>
          <table:table-cell table:style-name="ce26" table:formula="of:=[.C49]/([.Y49]+1)" office:value-type="currency" office:currency="R$ " office:value="43.5155896972436" calcext:value-type="currency">
            <text:p>R$ 43.52</text:p>
          </table:table-cell>
          <table:table-cell table:style-name="ce26" table:formula="of:=([.C49]-[.Z49])*[.N49]" office:value-type="currency" office:currency="R$ " office:value="11398359813.3513" calcext:value-type="currency">
            <text:p>R$ 11,398,359,813.35</text:p>
          </table:table-cell>
          <table:table-cell table:style-name="ce26" table:formula="of:=IF([.Y49]&gt;0;&quot;Subiu&quot;;IF([.Y49]&lt;0;&quot;Desceu&quot;; &quot;Estável&quot;))" office:value-type="string" office:string-value="Subiu" calcext:value-type="string">
            <text:p>Subiu</text:p>
          </table:table-cell>
          <table:table-cell table:style-name="ce23" table:formula="of:=[.H49]/100" office:value-type="float" office:value="0.4592" calcext:value-type="float">
            <text:p>0.4592</text:p>
          </table:table-cell>
          <table:table-cell table:style-name="ce26" table:formula="of:=[.C49]/([.AC49]+1)" office:value-type="currency" office:currency="R$ " office:value="52.796052631579" calcext:value-type="currency">
            <text:p>R$ 52.80</text:p>
          </table:table-cell>
          <table:table-cell table:style-name="ce26" table:formula="of:=([.C49]-[.AD49])*[.N49]" office:value-type="currency" office:currency="R$ " office:value="8242985720.12448" calcext:value-type="currency">
            <text:p>R$ 8,242,985,720.12</text:p>
          </table:table-cell>
          <table:table-cell table:style-name="ce26" table:formula="of:=IF([.AC49]&gt;0;&quot;Subiu&quot;;IF([.AC4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TOT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0.88" calcext:value-type="float">
            <text:p>30.88</text:p>
          </table:table-cell>
          <table:table-cell table:style-name="ce14" office:value-type="float" office:value="-0.06" calcext:value-type="float">
            <text:p>-0.1</text:p>
          </table:table-cell>
          <table:table-cell table:style-name="ce18" office:value-type="float" office:value="-2.65" calcext:value-type="float">
            <text:p>-2.65</text:p>
          </table:table-cell>
          <table:table-cell table:number-columns-repeated="2" table:style-name="ce18" office:value-type="float" office:value="-8.34" calcext:value-type="float">
            <text:p>-8.34</text:p>
          </table:table-cell>
          <table:table-cell table:style-name="ce18" office:value-type="float" office:value="5.89" calcext:value-type="float">
            <text:p>5.89</text:p>
          </table:table-cell>
          <table:table-cell table:style-name="ce18" office:value-type="float" office:value="30.65" calcext:value-type="float">
            <text:p>30.65</text:p>
          </table:table-cell>
          <table:table-cell table:style-name="ce18" office:value-type="float" office:value="31.34" calcext:value-type="float">
            <text:p>31.34</text:p>
          </table:table-cell>
          <table:table-cell table:style-name="ce2" office:value-type="string" calcext:value-type="string">
            <text:p>42,83 M</text:p>
          </table:table-cell>
          <table:table-cell table:style-name="ce22" table:formula="of:=[.D50]/100" office:value-type="float" office:value="-0.0006" calcext:value-type="float">
            <text:p>-0.0006</text:p>
          </table:table-cell>
          <table:table-cell table:style-name="ce25" table:formula="of:=[.C50]/([.L50]+1)" office:value-type="currency" office:currency="R$ " office:value="30.8985391234741" calcext:value-type="currency">
            <text:p>R$ 30.90</text:p>
          </table:table-cell>
          <table:table-cell table:style-name="ce28" table:formula="of:=VLOOKUP([.A50];[$Total_de_acoes.A$1:.B$1048576];2;0)" office:value-type="float" office:value="514122351" calcext:value-type="float">
            <text:p>514,122,351</text:p>
          </table:table-cell>
          <table:table-cell table:style-name="ce25" table:formula="of:=([.C50]-[.M50])*[.N50]" office:value-type="currency" office:currency="R$ " office:value="-9531377.74597577" calcext:value-type="currency">
            <text:p>-R$ 9,531,377.75</text:p>
          </table:table-cell>
          <table:table-cell table:style-name="ce22" table:formula="of:=IF([.O50]&gt;0;&quot;Subiu&quot;;IF([.O50]&lt;0;&quot;Desceu&quot;;&quot;Estável&quot;))" office:value-type="string" office:string-value="Desceu" calcext:value-type="string">
            <text:p>Desceu</text:p>
          </table:table-cell>
          <table:table-cell table:style-name="ce23" table:formula="of:=[.E50]/100" office:value-type="float" office:value="-0.0265" calcext:value-type="float">
            <text:p>-0.0265</text:p>
          </table:table-cell>
          <table:table-cell table:style-name="ce26" table:formula="of:=[.C50]/([.E50]+1)" office:value-type="currency" office:currency="R$ " office:value="-18.7151515151515" calcext:value-type="currency">
            <text:p>-R$ 18.72</text:p>
          </table:table-cell>
          <table:table-cell table:style-name="ce26" table:formula="of:=([.C50]-[.R50])*[.N50]" office:value-type="currency" office:currency="R$ " office:value="25497975895.1709" calcext:value-type="currency">
            <text:p>R$ 25,497,975,895.17</text:p>
          </table:table-cell>
          <table:table-cell table:style-name="ce23" table:formula="of:=IF([.S50]&gt;0;&quot;Subiu&quot;;IF([.S50]&lt;0;&quot;Desceu&quot;;&quot;Estável&quot;))" office:value-type="string" office:string-value="Subiu" calcext:value-type="string">
            <text:p>Subiu</text:p>
          </table:table-cell>
          <table:table-cell table:style-name="ce23" table:formula="of:=[.F50]/100" office:value-type="float" office:value="-0.0834" calcext:value-type="float">
            <text:p>-0.0834</text:p>
          </table:table-cell>
          <table:table-cell table:style-name="ce26" table:formula="of:=[.C50]/([.U50]+1)" office:value-type="currency" office:currency="R$ " office:value="33.6897228889374" calcext:value-type="currency">
            <text:p>R$ 33.69</text:p>
          </table:table-cell>
          <table:table-cell table:style-name="ce26" table:formula="of:=([.C50]-[.V50])*[.N50]" office:value-type="currency" office:currency="R$ " office:value="-1444541337.319" calcext:value-type="currency">
            <text:p>-R$ 1,444,541,337.32</text:p>
          </table:table-cell>
          <table:table-cell table:style-name="ce23" table:formula="of:=IF([.U50]&gt;0;&quot;Subiu&quot;; IF([.U50]&lt;0;&quot;Desceu&quot;; &quot;Estável&quot;))" office:value-type="string" office:string-value="Desceu" calcext:value-type="string">
            <text:p>Desceu</text:p>
          </table:table-cell>
          <table:table-cell table:style-name="ce23" table:formula="of:=[.C50]/100" office:value-type="float" office:value="0.3088" calcext:value-type="float">
            <text:p>0.3088</text:p>
          </table:table-cell>
          <table:table-cell table:style-name="ce26" table:formula="of:=[.C50]/([.Y50]+1)" office:value-type="currency" office:currency="R$ " office:value="23.5941320293399" calcext:value-type="currency">
            <text:p>R$ 23.59</text:p>
          </table:table-cell>
          <table:table-cell table:style-name="ce26" table:formula="of:=([.C50]-[.Z50])*[.N50]" office:value-type="currency" office:currency="R$ " office:value="3745827570.15139" calcext:value-type="currency">
            <text:p>R$ 3,745,827,570.15</text:p>
          </table:table-cell>
          <table:table-cell table:style-name="ce26" table:formula="of:=IF([.Y50]&gt;0;&quot;Subiu&quot;;IF([.Y50]&lt;0;&quot;Desceu&quot;; &quot;Estável&quot;))" office:value-type="string" office:string-value="Subiu" calcext:value-type="string">
            <text:p>Subiu</text:p>
          </table:table-cell>
          <table:table-cell table:style-name="ce23" table:formula="of:=[.H50]/100" office:value-type="float" office:value="0.0589" calcext:value-type="float">
            <text:p>0.0589</text:p>
          </table:table-cell>
          <table:table-cell table:style-name="ce26" table:formula="of:=[.C50]/([.AC50]+1)" office:value-type="currency" office:currency="R$ " office:value="29.162338275569" calcext:value-type="currency">
            <text:p>R$ 29.16</text:p>
          </table:table-cell>
          <table:table-cell table:style-name="ce26" table:formula="of:=([.C50]-[.AD50])*[.N50]" office:value-type="currency" office:currency="R$ " office:value="883088283.987185" calcext:value-type="currency">
            <text:p>R$ 883,088,283.99</text:p>
          </table:table-cell>
          <table:table-cell table:style-name="ce26" table:formula="of:=IF([.AC50]&gt;0;&quot;Subiu&quot;;IF([.AC5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MIG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1.64" calcext:value-type="float">
            <text:p>11.64</text:p>
          </table:table-cell>
          <table:table-cell table:style-name="ce15" office:value-type="float" office:value="-0.17" calcext:value-type="float">
            <text:p>-0.2</text:p>
          </table:table-cell>
          <table:table-cell table:style-name="ce19" office:value-type="float" office:value="0.95" calcext:value-type="float">
            <text:p>0.95</text:p>
          </table:table-cell>
          <table:table-cell table:number-columns-repeated="2" table:style-name="ce19" office:value-type="float" office:value="1.39" calcext:value-type="float">
            <text:p>1.39</text:p>
          </table:table-cell>
          <table:table-cell table:style-name="ce19" office:value-type="float" office:value="12.26" calcext:value-type="float">
            <text:p>12.26</text:p>
          </table:table-cell>
          <table:table-cell table:style-name="ce19" office:value-type="float" office:value="11.64" calcext:value-type="float">
            <text:p>11.64</text:p>
          </table:table-cell>
          <table:table-cell table:style-name="ce19" office:value-type="float" office:value="11.8" calcext:value-type="float">
            <text:p>11.8</text:p>
          </table:table-cell>
          <table:table-cell table:style-name="ce3" office:value-type="string" calcext:value-type="string">
            <text:p>63,32 M</text:p>
          </table:table-cell>
          <table:table-cell table:style-name="ce22" table:formula="of:=[.D51]/100" office:value-type="float" office:value="-0.0017" calcext:value-type="float">
            <text:p>-0.0017</text:p>
          </table:table-cell>
          <table:table-cell table:style-name="ce25" table:formula="of:=[.C51]/([.L51]+1)" office:value-type="currency" office:currency="R$ " office:value="11.6598216968847" calcext:value-type="currency">
            <text:p>R$ 11.66</text:p>
          </table:table-cell>
          <table:table-cell table:style-name="ce28" table:formula="of:=VLOOKUP([.A51];[$Total_de_acoes.A$1:.B$1048576];2;0)" office:value-type="float" office:value="1437415777" calcext:value-type="float">
            <text:p>1,437,415,777</text:p>
          </table:table-cell>
          <table:table-cell table:style-name="ce25" table:formula="of:=([.C51]-[.M51])*[.N51]" office:value-type="currency" office:currency="R$ " office:value="-28492019.8289866" calcext:value-type="currency">
            <text:p>-R$ 28,492,019.83</text:p>
          </table:table-cell>
          <table:table-cell table:style-name="ce22" table:formula="of:=IF([.O51]&gt;0;&quot;Subiu&quot;;IF([.O51]&lt;0;&quot;Desceu&quot;;&quot;Estável&quot;))" office:value-type="string" office:string-value="Desceu" calcext:value-type="string">
            <text:p>Desceu</text:p>
          </table:table-cell>
          <table:table-cell table:style-name="ce23" table:formula="of:=[.E51]/100" office:value-type="float" office:value="0.0095" calcext:value-type="float">
            <text:p>0.0095</text:p>
          </table:table-cell>
          <table:table-cell table:style-name="ce26" table:formula="of:=[.C51]/([.E51]+1)" office:value-type="currency" office:currency="R$ " office:value="5.96923076923077" calcext:value-type="currency">
            <text:p>R$ 5.97</text:p>
          </table:table-cell>
          <table:table-cell table:style-name="ce26" table:formula="of:=([.C51]-[.R51])*[.N51]" office:value-type="currency" office:currency="R$ " office:value="8151253160.03385" calcext:value-type="currency">
            <text:p>R$ 8,151,253,160.03</text:p>
          </table:table-cell>
          <table:table-cell table:style-name="ce23" table:formula="of:=IF([.S51]&gt;0;&quot;Subiu&quot;;IF([.S51]&lt;0;&quot;Desceu&quot;;&quot;Estável&quot;))" office:value-type="string" office:string-value="Subiu" calcext:value-type="string">
            <text:p>Subiu</text:p>
          </table:table-cell>
          <table:table-cell table:style-name="ce23" table:formula="of:=[.F51]/100" office:value-type="float" office:value="0.0139" calcext:value-type="float">
            <text:p>0.0139</text:p>
          </table:table-cell>
          <table:table-cell table:style-name="ce26" table:formula="of:=[.C51]/([.U51]+1)" office:value-type="currency" office:currency="R$ " office:value="11.4804221323602" calcext:value-type="currency">
            <text:p>R$ 11.48</text:p>
          </table:table-cell>
          <table:table-cell table:style-name="ce26" table:formula="of:=([.C51]-[.V51])*[.N51]" office:value-type="currency" office:currency="R$ " office:value="229379744.605477" calcext:value-type="currency">
            <text:p>R$ 229,379,744.61</text:p>
          </table:table-cell>
          <table:table-cell table:style-name="ce23" table:formula="of:=IF([.U51]&gt;0;&quot;Subiu&quot;; IF([.U51]&lt;0;&quot;Desceu&quot;; &quot;Estável&quot;))" office:value-type="string" office:string-value="Subiu" calcext:value-type="string">
            <text:p>Subiu</text:p>
          </table:table-cell>
          <table:table-cell table:style-name="ce23" table:formula="of:=[.C51]/100" office:value-type="float" office:value="0.1164" calcext:value-type="float">
            <text:p>0.1164</text:p>
          </table:table-cell>
          <table:table-cell table:style-name="ce26" table:formula="of:=[.C51]/([.Y51]+1)" office:value-type="currency" office:currency="R$ " office:value="10.4263704765317" calcext:value-type="currency">
            <text:p>R$ 10.43</text:p>
          </table:table-cell>
          <table:table-cell table:style-name="ce26" table:formula="of:=([.C51]-[.Z51])*[.N51]" office:value-type="currency" office:currency="R$ " office:value="1744490224.46631" calcext:value-type="currency">
            <text:p>R$ 1,744,490,224.47</text:p>
          </table:table-cell>
          <table:table-cell table:style-name="ce26" table:formula="of:=IF([.Y51]&gt;0;&quot;Subiu&quot;;IF([.Y51]&lt;0;&quot;Desceu&quot;; &quot;Estável&quot;))" office:value-type="string" office:string-value="Subiu" calcext:value-type="string">
            <text:p>Subiu</text:p>
          </table:table-cell>
          <table:table-cell table:style-name="ce23" table:formula="of:=[.H51]/100" office:value-type="float" office:value="0.1226" calcext:value-type="float">
            <text:p>0.1226</text:p>
          </table:table-cell>
          <table:table-cell table:style-name="ce26" table:formula="of:=[.C51]/([.AC51]+1)" office:value-type="currency" office:currency="R$ " office:value="10.3687867450561" calcext:value-type="currency">
            <text:p>R$ 10.37</text:p>
          </table:table-cell>
          <table:table-cell table:style-name="ce26" table:formula="of:=([.C51]-[.AD51])*[.N51]" office:value-type="currency" office:currency="R$ " office:value="1827261988.58786" calcext:value-type="currency">
            <text:p>R$ 1,827,261,988.59</text:p>
          </table:table-cell>
          <table:table-cell table:style-name="ce26" table:formula="of:=IF([.AC51]&gt;0;&quot;Subiu&quot;;IF([.AC51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ELET6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6.04" calcext:value-type="float">
            <text:p>46.04</text:p>
          </table:table-cell>
          <table:table-cell table:style-name="ce14" office:value-type="float" office:value="-0.19" calcext:value-type="float">
            <text:p>-0.2</text:p>
          </table:table-cell>
          <table:table-cell table:style-name="ce18" office:value-type="float" office:value="-1.41" calcext:value-type="float">
            <text:p>-1.41</text:p>
          </table:table-cell>
          <table:table-cell table:number-columns-repeated="2" table:style-name="ce18" office:value-type="float" office:value="-2" calcext:value-type="float">
            <text:p>-2</text:p>
          </table:table-cell>
          <table:table-cell table:style-name="ce18" office:value-type="float" office:value="7.43" calcext:value-type="float">
            <text:p>7.43</text:p>
          </table:table-cell>
          <table:table-cell table:style-name="ce18" office:value-type="float" office:value="45.91" calcext:value-type="float">
            <text:p>45.91</text:p>
          </table:table-cell>
          <table:table-cell table:style-name="ce18" office:value-type="float" office:value="46.42" calcext:value-type="float">
            <text:p>46.42</text:p>
          </table:table-cell>
          <table:table-cell table:style-name="ce2" office:value-type="string" calcext:value-type="string">
            <text:p>19,04 M</text:p>
          </table:table-cell>
          <table:table-cell table:style-name="ce22" table:formula="of:=[.D52]/100" office:value-type="float" office:value="-0.0019" calcext:value-type="float">
            <text:p>-0.0019</text:p>
          </table:table-cell>
          <table:table-cell table:style-name="ce25" table:formula="of:=[.C52]/([.L52]+1)" office:value-type="currency" office:currency="R$ " office:value="46.1276425207895" calcext:value-type="currency">
            <text:p>R$ 46.13</text:p>
          </table:table-cell>
          <table:table-cell table:style-name="ce28" table:formula="of:=VLOOKUP([.A52];[$Total_de_acoes.A$1:.B$1048576];2;0)" office:value-type="float" office:value="268544014" calcext:value-type="float">
            <text:p>268,544,014</text:p>
          </table:table-cell>
          <table:table-cell table:style-name="ce25" table:formula="of:=([.C52]-[.M52])*[.N52]" office:value-type="currency" office:currency="R$ " office:value="-23535874.3298911" calcext:value-type="currency">
            <text:p>-R$ 23,535,874.33</text:p>
          </table:table-cell>
          <table:table-cell table:style-name="ce22" table:formula="of:=IF([.O52]&gt;0;&quot;Subiu&quot;;IF([.O52]&lt;0;&quot;Desceu&quot;;&quot;Estável&quot;))" office:value-type="string" office:string-value="Desceu" calcext:value-type="string">
            <text:p>Desceu</text:p>
          </table:table-cell>
          <table:table-cell table:style-name="ce23" table:formula="of:=[.E52]/100" office:value-type="float" office:value="-0.0141" calcext:value-type="float">
            <text:p>-0.0141</text:p>
          </table:table-cell>
          <table:table-cell table:style-name="ce26" table:formula="of:=[.C52]/([.E52]+1)" office:value-type="currency" office:currency="R$ " office:value="-112.292682926829" calcext:value-type="currency">
            <text:p>-R$ 112.29</text:p>
          </table:table-cell>
          <table:table-cell table:style-name="ce26" table:formula="of:=([.C52]-[.R52])*[.N52]" office:value-type="currency" office:currency="R$ " office:value="42519294220.56" calcext:value-type="currency">
            <text:p>R$ 42,519,294,220.56</text:p>
          </table:table-cell>
          <table:table-cell table:style-name="ce23" table:formula="of:=IF([.S52]&gt;0;&quot;Subiu&quot;;IF([.S52]&lt;0;&quot;Desceu&quot;;&quot;Estável&quot;))" office:value-type="string" office:string-value="Subiu" calcext:value-type="string">
            <text:p>Subiu</text:p>
          </table:table-cell>
          <table:table-cell table:style-name="ce23" table:formula="of:=[.F52]/100" office:value-type="float" office:value="-0.02" calcext:value-type="float">
            <text:p>-0.02</text:p>
          </table:table-cell>
          <table:table-cell table:style-name="ce26" table:formula="of:=[.C52]/([.U52]+1)" office:value-type="currency" office:currency="R$ " office:value="46.9795918367347" calcext:value-type="currency">
            <text:p>R$ 46.98</text:p>
          </table:table-cell>
          <table:table-cell table:style-name="ce26" table:formula="of:=([.C52]-[.V52])*[.N52]" office:value-type="currency" office:currency="R$ " office:value="-252321763.358367" calcext:value-type="currency">
            <text:p>-R$ 252,321,763.36</text:p>
          </table:table-cell>
          <table:table-cell table:style-name="ce23" table:formula="of:=IF([.U52]&gt;0;&quot;Subiu&quot;; IF([.U52]&lt;0;&quot;Desceu&quot;; &quot;Estável&quot;))" office:value-type="string" office:string-value="Desceu" calcext:value-type="string">
            <text:p>Desceu</text:p>
          </table:table-cell>
          <table:table-cell table:style-name="ce23" table:formula="of:=[.C52]/100" office:value-type="float" office:value="0.4604" calcext:value-type="float">
            <text:p>0.4604</text:p>
          </table:table-cell>
          <table:table-cell table:style-name="ce26" table:formula="of:=[.C52]/([.Y52]+1)" office:value-type="currency" office:currency="R$ " office:value="31.5256094220761" calcext:value-type="currency">
            <text:p>R$ 31.53</text:p>
          </table:table-cell>
          <table:table-cell table:style-name="ce26" table:formula="of:=([.C52]-[.Z52])*[.N52]" office:value-type="currency" office:currency="R$ " office:value="3897752706.55945" calcext:value-type="currency">
            <text:p>R$ 3,897,752,706.56</text:p>
          </table:table-cell>
          <table:table-cell table:style-name="ce26" table:formula="of:=IF([.Y52]&gt;0;&quot;Subiu&quot;;IF([.Y52]&lt;0;&quot;Desceu&quot;; &quot;Estável&quot;))" office:value-type="string" office:string-value="Subiu" calcext:value-type="string">
            <text:p>Subiu</text:p>
          </table:table-cell>
          <table:table-cell table:style-name="ce23" table:formula="of:=[.H52]/100" office:value-type="float" office:value="0.0743" calcext:value-type="float">
            <text:p>0.0743</text:p>
          </table:table-cell>
          <table:table-cell table:style-name="ce26" table:formula="of:=[.C52]/([.AC52]+1)" office:value-type="currency" office:currency="R$ " office:value="42.8558130875919" calcext:value-type="currency">
            <text:p>R$ 42.86</text:p>
          </table:table-cell>
          <table:table-cell table:style-name="ce26" table:formula="of:=([.C52]-[.AD52])*[.N52]" office:value-type="currency" office:currency="R$ " office:value="855094334.784332" calcext:value-type="currency">
            <text:p>R$ 855,094,334.78</text:p>
          </table:table-cell>
          <table:table-cell table:style-name="ce26" table:formula="of:=IF([.AC52]&gt;0;&quot;Subiu&quot;;IF([.AC52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ENEV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2.87" calcext:value-type="float">
            <text:p>12.87</text:p>
          </table:table-cell>
          <table:table-cell table:style-name="ce15" office:value-type="float" office:value="-0.23" calcext:value-type="float">
            <text:p>-0.2</text:p>
          </table:table-cell>
          <table:table-cell table:style-name="ce19" office:value-type="float" office:value="1.42" calcext:value-type="float">
            <text:p>1.42</text:p>
          </table:table-cell>
          <table:table-cell table:number-columns-repeated="2" table:style-name="ce19" office:value-type="float" office:value="-5.44" calcext:value-type="float">
            <text:p>-5.44</text:p>
          </table:table-cell>
          <table:table-cell table:style-name="ce19" office:value-type="float" office:value="6.36" calcext:value-type="float">
            <text:p>6.36</text:p>
          </table:table-cell>
          <table:table-cell table:style-name="ce19" office:value-type="float" office:value="12.84" calcext:value-type="float">
            <text:p>12.84</text:p>
          </table:table-cell>
          <table:table-cell table:style-name="ce19" office:value-type="float" office:value="13.09" calcext:value-type="float">
            <text:p>13.09</text:p>
          </table:table-cell>
          <table:table-cell table:style-name="ce3" office:value-type="string" calcext:value-type="string">
            <text:p>32,03 M</text:p>
          </table:table-cell>
          <table:table-cell table:style-name="ce22" table:formula="of:=[.D53]/100" office:value-type="float" office:value="-0.0023" calcext:value-type="float">
            <text:p>-0.0023</text:p>
          </table:table-cell>
          <table:table-cell table:style-name="ce25" table:formula="of:=[.C53]/([.L53]+1)" office:value-type="currency" office:currency="R$ " office:value="12.8996692392503" calcext:value-type="currency">
            <text:p>R$ 12.90</text:p>
          </table:table-cell>
          <table:table-cell table:style-name="ce28" table:formula="of:=VLOOKUP([.A53];[$Total_de_acoes.A$1:.B$1048576];2;0)" office:value-type="float" office:value="1579130168" calcext:value-type="float">
            <text:p>1,579,130,168</text:p>
          </table:table-cell>
          <table:table-cell table:style-name="ce25" table:formula="of:=([.C53]-[.M53])*[.N53]" office:value-type="currency" office:currency="R$ " office:value="-46851590.7617187" calcext:value-type="currency">
            <text:p>-R$ 46,851,590.76</text:p>
          </table:table-cell>
          <table:table-cell table:style-name="ce22" table:formula="of:=IF([.O53]&gt;0;&quot;Subiu&quot;;IF([.O53]&lt;0;&quot;Desceu&quot;;&quot;Estável&quot;))" office:value-type="string" office:string-value="Desceu" calcext:value-type="string">
            <text:p>Desceu</text:p>
          </table:table-cell>
          <table:table-cell table:style-name="ce23" table:formula="of:=[.E53]/100" office:value-type="float" office:value="0.0142" calcext:value-type="float">
            <text:p>0.0142</text:p>
          </table:table-cell>
          <table:table-cell table:style-name="ce26" table:formula="of:=[.C53]/([.E53]+1)" office:value-type="currency" office:currency="R$ " office:value="5.31818181818182" calcext:value-type="currency">
            <text:p>R$ 5.32</text:p>
          </table:table-cell>
          <table:table-cell table:style-name="ce26" table:formula="of:=([.C53]-[.R53])*[.N53]" office:value-type="currency" office:currency="R$ " office:value="11925303914.16" calcext:value-type="currency">
            <text:p>R$ 11,925,303,914.16</text:p>
          </table:table-cell>
          <table:table-cell table:style-name="ce23" table:formula="of:=IF([.S53]&gt;0;&quot;Subiu&quot;;IF([.S53]&lt;0;&quot;Desceu&quot;;&quot;Estável&quot;))" office:value-type="string" office:string-value="Subiu" calcext:value-type="string">
            <text:p>Subiu</text:p>
          </table:table-cell>
          <table:table-cell table:style-name="ce23" table:formula="of:=[.F53]/100" office:value-type="float" office:value="-0.0544" calcext:value-type="float">
            <text:p>-0.0544</text:p>
          </table:table-cell>
          <table:table-cell table:style-name="ce26" table:formula="of:=[.C53]/([.U53]+1)" office:value-type="currency" office:currency="R$ " office:value="13.6104060913706" calcext:value-type="currency">
            <text:p>R$ 13.61</text:p>
          </table:table-cell>
          <table:table-cell table:style-name="ce26" table:formula="of:=([.C53]-[.V53])*[.N53]" office:value-type="currency" office:currency="R$ " office:value="-1169197595.45421" calcext:value-type="currency">
            <text:p>-R$ 1,169,197,595.45</text:p>
          </table:table-cell>
          <table:table-cell table:style-name="ce23" table:formula="of:=IF([.U53]&gt;0;&quot;Subiu&quot;; IF([.U53]&lt;0;&quot;Desceu&quot;; &quot;Estável&quot;))" office:value-type="string" office:string-value="Desceu" calcext:value-type="string">
            <text:p>Desceu</text:p>
          </table:table-cell>
          <table:table-cell table:style-name="ce23" table:formula="of:=[.C53]/100" office:value-type="float" office:value="0.1287" calcext:value-type="float">
            <text:p>0.1287</text:p>
          </table:table-cell>
          <table:table-cell table:style-name="ce26" table:formula="of:=[.C53]/([.Y53]+1)" office:value-type="currency" office:currency="R$ " office:value="11.4024984495437" calcext:value-type="currency">
            <text:p>R$ 11.40</text:p>
          </table:table-cell>
          <table:table-cell table:style-name="ce26" table:formula="of:=([.C53]-[.Z53])*[.N53]" office:value-type="currency" office:currency="R$ " office:value="2317375969.91228" calcext:value-type="currency">
            <text:p>R$ 2,317,375,969.91</text:p>
          </table:table-cell>
          <table:table-cell table:style-name="ce26" table:formula="of:=IF([.Y53]&gt;0;&quot;Subiu&quot;;IF([.Y53]&lt;0;&quot;Desceu&quot;; &quot;Estável&quot;))" office:value-type="string" office:string-value="Subiu" calcext:value-type="string">
            <text:p>Subiu</text:p>
          </table:table-cell>
          <table:table-cell table:style-name="ce23" table:formula="of:=[.H53]/100" office:value-type="float" office:value="0.0636" calcext:value-type="float">
            <text:p>0.0636</text:p>
          </table:table-cell>
          <table:table-cell table:style-name="ce26" table:formula="of:=[.C53]/([.AC53]+1)" office:value-type="currency" office:currency="R$ " office:value="12.1004136893569" calcext:value-type="currency">
            <text:p>R$ 12.10</text:p>
          </table:table-cell>
          <table:table-cell table:style-name="ce26" table:formula="of:=([.C53]-[.AD53])*[.N53]" office:value-type="currency" office:currency="R$ " office:value="1215276960.01634" calcext:value-type="currency">
            <text:p>R$ 1,215,276,960.02</text:p>
          </table:table-cell>
          <table:table-cell table:style-name="ce26" table:formula="of:=IF([.AC53]&gt;0;&quot;Subiu&quot;;IF([.AC53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3.17" calcext:value-type="float">
            <text:p>33.17</text:p>
          </table:table-cell>
          <table:table-cell table:style-name="ce14" office:value-type="float" office:value="-0.24" calcext:value-type="float">
            <text:p>-0.2</text:p>
          </table:table-cell>
          <table:table-cell table:style-name="ce18" office:value-type="float" office:value="-0.93" calcext:value-type="float">
            <text:p>-0.93</text:p>
          </table:table-cell>
          <table:table-cell table:number-columns-repeated="2" table:style-name="ce18" office:value-type="float" office:value="-10.13" calcext:value-type="float">
            <text:p>-10.13</text:p>
          </table:table-cell>
          <table:table-cell table:style-name="ce18" office:value-type="float" office:value="-11.84" calcext:value-type="float">
            <text:p>-11.84</text:p>
          </table:table-cell>
          <table:table-cell table:style-name="ce18" office:value-type="float" office:value="33.04" calcext:value-type="float">
            <text:p>33.04</text:p>
          </table:table-cell>
          <table:table-cell table:style-name="ce18" office:value-type="float" office:value="33.5" calcext:value-type="float">
            <text:p>33.5</text:p>
          </table:table-cell>
          <table:table-cell table:style-name="ce2" office:value-type="string" calcext:value-type="string">
            <text:p>127,36 M</text:p>
          </table:table-cell>
          <table:table-cell table:style-name="ce22" table:formula="of:=[.D54]/100" office:value-type="float" office:value="-0.0024" calcext:value-type="float">
            <text:p>-0.0024</text:p>
          </table:table-cell>
          <table:table-cell table:style-name="ce25" table:formula="of:=[.C54]/([.L54]+1)" office:value-type="currency" office:currency="R$ " office:value="33.2497995188452" calcext:value-type="currency">
            <text:p>R$ 33.25</text:p>
          </table:table-cell>
          <table:table-cell table:style-name="ce28" table:formula="of:=VLOOKUP([.A54];[$Total_de_acoes.A$1:.B$1048576];2;0)" office:value-type="float" office:value="1481593024" calcext:value-type="float">
            <text:p>1,481,593,024</text:p>
          </table:table-cell>
          <table:table-cell table:style-name="ce25" table:formula="of:=([.C54]-[.M54])*[.N54]" office:value-type="currency" office:currency="R$ " office:value="-118230410.439646" calcext:value-type="currency">
            <text:p>-R$ 118,230,410.44</text:p>
          </table:table-cell>
          <table:table-cell table:style-name="ce22" table:formula="of:=IF([.O54]&gt;0;&quot;Subiu&quot;;IF([.O54]&lt;0;&quot;Desceu&quot;;&quot;Estável&quot;))" office:value-type="string" office:string-value="Desceu" calcext:value-type="string">
            <text:p>Desceu</text:p>
          </table:table-cell>
          <table:table-cell table:style-name="ce23" table:formula="of:=[.E54]/100" office:value-type="float" office:value="-0.0093" calcext:value-type="float">
            <text:p>-0.0093</text:p>
          </table:table-cell>
          <table:table-cell table:style-name="ce26" table:formula="of:=[.C54]/([.E54]+1)" office:value-type="currency" office:currency="R$ " office:value="473.857142857143" calcext:value-type="currency">
            <text:p>R$ 473.86</text:p>
          </table:table-cell>
          <table:table-cell table:style-name="ce26" table:formula="of:=([.C54]-[.R54])*[.N54]" office:value-type="currency" office:currency="R$ " office:value="-652918996623.635" calcext:value-type="currency">
            <text:p>-R$ 652,918,996,623.64</text:p>
          </table:table-cell>
          <table:table-cell table:style-name="ce23" table:formula="of:=IF([.S54]&gt;0;&quot;Subiu&quot;;IF([.S54]&lt;0;&quot;Desceu&quot;;&quot;Estável&quot;))" office:value-type="string" office:string-value="Desceu" calcext:value-type="string">
            <text:p>Desceu</text:p>
          </table:table-cell>
          <table:table-cell table:style-name="ce23" table:formula="of:=[.F54]/100" office:value-type="float" office:value="-0.1013" calcext:value-type="float">
            <text:p>-0.1013</text:p>
          </table:table-cell>
          <table:table-cell table:style-name="ce26" table:formula="of:=[.C54]/([.U54]+1)" office:value-type="currency" office:currency="R$ " office:value="36.9088683654167" calcext:value-type="currency">
            <text:p>R$ 36.91</text:p>
          </table:table-cell>
          <table:table-cell table:style-name="ce26" table:formula="of:=([.C54]-[.V54])*[.N54]" office:value-type="currency" office:currency="R$ " office:value="-5539481287.85569" calcext:value-type="currency">
            <text:p>-R$ 5,539,481,287.86</text:p>
          </table:table-cell>
          <table:table-cell table:style-name="ce23" table:formula="of:=IF([.U54]&gt;0;&quot;Subiu&quot;; IF([.U54]&lt;0;&quot;Desceu&quot;; &quot;Estável&quot;))" office:value-type="string" office:string-value="Desceu" calcext:value-type="string">
            <text:p>Desceu</text:p>
          </table:table-cell>
          <table:table-cell table:style-name="ce23" table:formula="of:=[.C54]/100" office:value-type="float" office:value="0.3317" calcext:value-type="float">
            <text:p>0.3317</text:p>
          </table:table-cell>
          <table:table-cell table:style-name="ce26" table:formula="of:=[.C54]/([.Y54]+1)" office:value-type="currency" office:currency="R$ " office:value="24.908012315086" calcext:value-type="currency">
            <text:p>R$ 24.91</text:p>
          </table:table-cell>
          <table:table-cell table:style-name="ce26" table:formula="of:=([.C54]-[.Z54])*[.N54]" office:value-type="currency" office:currency="R$ " office:value="12240903318.3425" calcext:value-type="currency">
            <text:p>R$ 12,240,903,318.34</text:p>
          </table:table-cell>
          <table:table-cell table:style-name="ce26" table:formula="of:=IF([.Y54]&gt;0;&quot;Subiu&quot;;IF([.Y54]&lt;0;&quot;Desceu&quot;; &quot;Estável&quot;))" office:value-type="string" office:string-value="Subiu" calcext:value-type="string">
            <text:p>Subiu</text:p>
          </table:table-cell>
          <table:table-cell table:style-name="ce23" table:formula="of:=[.H54]/100" office:value-type="float" office:value="-0.1184" calcext:value-type="float">
            <text:p>-0.1184</text:p>
          </table:table-cell>
          <table:table-cell table:style-name="ce26" table:formula="of:=[.C54]/([.AC54]+1)" office:value-type="currency" office:currency="R$ " office:value="37.6247731397459" calcext:value-type="currency">
            <text:p>R$ 37.62</text:p>
          </table:table-cell>
          <table:table-cell table:style-name="ce26" table:formula="of:=([.C54]-[.AD54])*[.N54]" office:value-type="currency" office:currency="R$ " office:value="-6600160807.35013" calcext:value-type="currency">
            <text:p>-R$ 6,600,160,807.35</text:p>
          </table:table-cell>
          <table:table-cell table:style-name="ce26" table:formula="of:=IF([.AC54]&gt;0;&quot;Subiu&quot;;IF([.AC54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SLC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9.3" calcext:value-type="float">
            <text:p>19.30</text:p>
          </table:table-cell>
          <table:table-cell table:style-name="ce15" office:value-type="float" office:value="-0.25" calcext:value-type="float">
            <text:p>-0.3</text:p>
          </table:table-cell>
          <table:table-cell table:style-name="ce19" office:value-type="float" office:value="2.01" calcext:value-type="float">
            <text:p>2.01</text:p>
          </table:table-cell>
          <table:table-cell table:number-columns-repeated="2" table:style-name="ce19" office:value-type="float" office:value="2.55" calcext:value-type="float">
            <text:p>2.55</text:p>
          </table:table-cell>
          <table:table-cell table:style-name="ce19" office:value-type="float" office:value="-10.11" calcext:value-type="float">
            <text:p>-10.11</text:p>
          </table:table-cell>
          <table:table-cell table:style-name="ce19" office:value-type="float" office:value="19.1" calcext:value-type="float">
            <text:p>19.1</text:p>
          </table:table-cell>
          <table:table-cell table:style-name="ce19" office:value-type="float" office:value="19.51" calcext:value-type="float">
            <text:p>19.51</text:p>
          </table:table-cell>
          <table:table-cell table:style-name="ce3" office:value-type="string" calcext:value-type="string">
            <text:p>29,74 M</text:p>
          </table:table-cell>
          <table:table-cell table:style-name="ce22" table:formula="of:=[.D55]/100" office:value-type="float" office:value="-0.0025" calcext:value-type="float">
            <text:p>-0.0025</text:p>
          </table:table-cell>
          <table:table-cell table:style-name="ce25" table:formula="of:=[.C55]/([.L55]+1)" office:value-type="currency" office:currency="R$ " office:value="19.3483709273183" calcext:value-type="currency">
            <text:p>R$ 19.35</text:p>
          </table:table-cell>
          <table:table-cell table:style-name="ce28" table:formula="of:=VLOOKUP([.A55];[$Total_de_acoes.A$1:.B$1048576];2;0)" office:value-type="float" office:value="195751130" calcext:value-type="float">
            <text:p>195,751,130</text:p>
          </table:table-cell>
          <table:table-cell table:style-name="ce25" table:formula="of:=([.C55]-[.M55])*[.N55]" office:value-type="currency" office:currency="R$ " office:value="-9468663.68170417" calcext:value-type="currency">
            <text:p>-R$ 9,468,663.68</text:p>
          </table:table-cell>
          <table:table-cell table:style-name="ce22" table:formula="of:=IF([.O55]&gt;0;&quot;Subiu&quot;;IF([.O55]&lt;0;&quot;Desceu&quot;;&quot;Estável&quot;))" office:value-type="string" office:string-value="Desceu" calcext:value-type="string">
            <text:p>Desceu</text:p>
          </table:table-cell>
          <table:table-cell table:style-name="ce23" table:formula="of:=[.E55]/100" office:value-type="float" office:value="0.0201" calcext:value-type="float">
            <text:p>0.0201</text:p>
          </table:table-cell>
          <table:table-cell table:style-name="ce26" table:formula="of:=[.C55]/([.E55]+1)" office:value-type="currency" office:currency="R$ " office:value="6.41196013289037" calcext:value-type="currency">
            <text:p>R$ 6.41</text:p>
          </table:table-cell>
          <table:table-cell table:style-name="ce26" table:formula="of:=([.C55]-[.R55])*[.N55]" office:value-type="currency" office:currency="R$ " office:value="2522848367.47176" calcext:value-type="currency">
            <text:p>R$ 2,522,848,367.47</text:p>
          </table:table-cell>
          <table:table-cell table:style-name="ce23" table:formula="of:=IF([.S55]&gt;0;&quot;Subiu&quot;;IF([.S55]&lt;0;&quot;Desceu&quot;;&quot;Estável&quot;))" office:value-type="string" office:string-value="Subiu" calcext:value-type="string">
            <text:p>Subiu</text:p>
          </table:table-cell>
          <table:table-cell table:style-name="ce23" table:formula="of:=[.F55]/100" office:value-type="float" office:value="0.0255" calcext:value-type="float">
            <text:p>0.0255</text:p>
          </table:table-cell>
          <table:table-cell table:style-name="ce26" table:formula="of:=[.C55]/([.U55]+1)" office:value-type="currency" office:currency="R$ " office:value="18.8200877620673" calcext:value-type="currency">
            <text:p>R$ 18.82</text:p>
          </table:table-cell>
          <table:table-cell table:style-name="ce26" table:formula="of:=([.C55]-[.V55])*[.N55]" office:value-type="currency" office:currency="R$ " office:value="93943362.876158" calcext:value-type="currency">
            <text:p>R$ 93,943,362.88</text:p>
          </table:table-cell>
          <table:table-cell table:style-name="ce23" table:formula="of:=IF([.U55]&gt;0;&quot;Subiu&quot;; IF([.U55]&lt;0;&quot;Desceu&quot;; &quot;Estável&quot;))" office:value-type="string" office:string-value="Subiu" calcext:value-type="string">
            <text:p>Subiu</text:p>
          </table:table-cell>
          <table:table-cell table:style-name="ce23" table:formula="of:=[.C55]/100" office:value-type="float" office:value="0.193" calcext:value-type="float">
            <text:p>0.193</text:p>
          </table:table-cell>
          <table:table-cell table:style-name="ce26" table:formula="of:=[.C55]/([.Y55]+1)" office:value-type="currency" office:currency="R$ " office:value="16.1777032690696" calcext:value-type="currency">
            <text:p>R$ 16.18</text:p>
          </table:table-cell>
          <table:table-cell table:style-name="ce26" table:formula="of:=([.C55]-[.Z55])*[.N55]" office:value-type="currency" office:currency="R$ " office:value="611193113.274938" calcext:value-type="currency">
            <text:p>R$ 611,193,113.27</text:p>
          </table:table-cell>
          <table:table-cell table:style-name="ce26" table:formula="of:=IF([.Y55]&gt;0;&quot;Subiu&quot;;IF([.Y55]&lt;0;&quot;Desceu&quot;; &quot;Estável&quot;))" office:value-type="string" office:string-value="Subiu" calcext:value-type="string">
            <text:p>Subiu</text:p>
          </table:table-cell>
          <table:table-cell table:style-name="ce23" table:formula="of:=[.H55]/100" office:value-type="float" office:value="-0.1011" calcext:value-type="float">
            <text:p>-0.1011</text:p>
          </table:table-cell>
          <table:table-cell table:style-name="ce26" table:formula="of:=[.C55]/([.AC55]+1)" office:value-type="currency" office:currency="R$ " office:value="21.4706863944821" calcext:value-type="currency">
            <text:p>R$ 21.47</text:p>
          </table:table-cell>
          <table:table-cell table:style-name="ce26" table:formula="of:=([.C55]-[.AD55])*[.N55]" office:value-type="currency" office:currency="R$ " office:value="-424914314.595505" calcext:value-type="currency">
            <text:p>-R$ 424,914,314.60</text:p>
          </table:table-cell>
          <table:table-cell table:style-name="ce26" table:formula="of:=IF([.AC55]&gt;0;&quot;Subiu&quot;;IF([.AC55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ALOS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4.62" calcext:value-type="float">
            <text:p>24.62</text:p>
          </table:table-cell>
          <table:table-cell table:style-name="ce14" office:value-type="float" office:value="-0.28" calcext:value-type="float">
            <text:p>-0.3</text:p>
          </table:table-cell>
          <table:table-cell table:style-name="ce18" office:value-type="float" office:value="0.53" calcext:value-type="float">
            <text:p>0.53</text:p>
          </table:table-cell>
          <table:table-cell table:number-columns-repeated="2" table:style-name="ce18" office:value-type="float" office:value="-7.27" calcext:value-type="float">
            <text:p>-7.27</text:p>
          </table:table-cell>
          <table:table-cell table:style-name="ce18" office:value-type="float" office:value="39.82" calcext:value-type="float">
            <text:p>39.82</text:p>
          </table:table-cell>
          <table:table-cell table:style-name="ce18" office:value-type="float" office:value="24.53" calcext:value-type="float">
            <text:p>24.53</text:p>
          </table:table-cell>
          <table:table-cell table:style-name="ce18" office:value-type="float" office:value="24.92" calcext:value-type="float">
            <text:p>24.92</text:p>
          </table:table-cell>
          <table:table-cell table:style-name="ce2" office:value-type="string" calcext:value-type="string">
            <text:p>34,33 M</text:p>
          </table:table-cell>
          <table:table-cell table:style-name="ce22" table:formula="of:=[.D56]/100" office:value-type="float" office:value="-0.0028" calcext:value-type="float">
            <text:p>-0.0028</text:p>
          </table:table-cell>
          <table:table-cell table:style-name="ce25" table:formula="of:=[.C56]/([.L56]+1)" office:value-type="currency" office:currency="R$ " office:value="24.6891295627758" calcext:value-type="currency">
            <text:p>R$ 24.69</text:p>
          </table:table-cell>
          <table:table-cell table:style-name="ce28" table:formula="of:=VLOOKUP([.A56];[$Total_de_acoes.A$1:.B$1048576];2;0)" office:value-type="float" office:value="532616595" calcext:value-type="float">
            <text:p>532,616,595</text:p>
          </table:table-cell>
          <table:table-cell table:style-name="ce25" table:formula="of:=([.C56]-[.M56])*[.N56]" office:value-type="currency" office:currency="R$ " office:value="-36819552.3394699" calcext:value-type="currency">
            <text:p>-R$ 36,819,552.34</text:p>
          </table:table-cell>
          <table:table-cell table:style-name="ce22" table:formula="of:=IF([.O56]&gt;0;&quot;Subiu&quot;;IF([.O56]&lt;0;&quot;Desceu&quot;;&quot;Estável&quot;))" office:value-type="string" office:string-value="Desceu" calcext:value-type="string">
            <text:p>Desceu</text:p>
          </table:table-cell>
          <table:table-cell table:style-name="ce23" table:formula="of:=[.E56]/100" office:value-type="float" office:value="0.0053" calcext:value-type="float">
            <text:p>0.0053</text:p>
          </table:table-cell>
          <table:table-cell table:style-name="ce26" table:formula="of:=[.C56]/([.E56]+1)" office:value-type="currency" office:currency="R$ " office:value="16.0915032679739" calcext:value-type="currency">
            <text:p>R$ 16.09</text:p>
          </table:table-cell>
          <table:table-cell table:style-name="ce26" table:formula="of:=([.C56]-[.R56])*[.N56]" office:value-type="currency" office:currency="R$ " office:value="4542418889.88039" calcext:value-type="currency">
            <text:p>R$ 4,542,418,889.88</text:p>
          </table:table-cell>
          <table:table-cell table:style-name="ce23" table:formula="of:=IF([.S56]&gt;0;&quot;Subiu&quot;;IF([.S56]&lt;0;&quot;Desceu&quot;;&quot;Estável&quot;))" office:value-type="string" office:string-value="Subiu" calcext:value-type="string">
            <text:p>Subiu</text:p>
          </table:table-cell>
          <table:table-cell table:style-name="ce23" table:formula="of:=[.F56]/100" office:value-type="float" office:value="-0.0727" calcext:value-type="float">
            <text:p>-0.0727</text:p>
          </table:table-cell>
          <table:table-cell table:style-name="ce26" table:formula="of:=[.C56]/([.U56]+1)" office:value-type="currency" office:currency="R$ " office:value="26.5501995039362" calcext:value-type="currency">
            <text:p>R$ 26.55</text:p>
          </table:table-cell>
          <table:table-cell table:style-name="ce26" table:formula="of:=([.C56]-[.V56])*[.N56]" office:value-type="currency" office:currency="R$ " office:value="-1028056287.45717" calcext:value-type="currency">
            <text:p>-R$ 1,028,056,287.46</text:p>
          </table:table-cell>
          <table:table-cell table:style-name="ce23" table:formula="of:=IF([.U56]&gt;0;&quot;Subiu&quot;; IF([.U56]&lt;0;&quot;Desceu&quot;; &quot;Estável&quot;))" office:value-type="string" office:string-value="Desceu" calcext:value-type="string">
            <text:p>Desceu</text:p>
          </table:table-cell>
          <table:table-cell table:style-name="ce23" table:formula="of:=[.C56]/100" office:value-type="float" office:value="0.2462" calcext:value-type="float">
            <text:p>0.2462</text:p>
          </table:table-cell>
          <table:table-cell table:style-name="ce26" table:formula="of:=[.C56]/([.Y56]+1)" office:value-type="currency" office:currency="R$ " office:value="19.7560584175895" calcext:value-type="currency">
            <text:p>R$ 19.76</text:p>
          </table:table-cell>
          <table:table-cell table:style-name="ce26" table:formula="of:=([.C56]-[.Z56])*[.N56]" office:value-type="currency" office:currency="R$ " office:value="2590616003.90241" calcext:value-type="currency">
            <text:p>R$ 2,590,616,003.90</text:p>
          </table:table-cell>
          <table:table-cell table:style-name="ce26" table:formula="of:=IF([.Y56]&gt;0;&quot;Subiu&quot;;IF([.Y56]&lt;0;&quot;Desceu&quot;; &quot;Estável&quot;))" office:value-type="string" office:string-value="Subiu" calcext:value-type="string">
            <text:p>Subiu</text:p>
          </table:table-cell>
          <table:table-cell table:style-name="ce23" table:formula="of:=[.H56]/100" office:value-type="float" office:value="0.3982" calcext:value-type="float">
            <text:p>0.3982</text:p>
          </table:table-cell>
          <table:table-cell table:style-name="ce26" table:formula="of:=[.C56]/([.AC56]+1)" office:value-type="currency" office:currency="R$ " office:value="17.6083535974825" calcext:value-type="currency">
            <text:p>R$ 17.61</text:p>
          </table:table-cell>
          <table:table-cell table:style-name="ce26" table:formula="of:=([.C56]-[.AD56])*[.N56]" office:value-type="currency" office:currency="R$ " office:value="3734519232.25288" calcext:value-type="currency">
            <text:p>R$ 3,734,519,232.25</text:p>
          </table:table-cell>
          <table:table-cell table:style-name="ce26" table:formula="of:=IF([.AC56]&gt;0;&quot;Subiu&quot;;IF([.AC5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3.27" calcext:value-type="float">
            <text:p>13.27</text:p>
          </table:table-cell>
          <table:table-cell table:style-name="ce15" office:value-type="float" office:value="-0.3" calcext:value-type="float">
            <text:p>-0.3</text:p>
          </table:table-cell>
          <table:table-cell table:style-name="ce19" office:value-type="float" office:value="-1.78" calcext:value-type="float">
            <text:p>-1.78</text:p>
          </table:table-cell>
          <table:table-cell table:number-columns-repeated="2" table:style-name="ce19" office:value-type="float" office:value="-6.42" calcext:value-type="float">
            <text:p>-6.42</text:p>
          </table:table-cell>
          <table:table-cell table:style-name="ce19" office:value-type="float" office:value="13.59" calcext:value-type="float">
            <text:p>13.59</text:p>
          </table:table-cell>
          <table:table-cell table:style-name="ce19" office:value-type="float" office:value="13.23" calcext:value-type="float">
            <text:p>13.23</text:p>
          </table:table-cell>
          <table:table-cell table:style-name="ce19" office:value-type="float" office:value="13.41" calcext:value-type="float">
            <text:p>13.41</text:p>
          </table:table-cell>
          <table:table-cell table:style-name="ce3" office:value-type="string" calcext:value-type="string">
            <text:p>32,04 M</text:p>
          </table:table-cell>
          <table:table-cell table:style-name="ce22" table:formula="of:=[.D57]/100" office:value-type="float" office:value="-0.003" calcext:value-type="float">
            <text:p>-0.003</text:p>
          </table:table-cell>
          <table:table-cell table:style-name="ce25" table:formula="of:=[.C57]/([.L57]+1)" office:value-type="currency" office:currency="R$ " office:value="13.3099297893681" calcext:value-type="currency">
            <text:p>R$ 13.31</text:p>
          </table:table-cell>
          <table:table-cell table:style-name="ce28" table:formula="of:=VLOOKUP([.A57];[$Total_de_acoes.A$1:.B$1048576];2;0)" office:value-type="float" office:value="995335937" calcext:value-type="float">
            <text:p>995,335,937</text:p>
          </table:table-cell>
          <table:table-cell table:style-name="ce25" table:formula="of:=([.C57]-[.M57])*[.N57]" office:value-type="currency" office:currency="R$ " office:value="-39743554.3149145" calcext:value-type="currency">
            <text:p>-R$ 39,743,554.31</text:p>
          </table:table-cell>
          <table:table-cell table:style-name="ce22" table:formula="of:=IF([.O57]&gt;0;&quot;Subiu&quot;;IF([.O57]&lt;0;&quot;Desceu&quot;;&quot;Estável&quot;))" office:value-type="string" office:string-value="Desceu" calcext:value-type="string">
            <text:p>Desceu</text:p>
          </table:table-cell>
          <table:table-cell table:style-name="ce23" table:formula="of:=[.E57]/100" office:value-type="float" office:value="-0.0178" calcext:value-type="float">
            <text:p>-0.0178</text:p>
          </table:table-cell>
          <table:table-cell table:style-name="ce26" table:formula="of:=[.C57]/([.E57]+1)" office:value-type="currency" office:currency="R$ " office:value="-17.0128205128205" calcext:value-type="currency">
            <text:p>-R$ 17.01</text:p>
          </table:table-cell>
          <table:table-cell table:style-name="ce26" table:formula="of:=([.C57]-[.R57])*[.N57]" office:value-type="currency" office:currency="R$ " office:value="30141579530.131" calcext:value-type="currency">
            <text:p>R$ 30,141,579,530.13</text:p>
          </table:table-cell>
          <table:table-cell table:style-name="ce23" table:formula="of:=IF([.S57]&gt;0;&quot;Subiu&quot;;IF([.S57]&lt;0;&quot;Desceu&quot;;&quot;Estável&quot;))" office:value-type="string" office:string-value="Subiu" calcext:value-type="string">
            <text:p>Subiu</text:p>
          </table:table-cell>
          <table:table-cell table:style-name="ce23" table:formula="of:=[.F57]/100" office:value-type="float" office:value="-0.0642" calcext:value-type="float">
            <text:p>-0.0642</text:p>
          </table:table-cell>
          <table:table-cell table:style-name="ce26" table:formula="of:=[.C57]/([.U57]+1)" office:value-type="currency" office:currency="R$ " office:value="14.1803804231673" calcext:value-type="currency">
            <text:p>R$ 14.18</text:p>
          </table:table-cell>
          <table:table-cell table:style-name="ce26" table:formula="of:=([.C57]-[.V57])*[.N57]" office:value-type="currency" office:currency="R$ " office:value="-906134351.519726" calcext:value-type="currency">
            <text:p>-R$ 906,134,351.52</text:p>
          </table:table-cell>
          <table:table-cell table:style-name="ce23" table:formula="of:=IF([.U57]&gt;0;&quot;Subiu&quot;; IF([.U57]&lt;0;&quot;Desceu&quot;; &quot;Estável&quot;))" office:value-type="string" office:string-value="Desceu" calcext:value-type="string">
            <text:p>Desceu</text:p>
          </table:table-cell>
          <table:table-cell table:style-name="ce23" table:formula="of:=[.C57]/100" office:value-type="float" office:value="0.1327" calcext:value-type="float">
            <text:p>0.1327</text:p>
          </table:table-cell>
          <table:table-cell table:style-name="ce26" table:formula="of:=[.C57]/([.Y57]+1)" office:value-type="currency" office:currency="R$ " office:value="11.7153703540214" calcext:value-type="currency">
            <text:p>R$ 11.72</text:p>
          </table:table-cell>
          <table:table-cell table:style-name="ce26" table:formula="of:=([.C57]-[.Z57])*[.N57]" office:value-type="currency" office:currency="R$ " office:value="1547378755.36812" calcext:value-type="currency">
            <text:p>R$ 1,547,378,755.37</text:p>
          </table:table-cell>
          <table:table-cell table:style-name="ce26" table:formula="of:=IF([.Y57]&gt;0;&quot;Subiu&quot;;IF([.Y57]&lt;0;&quot;Desceu&quot;; &quot;Estável&quot;))" office:value-type="string" office:string-value="Subiu" calcext:value-type="string">
            <text:p>Subiu</text:p>
          </table:table-cell>
          <table:table-cell table:style-name="ce23" table:formula="of:=[.H57]/100" office:value-type="float" office:value="0.1359" calcext:value-type="float">
            <text:p>0.1359</text:p>
          </table:table-cell>
          <table:table-cell table:style-name="ce26" table:formula="of:=[.C57]/([.AC57]+1)" office:value-type="currency" office:currency="R$ " office:value="11.6823664054934" calcext:value-type="currency">
            <text:p>R$ 11.68</text:p>
          </table:table-cell>
          <table:table-cell table:style-name="ce26" table:formula="of:=([.C57]-[.AD57])*[.N57]" office:value-type="currency" office:currency="R$ " office:value="1580228771.40086" calcext:value-type="currency">
            <text:p>R$ 1,580,228,771.40</text:p>
          </table:table-cell>
          <table:table-cell table:style-name="ce26" table:formula="of:=IF([.AC57]&gt;0;&quot;Subiu&quot;;IF([.AC57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OGN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.03" calcext:value-type="float">
            <text:p>3.03</text:p>
          </table:table-cell>
          <table:table-cell table:style-name="ce14" office:value-type="float" office:value="-0.32" calcext:value-type="float">
            <text:p>-0.3</text:p>
          </table:table-cell>
          <table:table-cell table:style-name="ce18" office:value-type="float" office:value="-5.02" calcext:value-type="float">
            <text:p>-5.02</text:p>
          </table:table-cell>
          <table:table-cell table:number-columns-repeated="2" table:style-name="ce18" office:value-type="float" office:value="-13.18" calcext:value-type="float">
            <text:p>-13.18</text:p>
          </table:table-cell>
          <table:table-cell table:style-name="ce18" office:value-type="float" office:value="37.73" calcext:value-type="float">
            <text:p>37.73</text:p>
          </table:table-cell>
          <table:table-cell table:style-name="ce18" office:value-type="float" office:value="2.97" calcext:value-type="float">
            <text:p>2.97</text:p>
          </table:table-cell>
          <table:table-cell table:style-name="ce18" office:value-type="float" office:value="3.06" calcext:value-type="float">
            <text:p>3.06</text:p>
          </table:table-cell>
          <table:table-cell table:style-name="ce2" office:value-type="string" calcext:value-type="string">
            <text:p>56,12 M</text:p>
          </table:table-cell>
          <table:table-cell table:style-name="ce22" table:formula="of:=[.D58]/100" office:value-type="float" office:value="-0.0032" calcext:value-type="float">
            <text:p>-0.0032</text:p>
          </table:table-cell>
          <table:table-cell table:style-name="ce25" table:formula="of:=[.C58]/([.L58]+1)" office:value-type="currency" office:currency="R$ " office:value="3.03972712680578" calcext:value-type="currency">
            <text:p>R$ 3.04</text:p>
          </table:table-cell>
          <table:table-cell table:style-name="ce28" table:formula="of:=VLOOKUP([.A58];[$Total_de_acoes.A$1:.B$1048576];2;0)" office:value-type="float" office:value="1814920980" calcext:value-type="float">
            <text:p>1,814,920,980</text:p>
          </table:table-cell>
          <table:table-cell table:style-name="ce25" table:formula="of:=([.C58]-[.M58])*[.N58]" office:value-type="currency" office:currency="R$ " office:value="-17653966.5149279" calcext:value-type="currency">
            <text:p>-R$ 17,653,966.51</text:p>
          </table:table-cell>
          <table:table-cell table:style-name="ce22" table:formula="of:=IF([.O58]&gt;0;&quot;Subiu&quot;;IF([.O58]&lt;0;&quot;Desceu&quot;;&quot;Estável&quot;))" office:value-type="string" office:string-value="Desceu" calcext:value-type="string">
            <text:p>Desceu</text:p>
          </table:table-cell>
          <table:table-cell table:style-name="ce23" table:formula="of:=[.E58]/100" office:value-type="float" office:value="-0.0502" calcext:value-type="float">
            <text:p>-0.0502</text:p>
          </table:table-cell>
          <table:table-cell table:style-name="ce26" table:formula="of:=[.C58]/([.E58]+1)" office:value-type="currency" office:currency="R$ " office:value="-0.753731343283582" calcext:value-type="currency">
            <text:p>-R$ 0.75</text:p>
          </table:table-cell>
          <table:table-cell table:style-name="ce26" table:formula="of:=([.C58]-[.R58])*[.N58]" office:value-type="currency" office:currency="R$ " office:value="6867173397.60896" calcext:value-type="currency">
            <text:p>R$ 6,867,173,397.61</text:p>
          </table:table-cell>
          <table:table-cell table:style-name="ce23" table:formula="of:=IF([.S58]&gt;0;&quot;Subiu&quot;;IF([.S58]&lt;0;&quot;Desceu&quot;;&quot;Estável&quot;))" office:value-type="string" office:string-value="Subiu" calcext:value-type="string">
            <text:p>Subiu</text:p>
          </table:table-cell>
          <table:table-cell table:style-name="ce23" table:formula="of:=[.F58]/100" office:value-type="float" office:value="-0.1318" calcext:value-type="float">
            <text:p>-0.1318</text:p>
          </table:table-cell>
          <table:table-cell table:style-name="ce26" table:formula="of:=[.C58]/([.U58]+1)" office:value-type="currency" office:currency="R$ " office:value="3.4899792674499" calcext:value-type="currency">
            <text:p>R$ 3.49</text:p>
          </table:table-cell>
          <table:table-cell table:style-name="ce26" table:formula="of:=([.C58]-[.V58])*[.N58]" office:value-type="currency" office:currency="R$ " office:value="-834826022.859848" calcext:value-type="currency">
            <text:p>-R$ 834,826,022.86</text:p>
          </table:table-cell>
          <table:table-cell table:style-name="ce23" table:formula="of:=IF([.U58]&gt;0;&quot;Subiu&quot;; IF([.U58]&lt;0;&quot;Desceu&quot;; &quot;Estável&quot;))" office:value-type="string" office:string-value="Desceu" calcext:value-type="string">
            <text:p>Desceu</text:p>
          </table:table-cell>
          <table:table-cell table:style-name="ce23" table:formula="of:=[.C58]/100" office:value-type="float" office:value="0.0303" calcext:value-type="float">
            <text:p>0.0303</text:p>
          </table:table-cell>
          <table:table-cell table:style-name="ce26" table:formula="of:=[.C58]/([.Y58]+1)" office:value-type="currency" office:currency="R$ " office:value="2.9408910026206" calcext:value-type="currency">
            <text:p>R$ 2.94</text:p>
          </table:table-cell>
          <table:table-cell table:style-name="ce26" table:formula="of:=([.C58]-[.Z58])*[.N58]" office:value-type="currency" office:currency="R$ " office:value="161725788.850645" calcext:value-type="currency">
            <text:p>R$ 161,725,788.85</text:p>
          </table:table-cell>
          <table:table-cell table:style-name="ce26" table:formula="of:=IF([.Y58]&gt;0;&quot;Subiu&quot;;IF([.Y58]&lt;0;&quot;Desceu&quot;; &quot;Estável&quot;))" office:value-type="string" office:string-value="Subiu" calcext:value-type="string">
            <text:p>Subiu</text:p>
          </table:table-cell>
          <table:table-cell table:style-name="ce23" table:formula="of:=[.H58]/100" office:value-type="float" office:value="0.3773" calcext:value-type="float">
            <text:p>0.3773</text:p>
          </table:table-cell>
          <table:table-cell table:style-name="ce26" table:formula="of:=[.C58]/([.AC58]+1)" office:value-type="currency" office:currency="R$ " office:value="2.19995643650621" calcext:value-type="currency">
            <text:p>R$ 2.20</text:p>
          </table:table-cell>
          <table:table-cell table:style-name="ce26" table:formula="of:=([.C58]-[.AD58])*[.N58]" office:value-type="currency" office:currency="R$ " office:value="1506463477.69885" calcext:value-type="currency">
            <text:p>R$ 1,506,463,477.70</text:p>
          </table:table-cell>
          <table:table-cell table:style-name="ce26" table:formula="of:=IF([.AC58]&gt;0;&quot;Subiu&quot;;IF([.AC58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TRPL4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6.12" calcext:value-type="float">
            <text:p>26.12</text:p>
          </table:table-cell>
          <table:table-cell table:style-name="ce15" office:value-type="float" office:value="-0.41" calcext:value-type="float">
            <text:p>-0.4</text:p>
          </table:table-cell>
          <table:table-cell table:style-name="ce19" office:value-type="float" office:value="-1.25" calcext:value-type="float">
            <text:p>-1.25</text:p>
          </table:table-cell>
          <table:table-cell table:number-columns-repeated="2" table:style-name="ce19" office:value-type="float" office:value="-1.43" calcext:value-type="float">
            <text:p>-1.43</text:p>
          </table:table-cell>
          <table:table-cell table:style-name="ce19" office:value-type="float" office:value="22.81" calcext:value-type="float">
            <text:p>22.81</text:p>
          </table:table-cell>
          <table:table-cell table:style-name="ce19" office:value-type="float" office:value="26.09" calcext:value-type="float">
            <text:p>26.09</text:p>
          </table:table-cell>
          <table:table-cell table:style-name="ce19" office:value-type="float" office:value="26.4" calcext:value-type="float">
            <text:p>26.4</text:p>
          </table:table-cell>
          <table:table-cell table:style-name="ce3" office:value-type="string" calcext:value-type="string">
            <text:p>27,59 M</text:p>
          </table:table-cell>
          <table:table-cell table:style-name="ce22" table:formula="of:=[.D59]/100" office:value-type="float" office:value="-0.0041" calcext:value-type="float">
            <text:p>-0.0041</text:p>
          </table:table-cell>
          <table:table-cell table:style-name="ce25" table:formula="of:=[.C59]/([.L59]+1)" office:value-type="currency" office:currency="R$ " office:value="26.2275328848278" calcext:value-type="currency">
            <text:p>R$ 26.23</text:p>
          </table:table-cell>
          <table:table-cell table:style-name="ce28" table:formula="of:=VLOOKUP([.A59];[$Total_de_acoes.A$1:.B$1048576];2;0)" office:value-type="float" office:value="395801044" calcext:value-type="float">
            <text:p>395,801,044</text:p>
          </table:table-cell>
          <table:table-cell table:style-name="ce25" table:formula="of:=([.C59]-[.M59])*[.N59]" office:value-type="currency" office:currency="R$ " office:value="-42561628.0791727" calcext:value-type="currency">
            <text:p>-R$ 42,561,628.08</text:p>
          </table:table-cell>
          <table:table-cell table:style-name="ce22" table:formula="of:=IF([.O59]&gt;0;&quot;Subiu&quot;;IF([.O59]&lt;0;&quot;Desceu&quot;;&quot;Estável&quot;))" office:value-type="string" office:string-value="Desceu" calcext:value-type="string">
            <text:p>Desceu</text:p>
          </table:table-cell>
          <table:table-cell table:style-name="ce23" table:formula="of:=[.E59]/100" office:value-type="float" office:value="-0.0125" calcext:value-type="float">
            <text:p>-0.0125</text:p>
          </table:table-cell>
          <table:table-cell table:style-name="ce26" table:formula="of:=[.C59]/([.E59]+1)" office:value-type="currency" office:currency="R$ " office:value="-104.48" calcext:value-type="currency">
            <text:p>-R$ 104.48</text:p>
          </table:table-cell>
          <table:table-cell table:style-name="ce26" table:formula="of:=([.C59]-[.R59])*[.N59]" office:value-type="currency" office:currency="R$ " office:value="51691616346.4" calcext:value-type="currency">
            <text:p>R$ 51,691,616,346.40</text:p>
          </table:table-cell>
          <table:table-cell table:style-name="ce23" table:formula="of:=IF([.S59]&gt;0;&quot;Subiu&quot;;IF([.S59]&lt;0;&quot;Desceu&quot;;&quot;Estável&quot;))" office:value-type="string" office:string-value="Subiu" calcext:value-type="string">
            <text:p>Subiu</text:p>
          </table:table-cell>
          <table:table-cell table:style-name="ce23" table:formula="of:=[.F59]/100" office:value-type="float" office:value="-0.0143" calcext:value-type="float">
            <text:p>-0.0143</text:p>
          </table:table-cell>
          <table:table-cell table:style-name="ce26" table:formula="of:=[.C59]/([.U59]+1)" office:value-type="currency" office:currency="R$ " office:value="26.4989347671705" calcext:value-type="currency">
            <text:p>R$ 26.50</text:p>
          </table:table-cell>
          <table:table-cell table:style-name="ce26" table:formula="of:=([.C59]-[.V59])*[.N59]" office:value-type="currency" office:currency="R$ " office:value="-149982776.453996" calcext:value-type="currency">
            <text:p>-R$ 149,982,776.45</text:p>
          </table:table-cell>
          <table:table-cell table:style-name="ce23" table:formula="of:=IF([.U59]&gt;0;&quot;Subiu&quot;; IF([.U59]&lt;0;&quot;Desceu&quot;; &quot;Estável&quot;))" office:value-type="string" office:string-value="Desceu" calcext:value-type="string">
            <text:p>Desceu</text:p>
          </table:table-cell>
          <table:table-cell table:style-name="ce23" table:formula="of:=[.C59]/100" office:value-type="float" office:value="0.2612" calcext:value-type="float">
            <text:p>0.2612</text:p>
          </table:table-cell>
          <table:table-cell table:style-name="ce26" table:formula="of:=[.C59]/([.Y59]+1)" office:value-type="currency" office:currency="R$ " office:value="20.7104345068189" calcext:value-type="currency">
            <text:p>R$ 20.71</text:p>
          </table:table-cell>
          <table:table-cell table:style-name="ce26" table:formula="of:=([.C59]-[.Z59])*[.N59]" office:value-type="currency" office:currency="R$ " office:value="2141111669.78745" calcext:value-type="currency">
            <text:p>R$ 2,141,111,669.79</text:p>
          </table:table-cell>
          <table:table-cell table:style-name="ce26" table:formula="of:=IF([.Y59]&gt;0;&quot;Subiu&quot;;IF([.Y59]&lt;0;&quot;Desceu&quot;; &quot;Estável&quot;))" office:value-type="string" office:string-value="Subiu" calcext:value-type="string">
            <text:p>Subiu</text:p>
          </table:table-cell>
          <table:table-cell table:style-name="ce23" table:formula="of:=[.H59]/100" office:value-type="float" office:value="0.2281" calcext:value-type="float">
            <text:p>0.2281</text:p>
          </table:table-cell>
          <table:table-cell table:style-name="ce26" table:formula="of:=[.C59]/([.AC59]+1)" office:value-type="currency" office:currency="R$ " office:value="21.2686263333605" calcext:value-type="currency">
            <text:p>R$ 21.27</text:p>
          </table:table-cell>
          <table:table-cell table:style-name="ce26" table:formula="of:=([.C59]-[.AD59])*[.N59]" office:value-type="currency" office:currency="R$ " office:value="1920178762.09003" calcext:value-type="currency">
            <text:p>R$ 1,920,178,762.09</text:p>
          </table:table-cell>
          <table:table-cell table:style-name="ce26" table:formula="of:=IF([.AC59]&gt;0;&quot;Subiu&quot;;IF([.AC5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EGI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1.04" calcext:value-type="float">
            <text:p>41.04</text:p>
          </table:table-cell>
          <table:table-cell table:style-name="ce14" office:value-type="float" office:value="-0.46" calcext:value-type="float">
            <text:p>-0.5</text:p>
          </table:table-cell>
          <table:table-cell table:style-name="ce18" office:value-type="float" office:value="0.56" calcext:value-type="float">
            <text:p>0.56</text:p>
          </table:table-cell>
          <table:table-cell table:number-columns-repeated="2" table:style-name="ce18" office:value-type="float" office:value="-9.46" calcext:value-type="float">
            <text:p>-9.46</text:p>
          </table:table-cell>
          <table:table-cell table:style-name="ce18" office:value-type="float" office:value="13.41" calcext:value-type="float">
            <text:p>13.41</text:p>
          </table:table-cell>
          <table:table-cell table:style-name="ce18" office:value-type="float" office:value="40.92" calcext:value-type="float">
            <text:p>40.92</text:p>
          </table:table-cell>
          <table:table-cell table:style-name="ce18" office:value-type="float" office:value="41.59" calcext:value-type="float">
            <text:p>41.59</text:p>
          </table:table-cell>
          <table:table-cell table:style-name="ce2" office:value-type="string" calcext:value-type="string">
            <text:p>43,45 M</text:p>
          </table:table-cell>
          <table:table-cell table:style-name="ce22" table:formula="of:=[.D60]/100" office:value-type="float" office:value="-0.0046" calcext:value-type="float">
            <text:p>-0.0046</text:p>
          </table:table-cell>
          <table:table-cell table:style-name="ce25" table:formula="of:=[.C60]/([.L60]+1)" office:value-type="currency" office:currency="R$ " office:value="41.2296564195298" calcext:value-type="currency">
            <text:p>R$ 41.23</text:p>
          </table:table-cell>
          <table:table-cell table:style-name="ce28" table:formula="of:=VLOOKUP([.A60];[$Total_de_acoes.A$1:.B$1048576];2;0)" office:value-type="float" office:value="255236961" calcext:value-type="float">
            <text:p>255,236,961</text:p>
          </table:table-cell>
          <table:table-cell table:style-name="ce25" table:formula="of:=([.C60]-[.M60])*[.N60]" office:value-type="currency" office:currency="R$ " office:value="-48407328.1549373" calcext:value-type="currency">
            <text:p>-R$ 48,407,328.15</text:p>
          </table:table-cell>
          <table:table-cell table:style-name="ce22" table:formula="of:=IF([.O60]&gt;0;&quot;Subiu&quot;;IF([.O60]&lt;0;&quot;Desceu&quot;;&quot;Estável&quot;))" office:value-type="string" office:string-value="Desceu" calcext:value-type="string">
            <text:p>Desceu</text:p>
          </table:table-cell>
          <table:table-cell table:style-name="ce23" table:formula="of:=[.E60]/100" office:value-type="float" office:value="0.0056" calcext:value-type="float">
            <text:p>0.0056</text:p>
          </table:table-cell>
          <table:table-cell table:style-name="ce26" table:formula="of:=[.C60]/([.E60]+1)" office:value-type="currency" office:currency="R$ " office:value="26.3076923076923" calcext:value-type="currency">
            <text:p>R$ 26.31</text:p>
          </table:table-cell>
          <table:table-cell table:style-name="ce26" table:formula="of:=([.C60]-[.R60])*[.N60]" office:value-type="currency" office:currency="R$ " office:value="3760229443.90154" calcext:value-type="currency">
            <text:p>R$ 3,760,229,443.90</text:p>
          </table:table-cell>
          <table:table-cell table:style-name="ce23" table:formula="of:=IF([.S60]&gt;0;&quot;Subiu&quot;;IF([.S60]&lt;0;&quot;Desceu&quot;;&quot;Estável&quot;))" office:value-type="string" office:string-value="Subiu" calcext:value-type="string">
            <text:p>Subiu</text:p>
          </table:table-cell>
          <table:table-cell table:style-name="ce23" table:formula="of:=[.F60]/100" office:value-type="float" office:value="-0.0946" calcext:value-type="float">
            <text:p>-0.0946</text:p>
          </table:table-cell>
          <table:table-cell table:style-name="ce26" table:formula="of:=[.C60]/([.U60]+1)" office:value-type="currency" office:currency="R$ " office:value="45.3280318091451" calcext:value-type="currency">
            <text:p>R$ 45.33</text:p>
          </table:table-cell>
          <table:table-cell table:style-name="ce26" table:formula="of:=([.C60]-[.V60])*[.N60]" office:value-type="currency" office:currency="R$ " office:value="-1094464207.63754" calcext:value-type="currency">
            <text:p>-R$ 1,094,464,207.64</text:p>
          </table:table-cell>
          <table:table-cell table:style-name="ce23" table:formula="of:=IF([.U60]&gt;0;&quot;Subiu&quot;; IF([.U60]&lt;0;&quot;Desceu&quot;; &quot;Estável&quot;))" office:value-type="string" office:string-value="Desceu" calcext:value-type="string">
            <text:p>Desceu</text:p>
          </table:table-cell>
          <table:table-cell table:style-name="ce23" table:formula="of:=[.C60]/100" office:value-type="float" office:value="0.4104" calcext:value-type="float">
            <text:p>0.4104</text:p>
          </table:table-cell>
          <table:table-cell table:style-name="ce26" table:formula="of:=[.C60]/([.Y60]+1)" office:value-type="currency" office:currency="R$ " office:value="29.0981281905842" calcext:value-type="currency">
            <text:p>R$ 29.10</text:p>
          </table:table-cell>
          <table:table-cell table:style-name="ce26" table:formula="of:=([.C60]-[.Z60])*[.N60]" office:value-type="currency" office:currency="R$ " office:value="3048007069.28685" calcext:value-type="currency">
            <text:p>R$ 3,048,007,069.29</text:p>
          </table:table-cell>
          <table:table-cell table:style-name="ce26" table:formula="of:=IF([.Y60]&gt;0;&quot;Subiu&quot;;IF([.Y60]&lt;0;&quot;Desceu&quot;; &quot;Estável&quot;))" office:value-type="string" office:string-value="Subiu" calcext:value-type="string">
            <text:p>Subiu</text:p>
          </table:table-cell>
          <table:table-cell table:style-name="ce23" table:formula="of:=[.H60]/100" office:value-type="float" office:value="0.1341" calcext:value-type="float">
            <text:p>0.1341</text:p>
          </table:table-cell>
          <table:table-cell table:style-name="ce26" table:formula="of:=[.C60]/([.AC60]+1)" office:value-type="currency" office:currency="R$ " office:value="36.1872850718631" calcext:value-type="currency">
            <text:p>R$ 36.19</text:p>
          </table:table-cell>
          <table:table-cell table:style-name="ce26" table:formula="of:=([.C60]-[.AD60])*[.N60]" office:value-type="currency" office:currency="R$ " office:value="1238592210.85698" calcext:value-type="currency">
            <text:p>R$ 1,238,592,210.86</text:p>
          </table:table-cell>
          <table:table-cell table:style-name="ce26" table:formula="of:=IF([.AC60]&gt;0;&quot;Subiu&quot;;IF([.AC6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VBBR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3.23" calcext:value-type="float">
            <text:p>23.23</text:p>
          </table:table-cell>
          <table:table-cell table:style-name="ce15" office:value-type="float" office:value="-0.47" calcext:value-type="float">
            <text:p>-0.5</text:p>
          </table:table-cell>
          <table:table-cell table:style-name="ce19" office:value-type="float" office:value="2.43" calcext:value-type="float">
            <text:p>2.43</text:p>
          </table:table-cell>
          <table:table-cell table:number-columns-repeated="2" table:style-name="ce19" office:value-type="float" office:value="2.07" calcext:value-type="float">
            <text:p>2.07</text:p>
          </table:table-cell>
          <table:table-cell table:style-name="ce19" office:value-type="float" office:value="50.65" calcext:value-type="float">
            <text:p>50.65</text:p>
          </table:table-cell>
          <table:table-cell table:style-name="ce19" office:value-type="float" office:value="22.97" calcext:value-type="float">
            <text:p>22.97</text:p>
          </table:table-cell>
          <table:table-cell table:style-name="ce19" office:value-type="float" office:value="23.4" calcext:value-type="float">
            <text:p>23.4</text:p>
          </table:table-cell>
          <table:table-cell table:style-name="ce3" office:value-type="string" calcext:value-type="string">
            <text:p>58,22 M</text:p>
          </table:table-cell>
          <table:table-cell table:style-name="ce22" table:formula="of:=[.D61]/100" office:value-type="float" office:value="-0.0047" calcext:value-type="float">
            <text:p>-0.0047</text:p>
          </table:table-cell>
          <table:table-cell table:style-name="ce25" table:formula="of:=[.C61]/([.L61]+1)" office:value-type="currency" office:currency="R$ " office:value="23.3396965738973" calcext:value-type="currency">
            <text:p>R$ 23.34</text:p>
          </table:table-cell>
          <table:table-cell table:style-name="ce28" table:formula="of:=VLOOKUP([.A61];[$Total_de_acoes.A$1:.B$1048576];2;0)" office:value-type="float" office:value="1114412532" calcext:value-type="float">
            <text:p>1,114,412,532</text:p>
          </table:table-cell>
          <table:table-cell table:style-name="ce25" table:formula="of:=([.C61]-[.M61])*[.N61]" office:value-type="currency" office:currency="R$ " office:value="-122247236.668634" calcext:value-type="currency">
            <text:p>-R$ 122,247,236.67</text:p>
          </table:table-cell>
          <table:table-cell table:style-name="ce22" table:formula="of:=IF([.O61]&gt;0;&quot;Subiu&quot;;IF([.O61]&lt;0;&quot;Desceu&quot;;&quot;Estável&quot;))" office:value-type="string" office:string-value="Desceu" calcext:value-type="string">
            <text:p>Desceu</text:p>
          </table:table-cell>
          <table:table-cell table:style-name="ce23" table:formula="of:=[.E61]/100" office:value-type="float" office:value="0.0243" calcext:value-type="float">
            <text:p>0.0243</text:p>
          </table:table-cell>
          <table:table-cell table:style-name="ce26" table:formula="of:=[.C61]/([.E61]+1)" office:value-type="currency" office:currency="R$ " office:value="6.77259475218659" calcext:value-type="currency">
            <text:p>R$ 6.77</text:p>
          </table:table-cell>
          <table:table-cell table:style-name="ce26" table:formula="of:=([.C61]-[.R61])*[.N61]" office:value-type="currency" office:currency="R$ " office:value="18340338652.3658" calcext:value-type="currency">
            <text:p>R$ 18,340,338,652.37</text:p>
          </table:table-cell>
          <table:table-cell table:style-name="ce23" table:formula="of:=IF([.S61]&gt;0;&quot;Subiu&quot;;IF([.S61]&lt;0;&quot;Desceu&quot;;&quot;Estável&quot;))" office:value-type="string" office:string-value="Subiu" calcext:value-type="string">
            <text:p>Subiu</text:p>
          </table:table-cell>
          <table:table-cell table:style-name="ce23" table:formula="of:=[.F61]/100" office:value-type="float" office:value="0.0207" calcext:value-type="float">
            <text:p>0.0207</text:p>
          </table:table-cell>
          <table:table-cell table:style-name="ce26" table:formula="of:=[.C61]/([.U61]+1)" office:value-type="currency" office:currency="R$ " office:value="22.7588909571862" calcext:value-type="currency">
            <text:p>R$ 22.76</text:p>
          </table:table-cell>
          <table:table-cell table:style-name="ce26" table:formula="of:=([.C61]-[.V61])*[.N61]" office:value-type="currency" office:currency="R$ " office:value="525009821.250173" calcext:value-type="currency">
            <text:p>R$ 525,009,821.25</text:p>
          </table:table-cell>
          <table:table-cell table:style-name="ce23" table:formula="of:=IF([.U61]&gt;0;&quot;Subiu&quot;; IF([.U61]&lt;0;&quot;Desceu&quot;; &quot;Estável&quot;))" office:value-type="string" office:string-value="Subiu" calcext:value-type="string">
            <text:p>Subiu</text:p>
          </table:table-cell>
          <table:table-cell table:style-name="ce23" table:formula="of:=[.C61]/100" office:value-type="float" office:value="0.2323" calcext:value-type="float">
            <text:p>0.2323</text:p>
          </table:table-cell>
          <table:table-cell table:style-name="ce26" table:formula="of:=[.C61]/([.Y61]+1)" office:value-type="currency" office:currency="R$ " office:value="18.8509291568612" calcext:value-type="currency">
            <text:p>R$ 18.85</text:p>
          </table:table-cell>
          <table:table-cell table:style-name="ce26" table:formula="of:=([.C61]-[.Z61])*[.N61]" office:value-type="currency" office:currency="R$ " office:value="4880091426.10973" calcext:value-type="currency">
            <text:p>R$ 4,880,091,426.11</text:p>
          </table:table-cell>
          <table:table-cell table:style-name="ce26" table:formula="of:=IF([.Y61]&gt;0;&quot;Subiu&quot;;IF([.Y61]&lt;0;&quot;Desceu&quot;; &quot;Estável&quot;))" office:value-type="string" office:string-value="Subiu" calcext:value-type="string">
            <text:p>Subiu</text:p>
          </table:table-cell>
          <table:table-cell table:style-name="ce23" table:formula="of:=[.H61]/100" office:value-type="float" office:value="0.5065" calcext:value-type="float">
            <text:p>0.5065</text:p>
          </table:table-cell>
          <table:table-cell table:style-name="ce26" table:formula="of:=[.C61]/([.AC61]+1)" office:value-type="currency" office:currency="R$ " office:value="15.4198473282443" calcext:value-type="currency">
            <text:p>R$ 15.42</text:p>
          </table:table-cell>
          <table:table-cell table:style-name="ce26" table:formula="of:=([.C61]-[.AD61])*[.N61]" office:value-type="currency" office:currency="R$ " office:value="8703732014.23786" calcext:value-type="currency">
            <text:p>R$ 8,703,732,014.24</text:p>
          </table:table-cell>
          <table:table-cell table:style-name="ce26" table:formula="of:=IF([.AC61]&gt;0;&quot;Subiu&quot;;IF([.AC61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IR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40.65" calcext:value-type="float">
            <text:p>40.65</text:p>
          </table:table-cell>
          <table:table-cell table:style-name="ce14" office:value-type="float" office:value="-0.65" calcext:value-type="float">
            <text:p>-0.7</text:p>
          </table:table-cell>
          <table:table-cell table:style-name="ce18" office:value-type="float" office:value="5.45" calcext:value-type="float">
            <text:p>5.45</text:p>
          </table:table-cell>
          <table:table-cell table:number-columns-repeated="2" table:style-name="ce18" office:value-type="float" office:value="-8.24" calcext:value-type="float">
            <text:p>-8.24</text:p>
          </table:table-cell>
          <table:table-cell table:style-name="ce18" office:value-type="float" office:value="73.5" calcext:value-type="float">
            <text:p>73.5</text:p>
          </table:table-cell>
          <table:table-cell table:style-name="ce18" office:value-type="float" office:value="40.09" calcext:value-type="float">
            <text:p>40.09</text:p>
          </table:table-cell>
          <table:table-cell table:style-name="ce18" office:value-type="float" office:value="41.4" calcext:value-type="float">
            <text:p>41.4</text:p>
          </table:table-cell>
          <table:table-cell table:style-name="ce2" office:value-type="string" calcext:value-type="string">
            <text:p>74,33 M</text:p>
          </table:table-cell>
          <table:table-cell table:style-name="ce22" table:formula="of:=[.D62]/100" office:value-type="float" office:value="-0.0065" calcext:value-type="float">
            <text:p>-0.0065</text:p>
          </table:table-cell>
          <table:table-cell table:style-name="ce25" table:formula="of:=[.C62]/([.L62]+1)" office:value-type="currency" office:currency="R$ " office:value="40.9159536990438" calcext:value-type="currency">
            <text:p>R$ 40.92</text:p>
          </table:table-cell>
          <table:table-cell table:style-name="ce28" table:formula="of:=VLOOKUP([.A62];[$Total_de_acoes.A$1:.B$1048576];2;0)" office:value-type="float" office:value="81838843" calcext:value-type="float">
            <text:p>81,838,843</text:p>
          </table:table-cell>
          <table:table-cell table:style-name="ce25" table:formula="of:=([.C62]-[.M62])*[.N62]" office:value-type="currency" office:currency="R$ " office:value="-21765343.0213135" calcext:value-type="currency">
            <text:p>-R$ 21,765,343.02</text:p>
          </table:table-cell>
          <table:table-cell table:style-name="ce22" table:formula="of:=IF([.O62]&gt;0;&quot;Subiu&quot;;IF([.O62]&lt;0;&quot;Desceu&quot;;&quot;Estável&quot;))" office:value-type="string" office:string-value="Desceu" calcext:value-type="string">
            <text:p>Desceu</text:p>
          </table:table-cell>
          <table:table-cell table:style-name="ce23" table:formula="of:=[.E62]/100" office:value-type="float" office:value="0.0545" calcext:value-type="float">
            <text:p>0.0545</text:p>
          </table:table-cell>
          <table:table-cell table:style-name="ce26" table:formula="of:=[.C62]/([.E62]+1)" office:value-type="currency" office:currency="R$ " office:value="6.30232558139535" calcext:value-type="currency">
            <text:p>R$ 6.30</text:p>
          </table:table-cell>
          <table:table-cell table:style-name="ce26" table:formula="of:=([.C62]-[.R62])*[.N62]" office:value-type="currency" office:currency="R$ " office:value="2810973934.1593" calcext:value-type="currency">
            <text:p>R$ 2,810,973,934.16</text:p>
          </table:table-cell>
          <table:table-cell table:style-name="ce23" table:formula="of:=IF([.S62]&gt;0;&quot;Subiu&quot;;IF([.S62]&lt;0;&quot;Desceu&quot;;&quot;Estável&quot;))" office:value-type="string" office:string-value="Subiu" calcext:value-type="string">
            <text:p>Subiu</text:p>
          </table:table-cell>
          <table:table-cell table:style-name="ce23" table:formula="of:=[.F62]/100" office:value-type="float" office:value="-0.0824" calcext:value-type="float">
            <text:p>-0.0824</text:p>
          </table:table-cell>
          <table:table-cell table:style-name="ce26" table:formula="of:=[.C62]/([.U62]+1)" office:value-type="currency" office:currency="R$ " office:value="44.3003487358326" calcext:value-type="currency">
            <text:p>R$ 44.30</text:p>
          </table:table-cell>
          <table:table-cell table:style-name="ce26" table:formula="of:=([.C62]-[.V62])*[.N62]" office:value-type="currency" office:currency="R$ " office:value="-298740317.087053" calcext:value-type="currency">
            <text:p>-R$ 298,740,317.09</text:p>
          </table:table-cell>
          <table:table-cell table:style-name="ce23" table:formula="of:=IF([.U62]&gt;0;&quot;Subiu&quot;; IF([.U62]&lt;0;&quot;Desceu&quot;; &quot;Estável&quot;))" office:value-type="string" office:string-value="Desceu" calcext:value-type="string">
            <text:p>Desceu</text:p>
          </table:table-cell>
          <table:table-cell table:style-name="ce23" table:formula="of:=[.C62]/100" office:value-type="float" office:value="0.4065" calcext:value-type="float">
            <text:p>0.4065</text:p>
          </table:table-cell>
          <table:table-cell table:style-name="ce26" table:formula="of:=[.C62]/([.Y62]+1)" office:value-type="currency" office:currency="R$ " office:value="28.9015286171347" calcext:value-type="currency">
            <text:p>R$ 28.90</text:p>
          </table:table-cell>
          <table:table-cell table:style-name="ce26" table:formula="of:=([.C62]-[.Z62])*[.N62]" office:value-type="currency" office:currency="R$ " office:value="961481304.992303" calcext:value-type="currency">
            <text:p>R$ 961,481,304.99</text:p>
          </table:table-cell>
          <table:table-cell table:style-name="ce26" table:formula="of:=IF([.Y62]&gt;0;&quot;Subiu&quot;;IF([.Y62]&lt;0;&quot;Desceu&quot;; &quot;Estável&quot;))" office:value-type="string" office:string-value="Subiu" calcext:value-type="string">
            <text:p>Subiu</text:p>
          </table:table-cell>
          <table:table-cell table:style-name="ce23" table:formula="of:=[.H62]/100" office:value-type="float" office:value="0.735" calcext:value-type="float">
            <text:p>0.735</text:p>
          </table:table-cell>
          <table:table-cell table:style-name="ce26" table:formula="of:=[.C62]/([.AC62]+1)" office:value-type="currency" office:currency="R$ " office:value="23.4293948126801" calcext:value-type="currency">
            <text:p>R$ 23.43</text:p>
          </table:table-cell>
          <table:table-cell table:style-name="ce26" table:formula="of:=([.C62]-[.AD62])*[.N62]" office:value-type="currency" office:currency="R$ " office:value="1409314404.29006" calcext:value-type="currency">
            <text:p>R$ 1,409,314,404.29</text:p>
          </table:table-cell>
          <table:table-cell table:style-name="ce26" table:formula="of:=IF([.AC62]&gt;0;&quot;Subiu&quot;;IF([.AC62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40.86" calcext:value-type="float">
            <text:p>40.86</text:p>
          </table:table-cell>
          <table:table-cell table:style-name="ce15" office:value-type="float" office:value="-0.65" calcext:value-type="float">
            <text:p>-0.7</text:p>
          </table:table-cell>
          <table:table-cell table:style-name="ce19" office:value-type="float" office:value="-2.04" calcext:value-type="float">
            <text:p>-2.04</text:p>
          </table:table-cell>
          <table:table-cell table:number-columns-repeated="2" table:style-name="ce19" office:value-type="float" office:value="-3.7" calcext:value-type="float">
            <text:p>-3.7</text:p>
          </table:table-cell>
          <table:table-cell table:style-name="ce19" office:value-type="float" office:value="-3.64" calcext:value-type="float">
            <text:p>-3.64</text:p>
          </table:table-cell>
          <table:table-cell table:style-name="ce19" office:value-type="float" office:value="40.86" calcext:value-type="float">
            <text:p>40.86</text:p>
          </table:table-cell>
          <table:table-cell table:style-name="ce19" office:value-type="float" office:value="41.44" calcext:value-type="float">
            <text:p>41.44</text:p>
          </table:table-cell>
          <table:table-cell table:style-name="ce3" office:value-type="string" calcext:value-type="string">
            <text:p>109,87 M</text:p>
          </table:table-cell>
          <table:table-cell table:style-name="ce22" table:formula="of:=[.D63]/100" office:value-type="float" office:value="-0.0065" calcext:value-type="float">
            <text:p>-0.0065</text:p>
          </table:table-cell>
          <table:table-cell table:style-name="ce25" table:formula="of:=[.C63]/([.L63]+1)" office:value-type="currency" office:currency="R$ " office:value="41.1273276295924" calcext:value-type="currency">
            <text:p>R$ 41.13</text:p>
          </table:table-cell>
          <table:table-cell table:style-name="ce28" table:formula="of:=VLOOKUP([.A63];[$Total_de_acoes.A$1:.B$1048576];2;0)" office:value-type="float" office:value="1980568384" calcext:value-type="float">
            <text:p>1,980,568,384</text:p>
          </table:table-cell>
          <table:table-cell table:style-name="ce25" table:formula="of:=([.C63]-[.M63])*[.N63]" office:value-type="currency" office:currency="R$ " office:value="-529460651.340274" calcext:value-type="currency">
            <text:p>-R$ 529,460,651.34</text:p>
          </table:table-cell>
          <table:table-cell table:style-name="ce22" table:formula="of:=IF([.O63]&gt;0;&quot;Subiu&quot;;IF([.O63]&lt;0;&quot;Desceu&quot;;&quot;Estável&quot;))" office:value-type="string" office:string-value="Desceu" calcext:value-type="string">
            <text:p>Desceu</text:p>
          </table:table-cell>
          <table:table-cell table:style-name="ce23" table:formula="of:=[.E63]/100" office:value-type="float" office:value="-0.0204" calcext:value-type="float">
            <text:p>-0.0204</text:p>
          </table:table-cell>
          <table:table-cell table:style-name="ce26" table:formula="of:=[.C63]/([.E63]+1)" office:value-type="currency" office:currency="R$ " office:value="-39.2884615384615" calcext:value-type="currency">
            <text:p>-R$ 39.29</text:p>
          </table:table-cell>
          <table:table-cell table:style-name="ce26" table:formula="of:=([.C63]-[.R63])*[.N63]" office:value-type="currency" office:currency="R$ " office:value="158739508949.317" calcext:value-type="currency">
            <text:p>R$ 158,739,508,949.32</text:p>
          </table:table-cell>
          <table:table-cell table:style-name="ce23" table:formula="of:=IF([.S63]&gt;0;&quot;Subiu&quot;;IF([.S63]&lt;0;&quot;Desceu&quot;;&quot;Estável&quot;))" office:value-type="string" office:string-value="Subiu" calcext:value-type="string">
            <text:p>Subiu</text:p>
          </table:table-cell>
          <table:table-cell table:style-name="ce23" table:formula="of:=[.F63]/100" office:value-type="float" office:value="-0.037" calcext:value-type="float">
            <text:p>-0.037</text:p>
          </table:table-cell>
          <table:table-cell table:style-name="ce26" table:formula="of:=[.C63]/([.U63]+1)" office:value-type="currency" office:currency="R$ " office:value="42.4299065420561" calcext:value-type="currency">
            <text:p>R$ 42.43</text:p>
          </table:table-cell>
          <table:table-cell table:style-name="ce26" table:formula="of:=([.C63]-[.V63])*[.N63]" office:value-type="currency" office:currency="R$ " office:value="-3109307263.03103" calcext:value-type="currency">
            <text:p>-R$ 3,109,307,263.03</text:p>
          </table:table-cell>
          <table:table-cell table:style-name="ce23" table:formula="of:=IF([.U63]&gt;0;&quot;Subiu&quot;; IF([.U63]&lt;0;&quot;Desceu&quot;; &quot;Estável&quot;))" office:value-type="string" office:string-value="Desceu" calcext:value-type="string">
            <text:p>Desceu</text:p>
          </table:table-cell>
          <table:table-cell table:style-name="ce23" table:formula="of:=[.C63]/100" office:value-type="float" office:value="0.4086" calcext:value-type="float">
            <text:p>0.4086</text:p>
          </table:table-cell>
          <table:table-cell table:style-name="ce26" table:formula="of:=[.C63]/([.Y63]+1)" office:value-type="currency" office:currency="R$ " office:value="29.0075252023286" calcext:value-type="currency">
            <text:p>R$ 29.01</text:p>
          </table:table-cell>
          <table:table-cell table:style-name="ce26" table:formula="of:=([.C63]-[.Z63])*[.N63]" office:value-type="currency" office:currency="R$ " office:value="23474636856.4249" calcext:value-type="currency">
            <text:p>R$ 23,474,636,856.42</text:p>
          </table:table-cell>
          <table:table-cell table:style-name="ce26" table:formula="of:=IF([.Y63]&gt;0;&quot;Subiu&quot;;IF([.Y63]&lt;0;&quot;Desceu&quot;; &quot;Estável&quot;))" office:value-type="string" office:string-value="Subiu" calcext:value-type="string">
            <text:p>Subiu</text:p>
          </table:table-cell>
          <table:table-cell table:style-name="ce23" table:formula="of:=[.H63]/100" office:value-type="float" office:value="-0.0364" calcext:value-type="float">
            <text:p>-0.0364</text:p>
          </table:table-cell>
          <table:table-cell table:style-name="ce26" table:formula="of:=[.C63]/([.AC63]+1)" office:value-type="currency" office:currency="R$ " office:value="42.4034869240349" calcext:value-type="currency">
            <text:p>R$ 42.40</text:p>
          </table:table-cell>
          <table:table-cell table:style-name="ce26" table:formula="of:=([.C63]-[.AD63])*[.N63]" office:value-type="currency" office:currency="R$ " office:value="-3056981402.86087" calcext:value-type="currency">
            <text:p>-R$ 3,056,981,402.86</text:p>
          </table:table-cell>
          <table:table-cell table:style-name="ce26" table:formula="of:=IF([.AC63]&gt;0;&quot;Subiu&quot;;IF([.AC63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.4" calcext:value-type="float">
            <text:p>3.40</text:p>
          </table:table-cell>
          <table:table-cell table:style-name="ce14" office:value-type="float" office:value="-0.87" calcext:value-type="float">
            <text:p>-0.9</text:p>
          </table:table-cell>
          <table:table-cell table:style-name="ce18" office:value-type="float" office:value="-4.23" calcext:value-type="float">
            <text:p>-4.23</text:p>
          </table:table-cell>
          <table:table-cell table:number-columns-repeated="2" table:style-name="ce18" office:value-type="float" office:value="-13.92" calcext:value-type="float">
            <text:p>-13.92</text:p>
          </table:table-cell>
          <table:table-cell table:style-name="ce18" office:value-type="float" office:value="-46.63" calcext:value-type="float">
            <text:p>-46.63</text:p>
          </table:table-cell>
          <table:table-cell table:style-name="ce18" office:value-type="float" office:value="3.35" calcext:value-type="float">
            <text:p>3.35</text:p>
          </table:table-cell>
          <table:table-cell table:style-name="ce18" office:value-type="float" office:value="3.47" calcext:value-type="float">
            <text:p>3.47</text:p>
          </table:table-cell>
          <table:table-cell table:style-name="ce2" office:value-type="string" calcext:value-type="string">
            <text:p>49,03 M</text:p>
          </table:table-cell>
          <table:table-cell table:style-name="ce22" table:formula="of:=[.D64]/100" office:value-type="float" office:value="-0.0087" calcext:value-type="float">
            <text:p>-0.0087</text:p>
          </table:table-cell>
          <table:table-cell table:style-name="ce25" table:formula="of:=[.C64]/([.L64]+1)" office:value-type="currency" office:currency="R$ " office:value="3.42983960455967" calcext:value-type="currency">
            <text:p>R$ 3.43</text:p>
          </table:table-cell>
          <table:table-cell table:style-name="ce28" table:formula="of:=VLOOKUP([.A64];[$Total_de_acoes.A$1:.B$1048576];2;0)" office:value-type="float" office:value="309729428" calcext:value-type="float">
            <text:p>309,729,428</text:p>
          </table:table-cell>
          <table:table-cell table:style-name="ce25" table:formula="of:=([.C64]-[.M64])*[.N64]" office:value-type="currency" office:currency="R$ " office:value="-9242203.65201259" calcext:value-type="currency">
            <text:p>-R$ 9,242,203.65</text:p>
          </table:table-cell>
          <table:table-cell table:style-name="ce22" table:formula="of:=IF([.O64]&gt;0;&quot;Subiu&quot;;IF([.O64]&lt;0;&quot;Desceu&quot;;&quot;Estável&quot;))" office:value-type="string" office:string-value="Desceu" calcext:value-type="string">
            <text:p>Desceu</text:p>
          </table:table-cell>
          <table:table-cell table:style-name="ce23" table:formula="of:=[.E64]/100" office:value-type="float" office:value="-0.0423" calcext:value-type="float">
            <text:p>-0.0423</text:p>
          </table:table-cell>
          <table:table-cell table:style-name="ce26" table:formula="of:=[.C64]/([.E64]+1)" office:value-type="currency" office:currency="R$ " office:value="-1.05263157894737" calcext:value-type="currency">
            <text:p>-R$ 1.05</text:p>
          </table:table-cell>
          <table:table-cell table:style-name="ce26" table:formula="of:=([.C64]-[.R64])*[.N64]" office:value-type="currency" office:currency="R$ " office:value="1379111032.04211" calcext:value-type="currency">
            <text:p>R$ 1,379,111,032.04</text:p>
          </table:table-cell>
          <table:table-cell table:style-name="ce23" table:formula="of:=IF([.S64]&gt;0;&quot;Subiu&quot;;IF([.S64]&lt;0;&quot;Desceu&quot;;&quot;Estável&quot;))" office:value-type="string" office:string-value="Subiu" calcext:value-type="string">
            <text:p>Subiu</text:p>
          </table:table-cell>
          <table:table-cell table:style-name="ce23" table:formula="of:=[.F64]/100" office:value-type="float" office:value="-0.1392" calcext:value-type="float">
            <text:p>-0.1392</text:p>
          </table:table-cell>
          <table:table-cell table:style-name="ce26" table:formula="of:=[.C64]/([.U64]+1)" office:value-type="currency" office:currency="R$ " office:value="3.94981412639405" calcext:value-type="currency">
            <text:p>R$ 3.95</text:p>
          </table:table-cell>
          <table:table-cell table:style-name="ce26" table:formula="of:=([.C64]-[.V64])*[.N64]" office:value-type="currency" office:currency="R$ " office:value="-170293614.874349" calcext:value-type="currency">
            <text:p>-R$ 170,293,614.87</text:p>
          </table:table-cell>
          <table:table-cell table:style-name="ce23" table:formula="of:=IF([.U64]&gt;0;&quot;Subiu&quot;; IF([.U64]&lt;0;&quot;Desceu&quot;; &quot;Estável&quot;))" office:value-type="string" office:string-value="Desceu" calcext:value-type="string">
            <text:p>Desceu</text:p>
          </table:table-cell>
          <table:table-cell table:style-name="ce23" table:formula="of:=[.C64]/100" office:value-type="float" office:value="0.034" calcext:value-type="float">
            <text:p>0.034</text:p>
          </table:table-cell>
          <table:table-cell table:style-name="ce26" table:formula="of:=[.C64]/([.Y64]+1)" office:value-type="currency" office:currency="R$ " office:value="3.28820116054159" calcext:value-type="currency">
            <text:p>R$ 3.29</text:p>
          </table:table-cell>
          <table:table-cell table:style-name="ce26" table:formula="of:=([.C64]-[.Z64])*[.N64]" office:value-type="currency" office:currency="R$ " office:value="34627390.5965185" calcext:value-type="currency">
            <text:p>R$ 34,627,390.60</text:p>
          </table:table-cell>
          <table:table-cell table:style-name="ce26" table:formula="of:=IF([.Y64]&gt;0;&quot;Subiu&quot;;IF([.Y64]&lt;0;&quot;Desceu&quot;; &quot;Estável&quot;))" office:value-type="string" office:string-value="Subiu" calcext:value-type="string">
            <text:p>Subiu</text:p>
          </table:table-cell>
          <table:table-cell table:style-name="ce23" table:formula="of:=[.H64]/100" office:value-type="float" office:value="-0.4663" calcext:value-type="float">
            <text:p>-0.4663</text:p>
          </table:table-cell>
          <table:table-cell table:style-name="ce26" table:formula="of:=[.C64]/([.AC64]+1)" office:value-type="currency" office:currency="R$ " office:value="6.37062019861345" calcext:value-type="currency">
            <text:p>R$ 6.37</text:p>
          </table:table-cell>
          <table:table-cell table:style-name="ce26" table:formula="of:=([.C64]-[.AD64])*[.N64]" office:value-type="currency" office:currency="R$ " office:value="-920088494.921791" calcext:value-type="currency">
            <text:p>-R$ 920,088,494.92</text:p>
          </table:table-cell>
          <table:table-cell table:style-name="ce26" table:formula="of:=IF([.AC64]&gt;0;&quot;Subiu&quot;;IF([.AC64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EZTC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5.91" calcext:value-type="float">
            <text:p>15.91</text:p>
          </table:table-cell>
          <table:table-cell table:style-name="ce15" office:value-type="float" office:value="-0.93" calcext:value-type="float">
            <text:p>-0.9</text:p>
          </table:table-cell>
          <table:table-cell table:style-name="ce19" office:value-type="float" office:value="-2.39" calcext:value-type="float">
            <text:p>-2.39</text:p>
          </table:table-cell>
          <table:table-cell table:number-columns-repeated="2" table:style-name="ce19" office:value-type="float" office:value="-14.92" calcext:value-type="float">
            <text:p>-14.92</text:p>
          </table:table-cell>
          <table:table-cell table:style-name="ce19" office:value-type="float" office:value="8.93" calcext:value-type="float">
            <text:p>8.93</text:p>
          </table:table-cell>
          <table:table-cell table:style-name="ce19" office:value-type="float" office:value="15.85" calcext:value-type="float">
            <text:p>15.85</text:p>
          </table:table-cell>
          <table:table-cell table:style-name="ce19" office:value-type="float" office:value="16.31" calcext:value-type="float">
            <text:p>16.31</text:p>
          </table:table-cell>
          <table:table-cell table:style-name="ce3" office:value-type="string" calcext:value-type="string">
            <text:p>22,15 M</text:p>
          </table:table-cell>
          <table:table-cell table:style-name="ce22" table:formula="of:=[.D65]/100" office:value-type="float" office:value="-0.0093" calcext:value-type="float">
            <text:p>-0.0093</text:p>
          </table:table-cell>
          <table:table-cell table:style-name="ce25" table:formula="of:=[.C65]/([.L65]+1)" office:value-type="currency" office:currency="R$ " office:value="16.0593519733522" calcext:value-type="currency">
            <text:p>R$ 16.06</text:p>
          </table:table-cell>
          <table:table-cell table:style-name="ce28" table:formula="of:=VLOOKUP([.A65];[$Total_de_acoes.A$1:.B$1048576];2;0)" office:value-type="float" office:value="91514307" calcext:value-type="float">
            <text:p>91,514,307</text:p>
          </table:table-cell>
          <table:table-cell table:style-name="ce25" table:formula="of:=([.C65]-[.M65])*[.N65]" office:value-type="currency" office:currency="R$ " office:value="-13667842.3404068" calcext:value-type="currency">
            <text:p>-R$ 13,667,842.34</text:p>
          </table:table-cell>
          <table:table-cell table:style-name="ce22" table:formula="of:=IF([.O65]&gt;0;&quot;Subiu&quot;;IF([.O65]&lt;0;&quot;Desceu&quot;;&quot;Estável&quot;))" office:value-type="string" office:string-value="Desceu" calcext:value-type="string">
            <text:p>Desceu</text:p>
          </table:table-cell>
          <table:table-cell table:style-name="ce23" table:formula="of:=[.E65]/100" office:value-type="float" office:value="-0.0239" calcext:value-type="float">
            <text:p>-0.0239</text:p>
          </table:table-cell>
          <table:table-cell table:style-name="ce26" table:formula="of:=[.C65]/([.E65]+1)" office:value-type="currency" office:currency="R$ " office:value="-11.4460431654676" calcext:value-type="currency">
            <text:p>-R$ 11.45</text:p>
          </table:table-cell>
          <table:table-cell table:style-name="ce26" table:formula="of:=([.C65]-[.R65])*[.N65]" office:value-type="currency" office:currency="R$ " office:value="2503469332.54986" calcext:value-type="currency">
            <text:p>R$ 2,503,469,332.55</text:p>
          </table:table-cell>
          <table:table-cell table:style-name="ce23" table:formula="of:=IF([.S65]&gt;0;&quot;Subiu&quot;;IF([.S65]&lt;0;&quot;Desceu&quot;;&quot;Estável&quot;))" office:value-type="string" office:string-value="Subiu" calcext:value-type="string">
            <text:p>Subiu</text:p>
          </table:table-cell>
          <table:table-cell table:style-name="ce23" table:formula="of:=[.F65]/100" office:value-type="float" office:value="-0.1492" calcext:value-type="float">
            <text:p>-0.1492</text:p>
          </table:table-cell>
          <table:table-cell table:style-name="ce26" table:formula="of:=[.C65]/([.U65]+1)" office:value-type="currency" office:currency="R$ " office:value="18.7000470145745" calcext:value-type="currency">
            <text:p>R$ 18.70</text:p>
          </table:table-cell>
          <table:table-cell table:style-name="ce26" table:formula="of:=([.C65]-[.V65])*[.N65]" office:value-type="currency" office:currency="R$ " office:value="-255329219.036206" calcext:value-type="currency">
            <text:p>-R$ 255,329,219.04</text:p>
          </table:table-cell>
          <table:table-cell table:style-name="ce23" table:formula="of:=IF([.U65]&gt;0;&quot;Subiu&quot;; IF([.U65]&lt;0;&quot;Desceu&quot;; &quot;Estável&quot;))" office:value-type="string" office:string-value="Desceu" calcext:value-type="string">
            <text:p>Desceu</text:p>
          </table:table-cell>
          <table:table-cell table:style-name="ce23" table:formula="of:=[.C65]/100" office:value-type="float" office:value="0.1591" calcext:value-type="float">
            <text:p>0.1591</text:p>
          </table:table-cell>
          <table:table-cell table:style-name="ce26" table:formula="of:=[.C65]/([.Y65]+1)" office:value-type="currency" office:currency="R$ " office:value="13.7261668535933" calcext:value-type="currency">
            <text:p>R$ 13.73</text:p>
          </table:table-cell>
          <table:table-cell table:style-name="ce26" table:formula="of:=([.C65]-[.Z65])*[.N65]" office:value-type="currency" office:currency="R$ " office:value="199851976.997038" calcext:value-type="currency">
            <text:p>R$ 199,851,977.00</text:p>
          </table:table-cell>
          <table:table-cell table:style-name="ce26" table:formula="of:=IF([.Y65]&gt;0;&quot;Subiu&quot;;IF([.Y65]&lt;0;&quot;Desceu&quot;; &quot;Estável&quot;))" office:value-type="string" office:string-value="Subiu" calcext:value-type="string">
            <text:p>Subiu</text:p>
          </table:table-cell>
          <table:table-cell table:style-name="ce23" table:formula="of:=[.H65]/100" office:value-type="float" office:value="0.0893" calcext:value-type="float">
            <text:p>0.0893</text:p>
          </table:table-cell>
          <table:table-cell table:style-name="ce26" table:formula="of:=[.C65]/([.AC65]+1)" office:value-type="currency" office:currency="R$ " office:value="14.605710089048" calcext:value-type="currency">
            <text:p>R$ 14.61</text:p>
          </table:table-cell>
          <table:table-cell table:style-name="ce26" table:formula="of:=([.C65]-[.AD65])*[.N65]" office:value-type="currency" office:currency="R$ " office:value="119361187.327863" calcext:value-type="currency">
            <text:p>R$ 119,361,187.33</text:p>
          </table:table-cell>
          <table:table-cell table:style-name="ce26" table:formula="of:=IF([.AC65]&gt;0;&quot;Subiu&quot;;IF([.AC65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FLRY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6.49" calcext:value-type="float">
            <text:p>16.49</text:p>
          </table:table-cell>
          <table:table-cell table:style-name="ce14" office:value-type="float" office:value="-1.07" calcext:value-type="float">
            <text:p>-1.1</text:p>
          </table:table-cell>
          <table:table-cell table:style-name="ce18" office:value-type="float" office:value="1.04" calcext:value-type="float">
            <text:p>1.04</text:p>
          </table:table-cell>
          <table:table-cell table:number-columns-repeated="2" table:style-name="ce18" office:value-type="float" office:value="-8.59" calcext:value-type="float">
            <text:p>-8.59</text:p>
          </table:table-cell>
          <table:table-cell table:style-name="ce18" office:value-type="float" office:value="17.16" calcext:value-type="float">
            <text:p>17.16</text:p>
          </table:table-cell>
          <table:table-cell table:style-name="ce18" office:value-type="float" office:value="16.4" calcext:value-type="float">
            <text:p>16.4</text:p>
          </table:table-cell>
          <table:table-cell table:style-name="ce18" office:value-type="float" office:value="16.71" calcext:value-type="float">
            <text:p>16.71</text:p>
          </table:table-cell>
          <table:table-cell table:style-name="ce2" office:value-type="string" calcext:value-type="string">
            <text:p>37,01 M</text:p>
          </table:table-cell>
          <table:table-cell table:style-name="ce22" table:formula="of:=[.D66]/100" office:value-type="float" office:value="-0.0107" calcext:value-type="float">
            <text:p>-0.0107</text:p>
          </table:table-cell>
          <table:table-cell table:style-name="ce25" table:formula="of:=[.C66]/([.L66]+1)" office:value-type="currency" office:currency="R$ " office:value="16.6683513595472" calcext:value-type="currency">
            <text:p>R$ 16.67</text:p>
          </table:table-cell>
          <table:table-cell table:style-name="ce28" table:formula="of:=VLOOKUP([.A66];[$Total_de_acoes.A$1:.B$1048576];2;0)" office:value-type="float" office:value="240822651" calcext:value-type="float">
            <text:p>240,822,651</text:p>
          </table:table-cell>
          <table:table-cell table:style-name="ce25" table:formula="of:=([.C66]-[.M66])*[.N66]" office:value-type="currency" office:currency="R$ " office:value="-42951047.2155998" calcext:value-type="currency">
            <text:p>-R$ 42,951,047.22</text:p>
          </table:table-cell>
          <table:table-cell table:style-name="ce22" table:formula="of:=IF([.O66]&gt;0;&quot;Subiu&quot;;IF([.O66]&lt;0;&quot;Desceu&quot;;&quot;Estável&quot;))" office:value-type="string" office:string-value="Desceu" calcext:value-type="string">
            <text:p>Desceu</text:p>
          </table:table-cell>
          <table:table-cell table:style-name="ce23" table:formula="of:=[.E66]/100" office:value-type="float" office:value="0.0104" calcext:value-type="float">
            <text:p>0.0104</text:p>
          </table:table-cell>
          <table:table-cell table:style-name="ce26" table:formula="of:=[.C66]/([.E66]+1)" office:value-type="currency" office:currency="R$ " office:value="8.08333333333333" calcext:value-type="currency">
            <text:p>R$ 8.08</text:p>
          </table:table-cell>
          <table:table-cell table:style-name="ce26" table:formula="of:=([.C66]-[.R66])*[.N66]" office:value-type="currency" office:currency="R$ " office:value="2024515752.74" calcext:value-type="currency">
            <text:p>R$ 2,024,515,752.74</text:p>
          </table:table-cell>
          <table:table-cell table:style-name="ce23" table:formula="of:=IF([.S66]&gt;0;&quot;Subiu&quot;;IF([.S66]&lt;0;&quot;Desceu&quot;;&quot;Estável&quot;))" office:value-type="string" office:string-value="Subiu" calcext:value-type="string">
            <text:p>Subiu</text:p>
          </table:table-cell>
          <table:table-cell table:style-name="ce23" table:formula="of:=[.F66]/100" office:value-type="float" office:value="-0.0859" calcext:value-type="float">
            <text:p>-0.0859</text:p>
          </table:table-cell>
          <table:table-cell table:style-name="ce26" table:formula="of:=[.C66]/([.U66]+1)" office:value-type="currency" office:currency="R$ " office:value="18.0396017941144" calcext:value-type="currency">
            <text:p>R$ 18.04</text:p>
          </table:table-cell>
          <table:table-cell table:style-name="ce26" table:formula="of:=([.C66]-[.V66])*[.N66]" office:value-type="currency" office:currency="R$ " office:value="-373179212.052993" calcext:value-type="currency">
            <text:p>-R$ 373,179,212.05</text:p>
          </table:table-cell>
          <table:table-cell table:style-name="ce23" table:formula="of:=IF([.U66]&gt;0;&quot;Subiu&quot;; IF([.U66]&lt;0;&quot;Desceu&quot;; &quot;Estável&quot;))" office:value-type="string" office:string-value="Desceu" calcext:value-type="string">
            <text:p>Desceu</text:p>
          </table:table-cell>
          <table:table-cell table:style-name="ce23" table:formula="of:=[.C66]/100" office:value-type="float" office:value="0.1649" calcext:value-type="float">
            <text:p>0.1649</text:p>
          </table:table-cell>
          <table:table-cell table:style-name="ce26" table:formula="of:=[.C66]/([.Y66]+1)" office:value-type="currency" office:currency="R$ " office:value="14.1557215211606" calcext:value-type="currency">
            <text:p>R$ 14.16</text:p>
          </table:table-cell>
          <table:table-cell table:style-name="ce26" table:formula="of:=([.C66]-[.Z66])*[.N66]" office:value-type="currency" office:currency="R$ " office:value="562147131.446348" calcext:value-type="currency">
            <text:p>R$ 562,147,131.45</text:p>
          </table:table-cell>
          <table:table-cell table:style-name="ce26" table:formula="of:=IF([.Y66]&gt;0;&quot;Subiu&quot;;IF([.Y66]&lt;0;&quot;Desceu&quot;; &quot;Estável&quot;))" office:value-type="string" office:string-value="Subiu" calcext:value-type="string">
            <text:p>Subiu</text:p>
          </table:table-cell>
          <table:table-cell table:style-name="ce23" table:formula="of:=[.H66]/100" office:value-type="float" office:value="0.1716" calcext:value-type="float">
            <text:p>0.1716</text:p>
          </table:table-cell>
          <table:table-cell table:style-name="ce26" table:formula="of:=[.C66]/([.AC66]+1)" office:value-type="currency" office:currency="R$ " office:value="14.0747695459201" calcext:value-type="currency">
            <text:p>R$ 14.07</text:p>
          </table:table-cell>
          <table:table-cell table:style-name="ce26" table:formula="of:=([.C66]-[.AD66])*[.N66]" office:value-type="currency" office:currency="R$ " office:value="581642200.727453" calcext:value-type="currency">
            <text:p>R$ 581,642,200.73</text:p>
          </table:table-cell>
          <table:table-cell table:style-name="ce26" table:formula="of:=IF([.AC66]&gt;0;&quot;Subiu&quot;;IF([.AC66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SOM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6.95" calcext:value-type="float">
            <text:p>6.95</text:p>
          </table:table-cell>
          <table:table-cell table:style-name="ce15" office:value-type="float" office:value="-1.27" calcext:value-type="float">
            <text:p>-1.3</text:p>
          </table:table-cell>
          <table:table-cell table:style-name="ce19" office:value-type="float" office:value="-0.43" calcext:value-type="float">
            <text:p>-0.43</text:p>
          </table:table-cell>
          <table:table-cell table:number-columns-repeated="2" table:style-name="ce19" office:value-type="float" office:value="-6.71" calcext:value-type="float">
            <text:p>-6.71</text:p>
          </table:table-cell>
          <table:table-cell table:style-name="ce19" office:value-type="float" office:value="-30.01" calcext:value-type="float">
            <text:p>-30.01</text:p>
          </table:table-cell>
          <table:table-cell table:style-name="ce19" office:value-type="float" office:value="6.87" calcext:value-type="float">
            <text:p>6.87</text:p>
          </table:table-cell>
          <table:table-cell table:style-name="ce19" office:value-type="float" office:value="7.14" calcext:value-type="float">
            <text:p>7.14</text:p>
          </table:table-cell>
          <table:table-cell table:style-name="ce3" office:value-type="string" calcext:value-type="string">
            <text:p>60,82 M</text:p>
          </table:table-cell>
          <table:table-cell table:style-name="ce22" table:formula="of:=[.D67]/100" office:value-type="float" office:value="-0.0127" calcext:value-type="float">
            <text:p>-0.0127</text:p>
          </table:table-cell>
          <table:table-cell table:style-name="ce25" table:formula="of:=[.C67]/([.L67]+1)" office:value-type="currency" office:currency="R$ " office:value="7.03940038488808" calcext:value-type="currency">
            <text:p>R$ 7.04</text:p>
          </table:table-cell>
          <table:table-cell table:style-name="ce28" table:formula="of:=VLOOKUP([.A67];[$Total_de_acoes.A$1:.B$1048576];2;0)" office:value-type="float" office:value="496029967" calcext:value-type="float">
            <text:p>496,029,967</text:p>
          </table:table-cell>
          <table:table-cell table:style-name="ce25" table:formula="of:=([.C67]-[.M67])*[.N67]" office:value-type="currency" office:currency="R$ " office:value="-44345269.9658212" calcext:value-type="currency">
            <text:p>-R$ 44,345,269.97</text:p>
          </table:table-cell>
          <table:table-cell table:style-name="ce22" table:formula="of:=IF([.O67]&gt;0;&quot;Subiu&quot;;IF([.O67]&lt;0;&quot;Desceu&quot;;&quot;Estável&quot;))" office:value-type="string" office:string-value="Desceu" calcext:value-type="string">
            <text:p>Desceu</text:p>
          </table:table-cell>
          <table:table-cell table:style-name="ce23" table:formula="of:=[.E67]/100" office:value-type="float" office:value="-0.0043" calcext:value-type="float">
            <text:p>-0.0043</text:p>
          </table:table-cell>
          <table:table-cell table:style-name="ce26" table:formula="of:=[.C67]/([.E67]+1)" office:value-type="currency" office:currency="R$ " office:value="12.1929824561403" calcext:value-type="currency">
            <text:p>R$ 12.19</text:p>
          </table:table-cell>
          <table:table-cell table:style-name="ce26" table:formula="of:=([.C67]-[.R67])*[.N67]" office:value-type="currency" office:currency="R$ " office:value="-2600676414.70088" calcext:value-type="currency">
            <text:p>-R$ 2,600,676,414.70</text:p>
          </table:table-cell>
          <table:table-cell table:style-name="ce23" table:formula="of:=IF([.S67]&gt;0;&quot;Subiu&quot;;IF([.S67]&lt;0;&quot;Desceu&quot;;&quot;Estável&quot;))" office:value-type="string" office:string-value="Desceu" calcext:value-type="string">
            <text:p>Desceu</text:p>
          </table:table-cell>
          <table:table-cell table:style-name="ce23" table:formula="of:=[.F67]/100" office:value-type="float" office:value="-0.0671" calcext:value-type="float">
            <text:p>-0.0671</text:p>
          </table:table-cell>
          <table:table-cell table:style-name="ce26" table:formula="of:=[.C67]/([.U67]+1)" office:value-type="currency" office:currency="R$ " office:value="7.44988744774359" calcext:value-type="currency">
            <text:p>R$ 7.45</text:p>
          </table:table-cell>
          <table:table-cell table:style-name="ce26" table:formula="of:=([.C67]-[.V67])*[.N67]" office:value-type="currency" office:currency="R$ " office:value="-247959154.207969" calcext:value-type="currency">
            <text:p>-R$ 247,959,154.21</text:p>
          </table:table-cell>
          <table:table-cell table:style-name="ce23" table:formula="of:=IF([.U67]&gt;0;&quot;Subiu&quot;; IF([.U67]&lt;0;&quot;Desceu&quot;; &quot;Estável&quot;))" office:value-type="string" office:string-value="Desceu" calcext:value-type="string">
            <text:p>Desceu</text:p>
          </table:table-cell>
          <table:table-cell table:style-name="ce23" table:formula="of:=[.C67]/100" office:value-type="float" office:value="0.0695" calcext:value-type="float">
            <text:p>0.0695</text:p>
          </table:table-cell>
          <table:table-cell table:style-name="ce26" table:formula="of:=[.C67]/([.Y67]+1)" office:value-type="currency" office:currency="R$ " office:value="6.49836372136512" calcext:value-type="currency">
            <text:p>R$ 6.50</text:p>
          </table:table-cell>
          <table:table-cell table:style-name="ce26" table:formula="of:=([.C67]-[.Z67])*[.N67]" office:value-type="currency" office:currency="R$ " office:value="224025128.387261" calcext:value-type="currency">
            <text:p>R$ 224,025,128.39</text:p>
          </table:table-cell>
          <table:table-cell table:style-name="ce26" table:formula="of:=IF([.Y67]&gt;0;&quot;Subiu&quot;;IF([.Y67]&lt;0;&quot;Desceu&quot;; &quot;Estável&quot;))" office:value-type="string" office:string-value="Subiu" calcext:value-type="string">
            <text:p>Subiu</text:p>
          </table:table-cell>
          <table:table-cell table:style-name="ce23" table:formula="of:=[.H67]/100" office:value-type="float" office:value="-0.3001" calcext:value-type="float">
            <text:p>-0.3001</text:p>
          </table:table-cell>
          <table:table-cell table:style-name="ce26" table:formula="of:=[.C67]/([.AC67]+1)" office:value-type="currency" office:currency="R$ " office:value="9.92998999857123" calcext:value-type="currency">
            <text:p>R$ 9.93</text:p>
          </table:table-cell>
          <table:table-cell table:style-name="ce26" table:formula="of:=([.C67]-[.AD67])*[.N67]" office:value-type="currency" office:currency="R$ " office:value="-1478164340.65161" calcext:value-type="currency">
            <text:p>-R$ 1,478,164,340.65</text:p>
          </table:table-cell>
          <table:table-cell table:style-name="ce26" table:formula="of:=IF([.AC67]&gt;0;&quot;Subiu&quot;;IF([.AC67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ALPA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8.67" calcext:value-type="float">
            <text:p>8.67</text:p>
          </table:table-cell>
          <table:table-cell table:style-name="ce14" office:value-type="float" office:value="-1.36" calcext:value-type="float">
            <text:p>-1.4</text:p>
          </table:table-cell>
          <table:table-cell table:style-name="ce18" office:value-type="float" office:value="4.08" calcext:value-type="float">
            <text:p>4.08</text:p>
          </table:table-cell>
          <table:table-cell table:number-columns-repeated="2" table:style-name="ce18" office:value-type="float" office:value="-14.33" calcext:value-type="float">
            <text:p>-14.33</text:p>
          </table:table-cell>
          <table:table-cell table:style-name="ce18" office:value-type="float" office:value="-34.52" calcext:value-type="float">
            <text:p>-34.52</text:p>
          </table:table-cell>
          <table:table-cell table:style-name="ce18" office:value-type="float" office:value="8.62" calcext:value-type="float">
            <text:p>8.62</text:p>
          </table:table-cell>
          <table:table-cell table:style-name="ce18" office:value-type="float" office:value="8.8" calcext:value-type="float">
            <text:p>8.8</text:p>
          </table:table-cell>
          <table:table-cell table:style-name="ce2" office:value-type="string" calcext:value-type="string">
            <text:p>14 M</text:p>
          </table:table-cell>
          <table:table-cell table:style-name="ce22" table:formula="of:=[.D68]/100" office:value-type="float" office:value="-0.0136" calcext:value-type="float">
            <text:p>-0.0136</text:p>
          </table:table-cell>
          <table:table-cell table:style-name="ce25" table:formula="of:=[.C68]/([.L68]+1)" office:value-type="currency" office:currency="R$ " office:value="8.78953771289538" calcext:value-type="currency">
            <text:p>R$ 8.79</text:p>
          </table:table-cell>
          <table:table-cell table:style-name="ce28" table:formula="of:=VLOOKUP([.A68];[$Total_de_acoes.A$1:.B$1048576];2;0)" office:value-type="float" office:value="176733968" calcext:value-type="float">
            <text:p>176,733,968</text:p>
          </table:table-cell>
          <table:table-cell table:style-name="ce25" table:formula="of:=([.C68]-[.M68])*[.N68]" office:value-type="currency" office:currency="R$ " office:value="-21126374.3256445" calcext:value-type="currency">
            <text:p>-R$ 21,126,374.33</text:p>
          </table:table-cell>
          <table:table-cell table:style-name="ce22" table:formula="of:=IF([.O68]&gt;0;&quot;Subiu&quot;;IF([.O68]&lt;0;&quot;Desceu&quot;;&quot;Estável&quot;))" office:value-type="string" office:string-value="Desceu" calcext:value-type="string">
            <text:p>Desceu</text:p>
          </table:table-cell>
          <table:table-cell table:style-name="ce23" table:formula="of:=[.E68]/100" office:value-type="float" office:value="0.0408" calcext:value-type="float">
            <text:p>0.0408</text:p>
          </table:table-cell>
          <table:table-cell table:style-name="ce26" table:formula="of:=[.C68]/([.E68]+1)" office:value-type="currency" office:currency="R$ " office:value="1.70669291338583" calcext:value-type="currency">
            <text:p>R$ 1.71</text:p>
          </table:table-cell>
          <table:table-cell table:style-name="ce26" table:formula="of:=([.C68]-[.R68])*[.N68]" office:value-type="currency" office:currency="R$ " office:value="1230652891.81984" calcext:value-type="currency">
            <text:p>R$ 1,230,652,891.82</text:p>
          </table:table-cell>
          <table:table-cell table:style-name="ce23" table:formula="of:=IF([.S68]&gt;0;&quot;Subiu&quot;;IF([.S68]&lt;0;&quot;Desceu&quot;;&quot;Estável&quot;))" office:value-type="string" office:string-value="Subiu" calcext:value-type="string">
            <text:p>Subiu</text:p>
          </table:table-cell>
          <table:table-cell table:style-name="ce23" table:formula="of:=[.F68]/100" office:value-type="float" office:value="-0.1433" calcext:value-type="float">
            <text:p>-0.1433</text:p>
          </table:table-cell>
          <table:table-cell table:style-name="ce26" table:formula="of:=[.C68]/([.U68]+1)" office:value-type="currency" office:currency="R$ " office:value="10.1202287848722" calcext:value-type="currency">
            <text:p>R$ 10.12</text:p>
          </table:table-cell>
          <table:table-cell table:style-name="ce26" table:formula="of:=([.C68]-[.V68])*[.N68]" office:value-type="currency" office:currency="R$ " office:value="-256304687.658279" calcext:value-type="currency">
            <text:p>-R$ 256,304,687.66</text:p>
          </table:table-cell>
          <table:table-cell table:style-name="ce23" table:formula="of:=IF([.U68]&gt;0;&quot;Subiu&quot;; IF([.U68]&lt;0;&quot;Desceu&quot;; &quot;Estável&quot;))" office:value-type="string" office:string-value="Desceu" calcext:value-type="string">
            <text:p>Desceu</text:p>
          </table:table-cell>
          <table:table-cell table:style-name="ce23" table:formula="of:=[.C68]/100" office:value-type="float" office:value="0.0867" calcext:value-type="float">
            <text:p>0.0867</text:p>
          </table:table-cell>
          <table:table-cell table:style-name="ce26" table:formula="of:=[.C68]/([.Y68]+1)" office:value-type="currency" office:currency="R$ " office:value="7.97828287475844" calcext:value-type="currency">
            <text:p>R$ 7.98</text:p>
          </table:table-cell>
          <table:table-cell table:style-name="ce26" table:formula="of:=([.C68]-[.Z68])*[.N68]" office:value-type="currency" office:currency="R$ " office:value="122249912.277493" calcext:value-type="currency">
            <text:p>R$ 122,249,912.28</text:p>
          </table:table-cell>
          <table:table-cell table:style-name="ce26" table:formula="of:=IF([.Y68]&gt;0;&quot;Subiu&quot;;IF([.Y68]&lt;0;&quot;Desceu&quot;; &quot;Estável&quot;))" office:value-type="string" office:string-value="Subiu" calcext:value-type="string">
            <text:p>Subiu</text:p>
          </table:table-cell>
          <table:table-cell table:style-name="ce23" table:formula="of:=[.H68]/100" office:value-type="float" office:value="-0.3452" calcext:value-type="float">
            <text:p>-0.3452</text:p>
          </table:table-cell>
          <table:table-cell table:style-name="ce26" table:formula="of:=[.C68]/([.AC68]+1)" office:value-type="currency" office:currency="R$ " office:value="13.2406841783751" calcext:value-type="currency">
            <text:p>R$ 13.24</text:p>
          </table:table-cell>
          <table:table-cell table:style-name="ce26" table:formula="of:=([.C68]-[.AD68])*[.N68]" office:value-type="currency" office:currency="R$ " office:value="-807795151.319047" calcext:value-type="currency">
            <text:p>-R$ 807,795,151.32</text:p>
          </table:table-cell>
          <table:table-cell table:style-name="ce26" table:formula="of:=IF([.AC68]&gt;0;&quot;Subiu&quot;;IF([.AC68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YRE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2.84" calcext:value-type="float">
            <text:p>22.84</text:p>
          </table:table-cell>
          <table:table-cell table:style-name="ce15" office:value-type="float" office:value="-1.38" calcext:value-type="float">
            <text:p>-1.4</text:p>
          </table:table-cell>
          <table:table-cell table:style-name="ce19" office:value-type="float" office:value="2.38" calcext:value-type="float">
            <text:p>2.38</text:p>
          </table:table-cell>
          <table:table-cell table:number-columns-repeated="2" table:style-name="ce19" office:value-type="float" office:value="-5.15" calcext:value-type="float">
            <text:p>-5.15</text:p>
          </table:table-cell>
          <table:table-cell table:style-name="ce19" office:value-type="float" office:value="60.09" calcext:value-type="float">
            <text:p>60.09</text:p>
          </table:table-cell>
          <table:table-cell table:style-name="ce19" office:value-type="float" office:value="22.62" calcext:value-type="float">
            <text:p>22.62</text:p>
          </table:table-cell>
          <table:table-cell table:style-name="ce19" office:value-type="float" office:value="23.34" calcext:value-type="float">
            <text:p>23.34</text:p>
          </table:table-cell>
          <table:table-cell table:style-name="ce3" office:value-type="string" calcext:value-type="string">
            <text:p>104,26 M</text:p>
          </table:table-cell>
          <table:table-cell table:style-name="ce22" table:formula="of:=[.D69]/100" office:value-type="float" office:value="-0.0138" calcext:value-type="float">
            <text:p>-0.0138</text:p>
          </table:table-cell>
          <table:table-cell table:style-name="ce25" table:formula="of:=[.C69]/([.L69]+1)" office:value-type="currency" office:currency="R$ " office:value="23.1596025147029" calcext:value-type="currency">
            <text:p>R$ 23.16</text:p>
          </table:table-cell>
          <table:table-cell table:style-name="ce28" table:formula="of:=VLOOKUP([.A69];[$Total_de_acoes.A$1:.B$1048576];2;0)" office:value-type="float" office:value="265784616" calcext:value-type="float">
            <text:p>265,784,616</text:p>
          </table:table-cell>
          <table:table-cell table:style-name="ce25" table:formula="of:=([.C69]-[.M69])*[.N69]" office:value-type="currency" office:currency="R$ " office:value="-84945431.6429448" calcext:value-type="currency">
            <text:p>-R$ 84,945,431.64</text:p>
          </table:table-cell>
          <table:table-cell table:style-name="ce22" table:formula="of:=IF([.O69]&gt;0;&quot;Subiu&quot;;IF([.O69]&lt;0;&quot;Desceu&quot;;&quot;Estável&quot;))" office:value-type="string" office:string-value="Desceu" calcext:value-type="string">
            <text:p>Desceu</text:p>
          </table:table-cell>
          <table:table-cell table:style-name="ce23" table:formula="of:=[.E69]/100" office:value-type="float" office:value="0.0238" calcext:value-type="float">
            <text:p>0.0238</text:p>
          </table:table-cell>
          <table:table-cell table:style-name="ce26" table:formula="of:=[.C69]/([.E69]+1)" office:value-type="currency" office:currency="R$ " office:value="6.75739644970414" calcext:value-type="currency">
            <text:p>R$ 6.76</text:p>
          </table:table-cell>
          <table:table-cell table:style-name="ce26" table:formula="of:=([.C69]-[.R69])*[.N69]" office:value-type="currency" office:currency="R$ " office:value="4274508608.89562" calcext:value-type="currency">
            <text:p>R$ 4,274,508,608.90</text:p>
          </table:table-cell>
          <table:table-cell table:style-name="ce23" table:formula="of:=IF([.S69]&gt;0;&quot;Subiu&quot;;IF([.S69]&lt;0;&quot;Desceu&quot;;&quot;Estável&quot;))" office:value-type="string" office:string-value="Subiu" calcext:value-type="string">
            <text:p>Subiu</text:p>
          </table:table-cell>
          <table:table-cell table:style-name="ce23" table:formula="of:=[.F69]/100" office:value-type="float" office:value="-0.0515" calcext:value-type="float">
            <text:p>-0.0515</text:p>
          </table:table-cell>
          <table:table-cell table:style-name="ce26" table:formula="of:=[.C69]/([.U69]+1)" office:value-type="currency" office:currency="R$ " office:value="24.0801265155509" calcext:value-type="currency">
            <text:p>R$ 24.08</text:p>
          </table:table-cell>
          <table:table-cell table:style-name="ce26" table:formula="of:=([.C69]-[.V69])*[.N69]" office:value-type="currency" office:currency="R$ " office:value="-329606549.727106" calcext:value-type="currency">
            <text:p>-R$ 329,606,549.73</text:p>
          </table:table-cell>
          <table:table-cell table:style-name="ce23" table:formula="of:=IF([.U69]&gt;0;&quot;Subiu&quot;; IF([.U69]&lt;0;&quot;Desceu&quot;; &quot;Estável&quot;))" office:value-type="string" office:string-value="Desceu" calcext:value-type="string">
            <text:p>Desceu</text:p>
          </table:table-cell>
          <table:table-cell table:style-name="ce23" table:formula="of:=[.C69]/100" office:value-type="float" office:value="0.2284" calcext:value-type="float">
            <text:p>0.2284</text:p>
          </table:table-cell>
          <table:table-cell table:style-name="ce26" table:formula="of:=[.C69]/([.Y69]+1)" office:value-type="currency" office:currency="R$ " office:value="18.593292087268" calcext:value-type="currency">
            <text:p>R$ 18.59</text:p>
          </table:table-cell>
          <table:table-cell table:style-name="ce26" table:formula="of:=([.C69]-[.Z69])*[.N69]" office:value-type="currency" office:currency="R$ " office:value="1128709631.84964" calcext:value-type="currency">
            <text:p>R$ 1,128,709,631.85</text:p>
          </table:table-cell>
          <table:table-cell table:style-name="ce26" table:formula="of:=IF([.Y69]&gt;0;&quot;Subiu&quot;;IF([.Y69]&lt;0;&quot;Desceu&quot;; &quot;Estável&quot;))" office:value-type="string" office:string-value="Subiu" calcext:value-type="string">
            <text:p>Subiu</text:p>
          </table:table-cell>
          <table:table-cell table:style-name="ce23" table:formula="of:=[.H69]/100" office:value-type="float" office:value="0.6009" calcext:value-type="float">
            <text:p>0.6009</text:p>
          </table:table-cell>
          <table:table-cell table:style-name="ce26" table:formula="of:=[.C69]/([.AC69]+1)" office:value-type="currency" office:currency="R$ " office:value="14.26697482666" calcext:value-type="currency">
            <text:p>R$ 14.27</text:p>
          </table:table-cell>
          <table:table-cell table:style-name="ce26" table:formula="of:=([.C69]-[.AD69])*[.N69]" office:value-type="currency" office:currency="R$ " office:value="2278578203.6545" calcext:value-type="currency">
            <text:p>R$ 2,278,578,203.65</text:p>
          </table:table-cell>
          <table:table-cell table:style-name="ce26" table:formula="of:=IF([.AC69]&gt;0;&quot;Subiu&quot;;IF([.AC69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22.4" calcext:value-type="float">
            <text:p>22.40</text:p>
          </table:table-cell>
          <table:table-cell table:style-name="ce14" office:value-type="float" office:value="-1.4" calcext:value-type="float">
            <text:p>-1.4</text:p>
          </table:table-cell>
          <table:table-cell table:style-name="ce18" office:value-type="float" office:value="5.02" calcext:value-type="float">
            <text:p>5.02</text:p>
          </table:table-cell>
          <table:table-cell table:number-columns-repeated="2" table:style-name="ce18" office:value-type="float" office:value="0.04" calcext:value-type="float">
            <text:p>0.04</text:p>
          </table:table-cell>
          <table:table-cell table:style-name="ce18" office:value-type="float" office:value="34.29" calcext:value-type="float">
            <text:p>34.29</text:p>
          </table:table-cell>
          <table:table-cell table:style-name="ce18" office:value-type="float" office:value="22.26" calcext:value-type="float">
            <text:p>22.26</text:p>
          </table:table-cell>
          <table:table-cell table:style-name="ce18" office:value-type="float" office:value="22.92" calcext:value-type="float">
            <text:p>22.92</text:p>
          </table:table-cell>
          <table:table-cell table:style-name="ce2" office:value-type="string" calcext:value-type="string">
            <text:p>60,86 M</text:p>
          </table:table-cell>
          <table:table-cell table:style-name="ce22" table:formula="of:=[.D70]/100" office:value-type="float" office:value="-0.014" calcext:value-type="float">
            <text:p>-0.014</text:p>
          </table:table-cell>
          <table:table-cell table:style-name="ce25" table:formula="of:=[.C70]/([.L70]+1)" office:value-type="currency" office:currency="R$ " office:value="22.7180527383367" calcext:value-type="currency">
            <text:p>R$ 22.72</text:p>
          </table:table-cell>
          <table:table-cell table:style-name="ce28" table:formula="of:=VLOOKUP([.A70];[$Total_de_acoes.A$1:.B$1048576];2;0)" office:value-type="float" office:value="734632705" calcext:value-type="float">
            <text:p>734,632,705</text:p>
          </table:table-cell>
          <table:table-cell table:style-name="ce25" table:formula="of:=([.C70]-[.M70])*[.N70]" office:value-type="currency" office:currency="R$ " office:value="-233651943.496958" calcext:value-type="currency">
            <text:p>-R$ 233,651,943.50</text:p>
          </table:table-cell>
          <table:table-cell table:style-name="ce22" table:formula="of:=IF([.O70]&gt;0;&quot;Subiu&quot;;IF([.O70]&lt;0;&quot;Desceu&quot;;&quot;Estável&quot;))" office:value-type="string" office:string-value="Desceu" calcext:value-type="string">
            <text:p>Desceu</text:p>
          </table:table-cell>
          <table:table-cell table:style-name="ce23" table:formula="of:=[.E70]/100" office:value-type="float" office:value="0.0502" calcext:value-type="float">
            <text:p>0.0502</text:p>
          </table:table-cell>
          <table:table-cell table:style-name="ce26" table:formula="of:=[.C70]/([.E70]+1)" office:value-type="currency" office:currency="R$ " office:value="3.72093023255814" calcext:value-type="currency">
            <text:p>R$ 3.72</text:p>
          </table:table-cell>
          <table:table-cell table:style-name="ce26" table:formula="of:=([.C70]-[.R70])*[.N70]" office:value-type="currency" office:currency="R$ " office:value="13722255550.1395" calcext:value-type="currency">
            <text:p>R$ 13,722,255,550.14</text:p>
          </table:table-cell>
          <table:table-cell table:style-name="ce23" table:formula="of:=IF([.S70]&gt;0;&quot;Subiu&quot;;IF([.S70]&lt;0;&quot;Desceu&quot;;&quot;Estável&quot;))" office:value-type="string" office:string-value="Subiu" calcext:value-type="string">
            <text:p>Subiu</text:p>
          </table:table-cell>
          <table:table-cell table:style-name="ce23" table:formula="of:=[.F70]/100" office:value-type="float" office:value="0.0004" calcext:value-type="float">
            <text:p>0.0004</text:p>
          </table:table-cell>
          <table:table-cell table:style-name="ce26" table:formula="of:=[.C70]/([.U70]+1)" office:value-type="currency" office:currency="R$ " office:value="22.391043582567" calcext:value-type="currency">
            <text:p>R$ 22.39</text:p>
          </table:table-cell>
          <table:table-cell table:style-name="ce26" table:formula="of:=([.C70]-[.V70])*[.N70]" office:value-type="currency" office:currency="R$ " office:value="6579677.16593329" calcext:value-type="currency">
            <text:p>R$ 6,579,677.17</text:p>
          </table:table-cell>
          <table:table-cell table:style-name="ce23" table:formula="of:=IF([.U70]&gt;0;&quot;Subiu&quot;; IF([.U70]&lt;0;&quot;Desceu&quot;; &quot;Estável&quot;))" office:value-type="string" office:string-value="Subiu" calcext:value-type="string">
            <text:p>Subiu</text:p>
          </table:table-cell>
          <table:table-cell table:style-name="ce23" table:formula="of:=[.C70]/100" office:value-type="float" office:value="0.224" calcext:value-type="float">
            <text:p>0.224</text:p>
          </table:table-cell>
          <table:table-cell table:style-name="ce26" table:formula="of:=[.C70]/([.Y70]+1)" office:value-type="currency" office:currency="R$ " office:value="18.3006535947712" calcext:value-type="currency">
            <text:p>R$ 18.30</text:p>
          </table:table-cell>
          <table:table-cell table:style-name="ce26" table:formula="of:=([.C70]-[.Z70])*[.N70]" office:value-type="currency" office:currency="R$ " office:value="3011513938.40523" calcext:value-type="currency">
            <text:p>R$ 3,011,513,938.41</text:p>
          </table:table-cell>
          <table:table-cell table:style-name="ce26" table:formula="of:=IF([.Y70]&gt;0;&quot;Subiu&quot;;IF([.Y70]&lt;0;&quot;Desceu&quot;; &quot;Estável&quot;))" office:value-type="string" office:string-value="Subiu" calcext:value-type="string">
            <text:p>Subiu</text:p>
          </table:table-cell>
          <table:table-cell table:style-name="ce23" table:formula="of:=[.H70]/100" office:value-type="float" office:value="0.3429" calcext:value-type="float">
            <text:p>0.3429</text:p>
          </table:table-cell>
          <table:table-cell table:style-name="ce26" table:formula="of:=[.C70]/([.AC70]+1)" office:value-type="currency" office:currency="R$ " office:value="16.6803187132326" calcext:value-type="currency">
            <text:p>R$ 16.68</text:p>
          </table:table-cell>
          <table:table-cell table:style-name="ce26" table:formula="of:=([.C70]-[.AD70])*[.N70]" office:value-type="currency" office:currency="R$ " office:value="4201864935.43585" calcext:value-type="currency">
            <text:p>R$ 4,201,864,935.44</text:p>
          </table:table-cell>
          <table:table-cell table:style-name="ce26" table:formula="of:=IF([.AC70]&gt;0;&quot;Subiu&quot;;IF([.AC70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NTC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5.97" calcext:value-type="float">
            <text:p>15.97</text:p>
          </table:table-cell>
          <table:table-cell table:style-name="ce15" office:value-type="float" office:value="-1.41" calcext:value-type="float">
            <text:p>-1.4</text:p>
          </table:table-cell>
          <table:table-cell table:style-name="ce19" office:value-type="float" office:value="-7.37" calcext:value-type="float">
            <text:p>-7.37</text:p>
          </table:table-cell>
          <table:table-cell table:number-columns-repeated="2" table:style-name="ce19" office:value-type="float" office:value="-5.45" calcext:value-type="float">
            <text:p>-5.45</text:p>
          </table:table-cell>
          <table:table-cell table:style-name="ce19" office:value-type="float" office:value="23.51" calcext:value-type="float">
            <text:p>23.51</text:p>
          </table:table-cell>
          <table:table-cell table:style-name="ce19" office:value-type="float" office:value="15.84" calcext:value-type="float">
            <text:p>15.84</text:p>
          </table:table-cell>
          <table:table-cell table:style-name="ce19" office:value-type="float" office:value="16.43" calcext:value-type="float">
            <text:p>16.43</text:p>
          </table:table-cell>
          <table:table-cell table:style-name="ce3" office:value-type="string" calcext:value-type="string">
            <text:p>213,23 M</text:p>
          </table:table-cell>
          <table:table-cell table:style-name="ce22" table:formula="of:=[.D71]/100" office:value-type="float" office:value="-0.0141" calcext:value-type="float">
            <text:p>-0.0141</text:p>
          </table:table-cell>
          <table:table-cell table:style-name="ce25" table:formula="of:=[.C71]/([.L71]+1)" office:value-type="currency" office:currency="R$ " office:value="16.1983974033878" calcext:value-type="currency">
            <text:p>R$ 16.20</text:p>
          </table:table-cell>
          <table:table-cell table:style-name="ce28" table:formula="of:=VLOOKUP([.A71];[$Total_de_acoes.A$1:.B$1048576];2;0)" office:value-type="float" office:value="846244302" calcext:value-type="float">
            <text:p>846,244,302</text:p>
          </table:table-cell>
          <table:table-cell table:style-name="ce25" table:formula="of:=([.C71]-[.M71])*[.N71]" office:value-type="currency" office:currency="R$ " office:value="-193280001.208495" calcext:value-type="currency">
            <text:p>-R$ 193,280,001.21</text:p>
          </table:table-cell>
          <table:table-cell table:style-name="ce22" table:formula="of:=IF([.O71]&gt;0;&quot;Subiu&quot;;IF([.O71]&lt;0;&quot;Desceu&quot;;&quot;Estável&quot;))" office:value-type="string" office:string-value="Desceu" calcext:value-type="string">
            <text:p>Desceu</text:p>
          </table:table-cell>
          <table:table-cell table:style-name="ce23" table:formula="of:=[.E71]/100" office:value-type="float" office:value="-0.0737" calcext:value-type="float">
            <text:p>-0.0737</text:p>
          </table:table-cell>
          <table:table-cell table:style-name="ce26" table:formula="of:=[.C71]/([.E71]+1)" office:value-type="currency" office:currency="R$ " office:value="-2.50706436420722" calcext:value-type="currency">
            <text:p>-R$ 2.51</text:p>
          </table:table-cell>
          <table:table-cell table:style-name="ce26" table:formula="of:=([.C71]-[.R71])*[.N71]" office:value-type="currency" office:currency="R$ " office:value="15636110435.8976" calcext:value-type="currency">
            <text:p>R$ 15,636,110,435.90</text:p>
          </table:table-cell>
          <table:table-cell table:style-name="ce23" table:formula="of:=IF([.S71]&gt;0;&quot;Subiu&quot;;IF([.S71]&lt;0;&quot;Desceu&quot;;&quot;Estável&quot;))" office:value-type="string" office:string-value="Subiu" calcext:value-type="string">
            <text:p>Subiu</text:p>
          </table:table-cell>
          <table:table-cell table:style-name="ce23" table:formula="of:=[.F71]/100" office:value-type="float" office:value="-0.0545" calcext:value-type="float">
            <text:p>-0.0545</text:p>
          </table:table-cell>
          <table:table-cell table:style-name="ce26" table:formula="of:=[.C71]/([.U71]+1)" office:value-type="currency" office:currency="R$ " office:value="16.8905341089371" calcext:value-type="currency">
            <text:p>R$ 16.89</text:p>
          </table:table-cell>
          <table:table-cell table:style-name="ce26" table:formula="of:=([.C71]-[.V71])*[.N71]" office:value-type="currency" office:currency="R$ " office:value="-778996744.484643" calcext:value-type="currency">
            <text:p>-R$ 778,996,744.48</text:p>
          </table:table-cell>
          <table:table-cell table:style-name="ce23" table:formula="of:=IF([.U71]&gt;0;&quot;Subiu&quot;; IF([.U71]&lt;0;&quot;Desceu&quot;; &quot;Estável&quot;))" office:value-type="string" office:string-value="Desceu" calcext:value-type="string">
            <text:p>Desceu</text:p>
          </table:table-cell>
          <table:table-cell table:style-name="ce23" table:formula="of:=[.C71]/100" office:value-type="float" office:value="0.1597" calcext:value-type="float">
            <text:p>0.1597</text:p>
          </table:table-cell>
          <table:table-cell table:style-name="ce26" table:formula="of:=[.C71]/([.Y71]+1)" office:value-type="currency" office:currency="R$ " office:value="13.770802793826" calcext:value-type="currency">
            <text:p>R$ 13.77</text:p>
          </table:table-cell>
          <table:table-cell table:style-name="ce26" table:formula="of:=([.C71]-[.Z71])*[.N71]" office:value-type="currency" office:currency="R$ " office:value="1861058104.69907" calcext:value-type="currency">
            <text:p>R$ 1,861,058,104.70</text:p>
          </table:table-cell>
          <table:table-cell table:style-name="ce26" table:formula="of:=IF([.Y71]&gt;0;&quot;Subiu&quot;;IF([.Y71]&lt;0;&quot;Desceu&quot;; &quot;Estável&quot;))" office:value-type="string" office:string-value="Subiu" calcext:value-type="string">
            <text:p>Subiu</text:p>
          </table:table-cell>
          <table:table-cell table:style-name="ce23" table:formula="of:=[.H71]/100" office:value-type="float" office:value="0.2351" calcext:value-type="float">
            <text:p>0.2351</text:p>
          </table:table-cell>
          <table:table-cell table:style-name="ce26" table:formula="of:=[.C71]/([.AC71]+1)" office:value-type="currency" office:currency="R$ " office:value="12.9301271152133" calcext:value-type="currency">
            <text:p>R$ 12.93</text:p>
          </table:table-cell>
          <table:table-cell table:style-name="ce26" table:formula="of:=([.C71]-[.AD71])*[.N71]" office:value-type="currency" office:currency="R$ " office:value="2572475107.55501" calcext:value-type="currency">
            <text:p>R$ 2,572,475,107.56</text:p>
          </table:table-cell>
          <table:table-cell table:style-name="ce26" table:formula="of:=IF([.AC71]&gt;0;&quot;Subiu&quot;;IF([.AC71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ASAI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3.8" calcext:value-type="float">
            <text:p>13.80</text:p>
          </table:table-cell>
          <table:table-cell table:style-name="ce14" office:value-type="float" office:value="-1.42" calcext:value-type="float">
            <text:p>-1.4</text:p>
          </table:table-cell>
          <table:table-cell table:style-name="ce18" office:value-type="float" office:value="-3.5" calcext:value-type="float">
            <text:p>-3.5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-34.02" calcext:value-type="float">
            <text:p>-34.02</text:p>
          </table:table-cell>
          <table:table-cell table:style-name="ce18" office:value-type="float" office:value="13.63" calcext:value-type="float">
            <text:p>13.63</text:p>
          </table:table-cell>
          <table:table-cell table:style-name="ce18" office:value-type="float" office:value="14" calcext:value-type="float">
            <text:p>14</text:p>
          </table:table-cell>
          <table:table-cell table:style-name="ce2" office:value-type="string" calcext:value-type="string">
            <text:p>79,67 M</text:p>
          </table:table-cell>
          <table:table-cell table:style-name="ce22" table:formula="of:=[.D72]/100" office:value-type="float" office:value="-0.0142" calcext:value-type="float">
            <text:p>-0.0142</text:p>
          </table:table-cell>
          <table:table-cell table:style-name="ce25" table:formula="of:=[.C72]/([.L72]+1)" office:value-type="currency" office:currency="R$ " office:value="13.9987827145466" calcext:value-type="currency">
            <text:p>R$ 14.00</text:p>
          </table:table-cell>
          <table:table-cell table:style-name="ce28" table:formula="of:=VLOOKUP([.A72];[$Total_de_acoes.A$1:.B$1048576];2;0)" office:value-type="float" office:value="1349217892" calcext:value-type="float">
            <text:p>1,349,217,892</text:p>
          </table:table-cell>
          <table:table-cell table:style-name="ce25" table:formula="of:=([.C72]-[.M72])*[.N72]" office:value-type="currency" office:currency="R$ " office:value="-268201195.086548" calcext:value-type="currency">
            <text:p>-R$ 268,201,195.09</text:p>
          </table:table-cell>
          <table:table-cell table:style-name="ce22" table:formula="of:=IF([.O72]&gt;0;&quot;Subiu&quot;;IF([.O72]&lt;0;&quot;Desceu&quot;;&quot;Estável&quot;))" office:value-type="string" office:string-value="Desceu" calcext:value-type="string">
            <text:p>Desceu</text:p>
          </table:table-cell>
          <table:table-cell table:style-name="ce23" table:formula="of:=[.E72]/100" office:value-type="float" office:value="-0.035" calcext:value-type="float">
            <text:p>-0.035</text:p>
          </table:table-cell>
          <table:table-cell table:style-name="ce26" table:formula="of:=[.C72]/([.E72]+1)" office:value-type="currency" office:currency="R$ " office:value="-5.52" calcext:value-type="currency">
            <text:p>-R$ 5.52</text:p>
          </table:table-cell>
          <table:table-cell table:style-name="ce26" table:formula="of:=([.C72]-[.R72])*[.N72]" office:value-type="currency" office:currency="R$ " office:value="26066889673.44" calcext:value-type="currency">
            <text:p>R$ 26,066,889,673.44</text:p>
          </table:table-cell>
          <table:table-cell table:style-name="ce23" table:formula="of:=IF([.S72]&gt;0;&quot;Subiu&quot;;IF([.S72]&lt;0;&quot;Desceu&quot;;&quot;Estável&quot;))" office:value-type="string" office:string-value="Subiu" calcext:value-type="string">
            <text:p>Subiu</text:p>
          </table:table-cell>
          <table:table-cell table:style-name="ce23" table:formula="of:=[.F72]/100" office:value-type="float" office:value="0.02" calcext:value-type="float">
            <text:p>0.02</text:p>
          </table:table-cell>
          <table:table-cell table:style-name="ce26" table:formula="of:=[.C72]/([.U72]+1)" office:value-type="currency" office:currency="R$ " office:value="13.5294117647059" calcext:value-type="currency">
            <text:p>R$ 13.53</text:p>
          </table:table-cell>
          <table:table-cell table:style-name="ce26" table:formula="of:=([.C72]-[.V72])*[.N72]" office:value-type="currency" office:currency="R$ " office:value="365082488.42353" calcext:value-type="currency">
            <text:p>R$ 365,082,488.42</text:p>
          </table:table-cell>
          <table:table-cell table:style-name="ce23" table:formula="of:=IF([.U72]&gt;0;&quot;Subiu&quot;; IF([.U72]&lt;0;&quot;Desceu&quot;; &quot;Estável&quot;))" office:value-type="string" office:string-value="Subiu" calcext:value-type="string">
            <text:p>Subiu</text:p>
          </table:table-cell>
          <table:table-cell table:style-name="ce23" table:formula="of:=[.C72]/100" office:value-type="float" office:value="0.138" calcext:value-type="float">
            <text:p>0.138</text:p>
          </table:table-cell>
          <table:table-cell table:style-name="ce26" table:formula="of:=[.C72]/([.Y72]+1)" office:value-type="currency" office:currency="R$ " office:value="12.1265377855888" calcext:value-type="currency">
            <text:p>R$ 12.13</text:p>
          </table:table-cell>
          <table:table-cell table:style-name="ce26" table:formula="of:=([.C72]-[.Z72])*[.N72]" office:value-type="currency" office:currency="R$ " office:value="2257865161.26959" calcext:value-type="currency">
            <text:p>R$ 2,257,865,161.27</text:p>
          </table:table-cell>
          <table:table-cell table:style-name="ce26" table:formula="of:=IF([.Y72]&gt;0;&quot;Subiu&quot;;IF([.Y72]&lt;0;&quot;Desceu&quot;; &quot;Estável&quot;))" office:value-type="string" office:string-value="Subiu" calcext:value-type="string">
            <text:p>Subiu</text:p>
          </table:table-cell>
          <table:table-cell table:style-name="ce23" table:formula="of:=[.H72]/100" office:value-type="float" office:value="-0.3402" calcext:value-type="float">
            <text:p>-0.3402</text:p>
          </table:table-cell>
          <table:table-cell table:style-name="ce26" table:formula="of:=[.C72]/([.AC72]+1)" office:value-type="currency" office:currency="R$ " office:value="20.9154289178539" calcext:value-type="currency">
            <text:p>R$ 20.92</text:p>
          </table:table-cell>
          <table:table-cell table:style-name="ce26" table:formula="of:=([.C72]-[.AD72])*[.N72]" office:value-type="currency" office:currency="R$ " office:value="-9600264005.22268" calcext:value-type="currency">
            <text:p>-R$ 9,600,264,005.22</text:p>
          </table:table-cell>
          <table:table-cell table:style-name="ce26" table:formula="of:=IF([.AC72]&gt;0;&quot;Subiu&quot;;IF([.AC72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3.22" calcext:value-type="float">
            <text:p>13.22</text:p>
          </table:table-cell>
          <table:table-cell table:style-name="ce15" office:value-type="float" office:value="-1.56" calcext:value-type="float">
            <text:p>-1.6</text:p>
          </table:table-cell>
          <table:table-cell table:style-name="ce19" office:value-type="float" office:value="-4.13" calcext:value-type="float">
            <text:p>-4.13</text:p>
          </table:table-cell>
          <table:table-cell table:number-columns-repeated="2" table:style-name="ce19" office:value-type="float" office:value="-8.58" calcext:value-type="float">
            <text:p>-8.58</text:p>
          </table:table-cell>
          <table:table-cell table:style-name="ce19" office:value-type="float" office:value="3.88" calcext:value-type="float">
            <text:p>3.88</text:p>
          </table:table-cell>
          <table:table-cell table:style-name="ce19" office:value-type="float" office:value="13.18" calcext:value-type="float">
            <text:p>13.18</text:p>
          </table:table-cell>
          <table:table-cell table:style-name="ce19" office:value-type="float" office:value="13.42" calcext:value-type="float">
            <text:p>13.42</text:p>
          </table:table-cell>
          <table:table-cell table:style-name="ce3" office:value-type="string" calcext:value-type="string">
            <text:p>487,27 M</text:p>
          </table:table-cell>
          <table:table-cell table:style-name="ce22" table:formula="of:=[.D73]/100" office:value-type="float" office:value="-0.0156" calcext:value-type="float">
            <text:p>-0.0156</text:p>
          </table:table-cell>
          <table:table-cell table:style-name="ce25" table:formula="of:=[.C73]/([.L73]+1)" office:value-type="currency" office:currency="R$ " office:value="13.4295002031694" calcext:value-type="currency">
            <text:p>R$ 13.43</text:p>
          </table:table-cell>
          <table:table-cell table:style-name="ce28" table:formula="of:=VLOOKUP([.A73];[$Total_de_acoes.A$1:.B$1048576];2;0)" office:value-type="float" office:value="5602790110" calcext:value-type="float">
            <text:p>5,602,790,110</text:p>
          </table:table-cell>
          <table:table-cell table:style-name="ce25" table:formula="of:=([.C73]-[.M73])*[.N73]" office:value-type="currency" office:currency="R$ " office:value="-1173785666.36074" calcext:value-type="currency">
            <text:p>-R$ 1,173,785,666.36</text:p>
          </table:table-cell>
          <table:table-cell table:style-name="ce22" table:formula="of:=IF([.O73]&gt;0;&quot;Subiu&quot;;IF([.O73]&lt;0;&quot;Desceu&quot;;&quot;Estável&quot;))" office:value-type="string" office:string-value="Desceu" calcext:value-type="string">
            <text:p>Desceu</text:p>
          </table:table-cell>
          <table:table-cell table:style-name="ce23" table:formula="of:=[.E73]/100" office:value-type="float" office:value="-0.0413" calcext:value-type="float">
            <text:p>-0.0413</text:p>
          </table:table-cell>
          <table:table-cell table:style-name="ce26" table:formula="of:=[.C73]/([.E73]+1)" office:value-type="currency" office:currency="R$ " office:value="-4.22364217252396" calcext:value-type="currency">
            <text:p>-R$ 4.22</text:p>
          </table:table-cell>
          <table:table-cell table:style-name="ce26" table:formula="of:=([.C73]-[.R73])*[.N73]" office:value-type="currency" office:currency="R$ " office:value="97733065846.5962" calcext:value-type="currency">
            <text:p>R$ 97,733,065,846.60</text:p>
          </table:table-cell>
          <table:table-cell table:style-name="ce23" table:formula="of:=IF([.S73]&gt;0;&quot;Subiu&quot;;IF([.S73]&lt;0;&quot;Desceu&quot;;&quot;Estável&quot;))" office:value-type="string" office:string-value="Subiu" calcext:value-type="string">
            <text:p>Subiu</text:p>
          </table:table-cell>
          <table:table-cell table:style-name="ce23" table:formula="of:=[.F73]/100" office:value-type="float" office:value="-0.0858" calcext:value-type="float">
            <text:p>-0.0858</text:p>
          </table:table-cell>
          <table:table-cell table:style-name="ce26" table:formula="of:=[.C73]/([.U73]+1)" office:value-type="currency" office:currency="R$ " office:value="14.4607306935025" calcext:value-type="currency">
            <text:p>R$ 14.46</text:p>
          </table:table-cell>
          <table:table-cell table:style-name="ce26" table:formula="of:=([.C73]-[.V73])*[.N73]" office:value-type="currency" office:currency="R$ " office:value="-6951553658.72933" calcext:value-type="currency">
            <text:p>-R$ 6,951,553,658.73</text:p>
          </table:table-cell>
          <table:table-cell table:style-name="ce23" table:formula="of:=IF([.U73]&gt;0;&quot;Subiu&quot;; IF([.U73]&lt;0;&quot;Desceu&quot;; &quot;Estável&quot;))" office:value-type="string" office:string-value="Desceu" calcext:value-type="string">
            <text:p>Desceu</text:p>
          </table:table-cell>
          <table:table-cell table:style-name="ce23" table:formula="of:=[.C73]/100" office:value-type="float" office:value="0.1322" calcext:value-type="float">
            <text:p>0.1322</text:p>
          </table:table-cell>
          <table:table-cell table:style-name="ce26" table:formula="of:=[.C73]/([.Y73]+1)" office:value-type="currency" office:currency="R$ " office:value="11.6763822646176" calcext:value-type="currency">
            <text:p>R$ 11.68</text:p>
          </table:table-cell>
          <table:table-cell table:style-name="ce26" table:formula="of:=([.C73]-[.Z73])*[.N73]" office:value-type="currency" office:currency="R$ " office:value="8648566181.42134" calcext:value-type="currency">
            <text:p>R$ 8,648,566,181.42</text:p>
          </table:table-cell>
          <table:table-cell table:style-name="ce26" table:formula="of:=IF([.Y73]&gt;0;&quot;Subiu&quot;;IF([.Y73]&lt;0;&quot;Desceu&quot;; &quot;Estável&quot;))" office:value-type="string" office:string-value="Subiu" calcext:value-type="string">
            <text:p>Subiu</text:p>
          </table:table-cell>
          <table:table-cell table:style-name="ce23" table:formula="of:=[.H73]/100" office:value-type="float" office:value="0.0388" calcext:value-type="float">
            <text:p>0.0388</text:p>
          </table:table-cell>
          <table:table-cell table:style-name="ce26" table:formula="of:=[.C73]/([.AC73]+1)" office:value-type="currency" office:currency="R$ " office:value="12.7262225644975" calcext:value-type="currency">
            <text:p>R$ 12.73</text:p>
          </table:table-cell>
          <table:table-cell table:style-name="ce26" table:formula="of:=([.C73]-[.AD73])*[.N73]" office:value-type="currency" office:currency="R$ " office:value="2766531332.17459" calcext:value-type="currency">
            <text:p>R$ 2,766,531,332.17</text:p>
          </table:table-cell>
          <table:table-cell table:style-name="ce26" table:formula="of:=IF([.AC73]&gt;0;&quot;Subiu&quot;;IF([.AC73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HYPE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1.08" calcext:value-type="float">
            <text:p>31.08</text:p>
          </table:table-cell>
          <table:table-cell table:style-name="ce14" office:value-type="float" office:value="-1.61" calcext:value-type="float">
            <text:p>-1.6</text:p>
          </table:table-cell>
          <table:table-cell table:style-name="ce18" office:value-type="float" office:value="-5.27" calcext:value-type="float">
            <text:p>-5.27</text:p>
          </table:table-cell>
          <table:table-cell table:number-columns-repeated="2" table:style-name="ce18" office:value-type="float" office:value="-13.06" calcext:value-type="float">
            <text:p>-13.06</text:p>
          </table:table-cell>
          <table:table-cell table:style-name="ce18" office:value-type="float" office:value="-27.52" calcext:value-type="float">
            <text:p>-27.52</text:p>
          </table:table-cell>
          <table:table-cell table:style-name="ce18" office:value-type="float" office:value="30.91" calcext:value-type="float">
            <text:p>30.91</text:p>
          </table:table-cell>
          <table:table-cell table:style-name="ce18" office:value-type="float" office:value="31.72" calcext:value-type="float">
            <text:p>31.72</text:p>
          </table:table-cell>
          <table:table-cell table:style-name="ce2" office:value-type="string" calcext:value-type="string">
            <text:p>107,71 M</text:p>
          </table:table-cell>
          <table:table-cell table:style-name="ce22" table:formula="of:=[.D74]/100" office:value-type="float" office:value="-0.0161" calcext:value-type="float">
            <text:p>-0.0161</text:p>
          </table:table-cell>
          <table:table-cell table:style-name="ce25" table:formula="of:=[.C74]/([.L74]+1)" office:value-type="currency" office:currency="R$ " office:value="31.5885760748043" calcext:value-type="currency">
            <text:p>R$ 31.59</text:p>
          </table:table-cell>
          <table:table-cell table:style-name="ce28" table:formula="of:=VLOOKUP([.A74];[$Total_de_acoes.A$1:.B$1048576];2;0)" office:value-type="float" office:value="409490388" calcext:value-type="float">
            <text:p>409,490,388</text:p>
          </table:table-cell>
          <table:table-cell table:style-name="ce25" table:formula="of:=([.C74]-[.M74])*[.N74]" office:value-type="currency" office:currency="R$ " office:value="-208257014.19915" calcext:value-type="currency">
            <text:p>-R$ 208,257,014.20</text:p>
          </table:table-cell>
          <table:table-cell table:style-name="ce22" table:formula="of:=IF([.O74]&gt;0;&quot;Subiu&quot;;IF([.O74]&lt;0;&quot;Desceu&quot;;&quot;Estável&quot;))" office:value-type="string" office:string-value="Desceu" calcext:value-type="string">
            <text:p>Desceu</text:p>
          </table:table-cell>
          <table:table-cell table:style-name="ce23" table:formula="of:=[.E74]/100" office:value-type="float" office:value="-0.0527" calcext:value-type="float">
            <text:p>-0.0527</text:p>
          </table:table-cell>
          <table:table-cell table:style-name="ce26" table:formula="of:=[.C74]/([.E74]+1)" office:value-type="currency" office:currency="R$ " office:value="-7.27868852459016" calcext:value-type="currency">
            <text:p>-R$ 7.28</text:p>
          </table:table-cell>
          <table:table-cell table:style-name="ce26" table:formula="of:=([.C74]-[.R74])*[.N74]" office:value-type="currency" office:currency="R$ " office:value="15707514247.1056" calcext:value-type="currency">
            <text:p>R$ 15,707,514,247.11</text:p>
          </table:table-cell>
          <table:table-cell table:style-name="ce23" table:formula="of:=IF([.S74]&gt;0;&quot;Subiu&quot;;IF([.S74]&lt;0;&quot;Desceu&quot;;&quot;Estável&quot;))" office:value-type="string" office:string-value="Subiu" calcext:value-type="string">
            <text:p>Subiu</text:p>
          </table:table-cell>
          <table:table-cell table:style-name="ce23" table:formula="of:=[.F74]/100" office:value-type="float" office:value="-0.1306" calcext:value-type="float">
            <text:p>-0.1306</text:p>
          </table:table-cell>
          <table:table-cell table:style-name="ce26" table:formula="of:=[.C74]/([.U74]+1)" office:value-type="currency" office:currency="R$ " office:value="35.7487922705314" calcext:value-type="currency">
            <text:p>R$ 35.75</text:p>
          </table:table-cell>
          <table:table-cell table:style-name="ce26" table:formula="of:=([.C74]-[.V74])*[.N74]" office:value-type="currency" office:currency="R$ " office:value="-1911825558.35131" calcext:value-type="currency">
            <text:p>-R$ 1,911,825,558.35</text:p>
          </table:table-cell>
          <table:table-cell table:style-name="ce23" table:formula="of:=IF([.U74]&gt;0;&quot;Subiu&quot;; IF([.U74]&lt;0;&quot;Desceu&quot;; &quot;Estável&quot;))" office:value-type="string" office:string-value="Desceu" calcext:value-type="string">
            <text:p>Desceu</text:p>
          </table:table-cell>
          <table:table-cell table:style-name="ce23" table:formula="of:=[.C74]/100" office:value-type="float" office:value="0.3108" calcext:value-type="float">
            <text:p>0.3108</text:p>
          </table:table-cell>
          <table:table-cell table:style-name="ce26" table:formula="of:=[.C74]/([.Y74]+1)" office:value-type="currency" office:currency="R$ " office:value="23.7107110161733" calcext:value-type="currency">
            <text:p>R$ 23.71</text:p>
          </table:table-cell>
          <table:table-cell table:style-name="ce26" table:formula="of:=([.C74]-[.Z74])*[.N74]" office:value-type="currency" office:currency="R$ " office:value="3017653005.27131" calcext:value-type="currency">
            <text:p>R$ 3,017,653,005.27</text:p>
          </table:table-cell>
          <table:table-cell table:style-name="ce26" table:formula="of:=IF([.Y74]&gt;0;&quot;Subiu&quot;;IF([.Y74]&lt;0;&quot;Desceu&quot;; &quot;Estável&quot;))" office:value-type="string" office:string-value="Subiu" calcext:value-type="string">
            <text:p>Subiu</text:p>
          </table:table-cell>
          <table:table-cell table:style-name="ce23" table:formula="of:=[.H74]/100" office:value-type="float" office:value="-0.2752" calcext:value-type="float">
            <text:p>-0.2752</text:p>
          </table:table-cell>
          <table:table-cell table:style-name="ce26" table:formula="of:=[.C74]/([.AC74]+1)" office:value-type="currency" office:currency="R$ " office:value="42.8807947019868" calcext:value-type="currency">
            <text:p>R$ 42.88</text:p>
          </table:table-cell>
          <table:table-cell table:style-name="ce26" table:formula="of:=([.C74]-[.AD74])*[.N74]" office:value-type="currency" office:currency="R$ " office:value="-4832312001.2249" calcext:value-type="currency">
            <text:p>-R$ 4,832,312,001.22</text:p>
          </table:table-cell>
          <table:table-cell table:style-name="ce26" table:formula="of:=IF([.AC74]&gt;0;&quot;Subiu&quot;;IF([.AC74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28.2" calcext:value-type="float">
            <text:p>28.20</text:p>
          </table:table-cell>
          <table:table-cell table:style-name="ce15" office:value-type="float" office:value="-1.94" calcext:value-type="float">
            <text:p>-1.9</text:p>
          </table:table-cell>
          <table:table-cell table:style-name="ce19" office:value-type="float" office:value="0.36" calcext:value-type="float">
            <text:p>0.36</text:p>
          </table:table-cell>
          <table:table-cell table:number-columns-repeated="2" table:style-name="ce19" office:value-type="float" office:value="-3.79" calcext:value-type="float">
            <text:p>-3.79</text:p>
          </table:table-cell>
          <table:table-cell table:style-name="ce19" office:value-type="float" office:value="17.1" calcext:value-type="float">
            <text:p>17.1</text:p>
          </table:table-cell>
          <table:table-cell table:style-name="ce19" office:value-type="float" office:value="28.13" calcext:value-type="float">
            <text:p>28.13</text:p>
          </table:table-cell>
          <table:table-cell table:style-name="ce19" office:value-type="float" office:value="28.97" calcext:value-type="float">
            <text:p>28.97</text:p>
          </table:table-cell>
          <table:table-cell table:style-name="ce3" office:value-type="string" calcext:value-type="string">
            <text:p>73,55 M</text:p>
          </table:table-cell>
          <table:table-cell table:style-name="ce22" table:formula="of:=[.D75]/100" office:value-type="float" office:value="-0.0194" calcext:value-type="float">
            <text:p>-0.0194</text:p>
          </table:table-cell>
          <table:table-cell table:style-name="ce25" table:formula="of:=[.C75]/([.L75]+1)" office:value-type="currency" office:currency="R$ " office:value="28.7579033244952" calcext:value-type="currency">
            <text:p>R$ 28.76</text:p>
          </table:table-cell>
          <table:table-cell table:style-name="ce28" table:formula="of:=VLOOKUP([.A75];[$Total_de_acoes.A$1:.B$1048576];2;0)" office:value-type="float" office:value="142377330" calcext:value-type="float">
            <text:p>142,377,330</text:p>
          </table:table-cell>
          <table:table-cell table:style-name="ce25" table:formula="of:=([.C75]-[.M75])*[.N75]" office:value-type="currency" office:currency="R$ " office:value="-79432785.7397512" calcext:value-type="currency">
            <text:p>-R$ 79,432,785.74</text:p>
          </table:table-cell>
          <table:table-cell table:style-name="ce22" table:formula="of:=IF([.O75]&gt;0;&quot;Subiu&quot;;IF([.O75]&lt;0;&quot;Desceu&quot;;&quot;Estável&quot;))" office:value-type="string" office:string-value="Desceu" calcext:value-type="string">
            <text:p>Desceu</text:p>
          </table:table-cell>
          <table:table-cell table:style-name="ce23" table:formula="of:=[.E75]/100" office:value-type="float" office:value="0.0036" calcext:value-type="float">
            <text:p>0.0036</text:p>
          </table:table-cell>
          <table:table-cell table:style-name="ce26" table:formula="of:=[.C75]/([.E75]+1)" office:value-type="currency" office:currency="R$ " office:value="20.7352941176471" calcext:value-type="currency">
            <text:p>R$ 20.74</text:p>
          </table:table-cell>
          <table:table-cell table:style-name="ce26" table:formula="of:=([.C75]-[.R75])*[.N75]" office:value-type="currency" office:currency="R$ " office:value="1062804892.76471" calcext:value-type="currency">
            <text:p>R$ 1,062,804,892.76</text:p>
          </table:table-cell>
          <table:table-cell table:style-name="ce23" table:formula="of:=IF([.S75]&gt;0;&quot;Subiu&quot;;IF([.S75]&lt;0;&quot;Desceu&quot;;&quot;Estável&quot;))" office:value-type="string" office:string-value="Subiu" calcext:value-type="string">
            <text:p>Subiu</text:p>
          </table:table-cell>
          <table:table-cell table:style-name="ce23" table:formula="of:=[.F75]/100" office:value-type="float" office:value="-0.0379" calcext:value-type="float">
            <text:p>-0.0379</text:p>
          </table:table-cell>
          <table:table-cell table:style-name="ce26" table:formula="of:=[.C75]/([.U75]+1)" office:value-type="currency" office:currency="R$ " office:value="29.3108824446523" calcext:value-type="currency">
            <text:p>R$ 29.31</text:p>
          </table:table-cell>
          <table:table-cell table:style-name="ce26" table:formula="of:=([.C75]-[.V75])*[.N75]" office:value-type="currency" office:currency="R$ " office:value="-158164476.413471" calcext:value-type="currency">
            <text:p>-R$ 158,164,476.41</text:p>
          </table:table-cell>
          <table:table-cell table:style-name="ce23" table:formula="of:=IF([.U75]&gt;0;&quot;Subiu&quot;; IF([.U75]&lt;0;&quot;Desceu&quot;; &quot;Estável&quot;))" office:value-type="string" office:string-value="Desceu" calcext:value-type="string">
            <text:p>Desceu</text:p>
          </table:table-cell>
          <table:table-cell table:style-name="ce23" table:formula="of:=[.C75]/100" office:value-type="float" office:value="0.282" calcext:value-type="float">
            <text:p>0.282</text:p>
          </table:table-cell>
          <table:table-cell table:style-name="ce26" table:formula="of:=[.C75]/([.Y75]+1)" office:value-type="currency" office:currency="R$ " office:value="21.996879875195" calcext:value-type="currency">
            <text:p>R$ 22.00</text:p>
          </table:table-cell>
          <table:table-cell table:style-name="ce26" table:formula="of:=([.C75]-[.Z75])*[.N75]" office:value-type="currency" office:currency="R$ " office:value="883183681.039002" calcext:value-type="currency">
            <text:p>R$ 883,183,681.04</text:p>
          </table:table-cell>
          <table:table-cell table:style-name="ce26" table:formula="of:=IF([.Y75]&gt;0;&quot;Subiu&quot;;IF([.Y75]&lt;0;&quot;Desceu&quot;; &quot;Estável&quot;))" office:value-type="string" office:string-value="Subiu" calcext:value-type="string">
            <text:p>Subiu</text:p>
          </table:table-cell>
          <table:table-cell table:style-name="ce23" table:formula="of:=[.H75]/100" office:value-type="float" office:value="0.171" calcext:value-type="float">
            <text:p>0.171</text:p>
          </table:table-cell>
          <table:table-cell table:style-name="ce26" table:formula="of:=[.C75]/([.AC75]+1)" office:value-type="currency" office:currency="R$ " office:value="24.0819812126388" calcext:value-type="currency">
            <text:p>R$ 24.08</text:p>
          </table:table-cell>
          <table:table-cell table:style-name="ce26" table:formula="of:=([.C75]-[.AD75])*[.N75]" office:value-type="currency" office:currency="R$ " office:value="586312519.83433" calcext:value-type="currency">
            <text:p>R$ 586,312,519.83</text:p>
          </table:table-cell>
          <table:table-cell table:style-name="ce26" table:formula="of:=IF([.AC75]&gt;0;&quot;Subiu&quot;;IF([.AC75]&lt;0;&quot;Desceu&quot;;&quot;Estável&quot;))" office:value-type="string" office:string-value="Subiu" calcext:value-type="string">
            <text:p>Subi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HAPV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3.93" calcext:value-type="float">
            <text:p>3.93</text:p>
          </table:table-cell>
          <table:table-cell table:style-name="ce14" office:value-type="float" office:value="-1.99" calcext:value-type="float">
            <text:p>-2.0</text:p>
          </table:table-cell>
          <table:table-cell table:style-name="ce18" office:value-type="float" office:value="-2.24" calcext:value-type="float">
            <text:p>-2.24</text:p>
          </table:table-cell>
          <table:table-cell table:number-columns-repeated="2" table:style-name="ce18" office:value-type="float" office:value="-11.69" calcext:value-type="float">
            <text:p>-11.69</text:p>
          </table:table-cell>
          <table:table-cell table:style-name="ce18" office:value-type="float" office:value="-11.49" calcext:value-type="float">
            <text:p>-11.49</text:p>
          </table:table-cell>
          <table:table-cell table:style-name="ce18" office:value-type="float" office:value="3.89" calcext:value-type="float">
            <text:p>3.89</text:p>
          </table:table-cell>
          <table:table-cell table:style-name="ce18" office:value-type="float" office:value="4.06" calcext:value-type="float">
            <text:p>4.06</text:p>
          </table:table-cell>
          <table:table-cell table:style-name="ce2" office:value-type="string" calcext:value-type="string">
            <text:p>277,57 M</text:p>
          </table:table-cell>
          <table:table-cell table:style-name="ce22" table:formula="of:=[.D76]/100" office:value-type="float" office:value="-0.0199" calcext:value-type="float">
            <text:p>-0.0199</text:p>
          </table:table-cell>
          <table:table-cell table:style-name="ce25" table:formula="of:=[.C76]/([.L76]+1)" office:value-type="currency" office:currency="R$ " office:value="4.00979491888583" calcext:value-type="currency">
            <text:p>R$ 4.01</text:p>
          </table:table-cell>
          <table:table-cell table:style-name="ce28" table:formula="of:=VLOOKUP([.A76];[$Total_de_acoes.A$1:.B$1048576];2;0)" office:value-type="float" office:value="4394332306" calcext:value-type="float">
            <text:p>4,394,332,306</text:p>
          </table:table-cell>
          <table:table-cell table:style-name="ce25" table:formula="of:=([.C76]-[.M76])*[.N76]" office:value-type="currency" office:currency="R$ " office:value="-350645389.914644" calcext:value-type="currency">
            <text:p>-R$ 350,645,389.91</text:p>
          </table:table-cell>
          <table:table-cell table:style-name="ce22" table:formula="of:=IF([.O76]&gt;0;&quot;Subiu&quot;;IF([.O76]&lt;0;&quot;Desceu&quot;;&quot;Estável&quot;))" office:value-type="string" office:string-value="Desceu" calcext:value-type="string">
            <text:p>Desceu</text:p>
          </table:table-cell>
          <table:table-cell table:style-name="ce23" table:formula="of:=[.E76]/100" office:value-type="float" office:value="-0.0224" calcext:value-type="float">
            <text:p>-0.0224</text:p>
          </table:table-cell>
          <table:table-cell table:style-name="ce26" table:formula="of:=[.C76]/([.E76]+1)" office:value-type="currency" office:currency="R$ " office:value="-3.16935483870968" calcext:value-type="currency">
            <text:p>-R$ 3.17</text:p>
          </table:table-cell>
          <table:table-cell table:style-name="ce26" table:formula="of:=([.C76]-[.R76])*[.N76]" office:value-type="currency" office:currency="R$ " office:value="31196924319.4994" calcext:value-type="currency">
            <text:p>R$ 31,196,924,319.50</text:p>
          </table:table-cell>
          <table:table-cell table:style-name="ce23" table:formula="of:=IF([.S76]&gt;0;&quot;Subiu&quot;;IF([.S76]&lt;0;&quot;Desceu&quot;;&quot;Estável&quot;))" office:value-type="string" office:string-value="Subiu" calcext:value-type="string">
            <text:p>Subiu</text:p>
          </table:table-cell>
          <table:table-cell table:style-name="ce23" table:formula="of:=[.F76]/100" office:value-type="float" office:value="-0.1169" calcext:value-type="float">
            <text:p>-0.1169</text:p>
          </table:table-cell>
          <table:table-cell table:style-name="ce26" table:formula="of:=[.C76]/([.U76]+1)" office:value-type="currency" office:currency="R$ " office:value="4.45023213679085" calcext:value-type="currency">
            <text:p>R$ 4.45</text:p>
          </table:table-cell>
          <table:table-cell table:style-name="ce26" table:formula="of:=([.C76]-[.V76])*[.N76]" office:value-type="currency" office:currency="R$ " office:value="-2286072885.31944" calcext:value-type="currency">
            <text:p>-R$ 2,286,072,885.32</text:p>
          </table:table-cell>
          <table:table-cell table:style-name="ce23" table:formula="of:=IF([.U76]&gt;0;&quot;Subiu&quot;; IF([.U76]&lt;0;&quot;Desceu&quot;; &quot;Estável&quot;))" office:value-type="string" office:string-value="Desceu" calcext:value-type="string">
            <text:p>Desceu</text:p>
          </table:table-cell>
          <table:table-cell table:style-name="ce23" table:formula="of:=[.C76]/100" office:value-type="float" office:value="0.0393" calcext:value-type="float">
            <text:p>0.0393</text:p>
          </table:table-cell>
          <table:table-cell table:style-name="ce26" table:formula="of:=[.C76]/([.Y76]+1)" office:value-type="currency" office:currency="R$ " office:value="3.7813913210815" calcext:value-type="currency">
            <text:p>R$ 3.78</text:p>
          </table:table-cell>
          <table:table-cell table:style-name="ce26" table:formula="of:=([.C76]-[.Z76])*[.N76]" office:value-type="currency" office:currency="R$ " office:value="653035918.723557" calcext:value-type="currency">
            <text:p>R$ 653,035,918.72</text:p>
          </table:table-cell>
          <table:table-cell table:style-name="ce26" table:formula="of:=IF([.Y76]&gt;0;&quot;Subiu&quot;;IF([.Y76]&lt;0;&quot;Desceu&quot;; &quot;Estável&quot;))" office:value-type="string" office:string-value="Subiu" calcext:value-type="string">
            <text:p>Subiu</text:p>
          </table:table-cell>
          <table:table-cell table:style-name="ce23" table:formula="of:=[.H76]/100" office:value-type="float" office:value="-0.1149" calcext:value-type="float">
            <text:p>-0.1149</text:p>
          </table:table-cell>
          <table:table-cell table:style-name="ce26" table:formula="of:=[.C76]/([.AC76]+1)" office:value-type="currency" office:currency="R$ " office:value="4.44017625127104" calcext:value-type="currency">
            <text:p>R$ 4.44</text:p>
          </table:table-cell>
          <table:table-cell table:style-name="ce26" table:formula="of:=([.C76]-[.AD76])*[.N76]" office:value-type="currency" office:currency="R$ " office:value="-2241883982.71432" calcext:value-type="currency">
            <text:p>-R$ 2,241,883,982.71</text:p>
          </table:table-cell>
          <table:table-cell table:style-name="ce26" table:formula="of:=IF([.AC76]&gt;0;&quot;Subiu&quot;;IF([.AC76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15.78" calcext:value-type="float">
            <text:p>15.78</text:p>
          </table:table-cell>
          <table:table-cell table:style-name="ce15" office:value-type="float" office:value="-2.29" calcext:value-type="float">
            <text:p>-2.3</text:p>
          </table:table-cell>
          <table:table-cell table:style-name="ce19" office:value-type="float" office:value="-5.62" calcext:value-type="float">
            <text:p>-5.62</text:p>
          </table:table-cell>
          <table:table-cell table:number-columns-repeated="2" table:style-name="ce19" office:value-type="float" office:value="-9.41" calcext:value-type="float">
            <text:p>-9.41</text:p>
          </table:table-cell>
          <table:table-cell table:style-name="ce19" office:value-type="float" office:value="-24.94" calcext:value-type="float">
            <text:p>-24.94</text:p>
          </table:table-cell>
          <table:table-cell table:style-name="ce19" office:value-type="float" office:value="15.7" calcext:value-type="float">
            <text:p>15.7</text:p>
          </table:table-cell>
          <table:table-cell table:style-name="ce19" office:value-type="float" office:value="16.23" calcext:value-type="float">
            <text:p>16.23</text:p>
          </table:table-cell>
          <table:table-cell table:style-name="ce3" office:value-type="string" calcext:value-type="string">
            <text:p>194,2 M</text:p>
          </table:table-cell>
          <table:table-cell table:style-name="ce22" table:formula="of:=[.D77]/100" office:value-type="float" office:value="-0.0229" calcext:value-type="float">
            <text:p>-0.0229</text:p>
          </table:table-cell>
          <table:table-cell table:style-name="ce25" table:formula="of:=[.C77]/([.L77]+1)" office:value-type="currency" office:currency="R$ " office:value="16.1498311329444" calcext:value-type="currency">
            <text:p>R$ 16.15</text:p>
          </table:table-cell>
          <table:table-cell table:style-name="ce28" table:formula="of:=VLOOKUP([.A77];[$Total_de_acoes.A$1:.B$1048576];2;0)" office:value-type="float" office:value="951329770" calcext:value-type="float">
            <text:p>951,329,770</text:p>
          </table:table-cell>
          <table:table-cell table:style-name="ce25" table:formula="of:=([.C77]-[.M77])*[.N77]" office:value-type="currency" office:currency="R$ " office:value="-351831366.642863" calcext:value-type="currency">
            <text:p>-R$ 351,831,366.64</text:p>
          </table:table-cell>
          <table:table-cell table:style-name="ce22" table:formula="of:=IF([.O77]&gt;0;&quot;Subiu&quot;;IF([.O77]&lt;0;&quot;Desceu&quot;;&quot;Estável&quot;))" office:value-type="string" office:string-value="Desceu" calcext:value-type="string">
            <text:p>Desceu</text:p>
          </table:table-cell>
          <table:table-cell table:style-name="ce23" table:formula="of:=[.E77]/100" office:value-type="float" office:value="-0.0562" calcext:value-type="float">
            <text:p>-0.0562</text:p>
          </table:table-cell>
          <table:table-cell table:style-name="ce26" table:formula="of:=[.C77]/([.E77]+1)" office:value-type="currency" office:currency="R$ " office:value="-3.41558441558442" calcext:value-type="currency">
            <text:p>-R$ 3.42</text:p>
          </table:table-cell>
          <table:table-cell table:style-name="ce26" table:formula="of:=([.C77]-[.R77])*[.N77]" office:value-type="currency" office:currency="R$ " office:value="18261330907.0935" calcext:value-type="currency">
            <text:p>R$ 18,261,330,907.09</text:p>
          </table:table-cell>
          <table:table-cell table:style-name="ce23" table:formula="of:=IF([.S77]&gt;0;&quot;Subiu&quot;;IF([.S77]&lt;0;&quot;Desceu&quot;;&quot;Estável&quot;))" office:value-type="string" office:string-value="Subiu" calcext:value-type="string">
            <text:p>Subiu</text:p>
          </table:table-cell>
          <table:table-cell table:style-name="ce23" table:formula="of:=[.F77]/100" office:value-type="float" office:value="-0.0941" calcext:value-type="float">
            <text:p>-0.0941</text:p>
          </table:table-cell>
          <table:table-cell table:style-name="ce26" table:formula="of:=[.C77]/([.U77]+1)" office:value-type="currency" office:currency="R$ " office:value="17.4191411855613" calcext:value-type="currency">
            <text:p>R$ 17.42</text:p>
          </table:table-cell>
          <table:table-cell table:style-name="ce26" table:formula="of:=([.C77]-[.V77])*[.N77]" office:value-type="currency" office:currency="R$ " office:value="-1559363807.05758" calcext:value-type="currency">
            <text:p>-R$ 1,559,363,807.06</text:p>
          </table:table-cell>
          <table:table-cell table:style-name="ce23" table:formula="of:=IF([.U77]&gt;0;&quot;Subiu&quot;; IF([.U77]&lt;0;&quot;Desceu&quot;; &quot;Estável&quot;))" office:value-type="string" office:string-value="Desceu" calcext:value-type="string">
            <text:p>Desceu</text:p>
          </table:table-cell>
          <table:table-cell table:style-name="ce23" table:formula="of:=[.C77]/100" office:value-type="float" office:value="0.1578" calcext:value-type="float">
            <text:p>0.1578</text:p>
          </table:table-cell>
          <table:table-cell table:style-name="ce26" table:formula="of:=[.C77]/([.Y77]+1)" office:value-type="currency" office:currency="R$ " office:value="13.6292969424771" calcext:value-type="currency">
            <text:p>R$ 13.63</text:p>
          </table:table-cell>
          <table:table-cell table:style-name="ce26" table:formula="of:=([.C77]-[.Z77])*[.N77]" office:value-type="currency" office:currency="R$ " office:value="2046027845.05155" calcext:value-type="currency">
            <text:p>R$ 2,046,027,845.05</text:p>
          </table:table-cell>
          <table:table-cell table:style-name="ce26" table:formula="of:=IF([.Y77]&gt;0;&quot;Subiu&quot;;IF([.Y77]&lt;0;&quot;Desceu&quot;; &quot;Estável&quot;))" office:value-type="string" office:string-value="Subiu" calcext:value-type="string">
            <text:p>Subiu</text:p>
          </table:table-cell>
          <table:table-cell table:style-name="ce23" table:formula="of:=[.H77]/100" office:value-type="float" office:value="-0.2494" calcext:value-type="float">
            <text:p>-0.2494</text:p>
          </table:table-cell>
          <table:table-cell table:style-name="ce26" table:formula="of:=[.C77]/([.AC77]+1)" office:value-type="currency" office:currency="R$ " office:value="21.0231814548361" calcext:value-type="currency">
            <text:p>R$ 21.02</text:p>
          </table:table-cell>
          <table:table-cell table:style-name="ce26" table:formula="of:=([.C77]-[.AD77])*[.N77]" office:value-type="currency" office:currency="R$ " office:value="-4987994607.49752" calcext:value-type="currency">
            <text:p>-R$ 4,987,994,607.50</text:p>
          </table:table-cell>
          <table:table-cell table:style-name="ce26" table:formula="of:=IF([.AC77]&gt;0;&quot;Subiu&quot;;IF([.AC77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10.71" calcext:value-type="float">
            <text:p>10.71</text:p>
          </table:table-cell>
          <table:table-cell table:style-name="ce14" office:value-type="float" office:value="-2.45" calcext:value-type="float">
            <text:p>-2.5</text:p>
          </table:table-cell>
          <table:table-cell table:style-name="ce18" office:value-type="float" office:value="-9.47" calcext:value-type="float">
            <text:p>-9.47</text:p>
          </table:table-cell>
          <table:table-cell table:number-columns-repeated="2" table:style-name="ce18" office:value-type="float" office:value="-13.98" calcext:value-type="float">
            <text:p>-13.98</text:p>
          </table:table-cell>
          <table:table-cell table:style-name="ce18" office:value-type="float" office:value="-32.72" calcext:value-type="float">
            <text:p>-32.72</text:p>
          </table:table-cell>
          <table:table-cell table:style-name="ce18" office:value-type="float" office:value="10.7" calcext:value-type="float">
            <text:p>10.7</text:p>
          </table:table-cell>
          <table:table-cell table:style-name="ce18" office:value-type="float" office:value="11.08" calcext:value-type="float">
            <text:p>11.08</text:p>
          </table:table-cell>
          <table:table-cell table:style-name="ce2" office:value-type="string" calcext:value-type="string">
            <text:p>38,19 M</text:p>
          </table:table-cell>
          <table:table-cell table:style-name="ce22" table:formula="of:=[.D78]/100" office:value-type="float" office:value="-0.0245" calcext:value-type="float">
            <text:p>-0.0245</text:p>
          </table:table-cell>
          <table:table-cell table:style-name="ce25" table:formula="of:=[.C78]/([.L78]+1)" office:value-type="currency" office:currency="R$ " office:value="10.9789851358278" calcext:value-type="currency">
            <text:p>R$ 10.98</text:p>
          </table:table-cell>
          <table:table-cell table:style-name="ce28" table:formula="of:=VLOOKUP([.A78];[$Total_de_acoes.A$1:.B$1048576];2;0)" office:value-type="float" office:value="533990587" calcext:value-type="float">
            <text:p>533,990,587</text:p>
          </table:table-cell>
          <table:table-cell table:style-name="ce25" table:formula="of:=([.C78]-[.M78])*[.N78]" office:value-type="currency" office:currency="R$ " office:value="-143635530.574951" calcext:value-type="currency">
            <text:p>-R$ 143,635,530.57</text:p>
          </table:table-cell>
          <table:table-cell table:style-name="ce22" table:formula="of:=IF([.O78]&gt;0;&quot;Subiu&quot;;IF([.O78]&lt;0;&quot;Desceu&quot;;&quot;Estável&quot;))" office:value-type="string" office:string-value="Desceu" calcext:value-type="string">
            <text:p>Desceu</text:p>
          </table:table-cell>
          <table:table-cell table:style-name="ce23" table:formula="of:=[.E78]/100" office:value-type="float" office:value="-0.0947" calcext:value-type="float">
            <text:p>-0.0947</text:p>
          </table:table-cell>
          <table:table-cell table:style-name="ce26" table:formula="of:=[.C78]/([.E78]+1)" office:value-type="currency" office:currency="R$ " office:value="-1.26446280991736" calcext:value-type="currency">
            <text:p>-R$ 1.26</text:p>
          </table:table-cell>
          <table:table-cell table:style-name="ce26" table:formula="of:=([.C78]-[.R78])*[.N78]" office:value-type="currency" office:currency="R$ " office:value="6394250424.87744" calcext:value-type="currency">
            <text:p>R$ 6,394,250,424.88</text:p>
          </table:table-cell>
          <table:table-cell table:style-name="ce23" table:formula="of:=IF([.S78]&gt;0;&quot;Subiu&quot;;IF([.S78]&lt;0;&quot;Desceu&quot;;&quot;Estável&quot;))" office:value-type="string" office:string-value="Subiu" calcext:value-type="string">
            <text:p>Subiu</text:p>
          </table:table-cell>
          <table:table-cell table:style-name="ce23" table:formula="of:=[.F78]/100" office:value-type="float" office:value="-0.1398" calcext:value-type="float">
            <text:p>-0.1398</text:p>
          </table:table-cell>
          <table:table-cell table:style-name="ce26" table:formula="of:=[.C78]/([.U78]+1)" office:value-type="currency" office:currency="R$ " office:value="12.4505928853755" calcext:value-type="currency">
            <text:p>R$ 12.45</text:p>
          </table:table-cell>
          <table:table-cell table:style-name="ce26" table:formula="of:=([.C78]-[.V78])*[.N78]" office:value-type="currency" office:currency="R$ " office:value="-929460216.589684" calcext:value-type="currency">
            <text:p>-R$ 929,460,216.59</text:p>
          </table:table-cell>
          <table:table-cell table:style-name="ce23" table:formula="of:=IF([.U78]&gt;0;&quot;Subiu&quot;; IF([.U78]&lt;0;&quot;Desceu&quot;; &quot;Estável&quot;))" office:value-type="string" office:string-value="Desceu" calcext:value-type="string">
            <text:p>Desceu</text:p>
          </table:table-cell>
          <table:table-cell table:style-name="ce23" table:formula="of:=[.C78]/100" office:value-type="float" office:value="0.1071" calcext:value-type="float">
            <text:p>0.1071</text:p>
          </table:table-cell>
          <table:table-cell table:style-name="ce26" table:formula="of:=[.C78]/([.Y78]+1)" office:value-type="currency" office:currency="R$ " office:value="9.67392286153013" calcext:value-type="currency">
            <text:p>R$ 9.67</text:p>
          </table:table-cell>
          <table:table-cell table:style-name="ce26" table:formula="of:=([.C78]-[.Z78])*[.N78]" office:value-type="currency" office:currency="R$ " office:value="553255439.34881" calcext:value-type="currency">
            <text:p>R$ 553,255,439.35</text:p>
          </table:table-cell>
          <table:table-cell table:style-name="ce26" table:formula="of:=IF([.Y78]&gt;0;&quot;Subiu&quot;;IF([.Y78]&lt;0;&quot;Desceu&quot;; &quot;Estável&quot;))" office:value-type="string" office:string-value="Subiu" calcext:value-type="string">
            <text:p>Subiu</text:p>
          </table:table-cell>
          <table:table-cell table:style-name="ce23" table:formula="of:=[.H78]/100" office:value-type="float" office:value="-0.3272" calcext:value-type="float">
            <text:p>-0.3272</text:p>
          </table:table-cell>
          <table:table-cell table:style-name="ce26" table:formula="of:=[.C78]/([.AC78]+1)" office:value-type="currency" office:currency="R$ " office:value="15.9185493460166" calcext:value-type="currency">
            <text:p>R$ 15.92</text:p>
          </table:table-cell>
          <table:table-cell table:style-name="ce26" table:formula="of:=([.C78]-[.AD78])*[.N78]" office:value-type="currency" office:currency="R$ " office:value="-2781316322.69789" calcext:value-type="currency">
            <text:p>-R$ 2,781,316,322.70</text:p>
          </table:table-cell>
          <table:table-cell table:style-name="ce26" table:formula="of:=IF([.AC78]&gt;0;&quot;Subiu&quot;;IF([.AC78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BHIA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8.7" calcext:value-type="float">
            <text:p>8.70</text:p>
          </table:table-cell>
          <table:table-cell table:style-name="ce15" office:value-type="float" office:value="-2.46" calcext:value-type="float">
            <text:p>-2.5</text:p>
          </table:table-cell>
          <table:table-cell table:style-name="ce19" office:value-type="float" office:value="-6.95" calcext:value-type="float">
            <text:p>-6.95</text:p>
          </table:table-cell>
          <table:table-cell table:number-columns-repeated="2" table:style-name="ce19" office:value-type="float" office:value="-23.55" calcext:value-type="float">
            <text:p>-23.55</text:p>
          </table:table-cell>
          <table:table-cell table:style-name="ce19" office:value-type="float" office:value="-85.74" calcext:value-type="float">
            <text:p>-85.74</text:p>
          </table:table-cell>
          <table:table-cell table:style-name="ce19" office:value-type="float" office:value="8.67" calcext:value-type="float">
            <text:p>8.67</text:p>
          </table:table-cell>
          <table:table-cell table:style-name="ce19" office:value-type="float" office:value="8.95" calcext:value-type="float">
            <text:p>8.95</text:p>
          </table:table-cell>
          <table:table-cell table:style-name="ce3" office:value-type="string" calcext:value-type="string">
            <text:p>27,54 M</text:p>
          </table:table-cell>
          <table:table-cell table:style-name="ce22" table:formula="of:=[.D79]/100" office:value-type="float" office:value="-0.0246" calcext:value-type="float">
            <text:p>-0.0246</text:p>
          </table:table-cell>
          <table:table-cell table:style-name="ce25" table:formula="of:=[.C79]/([.L79]+1)" office:value-type="currency" office:currency="R$ " office:value="8.91941767480008" calcext:value-type="currency">
            <text:p>R$ 8.92</text:p>
          </table:table-cell>
          <table:table-cell table:style-name="ce28" table:formula="of:=VLOOKUP([.A79];[$Total_de_acoes.A$1:.B$1048576];2;0)" office:value-type="float" office:value="94843047" calcext:value-type="float">
            <text:p>94,843,047</text:p>
          </table:table-cell>
          <table:table-cell table:style-name="ce25" table:formula="of:=([.C79]-[.M79])*[.N79]" office:value-type="currency" office:currency="R$ " office:value="-20810240.8436949" calcext:value-type="currency">
            <text:p>-R$ 20,810,240.84</text:p>
          </table:table-cell>
          <table:table-cell table:style-name="ce22" table:formula="of:=IF([.O79]&gt;0;&quot;Subiu&quot;;IF([.O79]&lt;0;&quot;Desceu&quot;;&quot;Estável&quot;))" office:value-type="string" office:string-value="Desceu" calcext:value-type="string">
            <text:p>Desceu</text:p>
          </table:table-cell>
          <table:table-cell table:style-name="ce23" table:formula="of:=[.E79]/100" office:value-type="float" office:value="-0.0695" calcext:value-type="float">
            <text:p>-0.0695</text:p>
          </table:table-cell>
          <table:table-cell table:style-name="ce26" table:formula="of:=[.C79]/([.E79]+1)" office:value-type="currency" office:currency="R$ " office:value="-1.46218487394958" calcext:value-type="currency">
            <text:p>-R$ 1.46</text:p>
          </table:table-cell>
          <table:table-cell table:style-name="ce26" table:formula="of:=([.C79]-[.R79])*[.N79]" office:value-type="currency" office:currency="R$ " office:value="963812577.622689" calcext:value-type="currency">
            <text:p>R$ 963,812,577.62</text:p>
          </table:table-cell>
          <table:table-cell table:style-name="ce23" table:formula="of:=IF([.S79]&gt;0;&quot;Subiu&quot;;IF([.S79]&lt;0;&quot;Desceu&quot;;&quot;Estável&quot;))" office:value-type="string" office:string-value="Subiu" calcext:value-type="string">
            <text:p>Subiu</text:p>
          </table:table-cell>
          <table:table-cell table:style-name="ce23" table:formula="of:=[.F79]/100" office:value-type="float" office:value="-0.2355" calcext:value-type="float">
            <text:p>-0.2355</text:p>
          </table:table-cell>
          <table:table-cell table:style-name="ce26" table:formula="of:=[.C79]/([.U79]+1)" office:value-type="currency" office:currency="R$ " office:value="11.3799869195553" calcext:value-type="currency">
            <text:p>R$ 11.38</text:p>
          </table:table-cell>
          <table:table-cell table:style-name="ce26" table:formula="of:=([.C79]-[.V79])*[.N79]" office:value-type="currency" office:currency="R$ " office:value="-254178125.370765" calcext:value-type="currency">
            <text:p>-R$ 254,178,125.37</text:p>
          </table:table-cell>
          <table:table-cell table:style-name="ce23" table:formula="of:=IF([.U79]&gt;0;&quot;Subiu&quot;; IF([.U79]&lt;0;&quot;Desceu&quot;; &quot;Estável&quot;))" office:value-type="string" office:string-value="Desceu" calcext:value-type="string">
            <text:p>Desceu</text:p>
          </table:table-cell>
          <table:table-cell table:style-name="ce23" table:formula="of:=[.C79]/100" office:value-type="float" office:value="0.087" calcext:value-type="float">
            <text:p>0.087</text:p>
          </table:table-cell>
          <table:table-cell table:style-name="ce26" table:formula="of:=[.C79]/([.Y79]+1)" office:value-type="currency" office:currency="R$ " office:value="8.00367985280589" calcext:value-type="currency">
            <text:p>R$ 8.00</text:p>
          </table:table-cell>
          <table:table-cell table:style-name="ce26" table:formula="of:=([.C79]-[.Z79])*[.N79]" office:value-type="currency" office:currency="R$ " office:value="66041124.447378" calcext:value-type="currency">
            <text:p>R$ 66,041,124.45</text:p>
          </table:table-cell>
          <table:table-cell table:style-name="ce26" table:formula="of:=IF([.Y79]&gt;0;&quot;Subiu&quot;;IF([.Y79]&lt;0;&quot;Desceu&quot;; &quot;Estável&quot;))" office:value-type="string" office:string-value="Subiu" calcext:value-type="string">
            <text:p>Subiu</text:p>
          </table:table-cell>
          <table:table-cell table:style-name="ce23" table:formula="of:=[.H79]/100" office:value-type="float" office:value="-0.8574" calcext:value-type="float">
            <text:p>-0.8574</text:p>
          </table:table-cell>
          <table:table-cell table:style-name="ce26" table:formula="of:=[.C79]/([.AC79]+1)" office:value-type="currency" office:currency="R$ " office:value="61.0098176718092" calcext:value-type="currency">
            <text:p>R$ 61.01</text:p>
          </table:table-cell>
          <table:table-cell table:style-name="ce26" table:formula="of:=([.C79]-[.AD79])*[.N79]" office:value-type="currency" office:currency="R$ " office:value="-4961222496.00883" calcext:value-type="currency">
            <text:p>-R$ 4,961,222,496.01</text:p>
          </table:table-cell>
          <table:table-cell table:style-name="ce26" table:formula="of:=IF([.AC79]&gt;0;&quot;Subiu&quot;;IF([.AC79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RENT3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56.24" calcext:value-type="float">
            <text:p>56.24</text:p>
          </table:table-cell>
          <table:table-cell table:style-name="ce14" office:value-type="float" office:value="-3.63" calcext:value-type="float">
            <text:p>-3.6</text:p>
          </table:table-cell>
          <table:table-cell table:style-name="ce18" office:value-type="float" office:value="-6.41" calcext:value-type="float">
            <text:p>-6.41</text:p>
          </table:table-cell>
          <table:table-cell table:number-columns-repeated="2" table:style-name="ce18" office:value-type="float" office:value="-11.57" calcext:value-type="float">
            <text:p>-11.57</text:p>
          </table:table-cell>
          <table:table-cell table:style-name="ce18" office:value-type="float" office:value="-2.77" calcext:value-type="float">
            <text:p>-2.77</text:p>
          </table:table-cell>
          <table:table-cell table:style-name="ce18" office:value-type="float" office:value="56.04" calcext:value-type="float">
            <text:p>56.04</text:p>
          </table:table-cell>
          <table:table-cell table:style-name="ce18" office:value-type="float" office:value="58.9" calcext:value-type="float">
            <text:p>58.9</text:p>
          </table:table-cell>
          <table:table-cell table:style-name="ce2" office:value-type="string" calcext:value-type="string">
            <text:p>624,74 M</text:p>
          </table:table-cell>
          <table:table-cell table:style-name="ce22" table:formula="of:=[.D80]/100" office:value-type="float" office:value="-0.0363" calcext:value-type="float">
            <text:p>-0.0363</text:p>
          </table:table-cell>
          <table:table-cell table:style-name="ce25" table:formula="of:=[.C80]/([.L80]+1)" office:value-type="currency" office:currency="R$ " office:value="58.3584102936599" calcext:value-type="currency">
            <text:p>R$ 58.36</text:p>
          </table:table-cell>
          <table:table-cell table:style-name="ce28" table:formula="of:=VLOOKUP([.A80];[$Total_de_acoes.A$1:.B$1048576];2;0)" office:value-type="float" office:value="853202347" calcext:value-type="float">
            <text:p>853,202,347</text:p>
          </table:table-cell>
          <table:table-cell table:style-name="ce25" table:formula="of:=([.C80]-[.M80])*[.N80]" office:value-type="currency" office:currency="R$ " office:value="-1807432634.45954" calcext:value-type="currency">
            <text:p>-R$ 1,807,432,634.46</text:p>
          </table:table-cell>
          <table:table-cell table:style-name="ce22" table:formula="of:=IF([.O80]&gt;0;&quot;Subiu&quot;;IF([.O80]&lt;0;&quot;Desceu&quot;;&quot;Estável&quot;))" office:value-type="string" office:string-value="Desceu" calcext:value-type="string">
            <text:p>Desceu</text:p>
          </table:table-cell>
          <table:table-cell table:style-name="ce23" table:formula="of:=[.E80]/100" office:value-type="float" office:value="-0.0641" calcext:value-type="float">
            <text:p>-0.0641</text:p>
          </table:table-cell>
          <table:table-cell table:style-name="ce26" table:formula="of:=[.C80]/([.E80]+1)" office:value-type="currency" office:currency="R$ " office:value="-10.3955637707948" calcext:value-type="currency">
            <text:p>-R$ 10.40</text:p>
          </table:table-cell>
          <table:table-cell table:style-name="ce26" table:formula="of:=([.C80]-[.R80])*[.N80]" office:value-type="currency" office:currency="R$ " office:value="56853619402.9103" calcext:value-type="currency">
            <text:p>R$ 56,853,619,402.91</text:p>
          </table:table-cell>
          <table:table-cell table:style-name="ce23" table:formula="of:=IF([.S80]&gt;0;&quot;Subiu&quot;;IF([.S80]&lt;0;&quot;Desceu&quot;;&quot;Estável&quot;))" office:value-type="string" office:string-value="Subiu" calcext:value-type="string">
            <text:p>Subiu</text:p>
          </table:table-cell>
          <table:table-cell table:style-name="ce23" table:formula="of:=[.F80]/100" office:value-type="float" office:value="-0.1157" calcext:value-type="float">
            <text:p>-0.1157</text:p>
          </table:table-cell>
          <table:table-cell table:style-name="ce26" table:formula="of:=[.C80]/([.U80]+1)" office:value-type="currency" office:currency="R$ " office:value="63.5983263598326" calcext:value-type="currency">
            <text:p>R$ 63.60</text:p>
          </table:table-cell>
          <table:table-cell table:style-name="ce26" table:formula="of:=([.C80]-[.V80])*[.N80]" office:value-type="currency" office:currency="R$ " office:value="-6278141320.20117" calcext:value-type="currency">
            <text:p>-R$ 6,278,141,320.20</text:p>
          </table:table-cell>
          <table:table-cell table:style-name="ce23" table:formula="of:=IF([.U80]&gt;0;&quot;Subiu&quot;; IF([.U80]&lt;0;&quot;Desceu&quot;; &quot;Estável&quot;))" office:value-type="string" office:string-value="Desceu" calcext:value-type="string">
            <text:p>Desceu</text:p>
          </table:table-cell>
          <table:table-cell table:style-name="ce23" table:formula="of:=[.C80]/100" office:value-type="float" office:value="0.5624" calcext:value-type="float">
            <text:p>0.5624</text:p>
          </table:table-cell>
          <table:table-cell table:style-name="ce26" table:formula="of:=[.C80]/([.Y80]+1)" office:value-type="currency" office:currency="R$ " office:value="35.9959037378392" calcext:value-type="currency">
            <text:p>R$ 36.00</text:p>
          </table:table-cell>
          <table:table-cell table:style-name="ce26" table:formula="of:=([.C80]-[.Z80])*[.N80]" office:value-type="currency" office:currency="R$ " office:value="17272310443.7695" calcext:value-type="currency">
            <text:p>R$ 17,272,310,443.77</text:p>
          </table:table-cell>
          <table:table-cell table:style-name="ce26" table:formula="of:=IF([.Y80]&gt;0;&quot;Subiu&quot;;IF([.Y80]&lt;0;&quot;Desceu&quot;; &quot;Estável&quot;))" office:value-type="string" office:string-value="Subiu" calcext:value-type="string">
            <text:p>Subiu</text:p>
          </table:table-cell>
          <table:table-cell table:style-name="ce23" table:formula="of:=[.H80]/100" office:value-type="float" office:value="-0.0277" calcext:value-type="float">
            <text:p>-0.0277</text:p>
          </table:table-cell>
          <table:table-cell table:style-name="ce26" table:formula="of:=[.C80]/([.AC80]+1)" office:value-type="currency" office:currency="R$ " office:value="57.842229764476" calcext:value-type="currency">
            <text:p>R$ 57.84</text:p>
          </table:table-cell>
          <table:table-cell table:style-name="ce26" table:formula="of:=([.C80]-[.AD80])*[.N80]" office:value-type="currency" office:currency="R$ " office:value="-1367026195.48416" calcext:value-type="currency">
            <text:p>-R$ 1,367,026,195.48</text:p>
          </table:table-cell>
          <table:table-cell table:style-name="ce26" table:formula="of:=IF([.AC80]&gt;0;&quot;Subiu&quot;;IF([.AC80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7" office:value-type="date" office:date-value="2024-01-26" calcext:value-type="date">
            <text:p>1/26/2024</text:p>
          </table:table-cell>
          <table:table-cell table:style-name="ce10" office:value-type="float" office:value="3.07" calcext:value-type="float">
            <text:p>3.07</text:p>
          </table:table-cell>
          <table:table-cell table:style-name="ce15" office:value-type="float" office:value="-4.36" calcext:value-type="float">
            <text:p>-4.4</text:p>
          </table:table-cell>
          <table:table-cell table:style-name="ce19" office:value-type="float" office:value="-5.54" calcext:value-type="float">
            <text:p>-5.54</text:p>
          </table:table-cell>
          <table:table-cell table:number-columns-repeated="2" table:style-name="ce19" office:value-type="float" office:value="-12.29" calcext:value-type="float">
            <text:p>-12.29</text:p>
          </table:table-cell>
          <table:table-cell table:style-name="ce19" office:value-type="float" office:value="-36.83" calcext:value-type="float">
            <text:p>-36.83</text:p>
          </table:table-cell>
          <table:table-cell table:style-name="ce19" office:value-type="float" office:value="3.05" calcext:value-type="float">
            <text:p>3.05</text:p>
          </table:table-cell>
          <table:table-cell table:style-name="ce19" office:value-type="float" office:value="3.23" calcext:value-type="float">
            <text:p>3.23</text:p>
          </table:table-cell>
          <table:table-cell table:style-name="ce3" office:value-type="string" calcext:value-type="string">
            <text:p>101,46 M</text:p>
          </table:table-cell>
          <table:table-cell table:style-name="ce22" table:formula="of:=[.D81]/100" office:value-type="float" office:value="-0.0436" calcext:value-type="float">
            <text:p>-0.0436</text:p>
          </table:table-cell>
          <table:table-cell table:style-name="ce25" table:formula="of:=[.C81]/([.L81]+1)" office:value-type="currency" office:currency="R$ " office:value="3.20995399414471" calcext:value-type="currency">
            <text:p>R$ 3.21</text:p>
          </table:table-cell>
          <table:table-cell table:style-name="ce28" table:formula="of:=VLOOKUP([.A81];[$Total_de_acoes.A$1:.B$1048576];2;0)" office:value-type="float" office:value="525582771" calcext:value-type="float">
            <text:p>525,582,771</text:p>
          </table:table-cell>
          <table:table-cell table:style-name="ce25" table:formula="of:=([.C81]-[.M81])*[.N81]" office:value-type="currency" office:currency="R$ " office:value="-73557408.0550942" calcext:value-type="currency">
            <text:p>-R$ 73,557,408.06</text:p>
          </table:table-cell>
          <table:table-cell table:style-name="ce22" table:formula="of:=IF([.O81]&gt;0;&quot;Subiu&quot;;IF([.O81]&lt;0;&quot;Desceu&quot;;&quot;Estável&quot;))" office:value-type="string" office:string-value="Desceu" calcext:value-type="string">
            <text:p>Desceu</text:p>
          </table:table-cell>
          <table:table-cell table:style-name="ce23" table:formula="of:=[.E81]/100" office:value-type="float" office:value="-0.0554" calcext:value-type="float">
            <text:p>-0.0554</text:p>
          </table:table-cell>
          <table:table-cell table:style-name="ce26" table:formula="of:=[.C81]/([.E81]+1)" office:value-type="currency" office:currency="R$ " office:value="-0.676211453744493" calcext:value-type="currency">
            <text:p>-R$ 0.68</text:p>
          </table:table-cell>
          <table:table-cell table:style-name="ce26" table:formula="of:=([.C81]-[.R81])*[.N81]" office:value-type="currency" office:currency="R$ " office:value="1968944196.61097" calcext:value-type="currency">
            <text:p>R$ 1,968,944,196.61</text:p>
          </table:table-cell>
          <table:table-cell table:style-name="ce23" table:formula="of:=IF([.S81]&gt;0;&quot;Subiu&quot;;IF([.S81]&lt;0;&quot;Desceu&quot;;&quot;Estável&quot;))" office:value-type="string" office:string-value="Subiu" calcext:value-type="string">
            <text:p>Subiu</text:p>
          </table:table-cell>
          <table:table-cell table:style-name="ce23" table:formula="of:=[.F81]/100" office:value-type="float" office:value="-0.1229" calcext:value-type="float">
            <text:p>-0.1229</text:p>
          </table:table-cell>
          <table:table-cell table:style-name="ce26" table:formula="of:=[.C81]/([.U81]+1)" office:value-type="currency" office:currency="R$ " office:value="3.50017101812792" calcext:value-type="currency">
            <text:p>R$ 3.50</text:p>
          </table:table-cell>
          <table:table-cell table:style-name="ce26" table:formula="of:=([.C81]-[.V81])*[.N81]" office:value-type="currency" office:currency="R$ " office:value="-226090475.711564" calcext:value-type="currency">
            <text:p>-R$ 226,090,475.71</text:p>
          </table:table-cell>
          <table:table-cell table:style-name="ce23" table:formula="of:=IF([.U81]&gt;0;&quot;Subiu&quot;; IF([.U81]&lt;0;&quot;Desceu&quot;; &quot;Estável&quot;))" office:value-type="string" office:string-value="Desceu" calcext:value-type="string">
            <text:p>Desceu</text:p>
          </table:table-cell>
          <table:table-cell table:style-name="ce23" table:formula="of:=[.C81]/100" office:value-type="float" office:value="0.0307" calcext:value-type="float">
            <text:p>0.0307</text:p>
          </table:table-cell>
          <table:table-cell table:style-name="ce26" table:formula="of:=[.C81]/([.Y81]+1)" office:value-type="currency" office:currency="R$ " office:value="2.97855826137576" calcext:value-type="currency">
            <text:p>R$ 2.98</text:p>
          </table:table-cell>
          <table:table-cell table:style-name="ce26" table:formula="of:=([.C81]-[.Z81])*[.N81]" office:value-type="currency" office:currency="R$ " office:value="48060202.3711835" calcext:value-type="currency">
            <text:p>R$ 48,060,202.37</text:p>
          </table:table-cell>
          <table:table-cell table:style-name="ce26" table:formula="of:=IF([.Y81]&gt;0;&quot;Subiu&quot;;IF([.Y81]&lt;0;&quot;Desceu&quot;; &quot;Estável&quot;))" office:value-type="string" office:string-value="Subiu" calcext:value-type="string">
            <text:p>Subiu</text:p>
          </table:table-cell>
          <table:table-cell table:style-name="ce23" table:formula="of:=[.H81]/100" office:value-type="float" office:value="-0.3683" calcext:value-type="float">
            <text:p>-0.3683</text:p>
          </table:table-cell>
          <table:table-cell table:style-name="ce26" table:formula="of:=[.C81]/([.AC81]+1)" office:value-type="currency" office:currency="R$ " office:value="4.85990185214501" calcext:value-type="currency">
            <text:p>R$ 4.86</text:p>
          </table:table-cell>
          <table:table-cell table:style-name="ce26" table:formula="of:=([.C81]-[.AD81])*[.N81]" office:value-type="currency" office:currency="R$ " office:value="-940741575.268404" calcext:value-type="currency">
            <text:p>-R$ 940,741,575.27</text:p>
          </table:table-cell>
          <table:table-cell table:style-name="ce26" table:formula="of:=IF([.AC81]&gt;0;&quot;Subiu&quot;;IF([.AC81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6" office:value-type="date" office:date-value="2024-01-26" calcext:value-type="date">
            <text:p>1/26/2024</text:p>
          </table:table-cell>
          <table:table-cell table:style-name="ce9" office:value-type="float" office:value="5.92" calcext:value-type="float">
            <text:p>5.92</text:p>
          </table:table-cell>
          <table:table-cell table:style-name="ce14" office:value-type="float" office:value="-8.07" calcext:value-type="float">
            <text:p>-8.1</text:p>
          </table:table-cell>
          <table:table-cell table:style-name="ce18" office:value-type="float" office:value="-15.91" calcext:value-type="float">
            <text:p>-15.91</text:p>
          </table:table-cell>
          <table:table-cell table:number-columns-repeated="2" table:style-name="ce18" office:value-type="float" office:value="-34" calcext:value-type="float">
            <text:p>-34</text:p>
          </table:table-cell>
          <table:table-cell table:style-name="ce18" office:value-type="float" office:value="-25.44" calcext:value-type="float">
            <text:p>-25.44</text:p>
          </table:table-cell>
          <table:table-cell table:style-name="ce18" office:value-type="float" office:value="5.51" calcext:value-type="float">
            <text:p>5.51</text:p>
          </table:table-cell>
          <table:table-cell table:style-name="ce18" office:value-type="float" office:value="6.02" calcext:value-type="float">
            <text:p>6.02</text:p>
          </table:table-cell>
          <table:table-cell table:style-name="ce2" office:value-type="string" calcext:value-type="string">
            <text:p>154,36 M</text:p>
          </table:table-cell>
          <table:table-cell table:style-name="ce22" table:formula="of:=[.D82]/100" office:value-type="float" office:value="-0.0807" calcext:value-type="float">
            <text:p>-0.0807</text:p>
          </table:table-cell>
          <table:table-cell table:style-name="ce25" table:formula="of:=[.C82]/([.L82]+1)" office:value-type="currency" office:currency="R$ " office:value="6.43968236701838" calcext:value-type="currency">
            <text:p>R$ 6.44</text:p>
          </table:table-cell>
          <table:table-cell table:style-name="ce28" table:formula="of:=VLOOKUP([.A82];[$Total_de_acoes.A$1:.B$1048576];2;0)" office:value-type="float" office:value="198184909" calcext:value-type="float">
            <text:p>198,184,909</text:p>
          </table:table-cell>
          <table:table-cell table:style-name="ce25" table:formula="of:=([.C82]-[.M82])*[.N82]" office:value-type="currency" office:currency="R$ " office:value="-102993202.616443" calcext:value-type="currency">
            <text:p>-R$ 102,993,202.62</text:p>
          </table:table-cell>
          <table:table-cell table:style-name="ce22" table:formula="of:=IF([.O82]&gt;0;&quot;Subiu&quot;;IF([.O82]&lt;0;&quot;Desceu&quot;;&quot;Estável&quot;))" office:value-type="string" office:string-value="Desceu" calcext:value-type="string">
            <text:p>Desceu</text:p>
          </table:table-cell>
          <table:table-cell table:style-name="ce23" table:formula="of:=[.E82]/100" office:value-type="float" office:value="-0.1591" calcext:value-type="float">
            <text:p>-0.1591</text:p>
          </table:table-cell>
          <table:table-cell table:style-name="ce26" table:formula="of:=[.C82]/([.E82]+1)" office:value-type="currency" office:currency="R$ " office:value="-0.397048960429242" calcext:value-type="currency">
            <text:p>-R$ 0.40</text:p>
          </table:table-cell>
          <table:table-cell table:style-name="ce26" table:formula="of:=([.C82]-[.R82])*[.N82]" office:value-type="currency" office:currency="R$ " office:value="1251943773.37121" calcext:value-type="currency">
            <text:p>R$ 1,251,943,773.37</text:p>
          </table:table-cell>
          <table:table-cell table:style-name="ce23" table:formula="of:=IF([.S82]&gt;0;&quot;Subiu&quot;;IF([.S82]&lt;0;&quot;Desceu&quot;;&quot;Estável&quot;))" office:value-type="string" office:string-value="Subiu" calcext:value-type="string">
            <text:p>Subiu</text:p>
          </table:table-cell>
          <table:table-cell table:style-name="ce23" table:formula="of:=[.F82]/100" office:value-type="float" office:value="-0.34" calcext:value-type="float">
            <text:p>-0.34</text:p>
          </table:table-cell>
          <table:table-cell table:style-name="ce26" table:formula="of:=[.C82]/([.U82]+1)" office:value-type="currency" office:currency="R$ " office:value="8.96969696969697" calcext:value-type="currency">
            <text:p>R$ 8.97</text:p>
          </table:table-cell>
          <table:table-cell table:style-name="ce26" table:formula="of:=([.C82]-[.V82])*[.N82]" office:value-type="currency" office:currency="R$ " office:value="-604403916.41697" calcext:value-type="currency">
            <text:p>-R$ 604,403,916.42</text:p>
          </table:table-cell>
          <table:table-cell table:style-name="ce23" table:formula="of:=IF([.U82]&gt;0;&quot;Subiu&quot;; IF([.U82]&lt;0;&quot;Desceu&quot;; &quot;Estável&quot;))" office:value-type="string" office:string-value="Desceu" calcext:value-type="string">
            <text:p>Desceu</text:p>
          </table:table-cell>
          <table:table-cell table:style-name="ce23" table:formula="of:=[.C82]/100" office:value-type="float" office:value="0.0592" calcext:value-type="float">
            <text:p>0.0592</text:p>
          </table:table-cell>
          <table:table-cell table:style-name="ce26" table:formula="of:=[.C82]/([.Y82]+1)" office:value-type="currency" office:currency="R$ " office:value="5.58912386706949" calcext:value-type="currency">
            <text:p>R$ 5.59</text:p>
          </table:table-cell>
          <table:table-cell table:style-name="ce26" table:formula="of:=([.C82]-[.Z82])*[.N82]" office:value-type="currency" office:currency="R$ " office:value="65574656.2951056" calcext:value-type="currency">
            <text:p>R$ 65,574,656.30</text:p>
          </table:table-cell>
          <table:table-cell table:style-name="ce26" table:formula="of:=IF([.Y82]&gt;0;&quot;Subiu&quot;;IF([.Y82]&lt;0;&quot;Desceu&quot;; &quot;Estável&quot;))" office:value-type="string" office:string-value="Subiu" calcext:value-type="string">
            <text:p>Subiu</text:p>
          </table:table-cell>
          <table:table-cell table:style-name="ce23" table:formula="of:=[.H82]/100" office:value-type="float" office:value="-0.2544" calcext:value-type="float">
            <text:p>-0.2544</text:p>
          </table:table-cell>
          <table:table-cell table:style-name="ce26" table:formula="of:=[.C82]/([.AC82]+1)" office:value-type="currency" office:currency="R$ " office:value="7.93991416309013" calcext:value-type="currency">
            <text:p>R$ 7.94</text:p>
          </table:table-cell>
          <table:table-cell table:style-name="ce26" table:formula="of:=([.C82]-[.AD82])*[.N82]" office:value-type="currency" office:currency="R$ " office:value="-400316504.599828" calcext:value-type="currency">
            <text:p>-R$ 400,316,504.60</text:p>
          </table:table-cell>
          <table:table-cell table:style-name="ce26" table:formula="of:=IF([.AC82]&gt;0;&quot;Subiu&quot;;IF([.AC82]&lt;0;&quot;Desceu&quot;;&quot;Estável&quot;))" office:value-type="string" office:string-value="Desceu" calcext:value-type="string">
            <text:p>Desceu</text:p>
          </table:table-cell>
          <table:table-cell table:style-name="ce26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4" table:number-columns-repeated="2"/>
          <table:table-cell table:style-name="ce11"/>
          <table:table-cell table:style-name="ce16"/>
          <table:table-cell table:style-name="ce4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1">
          <table:table-cell table:style-name="ce5" table:number-columns-repeated="2"/>
          <table:table-cell table:style-name="ce12"/>
          <table:table-cell table:style-name="ce17"/>
          <table:table-cell table:style-name="ce5" table:number-columns-repeated="7"/>
          <table:table-cell table:style-name="ce23"/>
          <table:table-cell table:style-name="ce26"/>
          <table:table-cell table:style-name="ce23"/>
          <table:table-cell table:style-name="ce26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23"/>
          <table:table-cell table:style-name="ce26" table:number-columns-repeated="4"/>
          <table:table-cell table:number-columns-repeated="99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incipal.K2:Principal.K2">
            <calcext:condition calcext:apply-style-name="ConditionalStyle_1" calcext:value="formula-is(LEN(TRIM([.K2]))&gt;0)" calcext:base-cell-address="Principal.K2"/>
          </calcext:conditional-format>
        </calcext:conditional-formats>
      </table:table>
      <table:table table:name="CHAT GPT" table:style-name="ta2">
        <table:table-column table:style-name="co1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number-columns-repeated="1021" table:default-cell-style-name="Default"/>
        <table:table-row table:style-name="ro1">
          <table:table-cell table:style-name="ce37" office:value-type="string" calcext:value-type="string">
            <text:p>Nome da Empresa</text:p>
          </table:table-cell>
          <table:table-cell table:style-name="ce37" office:value-type="string" calcext:value-type="string">
            <text:p>Segmento</text:p>
          </table:table-cell>
          <table:table-cell table:style-name="ce37" office:value-type="string" calcext:value-type="string">
            <text:p>Idade em anos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Usiminas</text:p>
          </table:table-cell>
          <table:table-cell table:style-name="ce38" office:value-type="string" calcext:value-type="string">
            <text:p>Siderurgia</text:p>
          </table:table-cell>
          <table:table-cell table:style-name="ce38" office:value-type="float" office:value="69" calcext:value-type="float">
            <text:p>69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SN Mineração</text:p>
          </table:table-cell>
          <table:table-cell table:style-name="ce38" office:value-type="string" calcext:value-type="string">
            <text:p>Mineração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etrobras</text:p>
          </table:table-cell>
          <table:table-cell table:style-name="ce38" office:value-type="string" calcext:value-type="string">
            <text:p>Petróleo e Gás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uzano</text:p>
          </table:table-cell>
          <table:table-cell table:style-name="ce38" office:value-type="string" calcext:value-type="string">
            <text:p>Papel e Celulose</text:p>
          </table:table-cell>
          <table:table-cell table:style-name="ce38" office:value-type="float" office:value="95" calcext:value-type="float">
            <text:p>9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PFL Energia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etroRio</text:p>
          </table:table-cell>
          <table:table-cell table:style-name="ce38" office:value-type="string" calcext:value-type="string">
            <text:p>Petróleo e Gás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etrobras</text:p>
          </table:table-cell>
          <table:table-cell table:style-name="ce38" office:value-type="string" calcext:value-type="string">
            <text:p>Petróleo e Gás</text:p>
          </table:table-cell>
          <table:table-cell table:style-name="ce38" office:value-type="float" office:value="72" calcext:value-type="float">
            <text:p>7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Vale</text:p>
          </table:table-cell>
          <table:table-cell table:style-name="ce38" office:value-type="string" calcext:value-type="string">
            <text:p>Mineração</text:p>
          </table:table-cell>
          <table:table-cell table:style-name="ce38" office:value-type="float" office:value="73" calcext:value-type="float">
            <text:p>73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ultiplan</text:p>
          </table:table-cell>
          <table:table-cell table:style-name="ce38" office:value-type="string" calcext:value-type="string">
            <text:p>Shopping Centers</text:p>
          </table:table-cell>
          <table:table-cell table:style-name="ce38" office:value-type="float" office:value="46" calcext:value-type="float">
            <text:p>4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Itaú Unibanco</text:p>
          </table:table-cell>
          <table:table-cell table:style-name="ce38" office:value-type="string" calcext:value-type="string">
            <text:p>Banco</text:p>
          </table:table-cell>
          <table:table-cell table:style-name="ce38" office:value-type="float" office:value="97" calcext:value-type="float">
            <text:p>97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ede D'Or</text:p>
          </table:table-cell>
          <table:table-cell table:style-name="ce38" office:value-type="string" calcext:value-type="string">
            <text:p>Saúde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askem</text:p>
          </table:table-cell>
          <table:table-cell table:style-name="ce38" office:value-type="string" calcext:value-type="string">
            <text:p>Petroquímica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zul</text:p>
          </table:table-cell>
          <table:table-cell table:style-name="ce38" office:value-type="string" calcext:value-type="string">
            <text:p>Aviação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3R Petroleum</text:p>
          </table:table-cell>
          <table:table-cell table:style-name="ce38" office:value-type="string" calcext:value-type="string">
            <text:p>Petróleo e Gás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quatorial Energia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iderúrgica Nacional</text:p>
          </table:table-cell>
          <table:table-cell table:style-name="ce38" office:value-type="string" calcext:value-type="string">
            <text:p>Siderurgia</text:p>
          </table:table-cell>
          <table:table-cell table:style-name="ce38" office:value-type="float" office:value="76" calcext:value-type="float">
            <text:p>7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YDUQS</text:p>
          </table:table-cell>
          <table:table-cell table:style-name="ce38" office:value-type="string" calcext:value-type="string">
            <text:p>Educação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Ultrapar</text:p>
          </table:table-cell>
          <table:table-cell table:style-name="ce38" office:value-type="string" calcext:value-type="string">
            <text:p>Distribuidora de Combustíveis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RV</text:p>
          </table:table-cell>
          <table:table-cell table:style-name="ce38" office:value-type="string" calcext:value-type="string">
            <text:p>Construção Civil</text:p>
          </table:table-cell>
          <table:table-cell table:style-name="ce38" office:value-type="float" office:value="42" calcext:value-type="float">
            <text:p>4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rezzo</text:p>
          </table:table-cell>
          <table:table-cell table:style-name="ce38" office:value-type="string" calcext:value-type="string">
            <text:p>Varejo de Calçados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anco Bradesco</text:p>
          </table:table-cell>
          <table:table-cell table:style-name="ce38" office:value-type="string" calcext:value-type="string">
            <text:p>Banco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inerva</text:p>
          </table:table-cell>
          <table:table-cell table:style-name="ce38" office:value-type="string" calcext:value-type="string">
            <text:p>Alimentação</text:p>
          </table:table-cell>
          <table:table-cell table:style-name="ce38" office:value-type="float" office:value="101" calcext:value-type="float">
            <text:p>101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Grupo Pão de Açúcar</text:p>
          </table:table-cell>
          <table:table-cell table:style-name="ce38" office:value-type="string" calcext:value-type="string">
            <text:p>Varejo de Alimentos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F</text:p>
          </table:table-cell>
          <table:table-cell table:style-name="ce38" office:value-type="string" calcext:value-type="string">
            <text:p>Alimentação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Vivo</text:p>
          </table:table-cell>
          <table:table-cell table:style-name="ce38" office:value-type="string" calcext:value-type="string">
            <text:p>Telecomunicações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umo</text:p>
          </table:table-cell>
          <table:table-cell table:style-name="ce38" office:value-type="string" calcext:value-type="string">
            <text:p>Logística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ielo</text:p>
          </table:table-cell>
          <table:table-cell table:style-name="ce38" office:value-type="string" calcext:value-type="string">
            <text:p>Pagamentos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Dexco</text:p>
          </table:table-cell>
          <table:table-cell table:style-name="ce38" office:value-type="string" calcext:value-type="string">
            <text:p>Distribuidora de Materiais de Construção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TIM</text:p>
          </table:table-cell>
          <table:table-cell table:style-name="ce38" office:value-type="string" calcext:value-type="string">
            <text:p>Telecomunicações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radespar</text:p>
          </table:table-cell>
          <table:table-cell table:style-name="ce38" office:value-type="string" calcext:value-type="string">
            <text:p>Participações</text:p>
          </table:table-cell>
          <table:table-cell table:style-name="ce38" office:value-type="float" office:value="104" calcext:value-type="float">
            <text:p>10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Locaweb</text:p>
          </table:table-cell>
          <table:table-cell table:style-name="ce38" office:value-type="string" calcext:value-type="string">
            <text:p>Serviços de Internet</text:p>
          </table:table-cell>
          <table:table-cell table:style-name="ce38"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etroRecôncavo</text:p>
          </table:table-cell>
          <table:table-cell table:style-name="ce38" office:value-type="string" calcext:value-type="string">
            <text:p>Petróleo e Gás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Itaúsa</text:p>
          </table:table-cell>
          <table:table-cell table:style-name="ce38" office:value-type="string" calcext:value-type="string">
            <text:p>Participações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anco do Brasil</text:p>
          </table:table-cell>
          <table:table-cell table:style-name="ce38" office:value-type="string" calcext:value-type="string">
            <text:p>Banco</text:p>
          </table:table-cell>
          <table:table-cell table:style-name="ce38" office:value-type="float" office:value="214" calcext:value-type="float">
            <text:p>21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aiaDrogasil</text:p>
          </table:table-cell>
          <table:table-cell table:style-name="ce38" office:value-type="string" calcext:value-type="string">
            <text:p>Varejo Farmacêutico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etalúrgica Gerdau</text:p>
          </table:table-cell>
          <table:table-cell table:style-name="ce38" office:value-type="string" calcext:value-type="string">
            <text:p>Siderurgia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osan</text:p>
          </table:table-cell>
          <table:table-cell table:style-name="ce38" office:value-type="string" calcext:value-type="string">
            <text:p>Conglomerado</text:p>
          </table:table-cell>
          <table:table-cell table:style-name="ce38" office:value-type="float" office:value="99" calcext:value-type="float">
            <text:p>99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JBS</text:p>
          </table:table-cell>
          <table:table-cell table:style-name="ce38" office:value-type="string" calcext:value-type="string">
            <text:p>Alimentação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agazine Luiza</text:p>
          </table:table-cell>
          <table:table-cell table:style-name="ce38" office:value-type="string" calcext:value-type="string">
            <text:p>Varejo de Eletrodomésticos</text:p>
          </table:table-cell>
          <table:table-cell table:style-name="ce38" office:value-type="float" office:value="64" calcext:value-type="float">
            <text:p>6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anco Bradesco</text:p>
          </table:table-cell>
          <table:table-cell table:style-name="ce38" office:value-type="string" calcext:value-type="string">
            <text:p>Banco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Gerdau</text:p>
          </table:table-cell>
          <table:table-cell table:style-name="ce38" office:value-type="string" calcext:value-type="string">
            <text:p>Siderurgia</text:p>
          </table:table-cell>
          <table:table-cell table:style-name="ce38" office:value-type="float" office:value="125" calcext:value-type="float">
            <text:p>125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Raízen</text:p>
          </table:table-cell>
          <table:table-cell table:style-name="ce38" office:value-type="string" calcext:value-type="string">
            <text:p>Energia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opel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Grupo Vamos</text:p>
          </table:table-cell>
          <table:table-cell table:style-name="ce38" office:value-type="string" calcext:value-type="string">
            <text:p>Varejo de Móveis</text:p>
          </table:table-cell>
          <table:table-cell table:style-name="ce38" office:value-type="float" office:value="43" calcext:value-type="float">
            <text:p>43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Marfrig</text:p>
          </table:table-cell>
          <table:table-cell table:style-name="ce38" office:value-type="string" calcext:value-type="string">
            <text:p>Alimentação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mbev</text:p>
          </table:table-cell>
          <table:table-cell table:style-name="ce38" office:value-type="string" calcext:value-type="string">
            <text:p>Bebidas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BB Seguridade</text:p>
          </table:table-cell>
          <table:table-cell table:style-name="ce38" office:value-type="string" calcext:value-type="string">
            <text:p>Seguros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abesp</text:p>
          </table:table-cell>
          <table:table-cell table:style-name="ce38" office:value-type="string" calcext:value-type="string">
            <text:p>Saneamento Básico</text:p>
          </table:table-cell>
          <table:table-cell table:style-name="ce38" office:value-type="float" office:value="51" calcext:value-type="float">
            <text:p>51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Totvs</text:p>
          </table:table-cell>
          <table:table-cell table:style-name="ce38" office:value-type="string" calcext:value-type="string">
            <text:p>Software</text:p>
          </table:table-cell>
          <table:table-cell table:style-name="ce38" office:value-type="float" office:value="34" calcext:value-type="float">
            <text:p>3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EMIG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letrobras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eva</text:p>
          </table:table-cell>
          <table:table-cell table:style-name="ce38" office:value-type="string" calcext:value-type="string">
            <text:p>Energia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WEG</text:p>
          </table:table-cell>
          <table:table-cell table:style-name="ce38" office:value-type="string" calcext:value-type="string">
            <text:p>Equipamentos Elétricos</text:p>
          </table:table-cell>
          <table:table-cell table:style-name="ce38" office:value-type="float" office:value="60" calcext:value-type="float">
            <text:p>60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SLC Agrícola</text:p>
          </table:table-cell>
          <table:table-cell table:style-name="ce38" office:value-type="string" calcext:value-type="string">
            <text:p>Agronegócio</text:p>
          </table:table-cell>
          <table:table-cell table:style-name="ce38" office:value-type="float" office:value="29" calcext:value-type="float">
            <text:p>29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LOS3</text:p>
          </table:table-cell>
          <table:table-cell table:style-name="ce38" office:value-type="string" calcext:value-type="string">
            <text:p>Investimentos Imobiliários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Grupo CCR</text:p>
          </table:table-cell>
          <table:table-cell table:style-name="ce38" office:value-type="string" calcext:value-type="string">
            <text:p>Concessões de Rodovias</text:p>
          </table:table-cell>
          <table:table-cell table:style-name="ce38"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ogna</text:p>
          </table:table-cell>
          <table:table-cell table:style-name="ce38" office:value-type="string" calcext:value-type="string">
            <text:p>Educação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Transmissão Paulista</text:p>
          </table:table-cell>
          <table:table-cell table:style-name="ce38" office:value-type="string" calcext:value-type="string">
            <text:p>Transmissão de Energia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ngie</text:p>
          </table:table-cell>
          <table:table-cell table:style-name="ce38" office:value-type="string" calcext:value-type="string">
            <text:p>Energia</text:p>
          </table:table-cell>
          <table:table-cell table:style-name="ce38" office:value-type="float" office:value="206" calcext:value-type="float">
            <text:p>20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Vibra Energia</text:p>
          </table:table-cell>
          <table:table-cell table:style-name="ce38" office:value-type="string" calcext:value-type="string">
            <text:p>Distribuidora de Combustíveis</text:p>
          </table:table-cell>
          <table:table-cell table:style-name="ce38" office:value-type="float" office:value="78" calcext:value-type="float">
            <text:p>7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IRB Brasil RE</text:p>
          </table:table-cell>
          <table:table-cell table:style-name="ce38" office:value-type="string" calcext:value-type="string">
            <text:p>Resseguros</text:p>
          </table:table-cell>
          <table:table-cell table:style-name="ce38"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letrobras</text:p>
          </table:table-cell>
          <table:table-cell table:style-name="ce38" office:value-type="string" calcext:value-type="string">
            <text:p>Energia Elétrica</text:p>
          </table:table-cell>
          <table:table-cell table:style-name="ce38" office:value-type="float" office:value="67" calcext:value-type="float">
            <text:p>67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Petz</text:p>
          </table:table-cell>
          <table:table-cell table:style-name="ce38" office:value-type="string" calcext:value-type="string">
            <text:p>Varejo de Animais de Estimação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ZTEC</text:p>
          </table:table-cell>
          <table:table-cell table:style-name="ce38" office:value-type="string" calcext:value-type="string">
            <text:p>Construção Civil</text:p>
          </table:table-cell>
          <table:table-cell table:style-name="ce38" office:value-type="float" office:value="30" calcext:value-type="float">
            <text:p>30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Fleury</text:p>
          </table:table-cell>
          <table:table-cell table:style-name="ce38" office:value-type="string" calcext:value-type="string">
            <text:p>Saúde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Grupo Soma</text:p>
          </table:table-cell>
          <table:table-cell table:style-name="ce38" office:value-type="string" calcext:value-type="string">
            <text:p>Varejo de Moda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lpargatas</text:p>
          </table:table-cell>
          <table:table-cell table:style-name="ce38" office:value-type="string" calcext:value-type="string">
            <text:p>Varejo de Calçados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Cyrela</text:p>
          </table:table-cell>
          <table:table-cell table:style-name="ce38" office:value-type="string" calcext:value-type="string">
            <text:p>Construção Civil</text:p>
          </table:table-cell>
          <table:table-cell table:style-name="ce38" office:value-type="float" office:value="58" calcext:value-type="float">
            <text:p>58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Embraer</text:p>
          </table:table-cell>
          <table:table-cell table:style-name="ce38" office:value-type="string" calcext:value-type="string">
            <text:p>Aviação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Natura</text:p>
          </table:table-cell>
          <table:table-cell table:style-name="ce38" office:value-type="string" calcext:value-type="string">
            <text:p>Cosméticos</text:p>
          </table:table-cell>
          <table:table-cell table:style-name="ce38" office:value-type="float" office:value="54" calcext:value-type="float">
            <text:p>54</text:p>
          </table:table-cell>
          <table:table-cell table:number-columns-repeated="1021"/>
        </table:table-row>
        <table:table-row table:style-name="ro1">
          <table:table-cell table:style-name="ce38" office:value-type="string" calcext:value-type="string">
            <text:p>Assaí</text:p>
          </table:table-cell>
          <table:table-cell table:style-name="ce38" office:value-type="string" calcext:value-type="string">
            <text:p>Varejo Atacadista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1021"/>
        </table:table-row>
        <table:table-row table:style-name="ro1" table:number-rows-repeated="929">
          <table:table-cell table:style-name="ce39" table:number-columns-repeated="3"/>
          <table:table-cell table:number-columns-repeated="102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l_de_acoes" table:style-name="ta3">
        <table:table-column table:style-name="co24" table:default-cell-style-name="Default"/>
        <table:table-column table:style-name="co14" table:number-columns-repeated="1023" table:default-cell-style-name="Default"/>
        <table:table-row table:style-name="ro1">
          <table:table-cell table:style-name="ce40" office:value-type="string" calcext:value-type="string">
            <text:p>Código</text:p>
          </table:table-cell>
          <table:table-cell table:style-name="ce40" office:value-type="string" calcext:value-type="string">
            <text:p>Qtde. Teórica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RRP3</text:p>
          </table:table-cell>
          <table:table-cell table:style-name="ce43" office:value-type="float" office:value="235665566" calcext:value-type="float">
            <text:p>235,665,56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LOS3</text:p>
          </table:table-cell>
          <table:table-cell table:style-name="ce43" office:value-type="float" office:value="532616595" calcext:value-type="float">
            <text:p>532,616,59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LPA4</text:p>
          </table:table-cell>
          <table:table-cell table:style-name="ce43" office:value-type="float" office:value="176733968" calcext:value-type="float">
            <text:p>176,733,96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BEV3</text:p>
          </table:table-cell>
          <table:table-cell table:style-name="ce43" office:value-type="float" office:value="4394245879" calcext:value-type="float">
            <text:p>4,394,245,87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RZZ3</text:p>
          </table:table-cell>
          <table:table-cell table:style-name="ce43" office:value-type="float" office:value="62305891" calcext:value-type="float">
            <text:p>62,305,89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SAI3</text:p>
          </table:table-cell>
          <table:table-cell table:style-name="ce43" office:value-type="float" office:value="1349217892" calcext:value-type="float">
            <text:p>1,349,217,89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AZUL4</text:p>
          </table:table-cell>
          <table:table-cell table:style-name="ce43" office:value-type="float" office:value="327593725" calcext:value-type="float">
            <text:p>327,593,72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3SA3</text:p>
          </table:table-cell>
          <table:table-cell table:style-name="ce43" office:value-type="float" office:value="5602790110" calcext:value-type="float">
            <text:p>5,602,790,11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BSE3</text:p>
          </table:table-cell>
          <table:table-cell table:style-name="ce43" office:value-type="float" office:value="671750768" calcext:value-type="float">
            <text:p>671,750,76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BDC3</text:p>
          </table:table-cell>
          <table:table-cell table:style-name="ce43" office:value-type="float" office:value="1500728902" calcext:value-type="float">
            <text:p>1,500,728,90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BDC4</text:p>
          </table:table-cell>
          <table:table-cell table:style-name="ce43" office:value-type="float" office:value="5146576868" calcext:value-type="float">
            <text:p>5,146,576,86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RAP4</text:p>
          </table:table-cell>
          <table:table-cell table:style-name="ce43" office:value-type="float" office:value="251003438" calcext:value-type="float">
            <text:p>251,003,43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BAS3</text:p>
          </table:table-cell>
          <table:table-cell table:style-name="ce43" office:value-type="float" office:value="1420949112" calcext:value-type="float">
            <text:p>1,420,949,11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RKM5</text:p>
          </table:table-cell>
          <table:table-cell table:style-name="ce43" office:value-type="float" office:value="265877867" calcext:value-type="float">
            <text:p>265,877,86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RFS3</text:p>
          </table:table-cell>
          <table:table-cell table:style-name="ce43" office:value-type="float" office:value="1677525446" calcext:value-type="float">
            <text:p>1,677,525,44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PAC11</text:p>
          </table:table-cell>
          <table:table-cell table:style-name="ce43" office:value-type="float" office:value="1150645866" calcext:value-type="float">
            <text:p>1,150,645,86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RFB3</text:p>
          </table:table-cell>
          <table:table-cell table:style-name="ce43" office:value-type="float" office:value="533990587" calcext:value-type="float">
            <text:p>533,990,58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HIA3</text:p>
          </table:table-cell>
          <table:table-cell table:style-name="ce43" office:value-type="float" office:value="94843047" calcext:value-type="float">
            <text:p>94,843,04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CRO3</text:p>
          </table:table-cell>
          <table:table-cell table:style-name="ce43" office:value-type="float" office:value="995335937" calcext:value-type="float">
            <text:p>995,335,93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MIG4</text:p>
          </table:table-cell>
          <table:table-cell table:style-name="ce43" office:value-type="float" office:value="1437415777" calcext:value-type="float">
            <text:p>1,437,415,77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IEL3</text:p>
          </table:table-cell>
          <table:table-cell table:style-name="ce43" office:value-type="float" office:value="1095462329" calcext:value-type="float">
            <text:p>1,095,462,32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OGN3</text:p>
          </table:table-cell>
          <table:table-cell table:style-name="ce43" office:value-type="float" office:value="1814920980" calcext:value-type="float">
            <text:p>1,814,920,98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PLE6</text:p>
          </table:table-cell>
          <table:table-cell table:style-name="ce43" office:value-type="float" office:value="1679335290" calcext:value-type="float">
            <text:p>1,679,335,29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SAN3</text:p>
          </table:table-cell>
          <table:table-cell table:style-name="ce43" office:value-type="float" office:value="1168097881" calcext:value-type="float">
            <text:p>1,168,097,88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PFE3</text:p>
          </table:table-cell>
          <table:table-cell table:style-name="ce43" office:value-type="float" office:value="187732538" calcext:value-type="float">
            <text:p>187,732,53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MIN3</text:p>
          </table:table-cell>
          <table:table-cell table:style-name="ce43" office:value-type="float" office:value="1110559345" calcext:value-type="float">
            <text:p>1,110,559,34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VCB3</text:p>
          </table:table-cell>
          <table:table-cell table:style-name="ce43" office:value-type="float" office:value="525582771" calcext:value-type="float">
            <text:p>525,582,77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YRE3</text:p>
          </table:table-cell>
          <table:table-cell table:style-name="ce43" office:value-type="float" office:value="265784616" calcext:value-type="float">
            <text:p>265,784,61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DXCO3</text:p>
          </table:table-cell>
          <table:table-cell table:style-name="ce43" office:value-type="float" office:value="302768240" calcext:value-type="float">
            <text:p>302,768,24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LET3</text:p>
          </table:table-cell>
          <table:table-cell table:style-name="ce43" office:value-type="float" office:value="1980568384" calcext:value-type="float">
            <text:p>1,980,568,38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LET6</text:p>
          </table:table-cell>
          <table:table-cell table:style-name="ce43" office:value-type="float" office:value="268544014" calcext:value-type="float">
            <text:p>268,544,01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MBR3</text:p>
          </table:table-cell>
          <table:table-cell table:style-name="ce43" office:value-type="float" office:value="734632705" calcext:value-type="float">
            <text:p>734,632,70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NGI11</text:p>
          </table:table-cell>
          <table:table-cell table:style-name="ce43" office:value-type="float" office:value="290386402" calcext:value-type="float">
            <text:p>290,386,40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NEV3</text:p>
          </table:table-cell>
          <table:table-cell table:style-name="ce43" office:value-type="float" office:value="1579130168" calcext:value-type="float">
            <text:p>1,579,130,16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GIE3</text:p>
          </table:table-cell>
          <table:table-cell table:style-name="ce43" office:value-type="float" office:value="255236961" calcext:value-type="float">
            <text:p>255,236,96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QTL3</text:p>
          </table:table-cell>
          <table:table-cell table:style-name="ce43" office:value-type="float" office:value="1095587251" calcext:value-type="float">
            <text:p>1,095,587,25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EZTC3</text:p>
          </table:table-cell>
          <table:table-cell table:style-name="ce43" office:value-type="float" office:value="91514307" calcext:value-type="float">
            <text:p>91,514,30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FLRY3</text:p>
          </table:table-cell>
          <table:table-cell table:style-name="ce43" office:value-type="float" office:value="240822651" calcext:value-type="float">
            <text:p>240,822,65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GGBR4</text:p>
          </table:table-cell>
          <table:table-cell table:style-name="ce43" office:value-type="float" office:value="1118525506" calcext:value-type="float">
            <text:p>1,118,525,50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GOAU4</text:p>
          </table:table-cell>
          <table:table-cell table:style-name="ce43" office:value-type="float" office:value="660411219" calcext:value-type="float">
            <text:p>660,411,21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GOLL4</text:p>
          </table:table-cell>
          <table:table-cell table:style-name="ce43" office:value-type="float" office:value="198184909" calcext:value-type="float">
            <text:p>198,184,90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NTCO3</text:p>
          </table:table-cell>
          <table:table-cell table:style-name="ce43" office:value-type="float" office:value="846244302" calcext:value-type="float">
            <text:p>846,244,30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OMA3</text:p>
          </table:table-cell>
          <table:table-cell table:style-name="ce43" office:value-type="float" office:value="496029967" calcext:value-type="float">
            <text:p>496,029,96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HAPV3</text:p>
          </table:table-cell>
          <table:table-cell table:style-name="ce43" office:value-type="float" office:value="4394332306" calcext:value-type="float">
            <text:p>4,394,332,30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HYPE3</text:p>
          </table:table-cell>
          <table:table-cell table:style-name="ce43" office:value-type="float" office:value="409490388" calcext:value-type="float">
            <text:p>409,490,38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IGTI11</text:p>
          </table:table-cell>
          <table:table-cell table:style-name="ce43" office:value-type="float" office:value="217622138" calcext:value-type="float">
            <text:p>217,622,13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IRBR3</text:p>
          </table:table-cell>
          <table:table-cell table:style-name="ce43" office:value-type="float" office:value="81838843" calcext:value-type="float">
            <text:p>81,838,843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ITSA4</text:p>
          </table:table-cell>
          <table:table-cell table:style-name="ce43" office:value-type="float" office:value="5372783971" calcext:value-type="float">
            <text:p>5,372,783,97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ITUB4</text:p>
          </table:table-cell>
          <table:table-cell table:style-name="ce43" office:value-type="float" office:value="4801593832" calcext:value-type="float">
            <text:p>4,801,593,83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JBSS3</text:p>
          </table:table-cell>
          <table:table-cell table:style-name="ce43" office:value-type="float" office:value="1134986472" calcext:value-type="float">
            <text:p>1,134,986,47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KLBN11</text:p>
          </table:table-cell>
          <table:table-cell table:style-name="ce43" office:value-type="float" office:value="706747385" calcext:value-type="float">
            <text:p>706,747,38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ENT3</text:p>
          </table:table-cell>
          <table:table-cell table:style-name="ce43" office:value-type="float" office:value="853202347" calcext:value-type="float">
            <text:p>853,202,34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LREN3</text:p>
          </table:table-cell>
          <table:table-cell table:style-name="ce43" office:value-type="float" office:value="951329770" calcext:value-type="float">
            <text:p>951,329,77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LWSA3</text:p>
          </table:table-cell>
          <table:table-cell table:style-name="ce43" office:value-type="float" office:value="393173139" calcext:value-type="float">
            <text:p>393,173,13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GLU3</text:p>
          </table:table-cell>
          <table:table-cell table:style-name="ce43" office:value-type="float" office:value="2867627068" calcext:value-type="float">
            <text:p>2,867,627,06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RFG3</text:p>
          </table:table-cell>
          <table:table-cell table:style-name="ce43" office:value-type="float" office:value="331799687" calcext:value-type="float">
            <text:p>331,799,687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BEEF3</text:p>
          </table:table-cell>
          <table:table-cell table:style-name="ce43" office:value-type="float" office:value="261036182" calcext:value-type="float">
            <text:p>261,036,18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RVE3</text:p>
          </table:table-cell>
          <table:table-cell table:style-name="ce43" office:value-type="float" office:value="376187582" calcext:value-type="float">
            <text:p>376,187,58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MULT3</text:p>
          </table:table-cell>
          <table:table-cell table:style-name="ce43" office:value-type="float" office:value="268505432" calcext:value-type="float">
            <text:p>268,505,43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PCAR3</text:p>
          </table:table-cell>
          <table:table-cell table:style-name="ce43" office:value-type="float" office:value="159430826" calcext:value-type="float">
            <text:p>159,430,82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PETR3</text:p>
          </table:table-cell>
          <table:table-cell table:style-name="ce43" office:value-type="float" office:value="2379877655" calcext:value-type="float">
            <text:p>2,379,877,65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PETR4</text:p>
          </table:table-cell>
          <table:table-cell table:style-name="ce43" office:value-type="float" office:value="4566445852" calcext:value-type="float">
            <text:p>4,566,445,85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ECV3</text:p>
          </table:table-cell>
          <table:table-cell table:style-name="ce43" office:value-type="float" office:value="275005663" calcext:value-type="float">
            <text:p>275,005,663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PRIO3</text:p>
          </table:table-cell>
          <table:table-cell table:style-name="ce43" office:value-type="float" office:value="800010734" calcext:value-type="float">
            <text:p>800,010,73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PETZ3</text:p>
          </table:table-cell>
          <table:table-cell table:style-name="ce43" office:value-type="float" office:value="309729428" calcext:value-type="float">
            <text:p>309,729,428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DL3</text:p>
          </table:table-cell>
          <table:table-cell table:style-name="ce43" office:value-type="float" office:value="1275798515" calcext:value-type="float">
            <text:p>1,275,798,515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IZ4</text:p>
          </table:table-cell>
          <table:table-cell table:style-name="ce43" office:value-type="float" office:value="1193047233" calcext:value-type="float">
            <text:p>1,193,047,233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DOR3</text:p>
          </table:table-cell>
          <table:table-cell table:style-name="ce43" office:value-type="float" office:value="1168230366" calcext:value-type="float">
            <text:p>1,168,230,36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IL3</text:p>
          </table:table-cell>
          <table:table-cell table:style-name="ce43" office:value-type="float" office:value="1218352541" calcext:value-type="float">
            <text:p>1,218,352,54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BSP3</text:p>
          </table:table-cell>
          <table:table-cell table:style-name="ce43" office:value-type="float" office:value="340001799" calcext:value-type="float">
            <text:p>340,001,79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ANB11</text:p>
          </table:table-cell>
          <table:table-cell table:style-name="ce43" office:value-type="float" office:value="342918449" calcext:value-type="float">
            <text:p>342,918,449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MTO3</text:p>
          </table:table-cell>
          <table:table-cell table:style-name="ce43" office:value-type="float" office:value="142377330" calcext:value-type="float">
            <text:p>142,377,33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CSNA3</text:p>
          </table:table-cell>
          <table:table-cell table:style-name="ce43" office:value-type="float" office:value="600865451" calcext:value-type="float">
            <text:p>600,865,45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LCE3</text:p>
          </table:table-cell>
          <table:table-cell table:style-name="ce43" office:value-type="float" office:value="195751130" calcext:value-type="float">
            <text:p>195,751,13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UZB3</text:p>
          </table:table-cell>
          <table:table-cell table:style-name="ce43" office:value-type="float" office:value="683452836" calcext:value-type="float">
            <text:p>683,452,83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AEE11</text:p>
          </table:table-cell>
          <table:table-cell table:style-name="ce43" office:value-type="float" office:value="218568234" calcext:value-type="float">
            <text:p>218,568,23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VIVT3</text:p>
          </table:table-cell>
          <table:table-cell table:style-name="ce43" office:value-type="float" office:value="423091712" calcext:value-type="float">
            <text:p>423,091,71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S3</text:p>
          </table:table-cell>
          <table:table-cell table:style-name="ce43" office:value-type="float" office:value="807896814" calcext:value-type="float">
            <text:p>807,896,81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OTS3</text:p>
          </table:table-cell>
          <table:table-cell table:style-name="ce43" office:value-type="float" office:value="514122351" calcext:value-type="float">
            <text:p>514,122,35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RPL4</text:p>
          </table:table-cell>
          <table:table-cell table:style-name="ce43" office:value-type="float" office:value="395801044" calcext:value-type="float">
            <text:p>395,801,04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UGPA3</text:p>
          </table:table-cell>
          <table:table-cell table:style-name="ce43" office:value-type="float" office:value="1086411192" calcext:value-type="float">
            <text:p>1,086,411,19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USIM5</text:p>
          </table:table-cell>
          <table:table-cell table:style-name="ce43" office:value-type="float" office:value="515117391" calcext:value-type="float">
            <text:p>515,117,39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VALE3</text:p>
          </table:table-cell>
          <table:table-cell table:style-name="ce43" office:value-type="float" office:value="4196924316" calcext:value-type="float">
            <text:p>4,196,924,316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VAMO3</text:p>
          </table:table-cell>
          <table:table-cell table:style-name="ce43" office:value-type="float" office:value="421383330" calcext:value-type="float">
            <text:p>421,383,330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VBBR3</text:p>
          </table:table-cell>
          <table:table-cell table:style-name="ce43" office:value-type="float" office:value="1114412532" calcext:value-type="float">
            <text:p>1,114,412,532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WEGE3</text:p>
          </table:table-cell>
          <table:table-cell table:style-name="ce43" office:value-type="float" office:value="1481593024" calcext:value-type="float">
            <text:p>1,481,593,02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YDUQ3</text:p>
          </table:table-cell>
          <table:table-cell table:style-name="ce43" office:value-type="float" office:value="289347914" calcext:value-type="float">
            <text:p>289,347,914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Quantidade Teórica Total</text:p>
          </table:table-cell>
          <table:table-cell table:style-name="ce43" office:value-type="float" office:value="96372098181" calcext:value-type="float">
            <text:p>96,372,098,181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edutor</text:p>
          </table:table-cell>
          <table:table-cell table:style-name="ce44" office:value-type="float" office:value="17047850.7866643" calcext:value-type="float">
            <text:p>17,047,850.79</text:p>
          </table:table-cell>
          <table:table-cell table:number-columns-repeated="1022"/>
        </table:table-row>
        <table:table-row table:style-name="ro1" table:number-rows-repeated="910">
          <table:table-cell table:style-name="ce42" table:number-columns-repeated="2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icker" table:style-name="ta4">
        <table:table-column table:style-name="co9" table:default-cell-style-name="Default"/>
        <table:table-column table:style-name="co25" table:default-cell-style-name="Default"/>
        <table:table-column table:style-name="co14" table:number-columns-repeated="1022" table:default-cell-style-name="Default"/>
        <table:table-row table:style-name="ro1">
          <table:table-cell table:style-name="ce45" office:value-type="string" calcext:value-type="string">
            <text:p>Ticker</text:p>
          </table:table-cell>
          <table:table-cell table:style-name="ce45" office:value-type="string" calcext:value-type="string">
            <text:p>Nom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LU3</text:p>
          </table:table-cell>
          <table:table-cell table:style-name="ce2" office:value-type="string" calcext:value-type="string">
            <text:p>Magazine Luiz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PV3</text:p>
          </table:table-cell>
          <table:table-cell table:style-name="ce3" office:value-type="string" calcext:value-type="string">
            <text:p>Hapvid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4</text:p>
          </table:table-cell>
          <table:table-cell table:style-name="ce2" office:value-type="string" calcext:value-type="string">
            <text:p>Petro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3SA3</text:p>
          </table:table-cell>
          <table:table-cell table:style-name="ce3" office:value-type="string" calcext:value-type="string">
            <text:p>B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5</text:p>
          </table:table-cell>
          <table:table-cell table:style-name="ce2" office:value-type="string" calcext:value-type="string">
            <text:p>Usimi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VCB3</text:p>
          </table:table-cell>
          <table:table-cell table:style-name="ce3" office:value-type="string" calcext:value-type="string">
            <text:p>CV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IEL3</text:p>
          </table:table-cell>
          <table:table-cell table:style-name="ce2" office:value-type="string" calcext:value-type="string">
            <text:p>Cie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ALE3</text:p>
          </table:table-cell>
          <table:table-cell table:style-name="ce3" office:value-type="string" calcext:value-type="string">
            <text:p>Val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LL4</text:p>
          </table:table-cell>
          <table:table-cell table:style-name="ce2" office:value-type="string" calcext:value-type="string">
            <text:p>GO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4</text:p>
          </table:table-cell>
          <table:table-cell table:style-name="ce3" office:value-type="string" calcext:value-type="string">
            <text:p>Banco Brades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UL4</text:p>
          </table:table-cell>
          <table:table-cell table:style-name="ce2" office:value-type="string" calcext:value-type="string">
            <text:p>Az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GN3</text:p>
          </table:table-cell>
          <table:table-cell table:style-name="ce3" office:value-type="string" calcext:value-type="string">
            <text:p>Cogn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TSA4</text:p>
          </table:table-cell>
          <table:table-cell table:style-name="ce2" office:value-type="string" calcext:value-type="string">
            <text:p>Itaú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4</text:p>
          </table:table-cell>
          <table:table-cell table:style-name="ce3" office:value-type="string" calcext:value-type="string">
            <text:p>Itaú Uniban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Z3</text:p>
          </table:table-cell>
          <table:table-cell table:style-name="ce2" office:value-type="string" calcext:value-type="string">
            <text:p>Petz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VE3</text:p>
          </table:table-cell>
          <table:table-cell table:style-name="ce3" office:value-type="string" calcext:value-type="string">
            <text:p>MRV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TCO3</text:p>
          </table:table-cell>
          <table:table-cell table:style-name="ce2" office:value-type="string" calcext:value-type="string">
            <text:p>Natu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REN3</text:p>
          </table:table-cell>
          <table:table-cell table:style-name="ce3" office:value-type="string" calcext:value-type="string">
            <text:p>Lojas Renn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TL3</text:p>
          </table:table-cell>
          <table:table-cell table:style-name="ce2" office:value-type="string" calcext:value-type="string">
            <text:p>Equatorial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NT3</text:p>
          </table:table-cell>
          <table:table-cell table:style-name="ce3" office:value-type="string" calcext:value-type="string">
            <text:p>Localiz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3</text:p>
          </table:table-cell>
          <table:table-cell table:style-name="ce2" office:value-type="string" calcext:value-type="string">
            <text:p>O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ER3</text:p>
          </table:table-cell>
          <table:table-cell table:style-name="ce3" office:value-type="string" calcext:value-type="string">
            <text:p>America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TR3</text:p>
          </table:table-cell>
          <table:table-cell table:style-name="ce2" office:value-type="string" calcext:value-type="string">
            <text:p>Petro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WSA3</text:p>
          </table:table-cell>
          <table:table-cell table:style-name="ce3" office:value-type="string" calcext:value-type="string">
            <text:p>Locaweb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LE6</text:p>
          </table:table-cell>
          <table:table-cell table:style-name="ce2" office:value-type="string" calcext:value-type="string">
            <text:p>Cope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XSE3</text:p>
          </table:table-cell>
          <table:table-cell table:style-name="ce3" office:value-type="string" calcext:value-type="string">
            <text:p>Caixa Seguridad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MA3</text:p>
          </table:table-cell>
          <table:table-cell table:style-name="ce2" office:value-type="string" calcext:value-type="string">
            <text:p>Grupo So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AS3</text:p>
          </table:table-cell>
          <table:table-cell table:style-name="ce3" office:value-type="string" calcext:value-type="string">
            <text:p>Banco do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EQL3</text:p>
          </table:table-cell>
          <table:table-cell table:style-name="ce2" office:value-type="string" calcext:value-type="string">
            <text:p>Sequoia Logís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IL3</text:p>
          </table:table-cell>
          <table:table-cell table:style-name="ce3" office:value-type="string" calcext:value-type="string">
            <text:p>Rum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IO3</text:p>
          </table:table-cell>
          <table:table-cell table:style-name="ce2" office:value-type="string" calcext:value-type="string">
            <text:p>PetroRi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3</text:p>
          </table:table-cell>
          <table:table-cell table:style-name="ce3" office:value-type="string" calcext:value-type="string">
            <text:p>Cope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FS3</text:p>
          </table:table-cell>
          <table:table-cell table:style-name="ce2" office:value-type="string" calcext:value-type="string">
            <text:p>BRF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EV3</text:p>
          </table:table-cell>
          <table:table-cell table:style-name="ce3" office:value-type="string" calcext:value-type="string">
            <text:p>Ambev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QUAL3</text:p>
          </table:table-cell>
          <table:table-cell table:style-name="ce2" office:value-type="string" calcext:value-type="string">
            <text:p>Qualicor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CSL4</text:p>
          </table:table-cell>
          <table:table-cell table:style-name="ce3" office:value-type="string" calcext:value-type="string">
            <text:p>Recru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LAS3</text:p>
          </table:table-cell>
          <table:table-cell table:style-name="ce2" office:value-type="string" calcext:value-type="string">
            <text:p>Multilas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NA3</text:p>
          </table:table-cell>
          <table:table-cell table:style-name="ce3" office:value-type="string" calcext:value-type="string">
            <text:p>Siderúrgica Nacion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EEF3</text:p>
          </table:table-cell>
          <table:table-cell table:style-name="ce2" office:value-type="string" calcext:value-type="string">
            <text:p>Minerv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SAI3</text:p>
          </table:table-cell>
          <table:table-cell table:style-name="ce3" office:value-type="string" calcext:value-type="string">
            <text:p>Assaí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4</text:p>
          </table:table-cell>
          <table:table-cell table:style-name="ce2" office:value-type="string" calcext:value-type="string">
            <text:p>CEMI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FCM3</text:p>
          </table:table-cell>
          <table:table-cell table:style-name="ce3" office:value-type="string" calcext:value-type="string">
            <text:p>Infracommerc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IZ4</text:p>
          </table:table-cell>
          <table:table-cell table:style-name="ce2" office:value-type="string" calcext:value-type="string">
            <text:p>Raíze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CAR3</text:p>
          </table:table-cell>
          <table:table-cell table:style-name="ce3" office:value-type="string" calcext:value-type="string">
            <text:p>Grupo Pão de Açúc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AMO3</text:p>
          </table:table-cell>
          <table:table-cell table:style-name="ce2" office:value-type="string" calcext:value-type="string">
            <text:p>Grupo Vam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BR4</text:p>
          </table:table-cell>
          <table:table-cell table:style-name="ce3" office:value-type="string" calcext:value-type="string">
            <text:p>Gerda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MO4</text:p>
          </table:table-cell>
          <table:table-cell table:style-name="ce2" office:value-type="string" calcext:value-type="string">
            <text:p>Marcopo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MIN3</text:p>
          </table:table-cell>
          <table:table-cell table:style-name="ce3" office:value-type="string" calcext:value-type="string">
            <text:p>CSN Mineraç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RE3</text:p>
          </table:table-cell>
          <table:table-cell table:style-name="ce2" office:value-type="string" calcext:value-type="string">
            <text:p>Mitre Realt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NIM3</text:p>
          </table:table-cell>
          <table:table-cell table:style-name="ce3" office:value-type="string" calcext:value-type="string">
            <text:p>Ânima Educaç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YRE3</text:p>
          </table:table-cell>
          <table:table-cell table:style-name="ce2" office:value-type="string" calcext:value-type="string">
            <text:p>Cyre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MAT3</text:p>
          </table:table-cell>
          <table:table-cell table:style-name="ce3" office:value-type="string" calcext:value-type="string">
            <text:p>Grupo Mateu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CSL3</text:p>
          </table:table-cell>
          <table:table-cell table:style-name="ce2" office:value-type="string" calcext:value-type="string">
            <text:p>Recru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FG3</text:p>
          </table:table-cell>
          <table:table-cell table:style-name="ce3" office:value-type="string" calcext:value-type="string">
            <text:p>Marfri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FSA3</text:p>
          </table:table-cell>
          <table:table-cell table:style-name="ce2" office:value-type="string" calcext:value-type="string">
            <text:p>Gaf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ADL3</text:p>
          </table:table-cell>
          <table:table-cell table:style-name="ce3" office:value-type="string" calcext:value-type="string">
            <text:p>RaiaDrog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EGE3</text:p>
          </table:table-cell>
          <table:table-cell table:style-name="ce2" office:value-type="string" calcext:value-type="string">
            <text:p>WE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GPA3</text:p>
          </table:table-cell>
          <table:table-cell table:style-name="ce3" office:value-type="string" calcext:value-type="string">
            <text:p>Ultra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ULT3</text:p>
          </table:table-cell>
          <table:table-cell table:style-name="ce2" office:value-type="string" calcext:value-type="string">
            <text:p>Multipla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OAU4</text:p>
          </table:table-cell>
          <table:table-cell table:style-name="ce3" office:value-type="string" calcext:value-type="string">
            <text:p>Metalúrgica Gerda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MS3</text:p>
          </table:table-cell>
          <table:table-cell table:style-name="ce2" office:value-type="string" calcext:value-type="string">
            <text:p>TI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VI3</text:p>
          </table:table-cell>
          <table:table-cell table:style-name="ce3" office:value-type="string" calcext:value-type="string">
            <text:p>Movid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FB3</text:p>
          </table:table-cell>
          <table:table-cell table:style-name="ce2" office:value-type="string" calcext:value-type="string">
            <text:p>Carrefour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ZZ3</text:p>
          </table:table-cell>
          <table:table-cell table:style-name="ce3" office:value-type="string" calcext:value-type="string">
            <text:p>Arezz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ND3</text:p>
          </table:table-cell>
          <table:table-cell table:style-name="ce2" office:value-type="string" calcext:value-type="string">
            <text:p>Construtora Tend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YPE3</text:p>
          </table:table-cell>
          <table:table-cell table:style-name="ce3" office:value-type="string" calcext:value-type="string">
            <text:p>Hype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TT3</text:p>
          </table:table-cell>
          <table:table-cell table:style-name="ce2" office:value-type="string" calcext:value-type="string">
            <text:p>Vitt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DC3</text:p>
          </table:table-cell>
          <table:table-cell table:style-name="ce3" office:value-type="string" calcext:value-type="string">
            <text:p>Banco Brades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YDUQ3</text:p>
          </table:table-cell>
          <table:table-cell table:style-name="ce2" office:value-type="string" calcext:value-type="string">
            <text:p>YDUQ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ERI3</text:p>
          </table:table-cell>
          <table:table-cell table:style-name="ce3" office:value-type="string" calcext:value-type="string">
            <text:p>Aeris Energ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HIA3</text:p>
          </table:table-cell>
          <table:table-cell table:style-name="ce2" office:value-type="string" calcext:value-type="string">
            <text:p>Casas Bah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ZB3</text:p>
          </table:table-cell>
          <table:table-cell table:style-name="ce3" office:value-type="string" calcext:value-type="string">
            <text:p>Suzan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BFG3</text:p>
          </table:table-cell>
          <table:table-cell table:style-name="ce2" office:value-type="string" calcext:value-type="string">
            <text:p>Grupo SBF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AP4</text:p>
          </table:table-cell>
          <table:table-cell table:style-name="ce3" office:value-type="string" calcext:value-type="string">
            <text:p>Brades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GMN3</text:p>
          </table:table-cell>
          <table:table-cell table:style-name="ce2" office:value-type="string" calcext:value-type="string">
            <text:p>Pague Men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BSE3</text:p>
          </table:table-cell>
          <table:table-cell table:style-name="ce3" office:value-type="string" calcext:value-type="string">
            <text:p>BB Seguridad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SA3</text:p>
          </table:table-cell>
          <table:table-cell table:style-name="ce2" office:value-type="string" calcext:value-type="string">
            <text:p>Hidrovias do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BAV3</text:p>
          </table:table-cell>
          <table:table-cell table:style-name="ce3" office:value-type="string" calcext:value-type="string">
            <text:p>CB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URE3</text:p>
          </table:table-cell>
          <table:table-cell table:style-name="ce2" office:value-type="string" calcext:value-type="string">
            <text:p>VTRM ENERGIA PARTICIPAÃiES S.A.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H3</text:p>
          </table:table-cell>
          <table:table-cell table:style-name="ce3" office:value-type="string" calcext:value-type="string">
            <text:p>Méliuz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XCO3</text:p>
          </table:table-cell>
          <table:table-cell table:style-name="ce2" office:value-type="string" calcext:value-type="string">
            <text:p>Dex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RRP3</text:p>
          </table:table-cell>
          <table:table-cell table:style-name="ce3" office:value-type="string" calcext:value-type="string">
            <text:p>3R Petroleu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BR3</text:p>
          </table:table-cell>
          <table:table-cell table:style-name="ce2" office:value-type="string" calcext:value-type="string">
            <text:p>Embra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3</text:p>
          </table:table-cell>
          <table:table-cell table:style-name="ce3" office:value-type="string" calcext:value-type="string">
            <text:p>Eletro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DOR3</text:p>
          </table:table-cell>
          <table:table-cell table:style-name="ce2" office:value-type="string" calcext:value-type="string">
            <text:p>Rede D'O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TO3</text:p>
          </table:table-cell>
          <table:table-cell table:style-name="ce3" office:value-type="string" calcext:value-type="string">
            <text:p>São Martinh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AB3</text:p>
          </table:table-cell>
          <table:table-cell table:style-name="ce2" office:value-type="string" calcext:value-type="string">
            <text:p>C&amp;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HSF3</text:p>
          </table:table-cell>
          <table:table-cell table:style-name="ce3" office:value-type="string" calcext:value-type="string">
            <text:p>JHSF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BBR3</text:p>
          </table:table-cell>
          <table:table-cell table:style-name="ce2" office:value-type="string" calcext:value-type="string">
            <text:p>Vibr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IMH3</text:p>
          </table:table-cell>
          <table:table-cell table:style-name="ce3" office:value-type="string" calcext:value-type="string">
            <text:p>Sim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EV3</text:p>
          </table:table-cell>
          <table:table-cell table:style-name="ce2" office:value-type="string" calcext:value-type="string">
            <text:p>Enev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ECV3</text:p>
          </table:table-cell>
          <table:table-cell table:style-name="ce3" office:value-type="string" calcext:value-type="string">
            <text:p>PetroRecôncav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ULC3</text:p>
          </table:table-cell>
          <table:table-cell table:style-name="ce2" office:value-type="string" calcext:value-type="string">
            <text:p>Vulca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CRO3</text:p>
          </table:table-cell>
          <table:table-cell table:style-name="ce3" office:value-type="string" calcext:value-type="string">
            <text:p>Grupo CC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N3</text:p>
          </table:table-cell>
          <table:table-cell table:style-name="ce2" office:value-type="string" calcext:value-type="string">
            <text:p>Cosa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5</text:p>
          </table:table-cell>
          <table:table-cell table:style-name="ce3" office:value-type="string" calcext:value-type="string">
            <text:p>Braske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OR3</text:p>
          </table:table-cell>
          <table:table-cell table:style-name="ce2" office:value-type="string" calcext:value-type="string">
            <text:p>EcoRodovi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LRY3</text:p>
          </table:table-cell>
          <table:table-cell table:style-name="ce3" office:value-type="string" calcext:value-type="string">
            <text:p>Fleur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TBP3</text:p>
          </table:table-cell>
          <table:table-cell table:style-name="ce2" office:value-type="string" calcext:value-type="string">
            <text:p>Santos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JQQ3</text:p>
          </table:table-cell>
          <table:table-cell table:style-name="ce3" office:value-type="string" calcext:value-type="string">
            <text:p>Lojas Quero-Que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PFE3</text:p>
          </table:table-cell>
          <table:table-cell table:style-name="ce2" office:value-type="string" calcext:value-type="string">
            <text:p>CPFL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UAR3</text:p>
          </table:table-cell>
          <table:table-cell table:style-name="ce3" office:value-type="string" calcext:value-type="string">
            <text:p>Guararap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3</text:p>
          </table:table-cell>
          <table:table-cell table:style-name="ce2" office:value-type="string" calcext:value-type="string">
            <text:p>Usimi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RBR3</text:p>
          </table:table-cell>
          <table:table-cell table:style-name="ce3" office:value-type="string" calcext:value-type="string">
            <text:p>IRB Brasil R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DGR3</text:p>
          </table:table-cell>
          <table:table-cell table:style-name="ce2" office:value-type="string" calcext:value-type="string">
            <text:p>PDG Realt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SSA3</text:p>
          </table:table-cell>
          <table:table-cell table:style-name="ce3" office:value-type="string" calcext:value-type="string">
            <text:p>Porto Segu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BSS3</text:p>
          </table:table-cell>
          <table:table-cell table:style-name="ce2" office:value-type="string" calcext:value-type="string">
            <text:p>JB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BSP3</text:p>
          </table:table-cell>
          <table:table-cell table:style-name="ce3" office:value-type="string" calcext:value-type="string">
            <text:p>Sabes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4</text:p>
          </table:table-cell>
          <table:table-cell table:style-name="ce2" office:value-type="string" calcext:value-type="string">
            <text:p>Sane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4</text:p>
          </table:table-cell>
          <table:table-cell table:style-name="ce3" office:value-type="string" calcext:value-type="string">
            <text:p>Alpargat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CE3</text:p>
          </table:table-cell>
          <table:table-cell table:style-name="ce2" office:value-type="string" calcext:value-type="string">
            <text:p>SLC Agríco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MG3</text:p>
          </table:table-cell>
          <table:table-cell table:style-name="ce3" office:value-type="string" calcext:value-type="string">
            <text:p>COPA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4</text:p>
          </table:table-cell>
          <table:table-cell table:style-name="ce2" office:value-type="string" calcext:value-type="string">
            <text:p>Rand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LOS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ZTC3</text:p>
          </table:table-cell>
          <table:table-cell table:style-name="ce2" office:value-type="string" calcext:value-type="string">
            <text:p>EZTE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OTS3</text:p>
          </table:table-cell>
          <table:table-cell table:style-name="ce3" office:value-type="string" calcext:value-type="string">
            <text:p>Totv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BLY3</text:p>
          </table:table-cell>
          <table:table-cell table:style-name="ce2" office:value-type="string" calcext:value-type="string">
            <text:p>Mobl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URY3</text:p>
          </table:table-cell>
          <table:table-cell table:style-name="ce3" office:value-type="string" calcext:value-type="string">
            <text:p>Cur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SI3</text:p>
          </table:table-cell>
          <table:table-cell table:style-name="ce2" office:value-type="string" calcext:value-type="string">
            <text:p>Positiv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T3</text:p>
          </table:table-cell>
          <table:table-cell table:style-name="ce3" office:value-type="string" calcext:value-type="string">
            <text:p>Viv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ESB3</text:p>
          </table:table-cell>
          <table:table-cell table:style-name="ce2" office:value-type="string" calcext:value-type="string">
            <text:p>AES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NCO3</text:p>
          </table:table-cell>
          <table:table-cell table:style-name="ce3" office:value-type="string" calcext:value-type="string">
            <text:p>Oncoclínic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DPV3</text:p>
          </table:table-cell>
          <table:table-cell table:style-name="ce2" office:value-type="string" calcext:value-type="string">
            <text:p>Odontoprev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4</text:p>
          </table:table-cell>
          <table:table-cell table:style-name="ce3" office:value-type="string" calcext:value-type="string">
            <text:p>Klabi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YPK3</text:p>
          </table:table-cell>
          <table:table-cell table:style-name="ce2" office:value-type="string" calcext:value-type="string">
            <text:p>Iochpe-Maxi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MFT3</text:p>
          </table:table-cell>
          <table:table-cell table:style-name="ce3" office:value-type="string" calcext:value-type="string">
            <text:p>Smart Fi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EPL3</text:p>
          </table:table-cell>
          <table:table-cell table:style-name="ce2" office:value-type="string" calcext:value-type="string">
            <text:p>Kepler Web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SPA3</text:p>
          </table:table-cell>
          <table:table-cell table:style-name="ce3" office:value-type="string" calcext:value-type="string">
            <text:p>Espaçolas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PL4</text:p>
          </table:table-cell>
          <table:table-cell table:style-name="ce2" office:value-type="string" calcext:value-type="string">
            <text:p>Transmissão Paulis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GIE3</text:p>
          </table:table-cell>
          <table:table-cell table:style-name="ce3" office:value-type="string" calcext:value-type="string">
            <text:p>Engi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TB3</text:p>
          </table:table-cell>
          <table:table-cell table:style-name="ce2" office:value-type="string" calcext:value-type="string">
            <text:p>Intel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EER3</text:p>
          </table:table-cell>
          <table:table-cell table:style-name="ce3" office:value-type="string" calcext:value-type="string">
            <text:p>Ser Educacion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IVA3</text:p>
          </table:table-cell>
          <table:table-cell table:style-name="ce2" office:value-type="string" calcext:value-type="string">
            <text:p>Viva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GPS3</text:p>
          </table:table-cell>
          <table:table-cell table:style-name="ce3" office:value-type="string" calcext:value-type="string">
            <text:p>GP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6</text:p>
          </table:table-cell>
          <table:table-cell table:style-name="ce2" office:value-type="string" calcext:value-type="string">
            <text:p>Banri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A3</text:p>
          </table:table-cell>
          <table:table-cell table:style-name="ce3" office:value-type="string" calcext:value-type="string">
            <text:p>ClearSal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ILS3</text:p>
          </table:table-cell>
          <table:table-cell table:style-name="ce2" office:value-type="string" calcext:value-type="string">
            <text:p>Mill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TEN3</text:p>
          </table:table-cell>
          <table:table-cell table:style-name="ce3" office:value-type="string" calcext:value-type="string">
            <text:p>3t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IRR3</text:p>
          </table:table-cell>
          <table:table-cell table:style-name="ce2" office:value-type="string" calcext:value-type="string">
            <text:p>Direcion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RND3</text:p>
          </table:table-cell>
          <table:table-cell table:style-name="ce3" office:value-type="string" calcext:value-type="string">
            <text:p>Grenden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RE3</text:p>
          </table:table-cell>
          <table:table-cell table:style-name="ce2" office:value-type="string" calcext:value-type="string">
            <text:p>HBR Realt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ZEV4</text:p>
          </table:table-cell>
          <table:table-cell table:style-name="ce3" office:value-type="string" calcext:value-type="string">
            <text:p>Azevedo &amp; Travass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AT3</text:p>
          </table:table-cell>
          <table:table-cell table:style-name="ce2" office:value-type="string" calcext:value-type="string">
            <text:p>Enau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SRNA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N4</text:p>
          </table:table-cell>
          <table:table-cell table:style-name="ce2" office:value-type="string" calcext:value-type="string">
            <text:p>Banco Pa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AL3</text:p>
          </table:table-cell>
          <table:table-cell table:style-name="ce3" office:value-type="string" calcext:value-type="string">
            <text:p>IMC Alimentaç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JA3</text:p>
          </table:table-cell>
          <table:table-cell table:style-name="ce2" office:value-type="string" calcext:value-type="string">
            <text:p>Boa Safra Sement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UB3</text:p>
          </table:table-cell>
          <table:table-cell table:style-name="ce3" office:value-type="string" calcext:value-type="string">
            <text:p>Itaú Uniban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L3</text:p>
          </table:table-cell>
          <table:table-cell table:style-name="ce2" office:value-type="string" calcext:value-type="string">
            <text:p>Camil Ali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GB4</text:p>
          </table:table-cell>
          <table:table-cell table:style-name="ce3" office:value-type="string" calcext:value-type="string">
            <text:p>Banco BM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INE4</text:p>
          </table:table-cell>
          <table:table-cell table:style-name="ce2" office:value-type="string" calcext:value-type="string">
            <text:p>PIN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ZAMP3</text:p>
          </table:table-cell>
          <table:table-cell table:style-name="ce3" office:value-type="string" calcext:value-type="string">
            <text:p>Zam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TBL3</text:p>
          </table:table-cell>
          <table:table-cell table:style-name="ce2" office:value-type="string" calcext:value-type="string">
            <text:p>Portobel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ALL3</text:p>
          </table:table-cell>
          <table:table-cell table:style-name="ce3" office:value-type="string" calcext:value-type="string">
            <text:p>Jalles Machad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NI3</text:p>
          </table:table-cell>
          <table:table-cell table:style-name="ce2" office:value-type="string" calcext:value-type="string">
            <text:p>Iran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JU3</text:p>
          </table:table-cell>
          <table:table-cell table:style-name="ce3" office:value-type="string" calcext:value-type="string">
            <text:p>Enjoe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PCT3</text:p>
          </table:table-cell>
          <table:table-cell table:style-name="ce2" office:value-type="string" calcext:value-type="string">
            <text:p>OceanPac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IT3</text:p>
          </table:table-cell>
          <table:table-cell table:style-name="ce3" office:value-type="string" calcext:value-type="string">
            <text:p>Brisane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ESA4</text:p>
          </table:table-cell>
          <table:table-cell table:style-name="ce2" office:value-type="string" calcext:value-type="string">
            <text:p>Ferba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PA3</text:p>
          </table:table-cell>
          <table:table-cell table:style-name="ce3" office:value-type="string" calcext:value-type="string">
            <text:p>Lupatech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DNE3</text:p>
          </table:table-cell>
          <table:table-cell table:style-name="ce2" office:value-type="string" calcext:value-type="string">
            <text:p>Moura Dubeux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MBP3</text:p>
          </table:table-cell>
          <table:table-cell table:style-name="ce3" office:value-type="string" calcext:value-type="string">
            <text:p>Ambi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ED3</text:p>
          </table:table-cell>
          <table:table-cell table:style-name="ce2" office:value-type="string" calcext:value-type="string">
            <text:p>Cruzeiro do Sul Educacion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ATD3</text:p>
          </table:table-cell>
          <table:table-cell table:style-name="ce3" office:value-type="string" calcext:value-type="string">
            <text:p>Mater De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ESK3</text:p>
          </table:table-cell>
          <table:table-cell table:style-name="ce2" office:value-type="string" calcext:value-type="string">
            <text:p>Deskto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IS3</text:p>
          </table:table-cell>
          <table:table-cell table:style-name="ce3" office:value-type="string" calcext:value-type="string">
            <text:p>Tri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OE3</text:p>
          </table:table-cell>
          <table:table-cell table:style-name="ce2" office:value-type="string" calcext:value-type="string">
            <text:p>Neo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VEN3</text:p>
          </table:table-cell>
          <table:table-cell table:style-name="ce3" office:value-type="string" calcext:value-type="string">
            <text:p>Eve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MAR3</text:p>
          </table:table-cell>
          <table:table-cell table:style-name="ce2" office:value-type="string" calcext:value-type="string">
            <text:p>Lojas Mar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LID3</text:p>
          </table:table-cell>
          <table:table-cell table:style-name="ce3" office:value-type="string" calcext:value-type="string">
            <text:p>Vali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MIG3</text:p>
          </table:table-cell>
          <table:table-cell table:style-name="ce2" office:value-type="string" calcext:value-type="string">
            <text:p>CEMI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6</text:p>
          </table:table-cell>
          <table:table-cell table:style-name="ce3" office:value-type="string" calcext:value-type="string">
            <text:p>Eletro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EVE3</text:p>
          </table:table-cell>
          <table:table-cell table:style-name="ce2" office:value-type="string" calcext:value-type="string">
            <text:p>Mahle Metal Lev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BCB4</text:p>
          </table:table-cell>
          <table:table-cell table:style-name="ce3" office:value-type="string" calcext:value-type="string">
            <text:p>Banco ABC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PL3</text:p>
          </table:table-cell>
          <table:table-cell table:style-name="ce2" office:value-type="string" calcext:value-type="string">
            <text:p>Plano&amp;Plan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RML3</text:p>
          </table:table-cell>
          <table:table-cell table:style-name="ce3" office:value-type="string" calcext:value-type="string">
            <text:p>Arma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HBOR3</text:p>
          </table:table-cell>
          <table:table-cell table:style-name="ce2" office:value-type="string" calcext:value-type="string">
            <text:p>Helbo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AS3</text:p>
          </table:table-cell>
          <table:table-cell table:style-name="ce3" office:value-type="string" calcext:value-type="string">
            <text:p>Fras-l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PR3</text:p>
          </table:table-cell>
          <table:table-cell table:style-name="ce2" office:value-type="string" calcext:value-type="string">
            <text:p>Sane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TER3</text:p>
          </table:table-cell>
          <table:table-cell table:style-name="ce3" office:value-type="string" calcext:value-type="string">
            <text:p>Eterni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GRD3</text:p>
          </table:table-cell>
          <table:table-cell table:style-name="ce2" office:value-type="string" calcext:value-type="string">
            <text:p>Neogri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DIA3</text:p>
          </table:table-cell>
          <table:table-cell table:style-name="ce3" office:value-type="string" calcext:value-type="string">
            <text:p>M. Dias Bran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UPY3</text:p>
          </table:table-cell>
          <table:table-cell table:style-name="ce2" office:value-type="string" calcext:value-type="string">
            <text:p>Tup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OW3</text:p>
          </table:table-cell>
          <table:table-cell table:style-name="ce3" office:value-type="string" calcext:value-type="string">
            <text:p>Time For Fu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AU3</text:p>
          </table:table-cell>
          <table:table-cell table:style-name="ce2" office:value-type="string" calcext:value-type="string">
            <text:p>Blau Farmacêu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3</text:p>
          </table:table-cell>
          <table:table-cell table:style-name="ce3" office:value-type="string" calcext:value-type="string">
            <text:p>Dime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HUL4</text:p>
          </table:table-cell>
          <table:table-cell table:style-name="ce2" office:value-type="string" calcext:value-type="string">
            <text:p>Schulz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GPS3</text:p>
          </table:table-cell>
          <table:table-cell table:style-name="ce3" office:value-type="string" calcext:value-type="string">
            <text:p>Spring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VEO3</text:p>
          </table:table-cell>
          <table:table-cell table:style-name="ce2" office:value-type="string" calcext:value-type="string">
            <text:p>Vive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KLBN3</text:p>
          </table:table-cell>
          <table:table-cell table:style-name="ce3" office:value-type="string" calcext:value-type="string">
            <text:p>Klabi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ZEV3</text:p>
          </table:table-cell>
          <table:table-cell table:style-name="ce2" office:value-type="string" calcext:value-type="string">
            <text:p>Azevedo &amp; Travass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FRM3</text:p>
          </table:table-cell>
          <table:table-cell table:style-name="ce3" office:value-type="string" calcext:value-type="string">
            <text:p>Profar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GT3</text:p>
          </table:table-cell>
          <table:table-cell table:style-name="ce2" office:value-type="string" calcext:value-type="string">
            <text:p>Ligh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IZC3</text:p>
          </table:table-cell>
          <table:table-cell table:style-name="ce3" office:value-type="string" calcext:value-type="string">
            <text:p>Wiz Soluçõ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KRSA3</text:p>
          </table:table-cell>
          <table:table-cell table:style-name="ce2" office:value-type="string" calcext:value-type="string">
            <text:p>Kora Saúd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RVR3</text:p>
          </table:table-cell>
          <table:table-cell table:style-name="ce3" office:value-type="string" calcext:value-type="string">
            <text:p>Oriz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4</text:p>
          </table:table-cell>
          <table:table-cell table:style-name="ce2" office:value-type="string" calcext:value-type="string">
            <text:p>Renov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ASA3</text:p>
          </table:table-cell>
          <table:table-cell table:style-name="ce3" office:value-type="string" calcext:value-type="string">
            <text:p>Da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INJ3</text:p>
          </table:table-cell>
          <table:table-cell table:style-name="ce2" office:value-type="string" calcext:value-type="string">
            <text:p>GetNinj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SA4</text:p>
          </table:table-cell>
          <table:table-cell table:style-name="ce3" office:value-type="string" calcext:value-type="string">
            <text:p>Tauru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RT3</text:p>
          </table:table-cell>
          <table:table-cell table:style-name="ce2" office:value-type="string" calcext:value-type="string">
            <text:p>Wilson Son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VIVR3</text:p>
          </table:table-cell>
          <table:table-cell table:style-name="ce3" office:value-type="string" calcext:value-type="string">
            <text:p>Viv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RAD3</text:p>
          </table:table-cell>
          <table:table-cell table:style-name="ce2" office:value-type="string" calcext:value-type="string">
            <text:p>Traders Club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VV3</text:p>
          </table:table-cell>
          <table:table-cell table:style-name="ce3" office:value-type="string" calcext:value-type="string">
            <text:p>Lavvi Incorporado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OMI3</text:p>
          </table:table-cell>
          <table:table-cell table:style-name="ce2" office:value-type="string" calcext:value-type="string">
            <text:p>Indústrias ROM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OB3</text:p>
          </table:table-cell>
          <table:table-cell table:style-name="ce3" office:value-type="string" calcext:value-type="string">
            <text:p>Bemob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IBR4</text:p>
          </table:table-cell>
          <table:table-cell table:style-name="ce2" office:value-type="string" calcext:value-type="string">
            <text:p>O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YNE3</text:p>
          </table:table-cell>
          <table:table-cell table:style-name="ce3" office:value-type="string" calcext:value-type="string">
            <text:p>SY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GRO3</text:p>
          </table:table-cell>
          <table:table-cell table:style-name="ce2" office:value-type="string" calcext:value-type="string">
            <text:p>BrasilAg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6</text:p>
          </table:table-cell>
          <table:table-cell table:style-name="ce3" office:value-type="string" calcext:value-type="string">
            <text:p>Uni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QE3</text:p>
          </table:table-cell>
          <table:table-cell table:style-name="ce2" office:value-type="string" calcext:value-type="string">
            <text:p>Unifiqu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4</text:p>
          </table:table-cell>
          <table:table-cell table:style-name="ce3" office:value-type="string" calcext:value-type="string">
            <text:p>Tae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RNR3</text:p>
          </table:table-cell>
          <table:table-cell table:style-name="ce2" office:value-type="string" calcext:value-type="string">
            <text:p>Prin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OMO3</text:p>
          </table:table-cell>
          <table:table-cell table:style-name="ce3" office:value-type="string" calcext:value-type="string">
            <text:p>Marcopo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OSXB3</text:p>
          </table:table-cell>
          <table:table-cell table:style-name="ce2" office:value-type="string" calcext:value-type="string">
            <text:p>OSX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SA3</text:p>
          </table:table-cell>
          <table:table-cell table:style-name="ce3" office:value-type="string" calcext:value-type="string">
            <text:p>Tecn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4</text:p>
          </table:table-cell>
          <table:table-cell table:style-name="ce2" office:value-type="string" calcext:value-type="string">
            <text:p>Cotemi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TSA3</text:p>
          </table:table-cell>
          <table:table-cell table:style-name="ce3" office:value-type="string" calcext:value-type="string">
            <text:p>Itaú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GMA3</text:p>
          </table:table-cell>
          <table:table-cell table:style-name="ce2" office:value-type="string" calcext:value-type="string">
            <text:p>Teg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3</text:p>
          </table:table-cell>
          <table:table-cell table:style-name="ce3" office:value-type="string" calcext:value-type="string">
            <text:p>Iguatem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3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NEP3</text:p>
          </table:table-cell>
          <table:table-cell table:style-name="ce3" office:value-type="string" calcext:value-type="string">
            <text:p>Ine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PK3</text:p>
          </table:table-cell>
          <table:table-cell table:style-name="ce2" office:value-type="string" calcext:value-type="string">
            <text:p>Esta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CAS3</text:p>
          </table:table-cell>
          <table:table-cell table:style-name="ce3" office:value-type="string" calcext:value-type="string">
            <text:p>Unica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OGG3</text:p>
          </table:table-cell>
          <table:table-cell table:style-name="ce2" office:value-type="string" calcext:value-type="string">
            <text:p>LOG C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JSLG3</text:p>
          </table:table-cell>
          <table:table-cell table:style-name="ce3" office:value-type="string" calcext:value-type="string">
            <text:p>JS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4</text:p>
          </table:table-cell>
          <table:table-cell table:style-name="ce2" office:value-type="string" calcext:value-type="string">
            <text:p>Banco Santand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GXY3</text:p>
          </table:table-cell>
          <table:table-cell table:style-name="ce3" office:value-type="string" calcext:value-type="string">
            <text:p>AgroGalax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ANB3</text:p>
          </table:table-cell>
          <table:table-cell table:style-name="ce2" office:value-type="string" calcext:value-type="string">
            <text:p>Banco Santand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DTC3</text:p>
          </table:table-cell>
          <table:table-cell table:style-name="ce3" office:value-type="string" calcext:value-type="string">
            <text:p>Padte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SID3</text:p>
          </table:table-cell>
          <table:table-cell table:style-name="ce2" office:value-type="string" calcext:value-type="string">
            <text:p>Rossi Residenci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3</text:p>
          </table:table-cell>
          <table:table-cell table:style-name="ce3" office:value-type="string" calcext:value-type="string">
            <text:p>Dexx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LK3</text:p>
          </table:table-cell>
          <table:table-cell table:style-name="ce2" office:value-type="string" calcext:value-type="string">
            <text:p>Melnick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AEE3</text:p>
          </table:table-cell>
          <table:table-cell table:style-name="ce3" office:value-type="string" calcext:value-type="string">
            <text:p>Tae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PSB3</text:p>
          </table:table-cell>
          <table:table-cell table:style-name="ce2" office:value-type="string" calcext:value-type="string">
            <text:p>Lop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EST3</text:p>
          </table:table-cell>
          <table:table-cell table:style-name="ce3" office:value-type="string" calcext:value-type="string">
            <text:p>Westwin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GBR3</text:p>
          </table:table-cell>
          <table:table-cell table:style-name="ce2" office:value-type="string" calcext:value-type="string">
            <text:p>Gerda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FCO4</text:p>
          </table:table-cell>
          <table:table-cell table:style-name="ce3" office:value-type="string" calcext:value-type="string">
            <text:p>Track &amp; Fiel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NEP4</text:p>
          </table:table-cell>
          <table:table-cell table:style-name="ce2" office:value-type="string" calcext:value-type="string">
            <text:p>Ine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VTC3</text:p>
          </table:table-cell>
          <table:table-cell table:style-name="ce3" office:value-type="string" calcext:value-type="string">
            <text:p>WDC Network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UD3</text:p>
          </table:table-cell>
          <table:table-cell table:style-name="ce2" office:value-type="string" calcext:value-type="string">
            <text:p>CSU Cardsyste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CN3</text:p>
          </table:table-cell>
          <table:table-cell table:style-name="ce3" office:value-type="string" calcext:value-type="string">
            <text:p>Techn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OAU3</text:p>
          </table:table-cell>
          <table:table-cell table:style-name="ce2" office:value-type="string" calcext:value-type="string">
            <text:p>Metalúrgica Gerda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ND3</text:p>
          </table:table-cell>
          <table:table-cell table:style-name="ce3" office:value-type="string" calcext:value-type="string">
            <text:p>Terra San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NEW3</text:p>
          </table:table-cell>
          <table:table-cell table:style-name="ce2" office:value-type="string" calcext:value-type="string">
            <text:p>Renov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UCA4</text:p>
          </table:table-cell>
          <table:table-cell table:style-name="ce3" office:value-type="string" calcext:value-type="string">
            <text:p>Eucatex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VF3</text:p>
          </table:table-cell>
          <table:table-cell table:style-name="ce2" office:value-type="string" calcext:value-type="string">
            <text:p>D1000 Varejo Far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4</text:p>
          </table:table-cell>
          <table:table-cell table:style-name="ce3" office:value-type="string" calcext:value-type="string">
            <text:p>Santanen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LMD3</text:p>
          </table:table-cell>
          <table:table-cell table:style-name="ce2" office:value-type="string" calcext:value-type="string">
            <text:p>Eletromid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MAM3</text:p>
          </table:table-cell>
          <table:table-cell table:style-name="ce3" office:value-type="string" calcext:value-type="string">
            <text:p>Paranapane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APT3</text:p>
          </table:table-cell>
          <table:table-cell table:style-name="ce2" office:value-type="string" calcext:value-type="string">
            <text:p>Rand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LD3</text:p>
          </table:table-cell>
          <table:table-cell table:style-name="ce3" office:value-type="string" calcext:value-type="string">
            <text:p>Allie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3</text:p>
          </table:table-cell>
          <table:table-cell table:style-name="ce2" office:value-type="string" calcext:value-type="string">
            <text:p>Sansu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ALR3</text:p>
          </table:table-cell>
          <table:table-cell table:style-name="ce3" office:value-type="string" calcext:value-type="string">
            <text:p>Allianç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AP3</text:p>
          </table:table-cell>
          <table:table-cell table:style-name="ce2" office:value-type="string" calcext:value-type="string">
            <text:p>Brades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3</text:p>
          </table:table-cell>
          <table:table-cell table:style-name="ce3" office:value-type="string" calcext:value-type="string">
            <text:p>Braske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4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PIS3</text:p>
          </table:table-cell>
          <table:table-cell table:style-name="ce3" office:value-type="string" calcext:value-type="string">
            <text:p>Triunf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NSY5</text:p>
          </table:table-cell>
          <table:table-cell table:style-name="ce2" office:value-type="string" calcext:value-type="string">
            <text:p>Sansu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OBR4</text:p>
          </table:table-cell>
          <table:table-cell table:style-name="ce3" office:value-type="string" calcext:value-type="string">
            <text:p>Bombr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TMP3</text:p>
          </table:table-cell>
          <table:table-cell table:style-name="ce2" office:value-type="string" calcext:value-type="string">
            <text:p>At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GI4</text:p>
          </table:table-cell>
          <table:table-cell table:style-name="ce3" office:value-type="string" calcext:value-type="string">
            <text:p>Energ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MB3</text:p>
          </table:table-cell>
          <table:table-cell table:style-name="ce2" office:value-type="string" calcext:value-type="string">
            <text:p>Cambuc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RTA3</text:p>
          </table:table-cell>
          <table:table-cell table:style-name="ce3" office:value-type="string" calcext:value-type="string">
            <text:p>Pomi Frut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TZ3</text:p>
          </table:table-cell>
          <table:table-cell table:style-name="ce2" office:value-type="string" calcext:value-type="string">
            <text:p>Dotz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OGN3</text:p>
          </table:table-cell>
          <table:table-cell table:style-name="ce3" office:value-type="string" calcext:value-type="string">
            <text:p>Log-I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NIP3</text:p>
          </table:table-cell>
          <table:table-cell table:style-name="ce2" office:value-type="string" calcext:value-type="string">
            <text:p>Uni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UP3</text:p>
          </table:table-cell>
          <table:table-cell table:style-name="ce3" office:value-type="string" calcext:value-type="string">
            <text:p>Alu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UP4</text:p>
          </table:table-cell>
          <table:table-cell table:style-name="ce2" office:value-type="string" calcext:value-type="string">
            <text:p>Alu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TOM3</text:p>
          </table:table-cell>
          <table:table-cell table:style-name="ce3" office:value-type="string" calcext:value-type="string">
            <text:p>ATO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EB4</text:p>
          </table:table-cell>
          <table:table-cell table:style-name="ce2" office:value-type="string" calcext:value-type="string">
            <text:p>Banco Mercantil do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4</text:p>
          </table:table-cell>
          <table:table-cell table:style-name="ce3" office:value-type="string" calcext:value-type="string">
            <text:p>Grazzioti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3</text:p>
          </table:table-cell>
          <table:table-cell table:style-name="ce2" office:value-type="string" calcext:value-type="string">
            <text:p>Alfa Investiment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OOT4</text:p>
          </table:table-cell>
          <table:table-cell table:style-name="ce3" office:value-type="string" calcext:value-type="string">
            <text:p>Hotéis Oth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UTR3</text:p>
          </table:table-cell>
          <table:table-cell table:style-name="ce2" office:value-type="string" calcext:value-type="string">
            <text:p>Nutriplan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6</text:p>
          </table:table-cell>
          <table:table-cell table:style-name="ce3" office:value-type="string" calcext:value-type="string">
            <text:p>CEB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CAR3</text:p>
          </table:table-cell>
          <table:table-cell table:style-name="ce2" office:value-type="string" calcext:value-type="string">
            <text:p>São Carl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BR3</text:p>
          </table:table-cell>
          <table:table-cell table:style-name="ce3" office:value-type="string" calcext:value-type="string">
            <text:p>CEB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ASA3</text:p>
          </table:table-cell>
          <table:table-cell table:style-name="ce2" office:value-type="string" calcext:value-type="string">
            <text:p>Tauru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FSA3</text:p>
          </table:table-cell>
          <table:table-cell table:style-name="ce3" office:value-type="string" calcext:value-type="string">
            <text:p>Ourofino Saúde Anim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BR5</text:p>
          </table:table-cell>
          <table:table-cell table:style-name="ce2" office:value-type="string" calcext:value-type="string">
            <text:p>CEB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3</text:p>
          </table:table-cell>
          <table:table-cell table:style-name="ce3" office:value-type="string" calcext:value-type="string">
            <text:p>Banest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3</text:p>
          </table:table-cell>
          <table:table-cell table:style-name="ce2" office:value-type="string" calcext:value-type="string">
            <text:p>Banri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ERC4</text:p>
          </table:table-cell>
          <table:table-cell table:style-name="ce3" office:value-type="string" calcext:value-type="string">
            <text:p>Mercantil do Brasil Financei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GI3</text:p>
          </table:table-cell>
          <table:table-cell table:style-name="ce2" office:value-type="string" calcext:value-type="string">
            <text:p>Energ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3</text:p>
          </table:table-cell>
          <table:table-cell table:style-name="ce3" office:value-type="string" calcext:value-type="string">
            <text:p>Santanen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C5</text:p>
          </table:table-cell>
          <table:table-cell table:style-name="ce2" office:value-type="string" calcext:value-type="string">
            <text:p>Banco BTG Pactu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5</text:p>
          </table:table-cell>
          <table:table-cell table:style-name="ce3" office:value-type="string" calcext:value-type="string">
            <text:p>Tronox Pig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EDE3</text:p>
          </table:table-cell>
          <table:table-cell table:style-name="ce2" office:value-type="string" calcext:value-type="string">
            <text:p>Rede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4</text:p>
          </table:table-cell>
          <table:table-cell table:style-name="ce3" office:value-type="string" calcext:value-type="string">
            <text:p>Hag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TE3</text:p>
          </table:table-cell>
          <table:table-cell table:style-name="ce2" office:value-type="string" calcext:value-type="string">
            <text:p>LE LIS BLAN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5</text:p>
          </table:table-cell>
          <table:table-cell table:style-name="ce3" office:value-type="string" calcext:value-type="string">
            <text:p>Coelc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OM3</text:p>
          </table:table-cell>
          <table:table-cell table:style-name="ce2" office:value-type="string" calcext:value-type="string">
            <text:p>Biom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HRL3</text:p>
          </table:table-cell>
          <table:table-cell table:style-name="ce3" office:value-type="string" calcext:value-type="string">
            <text:p>Whirlpoo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3</text:p>
          </table:table-cell>
          <table:table-cell table:style-name="ce2" office:value-type="string" calcext:value-type="string">
            <text:p>Equatorial Energia Pará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AD5</text:p>
          </table:table-cell>
          <table:table-cell table:style-name="ce3" office:value-type="string" calcext:value-type="string">
            <text:p>Alfa Holding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ORD3</text:p>
          </table:table-cell>
          <table:table-cell table:style-name="ce2" office:value-type="string" calcext:value-type="string">
            <text:p>Nordo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HER3</text:p>
          </table:table-cell>
          <table:table-cell table:style-name="ce3" office:value-type="string" calcext:value-type="string">
            <text:p>Fertilizantes Hering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PAR3</text:p>
          </table:table-cell>
          <table:table-cell table:style-name="ce2" office:value-type="string" calcext:value-type="string">
            <text:p>Embpar Participaçõ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SUL4</text:p>
          </table:table-cell>
          <table:table-cell table:style-name="ce3" office:value-type="string" calcext:value-type="string">
            <text:p>Metalúrgica Riosulen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4</text:p>
          </table:table-cell>
          <table:table-cell table:style-name="ce2" office:value-type="string" calcext:value-type="string">
            <text:p>Cemep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RPL3</text:p>
          </table:table-cell>
          <table:table-cell table:style-name="ce3" office:value-type="string" calcext:value-type="string">
            <text:p>Transmissão Paulis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FEN3</text:p>
          </table:table-cell>
          <table:table-cell table:style-name="ce2" office:value-type="string" calcext:value-type="string">
            <text:p>João Fort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3</text:p>
          </table:table-cell>
          <table:table-cell table:style-name="ce3" office:value-type="string" calcext:value-type="string">
            <text:p>Pettenat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LSC4</text:p>
          </table:table-cell>
          <table:table-cell table:style-name="ce2" office:value-type="string" calcext:value-type="string">
            <text:p>Celes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PMG3</text:p>
          </table:table-cell>
          <table:table-cell table:style-name="ce3" office:value-type="string" calcext:value-type="string">
            <text:p>Refinaria de Manguinh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OHL4</text:p>
          </table:table-cell>
          <table:table-cell table:style-name="ce2" office:value-type="string" calcext:value-type="string">
            <text:p>Döhl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INE3</text:p>
          </table:table-cell>
          <table:table-cell table:style-name="ce3" office:value-type="string" calcext:value-type="string">
            <text:p>PIN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4</text:p>
          </table:table-cell>
          <table:table-cell table:style-name="ce2" office:value-type="string" calcext:value-type="string">
            <text:p>Bane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PAC3</text:p>
          </table:table-cell>
          <table:table-cell table:style-name="ce3" office:value-type="string" calcext:value-type="string">
            <text:p>Banco BTG Pactu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NEXP3</text:p>
          </table:table-cell>
          <table:table-cell table:style-name="ce2" office:value-type="string" calcext:value-type="string">
            <text:p>Brasil Broker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AGA3</text:p>
          </table:table-cell>
          <table:table-cell table:style-name="ce3" office:value-type="string" calcext:value-type="string">
            <text:p>Hag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IN3</text:p>
          </table:table-cell>
          <table:table-cell table:style-name="ce2" office:value-type="string" calcext:value-type="string">
            <text:p>Banco Mercantil de Investi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4</text:p>
          </table:table-cell>
          <table:table-cell table:style-name="ce3" office:value-type="string" calcext:value-type="string">
            <text:p>Electro Aço Alton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MAE4</text:p>
          </table:table-cell>
          <table:table-cell table:style-name="ce2" office:value-type="string" calcext:value-type="string">
            <text:p>EMA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SA4</text:p>
          </table:table-cell>
          <table:table-cell table:style-name="ce3" office:value-type="string" calcext:value-type="string">
            <text:p>MET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FLT3</text:p>
          </table:table-cell>
          <table:table-cell table:style-name="ce2" office:value-type="string" calcext:value-type="string">
            <text:p>Afluente 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ZA3</text:p>
          </table:table-cell>
          <table:table-cell table:style-name="ce3" office:value-type="string" calcext:value-type="string">
            <text:p>Banco da Amazôn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PER3</text:p>
          </table:table-cell>
          <table:table-cell table:style-name="ce2" office:value-type="string" calcext:value-type="string">
            <text:p>Alp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EES4</text:p>
          </table:table-cell>
          <table:table-cell table:style-name="ce3" office:value-type="string" calcext:value-type="string">
            <text:p>Banest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EAB4</text:p>
          </table:table-cell>
          <table:table-cell table:style-name="ce2" office:value-type="string" calcext:value-type="string">
            <text:p>Participações Aliança da Bah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BTS5</text:p>
          </table:table-cell>
          <table:table-cell table:style-name="ce3" office:value-type="string" calcext:value-type="string">
            <text:p>Habita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DO4</text:p>
          </table:table-cell>
          <table:table-cell table:style-name="ce2" office:value-type="string" calcext:value-type="string">
            <text:p>Cedro Têxt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LB4</text:p>
          </table:table-cell>
          <table:table-cell table:style-name="ce3" office:value-type="string" calcext:value-type="string">
            <text:p>Tele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HRL4</text:p>
          </table:table-cell>
          <table:table-cell table:style-name="ce2" office:value-type="string" calcext:value-type="string">
            <text:p>Whirlpoo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ESA3</text:p>
          </table:table-cell>
          <table:table-cell table:style-name="ce3" office:value-type="string" calcext:value-type="string">
            <text:p>Ferba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GAS5</text:p>
          </table:table-cell>
          <table:table-cell table:style-name="ce2" office:value-type="string" calcext:value-type="string">
            <text:p>Comgá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MEB3</text:p>
          </table:table-cell>
          <table:table-cell table:style-name="ce3" office:value-type="string" calcext:value-type="string">
            <text:p>Banco Mercantil do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4</text:p>
          </table:table-cell>
          <table:table-cell table:style-name="ce2" office:value-type="string" calcext:value-type="string">
            <text:p>Banco de Brasíl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RDNI3</text:p>
          </table:table-cell>
          <table:table-cell table:style-name="ce3" office:value-type="string" calcext:value-type="string">
            <text:p>RN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WLMM4</text:p>
          </table:table-cell>
          <table:table-cell table:style-name="ce2" office:value-type="string" calcext:value-type="string">
            <text:p>WL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WET4</text:p>
          </table:table-cell>
          <table:table-cell table:style-name="ce3" office:value-type="string" calcext:value-type="string">
            <text:p>Wetze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3</text:p>
          </table:table-cell>
          <table:table-cell table:style-name="ce2" office:value-type="string" calcext:value-type="string">
            <text:p>COELB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RA3</text:p>
          </table:table-cell>
          <table:table-cell table:style-name="ce3" office:value-type="string" calcext:value-type="string">
            <text:p>Grazzioti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RIO3</text:p>
          </table:table-cell>
          <table:table-cell table:style-name="ce2" office:value-type="string" calcext:value-type="string">
            <text:p>Metalfri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6</text:p>
          </table:table-cell>
          <table:table-cell table:style-name="ce3" office:value-type="string" calcext:value-type="string">
            <text:p>Tronox Pig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3</text:p>
          </table:table-cell>
          <table:table-cell table:style-name="ce2" office:value-type="string" calcext:value-type="string">
            <text:p>Alfa Financei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VLL3</text:p>
          </table:table-cell>
          <table:table-cell table:style-name="ce3" office:value-type="string" calcext:value-type="string">
            <text:p>Alphavill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TCY3</text:p>
          </table:table-cell>
          <table:table-cell table:style-name="ce2" office:value-type="string" calcext:value-type="string">
            <text:p>Dtco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EAB3</text:p>
          </table:table-cell>
          <table:table-cell table:style-name="ce3" office:value-type="string" calcext:value-type="string">
            <text:p>Participações Aliança da Bah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UCA3</text:p>
          </table:table-cell>
          <table:table-cell table:style-name="ce2" office:value-type="string" calcext:value-type="string">
            <text:p>Eucatex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TNT4</text:p>
          </table:table-cell>
          <table:table-cell table:style-name="ce3" office:value-type="string" calcext:value-type="string">
            <text:p>Pettenat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RIV4</text:p>
          </table:table-cell>
          <table:table-cell table:style-name="ce2" office:value-type="string" calcext:value-type="string">
            <text:p>Alfa Financei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4</text:p>
          </table:table-cell>
          <table:table-cell table:style-name="ce3" office:value-type="string" calcext:value-type="string">
            <text:p>Karste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4</text:p>
          </table:table-cell>
          <table:table-cell table:style-name="ce2" office:value-type="string" calcext:value-type="string">
            <text:p>Mangel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3</text:p>
          </table:table-cell>
          <table:table-cell table:style-name="ce3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IV4</text:p>
          </table:table-cell>
          <table:table-cell table:style-name="ce2" office:value-type="string" calcext:value-type="string">
            <text:p>Alfa Investiment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ALT3</text:p>
          </table:table-cell>
          <table:table-cell table:style-name="ce3" office:value-type="string" calcext:value-type="string">
            <text:p>Electro Aço Alton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B5</text:p>
          </table:table-cell>
          <table:table-cell table:style-name="ce2" office:value-type="string" calcext:value-type="string">
            <text:p>COELB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EKA4</text:p>
          </table:table-cell>
          <table:table-cell table:style-name="ce3" office:value-type="string" calcext:value-type="string">
            <text:p>Tek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TI3</text:p>
          </table:table-cell>
          <table:table-cell table:style-name="ce2" office:value-type="string" calcext:value-type="string">
            <text:p>Panatlân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PLE5</text:p>
          </table:table-cell>
          <table:table-cell table:style-name="ce3" office:value-type="string" calcext:value-type="string">
            <text:p>Cope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LI3</text:p>
          </table:table-cell>
          <table:table-cell table:style-name="ce2" office:value-type="string" calcext:value-type="string">
            <text:p>Banco de Brasíl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EXP4</text:p>
          </table:table-cell>
          <table:table-cell table:style-name="ce3" office:value-type="string" calcext:value-type="string">
            <text:p>Dexx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TNM3</text:p>
          </table:table-cell>
          <table:table-cell table:style-name="ce2" office:value-type="string" calcext:value-type="string">
            <text:p>Cotemi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LPA3</text:p>
          </table:table-cell>
          <table:table-cell table:style-name="ce3" office:value-type="string" calcext:value-type="string">
            <text:p>Alpargat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LAS3</text:p>
          </table:table-cell>
          <table:table-cell table:style-name="ce2" office:value-type="string" calcext:value-type="string">
            <text:p>Plasc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4</text:p>
          </table:table-cell>
          <table:table-cell table:style-name="ce3" office:value-type="string" calcext:value-type="string">
            <text:p>Hercul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MKS3</text:p>
          </table:table-cell>
          <table:table-cell table:style-name="ce2" office:value-type="string" calcext:value-type="string">
            <text:p>Monark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HI3</text:p>
          </table:table-cell>
          <table:table-cell table:style-name="ce3" office:value-type="string" calcext:value-type="string">
            <text:p>Bahem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LB3</text:p>
          </table:table-cell>
          <table:table-cell table:style-name="ce2" office:value-type="string" calcext:value-type="string">
            <text:p>Tele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LSC3</text:p>
          </table:table-cell>
          <table:table-cell table:style-name="ce3" office:value-type="string" calcext:value-type="string">
            <text:p>Celesc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3</text:p>
          </table:table-cell>
          <table:table-cell table:style-name="ce2" office:value-type="string" calcext:value-type="string">
            <text:p>Alfa Holding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NBR3</text:p>
          </table:table-cell>
          <table:table-cell table:style-name="ce3" office:value-type="string" calcext:value-type="string">
            <text:p>Banco do Nordest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2</text:p>
          </table:table-cell>
          <table:table-cell table:style-name="ce2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3</text:p>
          </table:table-cell>
          <table:table-cell table:style-name="ce3" office:value-type="string" calcext:value-type="string">
            <text:p>Rio Paranapanem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4</text:p>
          </table:table-cell>
          <table:table-cell table:style-name="ce2" office:value-type="string" calcext:value-type="string">
            <text:p>Tekn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MA3B</text:p>
          </table:table-cell>
          <table:table-cell table:style-name="ce3" office:value-type="string" calcext:value-type="string">
            <text:p>Equatorial Maranh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5</text:p>
          </table:table-cell>
          <table:table-cell table:style-name="ce2" office:value-type="string" calcext:value-type="string">
            <text:p>COSER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PA4</text:p>
          </table:table-cell>
          <table:table-cell table:style-name="ce3" office:value-type="string" calcext:value-type="string">
            <text:p>Rio Paranapanem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3</text:p>
          </table:table-cell>
          <table:table-cell table:style-name="ce2" office:value-type="string" calcext:value-type="string">
            <text:p>Josa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OHL3</text:p>
          </table:table-cell>
          <table:table-cell table:style-name="ce3" office:value-type="string" calcext:value-type="string">
            <text:p>Döhl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PR3</text:p>
          </table:table-cell>
          <table:table-cell table:style-name="ce2" office:value-type="string" calcext:value-type="string">
            <text:p>Minu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3</text:p>
          </table:table-cell>
          <table:table-cell table:style-name="ce3" office:value-type="string" calcext:value-type="string">
            <text:p>Baum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DLL4</text:p>
          </table:table-cell>
          <table:table-cell table:style-name="ce2" office:value-type="string" calcext:value-type="string">
            <text:p>Bardel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ALM4</text:p>
          </table:table-cell>
          <table:table-cell table:style-name="ce3" office:value-type="string" calcext:value-type="string">
            <text:p>Baum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AUH4</text:p>
          </table:table-cell>
          <table:table-cell table:style-name="ce2" office:value-type="string" calcext:value-type="string">
            <text:p>Excelsio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UNIP5</text:p>
          </table:table-cell>
          <table:table-cell table:style-name="ce3" office:value-type="string" calcext:value-type="string">
            <text:p>Uni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GIP3</text:p>
          </table:table-cell>
          <table:table-cell table:style-name="ce2" office:value-type="string" calcext:value-type="string">
            <text:p>Bane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AR3</text:p>
          </table:table-cell>
          <table:table-cell table:style-name="ce3" office:value-type="string" calcext:value-type="string">
            <text:p>Monteiro Aranh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NDL3</text:p>
          </table:table-cell>
          <table:table-cell table:style-name="ce2" office:value-type="string" calcext:value-type="string">
            <text:p>Mundi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6</text:p>
          </table:table-cell>
          <table:table-cell table:style-name="ce3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IGTI4</text:p>
          </table:table-cell>
          <table:table-cell table:style-name="ce2" office:value-type="string" calcext:value-type="string">
            <text:p>Jereissati Participaçõ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TI4</text:p>
          </table:table-cell>
          <table:table-cell table:style-name="ce3" office:value-type="string" calcext:value-type="string">
            <text:p>Iguatem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4</text:p>
          </table:table-cell>
          <table:table-cell table:style-name="ce2" office:value-type="string" calcext:value-type="string">
            <text:p>Estre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ATI4</text:p>
          </table:table-cell>
          <table:table-cell table:style-name="ce3" office:value-type="string" calcext:value-type="string">
            <text:p>Panatlân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RPAD6</text:p>
          </table:table-cell>
          <table:table-cell table:style-name="ce2" office:value-type="string" calcext:value-type="string">
            <text:p>Alfa Holding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5</text:p>
          </table:table-cell>
          <table:table-cell table:style-name="ce3" office:value-type="string" calcext:value-type="string">
            <text:p>São Paulo Turism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ED4</text:p>
          </table:table-cell>
          <table:table-cell table:style-name="ce2" office:value-type="string" calcext:value-type="string">
            <text:p>CEEE 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6</text:p>
          </table:table-cell>
          <table:table-cell table:style-name="ce3" office:value-type="string" calcext:value-type="string">
            <text:p>Equatorial Energia Pará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3</text:p>
          </table:table-cell>
          <table:table-cell table:style-name="ce2" office:value-type="string" calcext:value-type="string">
            <text:p>COSER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QPA5</text:p>
          </table:table-cell>
          <table:table-cell table:style-name="ce3" office:value-type="string" calcext:value-type="string">
            <text:p>Equatorial Energia Pará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UXM4</text:p>
          </table:table-cell>
          <table:table-cell table:style-name="ce2" office:value-type="string" calcext:value-type="string">
            <text:p>Trev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KA3</text:p>
          </table:table-cell>
          <table:table-cell table:style-name="ce3" office:value-type="string" calcext:value-type="string">
            <text:p>Karste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BEE3</text:p>
          </table:table-cell>
          <table:table-cell table:style-name="ce2" office:value-type="string" calcext:value-type="string">
            <text:p>Ampla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4</text:p>
          </table:table-cell>
          <table:table-cell table:style-name="ce3" office:value-type="string" calcext:value-type="string">
            <text:p>Elekt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RN6</text:p>
          </table:table-cell>
          <table:table-cell table:style-name="ce2" office:value-type="string" calcext:value-type="string">
            <text:p>COSER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ED3</text:p>
          </table:table-cell>
          <table:table-cell table:style-name="ce3" office:value-type="string" calcext:value-type="string">
            <text:p>CEEE 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QPA7</text:p>
          </table:table-cell>
          <table:table-cell table:style-name="ce2" office:value-type="string" calcext:value-type="string">
            <text:p>Equatorial Energia Pará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DLL3</text:p>
          </table:table-cell>
          <table:table-cell table:style-name="ce3" office:value-type="string" calcext:value-type="string">
            <text:p>Bardel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3</text:p>
          </table:table-cell>
          <table:table-cell table:style-name="ce2" office:value-type="string" calcext:value-type="string">
            <text:p>Adolpho Lindenber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GAS3</text:p>
          </table:table-cell>
          <table:table-cell table:style-name="ce3" office:value-type="string" calcext:value-type="string">
            <text:p>Comgá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STR3</text:p>
          </table:table-cell>
          <table:table-cell table:style-name="ce2" office:value-type="string" calcext:value-type="string">
            <text:p>Estrel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3B</text:p>
          </table:table-cell>
          <table:table-cell table:style-name="ce3" office:value-type="string" calcext:value-type="string">
            <text:p>MRS Logís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NMT3</text:p>
          </table:table-cell>
          <table:table-cell table:style-name="ce2" office:value-type="string" calcext:value-type="string">
            <text:p>Energisa M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LET5</text:p>
          </table:table-cell>
          <table:table-cell table:style-name="ce3" office:value-type="string" calcext:value-type="string">
            <text:p>Eletrobr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8</text:p>
          </table:table-cell>
          <table:table-cell table:style-name="ce2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RSA6B</text:p>
          </table:table-cell>
          <table:table-cell table:style-name="ce3" office:value-type="string" calcext:value-type="string">
            <text:p>MRS Logís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RSA5B</text:p>
          </table:table-cell>
          <table:table-cell table:style-name="ce2" office:value-type="string" calcext:value-type="string">
            <text:p>MRS Logíst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KM6</text:p>
          </table:table-cell>
          <table:table-cell table:style-name="ce3" office:value-type="string" calcext:value-type="string">
            <text:p>Braske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USIM6</text:p>
          </table:table-cell>
          <table:table-cell table:style-name="ce2" office:value-type="string" calcext:value-type="string">
            <text:p>Usimi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FIEI3</text:p>
          </table:table-cell>
          <table:table-cell table:style-name="ce3" office:value-type="string" calcext:value-type="string">
            <text:p>F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5</text:p>
          </table:table-cell>
          <table:table-cell table:style-name="ce2" office:value-type="string" calcext:value-type="string">
            <text:p>Sondotécn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DO3</text:p>
          </table:table-cell>
          <table:table-cell table:style-name="ce3" office:value-type="string" calcext:value-type="string">
            <text:p>Cedro Têxt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APT3</text:p>
          </table:table-cell>
          <table:table-cell table:style-name="ce2" office:value-type="string" calcext:value-type="string">
            <text:p>Cemep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WLMM3</text:p>
          </table:table-cell>
          <table:table-cell table:style-name="ce3" office:value-type="string" calcext:value-type="string">
            <text:p>WLM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6</text:p>
          </table:table-cell>
          <table:table-cell table:style-name="ce2" office:value-type="string" calcext:value-type="string">
            <text:p>Sondotécn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SHP3</text:p>
          </table:table-cell>
          <table:table-cell table:style-name="ce3" office:value-type="string" calcext:value-type="string">
            <text:p>General Shopping &amp; Outlet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SR5</text:p>
          </table:table-cell>
          <table:table-cell table:style-name="ce2" office:value-type="string" calcext:value-type="string">
            <text:p>Banrisu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MT4</text:p>
          </table:table-cell>
          <table:table-cell table:style-name="ce3" office:value-type="string" calcext:value-type="string">
            <text:p>Energisa M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11</text:p>
          </table:table-cell>
          <table:table-cell table:style-name="ce2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IPR3</text:p>
          </table:table-cell>
          <table:table-cell table:style-name="ce3" office:value-type="string" calcext:value-type="string">
            <text:p>Eletro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SAB3</text:p>
          </table:table-cell>
          <table:table-cell table:style-name="ce2" office:value-type="string" calcext:value-type="string">
            <text:p>Cia. de Seg. Aliança da Bah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SAB4</text:p>
          </table:table-cell>
          <table:table-cell table:style-name="ce3" office:value-type="string" calcext:value-type="string">
            <text:p>Cia. de Seg. Aliança da Bah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HEB3</text:p>
          </table:table-cell>
          <table:table-cell table:style-name="ce2" office:value-type="string" calcext:value-type="string">
            <text:p>São Paulo Turism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RPG3</text:p>
          </table:table-cell>
          <table:table-cell table:style-name="ce3" office:value-type="string" calcext:value-type="string">
            <text:p>Tronox Pig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GA3</text:p>
          </table:table-cell>
          <table:table-cell table:style-name="ce2" office:value-type="string" calcext:value-type="string">
            <text:p>OMEGA ENERGIA S.A.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DMFN3</text:p>
          </table:table-cell>
          <table:table-cell table:style-name="ce3" office:value-type="string" calcext:value-type="string">
            <text:p>DM Financei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RGE5</text:p>
          </table:table-cell>
          <table:table-cell table:style-name="ce2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PAR3</text:p>
          </table:table-cell>
          <table:table-cell table:style-name="ce3" office:value-type="string" calcext:value-type="string">
            <text:p>CELG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QIA3</text:p>
          </table:table-cell>
          <table:table-cell table:style-name="ce2" office:value-type="string" calcext:value-type="string">
            <text:p>Sinq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GE7</text:p>
          </table:table-cell>
          <table:table-cell table:style-name="ce3" office:value-type="string" calcext:value-type="string">
            <text:p>Consórcio Alf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ALSO3</text:p>
          </table:table-cell>
          <table:table-cell table:style-name="ce2" office:value-type="string" calcext:value-type="string">
            <text:p>Aliansce Sona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PR3</text:p>
          </table:table-cell>
          <table:table-cell table:style-name="ce3" office:value-type="string" calcext:value-type="string">
            <text:p>BR Properti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SA3</text:p>
          </table:table-cell>
          <table:table-cell table:style-name="ce2" office:value-type="string" calcext:value-type="string">
            <text:p>MET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LED4</text:p>
          </table:table-cell>
          <table:table-cell table:style-name="ce3" office:value-type="string" calcext:value-type="string">
            <text:p>Saraiv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LED3</text:p>
          </table:table-cell>
          <table:table-cell table:style-name="ce2" office:value-type="string" calcext:value-type="string">
            <text:p>Saraiv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HEB6</text:p>
          </table:table-cell>
          <table:table-cell table:style-name="ce3" office:value-type="string" calcext:value-type="string">
            <text:p>São Paulo Turism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IIA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KTR3</text:p>
          </table:table-cell>
          <table:table-cell table:style-name="ce3" office:value-type="string" calcext:value-type="string">
            <text:p>Elekt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WET3</text:p>
          </table:table-cell>
          <table:table-cell table:style-name="ce2" office:value-type="string" calcext:value-type="string">
            <text:p>Wetze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NBR3</text:p>
          </table:table-cell>
          <table:table-cell table:style-name="ce3" office:value-type="string" calcext:value-type="string">
            <text:p>EDP Brasi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OAS3</text:p>
          </table:table-cell>
          <table:table-cell table:style-name="ce2" office:value-type="string" calcext:value-type="string">
            <text:p>Boa Vis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3</text:p>
          </table:table-cell>
          <table:table-cell table:style-name="ce3" office:value-type="string" calcext:value-type="string">
            <text:p>Coelc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JOPA4</text:p>
          </table:table-cell>
          <table:table-cell table:style-name="ce2" office:value-type="string" calcext:value-type="string">
            <text:p>Josa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3</text:p>
          </table:table-cell>
          <table:table-cell table:style-name="ce3" office:value-type="string" calcext:value-type="string">
            <text:p>Banco Mod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ERC3</text:p>
          </table:table-cell>
          <table:table-cell table:style-name="ce2" office:value-type="string" calcext:value-type="string">
            <text:p>Mercantil do Brasil Financeir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GR3</text:p>
          </table:table-cell>
          <table:table-cell table:style-name="ce3" office:value-type="string" calcext:value-type="string">
            <text:p>Naturgy (CEG)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RDE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IGBR3</text:p>
          </table:table-cell>
          <table:table-cell table:style-name="ce3" office:value-type="string" calcext:value-type="string">
            <text:p>IGB Eletrôn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4</text:p>
          </table:table-cell>
          <table:table-cell table:style-name="ce2" office:value-type="string" calcext:value-type="string">
            <text:p>Melhora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DER4</text:p>
          </table:table-cell>
          <table:table-cell table:style-name="ce3" office:value-type="string" calcext:value-type="string">
            <text:p>Conservas Oderich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ARD3</text:p>
          </table:table-cell>
          <table:table-cell table:style-name="ce2" office:value-type="string" calcext:value-type="string">
            <text:p>Hermes Pardin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ASN3</text:p>
          </table:table-cell>
          <table:table-cell table:style-name="ce3" office:value-type="string" calcext:value-type="string">
            <text:p>CASA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WIZS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LLIS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SPA3</text:p>
          </table:table-cell>
          <table:table-cell table:style-name="ce2" office:value-type="string" calcext:value-type="string">
            <text:p>Melhoramento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RML3</text:p>
          </table:table-cell>
          <table:table-cell table:style-name="ce3" office:value-type="string" calcext:value-type="string">
            <text:p>BRMall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DMMO3</text:p>
          </table:table-cell>
          <table:table-cell table:style-name="ce2" office:value-type="string" calcext:value-type="string">
            <text:p>Dommo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GETT3</text:p>
          </table:table-cell>
          <table:table-cell table:style-name="ce3" office:value-type="string" calcext:value-type="string">
            <text:p>Getne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ETT4</text:p>
          </table:table-cell>
          <table:table-cell table:style-name="ce2" office:value-type="string" calcext:value-type="string">
            <text:p>Getne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ULA4</text:p>
          </table:table-cell>
          <table:table-cell table:style-name="ce3" office:value-type="string" calcext:value-type="string">
            <text:p>SulAmér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ULA3</text:p>
          </table:table-cell>
          <table:table-cell table:style-name="ce2" office:value-type="string" calcext:value-type="string">
            <text:p>SulAmér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5</text:p>
          </table:table-cell>
          <table:table-cell table:style-name="ce3" office:value-type="string" calcext:value-type="string">
            <text:p>CELP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CNO4</text:p>
          </table:table-cell>
          <table:table-cell table:style-name="ce2" office:value-type="string" calcext:value-type="string">
            <text:p>Tecnoso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CNO3</text:p>
          </table:table-cell>
          <table:table-cell table:style-name="ce3" office:value-type="string" calcext:value-type="string">
            <text:p>Tecnosol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PE6</text:p>
          </table:table-cell>
          <table:table-cell table:style-name="ce2" office:value-type="string" calcext:value-type="string">
            <text:p>CELP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KBR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TIG4</text:p>
          </table:table-cell>
          <table:table-cell table:style-name="ce2" office:value-type="string" calcext:value-type="string">
            <text:p>Metalgráfica Iguaç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LUT4</text:p>
          </table:table-cell>
          <table:table-cell table:style-name="ce3" office:value-type="string" calcext:value-type="string">
            <text:p>Blue Tech Solution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LUT3</text:p>
          </table:table-cell>
          <table:table-cell table:style-name="ce2" office:value-type="string" calcext:value-type="string">
            <text:p>Blue Tech Solution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DL4</text:p>
          </table:table-cell>
          <table:table-cell table:style-name="ce3" office:value-type="string" calcext:value-type="string">
            <text:p>Banco Modal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ARD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HUL3</text:p>
          </table:table-cell>
          <table:table-cell table:style-name="ce3" office:value-type="string" calcext:value-type="string">
            <text:p>Schulz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3</text:p>
          </table:table-cell>
          <table:table-cell table:style-name="ce2" office:value-type="string" calcext:value-type="string">
            <text:p>Investimentos Bemg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FNCN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KA3</text:p>
          </table:table-cell>
          <table:table-cell table:style-name="ce2" office:value-type="string" calcext:value-type="string">
            <text:p>Tek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ETA3</text:p>
          </table:table-cell>
          <table:table-cell table:style-name="ce3" office:value-type="string" calcext:value-type="string">
            <text:p>Hercul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CAM3</text:p>
          </table:table-cell>
          <table:table-cell table:style-name="ce2" office:value-type="string" calcext:value-type="string">
            <text:p>Locamer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BIDI4</text:p>
          </table:table-cell>
          <table:table-cell table:style-name="ce3" office:value-type="string" calcext:value-type="string">
            <text:p>Banco Int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IDI3</text:p>
          </table:table-cell>
          <table:table-cell table:style-name="ce2" office:value-type="string" calcext:value-type="string">
            <text:p>Banco Inte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EEL4</text:p>
          </table:table-cell>
          <table:table-cell table:style-name="ce3" office:value-type="string" calcext:value-type="string">
            <text:p>CEEE G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EEL3</text:p>
          </table:table-cell>
          <table:table-cell table:style-name="ce2" office:value-type="string" calcext:value-type="string">
            <text:p>CEEE GT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BRK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OND3</text:p>
          </table:table-cell>
          <table:table-cell table:style-name="ce2" office:value-type="string" calcext:value-type="string">
            <text:p>Sondotécn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6</text:p>
          </table:table-cell>
          <table:table-cell table:style-name="ce3" office:value-type="string" calcext:value-type="string">
            <text:p>CES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ESP3</text:p>
          </table:table-cell>
          <table:table-cell table:style-name="ce2" office:value-type="string" calcext:value-type="string">
            <text:p>CES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SP5</text:p>
          </table:table-cell>
          <table:table-cell table:style-name="ce3" office:value-type="string" calcext:value-type="string">
            <text:p>CESP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ECPR4</text:p>
          </table:table-cell>
          <table:table-cell table:style-name="ce2" office:value-type="string" calcext:value-type="string">
            <text:p>Encor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OSI3</text:p>
          </table:table-cell>
          <table:table-cell table:style-name="ce3" office:value-type="string" calcext:value-type="string">
            <text:p>Mosaic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POWE3</text:p>
          </table:table-cell>
          <table:table-cell table:style-name="ce2" office:value-type="string" calcext:value-type="string">
            <text:p>Focus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CPR3</text:p>
          </table:table-cell>
          <table:table-cell table:style-name="ce3" office:value-type="string" calcext:value-type="string">
            <text:p>Encorpar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GNDI3</text:p>
          </table:table-cell>
          <table:table-cell table:style-name="ce2" office:value-type="string" calcext:value-type="string">
            <text:p>NotreDame Intermédi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AME4</text:p>
          </table:table-cell>
          <table:table-cell table:style-name="ce3" office:value-type="string" calcext:value-type="string">
            <text:p>Lojas America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AME3</text:p>
          </table:table-cell>
          <table:table-cell table:style-name="ce2" office:value-type="string" calcext:value-type="string">
            <text:p>Lojas Americana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OMGE3</text:p>
          </table:table-cell>
          <table:table-cell table:style-name="ce3" office:value-type="string" calcext:value-type="string">
            <text:p>Omega Geraç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IGTA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PSA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BRDT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JBDU4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JBDU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HGTX3</text:p>
          </table:table-cell>
          <table:table-cell table:style-name="ce3" office:value-type="string" calcext:value-type="string">
            <text:p>Herin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CCPR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DTEX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VVAR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PNVL4</text:p>
          </table:table-cell>
          <table:table-cell table:style-name="ce3" office:value-type="string" calcext:value-type="string">
            <text:p>Dimed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ESA3</text:p>
          </table:table-cell>
          <table:table-cell table:style-name="ce2" office:value-type="string" calcext:value-type="string">
            <text:p>Terra Sant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OW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LINX3</text:p>
          </table:table-cell>
          <table:table-cell table:style-name="ce2" office:value-type="string" calcext:value-type="string">
            <text:p>Linx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BTTL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2" office:value-type="string" calcext:value-type="string">
            <text:p>GPCP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GPCP4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SMLS3</text:p>
          </table:table-cell>
          <table:table-cell table:style-name="ce2" office:value-type="string" calcext:value-type="string">
            <text:p>Smile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MXM3</text:p>
          </table:table-cell>
          <table:table-cell table:style-name="ce3" office:value-type="string" calcext:value-type="string">
            <text:p>MMX Mineraçã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SEV3</text:p>
          </table:table-cell>
          <table:table-cell table:style-name="ce2" office:value-type="string" calcext:value-type="string">
            <text:p>Biosev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CNTO3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IET4</text:p>
          </table:table-cell>
          <table:table-cell table:style-name="ce2" office:value-type="string" calcext:value-type="string">
            <text:p>AES Tietê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TIET3</text:p>
          </table:table-cell>
          <table:table-cell table:style-name="ce3" office:value-type="string" calcext:value-type="string">
            <text:p>AES Tietê Energi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ORR4</text:p>
          </table:table-cell>
          <table:table-cell table:style-name="ce2" office:value-type="string" calcext:value-type="string">
            <text:p>Corrêa Ribeir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EPE3</text:p>
          </table:table-cell>
          <table:table-cell table:style-name="ce3" office:value-type="string" calcext:value-type="string">
            <text:p>CELP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LI4</text:p>
          </table:table-cell>
          <table:table-cell table:style-name="ce2" office:value-type="string" calcext:value-type="string">
            <text:p>Adolpho Lindenberg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SNSY6</text:p>
          </table:table-cell>
          <table:table-cell table:style-name="ce3" office:value-type="string" calcext:value-type="string">
            <text:p>Sansuy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CASN4</text:p>
          </table:table-cell>
          <table:table-cell table:style-name="ce2" office:value-type="string" calcext:value-type="string">
            <text:p>CASAN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EMAE3</text:p>
          </table:table-cell>
          <table:table-cell table:style-name="ce3" office:value-type="string" calcext:value-type="string">
            <text:p>EMA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BPAR3</text:p>
          </table:table-cell>
          <table:table-cell table:style-name="ce2" office:value-type="string" calcext:value-type="string">
            <text:p>Banpará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APTI4</text:p>
          </table:table-cell>
          <table:table-cell table:style-name="ce3" office:value-type="string" calcext:value-type="string">
            <text:p>Aliperti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VSPT3</text:p>
          </table:table-cell>
          <table:table-cell table:style-name="ce2" office:value-type="string" calcext:value-type="string">
            <text:p>FC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MTIG3</text:p>
          </table:table-cell>
          <table:table-cell table:style-name="ce3" office:value-type="string" calcext:value-type="string">
            <text:p>Metalgráfica Iguaçu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FIGE4</text:p>
          </table:table-cell>
          <table:table-cell table:style-name="ce2" office:value-type="string" calcext:value-type="string">
            <text:p>Investimentos Bemg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LUXM3</text:p>
          </table:table-cell>
          <table:table-cell table:style-name="ce3" office:value-type="string" calcext:value-type="string">
            <text:p>Trevisa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TKNO3</text:p>
          </table:table-cell>
          <table:table-cell table:style-name="ce2" office:value-type="string" calcext:value-type="string">
            <text:p>Tekno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OCE6</text:p>
          </table:table-cell>
          <table:table-cell table:style-name="ce3" office:value-type="string" calcext:value-type="string">
            <text:p>Coelc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GEL3</text:p>
          </table:table-cell>
          <table:table-cell table:style-name="ce2" office:value-type="string" calcext:value-type="string">
            <text:p>Mangels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3" office:value-type="string" calcext:value-type="string">
            <text:p>CTSA8</text:p>
          </table:table-cell>
          <table:table-cell table:style-name="ce3" office:value-type="string" calcext:value-type="string">
            <text:p>Santanense</text:p>
          </table:table-cell>
          <table:table-cell table:style-name="ce46" table:number-columns-repeated="24"/>
          <table:table-cell table:number-columns-repeated="998"/>
        </table:table-row>
        <table:table-row table:style-name="ro1">
          <table:table-cell table:style-name="ce2" office:value-type="string" calcext:value-type="string">
            <text:p>MMAQ4</text:p>
          </table:table-cell>
          <table:table-cell table:style-name="ce2" office:value-type="string" calcext:value-type="string">
            <text:p>Minasmáquinas</text:p>
          </table:table-cell>
          <table:table-cell table:style-name="ce46" table:number-columns-repeated="24"/>
          <table:table-cell table:number-columns-repeated="998"/>
        </table:table-row>
        <table:table-row table:style-name="ro1" table:number-rows-repeated="464">
          <table:table-cell table:style-name="ce41" table:number-columns-repeated="2"/>
          <table:table-cell table:style-name="ce46" table:number-columns-repeated="2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Principal.A1:Principal.AG100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&quot;aptos narrow&quot;" svg:font-family="'&quot;aptos narrow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26">
      <number:currency-symbol number:language="pt" number:country="BR">R$ 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ncipal" style:display-name="PageStyle_Princip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T_20_GPT" style:display-name="PageStyle_CHAT GP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l_5f_de_5f_acoes" style:display-name="PageStyle_Total_de_aco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cker" style:display-name="PageStyle_Tick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092" meta:object-count="0"/>
    <meta:generator>LibreOfficeDev/6.0.5.2$Linux_X86_64 LibreOffice_project/</meta:generator>
  </office:meta>
</office:document-meta>
</file>